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82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27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17mm"/>
    </style:style>
    <style:style style:name="co6" style:family="table-column">
      <style:table-column-properties fo:break-before="auto" style:column-width="30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20000" number:language="es" number:country="ES">
      <number:number number:min-integer-digits="1"/>
    </number:number-style>
    <number:number-style style:name="N20002" number:language="es" number:country="ES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a07a"/>
    </style:style>
    <style:style style:name="ce13" style:family="table-cell" style:parent-style-name="Default">
      <style:table-cell-properties fo:background-color="#f58220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18" style:family="table-cell" style:parent-style-name="Default" style:data-style-name="N20000">
      <style:table-cell-properties fo:border="0.06pt solid #000000"/>
      <style:text-properties style:font-name="Liberation Sans" style:font-name-asian="Droid Sans Fallback" style:font-name-complex="Droid Sans Devanagari"/>
    </style:style>
    <style:style style:name="ce19" style:family="table-cell" style:parent-style-name="Default" style:data-style-name="N20002">
      <style:table-cell-properties fo:border="0.06pt solid #000000"/>
    </style:style>
    <style:style style:name="ce23" style:family="table-cell" style:parent-style-name="Default" style:data-style-name="N100"/>
    <style:style style:name="ce20" style:family="table-cell" style:parent-style-name="Default" style:data-style-name="N100">
      <style:table-cell-properties fo:background-color="#ffa07a"/>
    </style:style>
    <style:style style:name="ce31" style:family="table-cell" style:parent-style-name="Default" style:data-style-name="N20000"/>
    <style:style style:name="ce37" style:family="table-cell" style:parent-style-name="Default" style:data-style-name="N20000">
      <style:table-cell-properties fo:background-color="#ffa07a"/>
    </style:style>
    <style:style style:name="ce38" style:family="table-cell" style:parent-style-name="Default" style:data-style-name="N20000">
      <style:table-cell-properties fo:background-color="#f58220"/>
    </style:style>
    <style:style style:name="ce21" style:family="table-cell" style:parent-style-name="Default" style:data-style-name="N20000">
      <style:table-cell-properties fo:border="0.06pt solid #000000"/>
    </style:style>
    <style:style style:name="ce34" style:family="table-cell" style:parent-style-name="Default" style:data-style-name="N20000">
      <style:table-cell-properties fo:background-color="#f58220" fo:border="0.06pt solid #000000"/>
    </style:style>
    <style:style style:name="ce35" style:family="table-cell" style:parent-style-name="Default" style:data-style-name="N20000">
      <style:table-cell-properties fo:background-color="#ef413d" fo:border="0.06pt solid #000000"/>
    </style:style>
    <style:style style:name="ce28" style:family="table-cell" style:parent-style-name="Default" style:data-style-name="N20000">
      <style:table-cell-properties fo:background-color="transparent" fo:border="0.06pt solid #000000"/>
    </style:style>
    <style:style style:name="ce10" style:family="table-cell" style:parent-style-name="Default">
      <style:table-cell-properties fo:background-color="transparent"/>
    </style:style>
    <style:style style:name="ce26" style:family="table-cell" style:parent-style-name="Default" style:data-style-name="N20000">
      <style:table-cell-properties fo:background-color="transparent"/>
    </style:style>
    <style:style style:name="ce49" style:family="table-cell" style:parent-style-name="Default" style:data-style-name="N20000">
      <style:table-cell-properties fo:background-color="#ce181e" fo:border="0.06pt solid #000000"/>
    </style:style>
    <style:style style:name="ce36" style:family="table-cell" style:parent-style-name="Default" style:data-style-name="N20000">
      <style:table-cell-properties fo:background-color="#ef413d" fo:border="0.06pt solid #000000"/>
      <style:text-properties style:use-window-font-color="true"/>
    </style:style>
    <style:style style:name="ce6" style:family="table-cell" style:parent-style-name="Default">
      <style:table-cell-properties fo:border="0.06pt solid #000000"/>
      <style:text-properties style:font-name="Liberation Sans" style:font-name-asian="Droid Sans Fallback" style:font-name-complex="Droid Sans Devanagari"/>
    </style:style>
    <style:style style:name="ce16" style:family="table-cell" style:parent-style-name="Default" style:data-style-name="N2">
      <style:table-cell-properties fo:border="0.06pt solid #000000"/>
    </style:style>
    <style:style style:name="ce51" style:family="table-cell" style:parent-style-name="Default">
      <style:table-cell-properties fo:background-color="transparent" fo:border="0.06pt solid #000000"/>
    </style:style>
    <style:style style:name="ce29" style:family="table-cell" style:parent-style-name="Default">
      <style:table-cell-properties fo:background-color="#ffa07a" fo:border="0.06pt solid #000000"/>
    </style:style>
    <style:style style:name="ce53" style:family="table-cell" style:parent-style-name="Default">
      <style:table-cell-properties fo:background-color="#f58220" fo:border="0.06pt solid #000000"/>
    </style:style>
    <style:style style:name="ce59" style:family="table-cell" style:parent-style-name="Default">
      <style:text-properties style:font-name="Liberation Sans"/>
    </style:style>
    <style:style style:name="ce60" style:family="table-cell" style:parent-style-name="Default">
      <style:table-cell-properties fo:background-color="#ffff00"/>
      <style:text-properties style:font-name="Liberation Sans" fo:font-weight="bold" style:font-weight-asian="bold" style:font-weight-complex="bold"/>
    </style:style>
    <style:style style:name="ce61" style:family="table-cell" style:parent-style-name="Default">
      <style:text-properties style:font-name="Liberation Sans" fo:font-weight="bold" style:font-weight-asian="bold" style:font-weight-complex="bold"/>
    </style:style>
    <style:style style:name="ce62" style:family="table-cell" style:parent-style-name="Default">
      <style:table-cell-properties fo:background-color="#ffa07a"/>
      <style:text-properties style:font-name="Liberation Sans"/>
    </style:style>
    <style:style style:name="ce63" style:family="table-cell" style:parent-style-name="Default">
      <style:table-cell-properties fo:background-color="#f58220"/>
      <style:text-properties style:font-name="Liberation Sans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00"/>
      <style:text-properties style:font-name="Liberation Sans"/>
    </style:style>
    <style:style style:name="ce66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67" style:family="table-cell" style:parent-style-name="Default">
      <style:table-cell-properties fo:border="0.06pt solid #000000"/>
      <style:text-properties style:font-name="Liberation Sans"/>
    </style:style>
    <style:style style:name="ce68" style:family="table-cell" style:parent-style-name="Default">
      <style:table-cell-properties fo:border="none"/>
      <style:text-properties style:font-name="Liberation Sans"/>
    </style:style>
    <style:style style:name="ce69" style:family="table-cell" style:parent-style-name="Default">
      <style:table-cell-properties fo:border="none"/>
      <style:text-properties style:font-name="Liberation Sans" style:font-name-asian="Droid Sans Fallback" style:font-name-complex="Droid Sans Devanagari"/>
    </style:style>
    <style:style style:name="ce70" style:family="table-cell" style:parent-style-name="Default" style:data-style-name="N2">
      <style:table-cell-properties fo:border="0.06pt solid #000000"/>
      <style:text-properties style:font-name="Liberation Sans"/>
    </style:style>
    <style:style style:name="ce71" style:family="table-cell" style:parent-style-name="Default" style:data-style-name="N2">
      <style:table-cell-properties fo:border="none"/>
      <style:text-properties style:font-name="Liberation Sans"/>
    </style:style>
    <style:style style:name="ce72" style:family="table-cell" style:parent-style-name="Default" style:data-style-name="N100">
      <style:text-properties style:font-name="Liberation Sans"/>
    </style:style>
    <style:style style:name="ce73" style:family="table-cell" style:parent-style-name="Default" style:data-style-name="N100">
      <style:table-cell-properties fo:background-color="#ffa07a"/>
      <style:text-properties style:font-name="Liberation Sans"/>
    </style:style>
    <style:style style:name="ce74" style:family="table-cell" style:parent-style-name="Default" style:data-style-name="N99">
      <style:text-properties style:font-name="Liberation Sans"/>
    </style:style>
    <style:style style:name="ce75" style:family="table-cell" style:parent-style-name="Default" style:data-style-name="N20000">
      <style:text-properties style:font-name="Liberation Sans"/>
    </style:style>
    <style:style style:name="ce76" style:family="table-cell" style:parent-style-name="Default" style:data-style-name="N20000">
      <style:table-cell-properties fo:background-color="#f58220"/>
      <style:text-properties style:font-name="Liberation Sans"/>
    </style:style>
    <style:style style:name="ce77" style:family="table-cell" style:parent-style-name="Default" style:data-style-name="N20000">
      <style:table-cell-properties fo:border="0.06pt solid #000000"/>
      <style:text-properties style:font-name="Liberation Sans"/>
    </style:style>
    <style:style style:name="ce47" style:family="table-cell" style:parent-style-name="Default" style:data-style-name="N200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0000">
      <style:table-cell-properties fo:background-color="transparent" fo:border="0.06pt solid #000000"/>
      <style:text-properties style:font-name="Liberation Sans"/>
    </style:style>
    <style:style style:name="ce79" style:family="table-cell" style:parent-style-name="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25" style:family="table-cell" style:parent-style-name="Default">
      <style:text-properties style:use-window-font-color="true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olesky" table:style-name="ta1">
        <table:shapes>
          <draw:frame draw:z-index="0" draw:style-name="gr1" draw:text-style-name="P1" svg:width="153.65mm" svg:height="111.79mm" svg:x="317.94mm" svg:y="5.01mm">
            <draw:object draw:notify-on-update-of-ranges="Cholesky.C13:Cholesky.C15 Cholesky.D11:Cholesky.D12 Cholesky.D13:Cholesky.D15 Cholesky.H11:Cholesky.H12 Cholesky.H13:Cholesky.H15 Cholesky.E11:Cholesky.E12 Cholesky.E13:Cholesky.E15 Cholesky.F11:Cholesky.F12 Cholesky.F13:Cholesky.F15 Cholesky.G11:Cholesky.G12 Cholesky.G13:Cholesky.G15 Cholesky.I11:Cholesky.I12 Cholesky.I13:Cholesky.I15 Cholesky.J11:Cholesky.J12 Cholesky.J13:Cholesky.J15 Cholesky.K11:Cholesky.K12 Cholesky.K13:Cholesky.K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3"/>
        <table:table-column table:style-name="co3" table:default-cell-style-name="Default"/>
        <table:table-column table:style-name="co3" table:number-columns-repeated="3" table:default-cell-style-name="ce3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Cholesky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Scheduler</text:p>
          </table:table-cell>
          <table:table-cell office:value-type="string" calcext:value-type="string">
            <text:p>FIFO Data</text:p>
          </table:table-cell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18" table:formula="of:=[.$G$13]/[.G13]" office:value-type="float" office:value="1" calcext:value-type="float">
            <text:p>1</text:p>
          </table:table-cell>
          <table:table-cell table:style-name="ce19" table:formula="of:=MIN([.$N$36:.$N$52])" office:value-type="float" office:value="364.393563032" calcext:value-type="float">
            <text:p>364,39</text:p>
          </table:table-cell>
          <table:table-cell table:style-name="ce19" table:formula="of:=MAX([.$N$36:.$N$52])" office:value-type="float" office:value="451.02363205" calcext:value-type="float">
            <text:p>451,02</text:p>
          </table:table-cell>
          <table:table-cell table:style-name="ce19" table:formula="of:=AVERAGE([.$N$36:.$N$52])" office:value-type="float" office:value="398.316671133125" calcext:value-type="float">
            <text:p>398,32</text:p>
          </table:table-cell>
          <table:table-cell table:style-name="ce18" table:formula="of:=[.$G$13]/[.K13]" office:value-type="float" office:value="0.918379303923881" calcext:value-type="float">
            <text:p>0,918379303923881</text:p>
          </table:table-cell>
          <table:table-cell table:style-name="ce19" table:formula="of:=MIN([.$Q$36:.$Q$52])" office:value-type="float" office:value="388.785907984" calcext:value-type="float">
            <text:p>388,79</text:p>
          </table:table-cell>
          <table:table-cell table:style-name="ce19" table:formula="of:=MAX([.$Q$36:.$Q$52])" office:value-type="float" office:value="481.413408995" calcext:value-type="float">
            <text:p>481,41</text:p>
          </table:table-cell>
          <table:table-cell table:style-name="ce19" table:formula="of:=AVERAGE([.$Q$36:.$Q$52])" office:value-type="float" office:value="433.716950535875" calcext:value-type="float">
            <text:p>433,7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18" table:formula="of:=[.$G$13]/[.G14]" office:value-type="float" office:value="1.47001988820871" calcext:value-type="float">
            <text:p>1,47001988820871</text:p>
          </table:table-cell>
          <table:table-cell table:style-name="ce19" table:formula="of:=MIN([.$O$36:.$O$52])" office:value-type="float" office:value="256.119238138" calcext:value-type="float">
            <text:p>256,12</text:p>
          </table:table-cell>
          <table:table-cell table:style-name="ce19" table:formula="of:=MAX([.$O$36:.$O$52])" office:value-type="float" office:value="279.381164074" calcext:value-type="float">
            <text:p>279,38</text:p>
          </table:table-cell>
          <table:table-cell table:style-name="ce19" table:formula="of:=AVERAGE([.$O$36:.$O$52])" office:value-type="float" office:value="270.960055934" calcext:value-type="float">
            <text:p>270,96</text:p>
          </table:table-cell>
          <table:table-cell table:style-name="ce18" table:formula="of:=[.$G$13]/[.K14]" office:value-type="float" office:value="1.46265363218221" calcext:value-type="float">
            <text:p>1,46265363218221</text:p>
          </table:table-cell>
          <table:table-cell table:style-name="ce19" table:formula="of:=MIN([.$R$36:.$R$52])" office:value-type="float" office:value="265.977296114" calcext:value-type="float">
            <text:p>265,98</text:p>
          </table:table-cell>
          <table:table-cell table:style-name="ce19" table:formula="of:=MAX([.$R$36:.$R$52])" office:value-type="float" office:value="281.258171082" calcext:value-type="float">
            <text:p>281,26</text:p>
          </table:table-cell>
          <table:table-cell table:style-name="ce19" table:formula="of:=AVERAGE([.$R$36:.$R$52])" office:value-type="float" office:value="272.3246723415" calcext:value-type="float">
            <text:p>272,3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18" table:formula="of:=[.$G$13]/[.G15]" office:value-type="float" office:value="1.95227044710756" calcext:value-type="float">
            <text:p>1,95227044710756</text:p>
          </table:table-cell>
          <table:table-cell table:style-name="ce19" table:formula="of:=MIN([.$P$36:.$P$52])" office:value-type="float" office:value="189.842261076" calcext:value-type="float">
            <text:p>189,84</text:p>
          </table:table-cell>
          <table:table-cell table:style-name="ce19" table:formula="of:=MAX([.$P$36:.$P$52])" office:value-type="float" office:value="218.91985178" calcext:value-type="float">
            <text:p>218,92</text:p>
          </table:table-cell>
          <table:table-cell table:style-name="ce19" table:formula="of:=AVERAGE([.$P$36:.$P$52])" office:value-type="float" office:value="204.02740395075" calcext:value-type="float">
            <text:p>204,03</text:p>
          </table:table-cell>
          <table:table-cell table:style-name="ce18" table:formula="of:=[.$G$13]/[.K15]" office:value-type="float" office:value="2.03411540400158" calcext:value-type="float">
            <text:p>2,03411540400158</text:p>
          </table:table-cell>
          <table:table-cell table:style-name="ce19" table:formula="of:=MIN([.$S$36:.$S$52])" office:value-type="float" office:value="188.747098207" calcext:value-type="float">
            <text:p>188,75</text:p>
          </table:table-cell>
          <table:table-cell table:style-name="ce19" table:formula="of:=MAX([.$S$36:.$S$52])" office:value-type="float" office:value="208.339566946" calcext:value-type="float">
            <text:p>208,34</text:p>
          </table:table-cell>
          <table:table-cell table:style-name="ce19" table:formula="of:=AVERAGE([.$S$36:.$S$52])" office:value-type="float" office:value="195.818128287875" calcext:value-type="float">
            <text:p>195,82</text:p>
          </table:table-cell>
          <table:table-cell table:number-columns-repeated="15"/>
        </table:table-row>
        <table:table-row table:style-name="ro1" table:number-rows-repeated="16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USED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3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7851" calcext:value-type="float">
            <text:p>145785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8.131510019" calcext:value-type="float">
            <text:p>108,131510019</text:p>
          </table:table-cell>
          <table:table-cell office:value-type="float" office:value="36.3621180058" calcext:value-type="float">
            <text:p>36,3621180058</text:p>
          </table:table-cell>
          <table:table-cell office:value-type="float" office:value="71.7693920135" calcext:value-type="float">
            <text:p>71,769392013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57852" calcext:value-type="float">
            <text:p>145785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3.009208918" calcext:value-type="float">
            <text:p>103,009208918</text:p>
          </table:table-cell>
          <table:table-cell office:value-type="float" office:value="39.3264429569" calcext:value-type="float">
            <text:p>39,3264429569</text:p>
          </table:table-cell>
          <table:table-cell office:value-type="float" office:value="63.6827659607" calcext:value-type="float">
            <text:p>63,6827659607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389.829208136" calcext:value-type="float">
            <text:p>389,829208136</text:p>
          </table:table-cell>
          <table:table-cell table:style-name="ce21" office:value-type="float" office:value="279.381164074" calcext:value-type="float">
            <text:p>279,381164074</text:p>
          </table:table-cell>
          <table:table-cell table:style-name="ce21" office:value-type="float" office:value="202.434518099" calcext:value-type="float">
            <text:p>202,434518099</text:p>
          </table:table-cell>
          <table:table-cell table:style-name="ce21" office:value-type="float" office:value="426.260946989" calcext:value-type="float">
            <text:p>426,260946989</text:p>
          </table:table-cell>
          <table:table-cell table:style-name="ce21" office:value-type="float" office:value="281.258171082" calcext:value-type="float">
            <text:p>281,258171082</text:p>
          </table:table-cell>
          <table:table-cell table:style-name="ce21" office:value-type="float" office:value="200.427299023" calcext:value-type="float">
            <text:p>200,427299023</text:p>
          </table:table-cell>
          <table:table-cell/>
          <table:table-cell table:style-name="ce21" office:value-type="float" office:value="58.9505758286" calcext:value-type="float">
            <text:p>58,9505758286</text:p>
          </table:table-cell>
          <table:table-cell table:style-name="ce21" office:value-type="float" office:value="54.9487738609" calcext:value-type="float">
            <text:p>54,9487738609</text:p>
          </table:table-cell>
          <table:table-cell table:style-name="ce21" office:value-type="float" office:value="44.4915130138" calcext:value-type="float">
            <text:p>44,4915130138</text:p>
          </table:table-cell>
          <table:table-cell table:style-name="ce21" office:value-type="float" office:value="58.8455030918" calcext:value-type="float">
            <text:p>58,8455030918</text:p>
          </table:table-cell>
          <table:table-cell table:style-name="ce21" office:value-type="float" office:value="49.9292771816" calcext:value-type="float">
            <text:p>49,9292771816</text:p>
          </table:table-cell>
          <table:table-cell table:style-name="ce21" office:value-type="float" office:value="49.1098840237" calcext:value-type="float">
            <text:p>49,1098840237</text:p>
          </table:table-cell>
        </table:table-row>
        <table:table-row table:style-name="ro1">
          <table:table-cell/>
          <table:table-cell office:value-type="float" office:value="1438872" calcext:value-type="float">
            <text:p>14388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8.694453001" calcext:value-type="float">
            <text:p>108,694453001</text:p>
          </table:table-cell>
          <table:table-cell office:value-type="float" office:value="41.1444728374" calcext:value-type="float">
            <text:p>41,1444728374</text:p>
          </table:table-cell>
          <table:table-cell office:value-type="float" office:value="67.5499801636" calcext:value-type="float">
            <text:p>67,5499801636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394.881984949" calcext:value-type="float">
            <text:p>394,881984949</text:p>
          </table:table-cell>
          <table:table-cell table:style-name="ce21" office:value-type="float" office:value="256.119238138" calcext:value-type="float">
            <text:p>256,119238138</text:p>
          </table:table-cell>
          <table:table-cell table:style-name="ce21" office:value-type="float" office:value="197.882769108" calcext:value-type="float">
            <text:p>197,882769108</text:p>
          </table:table-cell>
          <table:table-cell table:style-name="ce21" office:value-type="float" office:value="423.215428114" calcext:value-type="float">
            <text:p>423,215428114</text:p>
          </table:table-cell>
          <table:table-cell table:style-name="ce21" office:value-type="float" office:value="272.795176983" calcext:value-type="float">
            <text:p>272,795176983</text:p>
          </table:table-cell>
          <table:table-cell table:style-name="ce21" office:value-type="float" office:value="197.596918106" calcext:value-type="float">
            <text:p>197,596918106</text:p>
          </table:table-cell>
          <table:table-cell/>
          <table:table-cell table:style-name="ce21" office:value-type="float" office:value="59.3404150009" calcext:value-type="float">
            <text:p>59,3404150009</text:p>
          </table:table-cell>
          <table:table-cell table:style-name="ce28" office:value-type="float" office:value="51.5029418468" calcext:value-type="float">
            <text:p>51,5029418468</text:p>
          </table:table-cell>
          <table:table-cell table:style-name="ce21" office:value-type="float" office:value="50.9056220055" calcext:value-type="float">
            <text:p>50,9056220055</text:p>
          </table:table-cell>
          <table:table-cell table:style-name="ce21" office:value-type="float" office:value="57.9601960182" calcext:value-type="float">
            <text:p>57,9601960182</text:p>
          </table:table-cell>
          <table:table-cell table:style-name="ce21" office:value-type="float" office:value="57.539700985" calcext:value-type="float">
            <text:p>57,539700985</text:p>
          </table:table-cell>
          <table:table-cell table:style-name="ce21" office:value-type="float" office:value="52.6644608974" calcext:value-type="float">
            <text:p>52,6644608974</text:p>
          </table:table-cell>
        </table:table-row>
        <table:table-row table:style-name="ro1">
          <table:table-cell/>
          <table:table-cell office:value-type="float" office:value="1438873" calcext:value-type="float">
            <text:p>143887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4.075875044" calcext:value-type="float">
            <text:p>114,075875044</text:p>
          </table:table-cell>
          <table:table-cell office:value-type="float" office:value="47.6053421497" calcext:value-type="float">
            <text:p>47,6053421497</text:p>
          </table:table-cell>
          <table:table-cell office:value-type="float" office:value="66.4705328941" calcext:value-type="float">
            <text:p>66,470532894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389.509613037" calcext:value-type="float">
            <text:p>389,509613037</text:p>
          </table:table-cell>
          <table:table-cell table:style-name="ce21" office:value-type="float" office:value="278.911174059" calcext:value-type="float">
            <text:p>278,911174059</text:p>
          </table:table-cell>
          <table:table-cell table:style-name="ce21" office:value-type="float" office:value="205.802544117" calcext:value-type="float">
            <text:p>205,802544117</text:p>
          </table:table-cell>
          <table:table-cell table:style-name="ce21" office:value-type="float" office:value="409.491405964" calcext:value-type="float">
            <text:p>409,491405964</text:p>
          </table:table-cell>
          <table:table-cell table:style-name="ce21" office:value-type="float" office:value="267.985571861" calcext:value-type="float">
            <text:p>267,985571861</text:p>
          </table:table-cell>
          <table:table-cell table:style-name="ce21" office:value-type="float" office:value="188.748317957" calcext:value-type="float">
            <text:p>188,748317957</text:p>
          </table:table-cell>
          <table:table-cell/>
          <table:table-cell table:style-name="ce21" office:value-type="float" office:value="56.9416160583" calcext:value-type="float">
            <text:p>56,9416160583</text:p>
          </table:table-cell>
          <table:table-cell table:style-name="ce21" office:value-type="float" office:value="53.9325311184" calcext:value-type="float">
            <text:p>53,9325311184</text:p>
          </table:table-cell>
          <table:table-cell table:style-name="ce21" office:value-type="float" office:value="45.5398209095" calcext:value-type="float">
            <text:p>45,5398209095</text:p>
          </table:table-cell>
          <table:table-cell table:style-name="ce21" office:value-type="float" office:value="61.7622039318" calcext:value-type="float">
            <text:p>61,7622039318</text:p>
          </table:table-cell>
          <table:table-cell table:style-name="ce21" office:value-type="float" office:value="53.5989038944" calcext:value-type="float">
            <text:p>53,5989038944</text:p>
          </table:table-cell>
          <table:table-cell table:style-name="ce21" office:value-type="float" office:value="54.690623045" calcext:value-type="float">
            <text:p>54,690623045</text:p>
          </table:table-cell>
        </table:table-row>
        <table:table-row table:style-name="ro1">
          <table:table-cell/>
          <table:table-cell office:value-type="float" office:value="1768462" calcext:value-type="float">
            <text:p>176846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9.0820548534" calcext:value-type="float">
            <text:p>99,0820548534</text:p>
          </table:table-cell>
          <table:table-cell office:value-type="float" office:value="41.3749170303" calcext:value-type="float">
            <text:p>41,3749170303</text:p>
          </table:table-cell>
          <table:table-cell office:value-type="float" office:value="57.7071378231" calcext:value-type="float">
            <text:p>57,707137823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399.154745817" calcext:value-type="float">
            <text:p>399,154745817</text:p>
          </table:table-cell>
          <table:table-cell table:style-name="ce21" office:value-type="float" office:value="264.675968885" calcext:value-type="float">
            <text:p>264,675968885</text:p>
          </table:table-cell>
          <table:table-cell table:style-name="ce21" office:value-type="float" office:value="194.50100708" calcext:value-type="float">
            <text:p>194,50100708</text:p>
          </table:table-cell>
          <table:table-cell table:style-name="ce21" office:value-type="float" office:value="388.785907984" calcext:value-type="float">
            <text:p>388,785907984</text:p>
          </table:table-cell>
          <table:table-cell table:style-name="ce21" office:value-type="float" office:value="266.382635117" calcext:value-type="float">
            <text:p>266,382635117</text:p>
          </table:table-cell>
          <table:table-cell table:style-name="ce21" office:value-type="float" office:value="192.92889905" calcext:value-type="float">
            <text:p>192,92889905</text:p>
          </table:table-cell>
          <table:table-cell/>
          <table:table-cell table:style-name="ce21" office:value-type="float" office:value="60.2191998959" calcext:value-type="float">
            <text:p>60,2191998959</text:p>
          </table:table-cell>
          <table:table-cell table:style-name="ce21" office:value-type="float" office:value="52.8729360104" calcext:value-type="float">
            <text:p>52,8729360104</text:p>
          </table:table-cell>
          <table:table-cell table:style-name="ce21" office:value-type="float" office:value="54.8043730259" calcext:value-type="float">
            <text:p>54,8043730259</text:p>
          </table:table-cell>
          <table:table-cell table:style-name="ce21" office:value-type="float" office:value="59.1004340649" calcext:value-type="float">
            <text:p>59,1004340649</text:p>
          </table:table-cell>
          <table:table-cell table:style-name="ce21" office:value-type="float" office:value="50.451567173" calcext:value-type="float">
            <text:p>50,451567173</text:p>
          </table:table-cell>
          <table:table-cell table:style-name="ce21" office:value-type="float" office:value="50.8030691147" calcext:value-type="float">
            <text:p>50,8030691147</text:p>
          </table:table-cell>
        </table:table-row>
        <table:table-row table:style-name="ro1">
          <table:table-cell/>
          <table:table-cell office:value-type="float" office:value="1768463" calcext:value-type="float">
            <text:p>176846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3.3839669228" calcext:value-type="float">
            <text:p>93,3839669228</text:p>
          </table:table-cell>
          <table:table-cell office:value-type="float" office:value="36.9056448936" calcext:value-type="float">
            <text:p>36,9056448936</text:p>
          </table:table-cell>
          <table:table-cell office:value-type="float" office:value="56.4783220291" calcext:value-type="float">
            <text:p>56,478322029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451.02363205" calcext:value-type="float">
            <text:p>451,02363205</text:p>
          </table:table-cell>
          <table:table-cell table:style-name="ce21" office:value-type="float" office:value="274.07707119" calcext:value-type="float">
            <text:p>274,07707119</text:p>
          </table:table-cell>
          <table:table-cell table:style-name="ce21" office:value-type="float" office:value="189.842261076" calcext:value-type="float">
            <text:p>189,842261076</text:p>
          </table:table-cell>
          <table:table-cell table:style-name="ce21" office:value-type="float" office:value="426.196976185" calcext:value-type="float">
            <text:p>426,196976185</text:p>
          </table:table-cell>
          <table:table-cell table:style-name="ce21" office:value-type="float" office:value="279.549182892" calcext:value-type="float">
            <text:p>279,549182892</text:p>
          </table:table-cell>
          <table:table-cell table:style-name="ce21" office:value-type="float" office:value="208.339566946" calcext:value-type="float">
            <text:p>208,339566946</text:p>
          </table:table-cell>
          <table:table-cell/>
          <table:table-cell table:style-name="ce21" office:value-type="float" office:value="53.1255199909" calcext:value-type="float">
            <text:p>53,1255199909</text:p>
          </table:table-cell>
          <table:table-cell table:style-name="ce21" office:value-type="float" office:value="51.0234370232" calcext:value-type="float">
            <text:p>51,0234370232</text:p>
          </table:table-cell>
          <table:table-cell table:style-name="ce21" office:value-type="float" office:value="58.4480009079" calcext:value-type="float">
            <text:p>58,4480009079</text:p>
          </table:table-cell>
          <table:table-cell table:style-name="ce21" office:value-type="float" office:value="60.9388208389" calcext:value-type="float">
            <text:p>60,9388208389</text:p>
          </table:table-cell>
          <table:table-cell table:style-name="ce21" office:value-type="float" office:value="51.7546339035" calcext:value-type="float">
            <text:p>51,7546339035</text:p>
          </table:table-cell>
          <table:table-cell table:style-name="ce21" office:value-type="float" office:value="54.7009370327" calcext:value-type="float">
            <text:p>54,7009370327</text:p>
          </table:table-cell>
        </table:table-row>
        <table:table-row table:style-name="ro1">
          <table:table-cell/>
          <table:table-cell table:style-name="ce11" office:value-type="float" office:value="1824262" calcext:value-type="float">
            <text:p>1824262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37" office:value-type="float" office:value="129.031919003" calcext:value-type="float">
            <text:p>129,031919003</text:p>
          </table:table-cell>
          <table:table-cell table:style-name="ce37" office:value-type="float" office:value="66.0622138977" calcext:value-type="float">
            <text:p>66,0622138977</text:p>
          </table:table-cell>
          <table:table-cell table:style-name="ce37" office:value-type="float" office:value="62.9697051048" calcext:value-type="float">
            <text:p>62,9697051048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393.559832096" calcext:value-type="float">
            <text:p>393,559832096</text:p>
          </table:table-cell>
          <table:table-cell table:style-name="ce21" office:value-type="float" office:value="265.440802097" calcext:value-type="float">
            <text:p>265,440802097</text:p>
          </table:table-cell>
          <table:table-cell table:style-name="ce21" office:value-type="float" office:value="218.91985178" calcext:value-type="float">
            <text:p>218,91985178</text:p>
          </table:table-cell>
          <table:table-cell table:style-name="ce21" office:value-type="float" office:value="480.054568052" calcext:value-type="float">
            <text:p>480,054568052</text:p>
          </table:table-cell>
          <table:table-cell table:style-name="ce21" office:value-type="float" office:value="265.977296114" calcext:value-type="float">
            <text:p>265,977296114</text:p>
          </table:table-cell>
          <table:table-cell table:style-name="ce21" office:value-type="float" office:value="193.208095074" calcext:value-type="float">
            <text:p>193,208095074</text:p>
          </table:table-cell>
          <table:table-cell/>
          <table:table-cell table:style-name="ce21" office:value-type="float" office:value="56.7515890598" calcext:value-type="float">
            <text:p>56,7515890598</text:p>
          </table:table-cell>
          <table:table-cell table:style-name="ce21" office:value-type="float" office:value="53.4471130371" calcext:value-type="float">
            <text:p>53,4471130371</text:p>
          </table:table-cell>
          <table:table-cell table:style-name="ce21" office:value-type="float" office:value="52.2619152069" calcext:value-type="float">
            <text:p>52,2619152069</text:p>
          </table:table-cell>
          <table:table-cell table:style-name="ce21" office:value-type="float" office:value="63.1259310246" calcext:value-type="float">
            <text:p>63,1259310246</text:p>
          </table:table-cell>
          <table:table-cell table:style-name="ce21" office:value-type="float" office:value="48.5689809322" calcext:value-type="float">
            <text:p>48,5689809322</text:p>
          </table:table-cell>
          <table:table-cell table:style-name="ce21" office:value-type="float" office:value="52.3666858673" calcext:value-type="float">
            <text:p>52,3666858673</text:p>
          </table:table-cell>
        </table:table-row>
        <table:table-row table:style-name="ro1">
          <table:table-cell/>
          <table:table-cell office:value-type="float" office:value="1834674" calcext:value-type="float">
            <text:p>18346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5.6704671383" calcext:value-type="float">
            <text:p>95,6704671383</text:p>
          </table:table-cell>
          <table:table-cell office:value-type="float" office:value="36.8249640465" calcext:value-type="float">
            <text:p>36,8249640465</text:p>
          </table:table-cell>
          <table:table-cell office:value-type="float" office:value="58.8455030918" calcext:value-type="float">
            <text:p>58,8455030918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404.180789948" calcext:value-type="float">
            <text:p>404,180789948</text:p>
          </table:table-cell>
          <table:table-cell table:style-name="ce21" office:value-type="float" office:value="273.872781992" calcext:value-type="float">
            <text:p>273,872781992</text:p>
          </table:table-cell>
          <table:table-cell table:style-name="ce21" office:value-type="float" office:value="209.632886171" calcext:value-type="float">
            <text:p>209,632886171</text:p>
          </table:table-cell>
          <table:table-cell table:style-name="ce21" office:value-type="float" office:value="434.316962004" calcext:value-type="float">
            <text:p>434,316962004</text:p>
          </table:table-cell>
          <table:table-cell table:style-name="ce21"/>
          <table:table-cell table:style-name="ce21" office:value-type="float" office:value="196.54883194" calcext:value-type="float">
            <text:p>196,54883194</text:p>
          </table:table-cell>
          <table:table-cell/>
          <table:table-cell table:style-name="ce21" office:value-type="float" office:value="62.5637509823" calcext:value-type="float">
            <text:p>62,5637509823</text:p>
          </table:table-cell>
          <table:table-cell table:style-name="ce21" office:value-type="float" office:value="53.6479740143" calcext:value-type="float">
            <text:p>53,6479740143</text:p>
          </table:table-cell>
          <table:table-cell table:style-name="ce21" office:value-type="float" office:value="51.0949389935" calcext:value-type="float">
            <text:p>51,0949389935</text:p>
          </table:table-cell>
          <table:table-cell table:style-name="ce21" office:value-type="float" office:value="57.7071378231" calcext:value-type="float">
            <text:p>57,7071378231</text:p>
          </table:table-cell>
          <table:table-cell table:style-name="ce21" office:value-type="float" office:value="57.4602191448" calcext:value-type="float">
            <text:p>57,4602191448</text:p>
          </table:table-cell>
          <table:table-cell table:style-name="ce21" office:value-type="float" office:value="52.2229869366" calcext:value-type="float">
            <text:p>52,2229869366</text:p>
          </table:table-cell>
        </table:table-row>
        <table:table-row table:style-name="ro1">
          <table:table-cell/>
          <table:table-cell office:value-type="float" office:value="1457853" calcext:value-type="float">
            <text:p>145785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8.2244801521" calcext:value-type="float">
            <text:p>88,2244801521</text:p>
          </table:table-cell>
          <table:table-cell office:value-type="float" office:value="35.0989601612" calcext:value-type="float">
            <text:p>35,0989601612</text:p>
          </table:table-cell>
          <table:table-cell office:value-type="float" office:value="53.1255199909" calcext:value-type="float">
            <text:p>53,1255199909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 office:value-type="float" office:value="364.393563032" calcext:value-type="float">
            <text:p>364,393563032</text:p>
          </table:table-cell>
          <table:table-cell table:style-name="ce21" office:value-type="float" office:value="272.921763897" calcext:value-type="float">
            <text:p>272,921763897</text:p>
          </table:table-cell>
          <table:table-cell table:style-name="ce21" office:value-type="float" office:value="213.203394175" calcext:value-type="float">
            <text:p>213,203394175</text:p>
          </table:table-cell>
          <table:table-cell table:style-name="ce21" office:value-type="float" office:value="481.413408995" calcext:value-type="float">
            <text:p>481,413408995</text:p>
          </table:table-cell>
          <table:table-cell table:style-name="ce21"/>
          <table:table-cell table:style-name="ce21" office:value-type="float" office:value="188.747098207" calcext:value-type="float">
            <text:p>188,747098207</text:p>
          </table:table-cell>
          <table:table-cell/>
          <table:table-cell table:style-name="ce28" office:value-type="float" office:value="65.1678621769" calcext:value-type="float">
            <text:p>65,1678621769</text:p>
          </table:table-cell>
          <table:table-cell table:style-name="ce21" office:value-type="float" office:value="52.3054528236" calcext:value-type="float">
            <text:p>52,3054528236</text:p>
          </table:table-cell>
          <table:table-cell table:style-name="ce21" office:value-type="float" office:value="53.6625709534" calcext:value-type="float">
            <text:p>53,6625709534</text:p>
          </table:table-cell>
          <table:table-cell table:style-name="ce21" office:value-type="float" office:value="56.3015630245" calcext:value-type="float">
            <text:p>56,3015630245</text:p>
          </table:table-cell>
          <table:table-cell table:style-name="ce21" office:value-type="float" office:value="51.5098011494" calcext:value-type="float">
            <text:p>51,5098011494</text:p>
          </table:table-cell>
          <table:table-cell table:style-name="ce21" office:value-type="float" office:value="54.2605950832" calcext:value-type="float">
            <text:p>54,2605950832</text:p>
          </table:table-cell>
        </table:table-row>
        <table:table-row table:style-name="ro1">
          <table:table-cell/>
          <table:table-cell office:value-type="float" office:value="1457855" calcext:value-type="float">
            <text:p>145785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4.8049650192" calcext:value-type="float">
            <text:p>84,8049650192</text:p>
          </table:table-cell>
          <table:table-cell office:value-type="float" office:value="32.2644729614" calcext:value-type="float">
            <text:p>32,2644729614</text:p>
          </table:table-cell>
          <table:table-cell office:value-type="float" office:value="52.5404920578" calcext:value-type="float">
            <text:p>52,5404920578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/>
          <table:table-cell table:style-name="ce21" office:value-type="float" office:value="273.240539074" calcext:value-type="float">
            <text:p>273,240539074</text:p>
          </table:table-cell>
          <table:table-cell table:style-name="ce21" table:number-columns-repeated="4"/>
          <table:table-cell/>
          <table:table-cell table:style-name="ce21" office:value-type="float" office:value="57.1133391857" calcext:value-type="float">
            <text:p>57,1133391857</text:p>
          </table:table-cell>
          <table:table-cell table:style-name="ce21" office:value-type="float" office:value="54.172151804" calcext:value-type="float">
            <text:p>54,172151804</text:p>
          </table:table-cell>
          <table:table-cell table:style-name="ce21" office:value-type="float" office:value="52.2225439548" calcext:value-type="float">
            <text:p>52,2225439548</text:p>
          </table:table-cell>
          <table:table-cell table:style-name="ce21" office:value-type="float" office:value="62.2229368687" calcext:value-type="float">
            <text:p>62,2229368687</text:p>
          </table:table-cell>
          <table:table-cell table:style-name="ce21" office:value-type="float" office:value="51.3964660168" calcext:value-type="float">
            <text:p>51,3964660168</text:p>
          </table:table-cell>
          <table:table-cell table:style-name="ce21" office:value-type="float" office:value="57.7216370106" calcext:value-type="float">
            <text:p>57,7216370106</text:p>
          </table:table-cell>
        </table:table-row>
        <table:table-row table:style-name="ro1">
          <table:table-cell/>
          <table:table-cell office:value-type="float" office:value="1438874" calcext:value-type="float">
            <text:p>143887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49.731630087" calcext:value-type="float">
            <text:p>149,731630087</text:p>
          </table:table-cell>
          <table:table-cell office:value-type="float" office:value="97.6706619263" calcext:value-type="float">
            <text:p>97,6706619263</text:p>
          </table:table-cell>
          <table:table-cell office:value-type="float" office:value="52.0609681606" calcext:value-type="float">
            <text:p>52,0609681606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 table:number-columns-repeated="6"/>
          <table:table-cell/>
          <table:table-cell table:style-name="ce21" office:value-type="float" office:value="57.4842278957" calcext:value-type="float">
            <text:p>57,4842278957</text:p>
          </table:table-cell>
          <table:table-cell table:style-name="ce21" office:value-type="float" office:value="51.978976965" calcext:value-type="float">
            <text:p>51,978976965</text:p>
          </table:table-cell>
          <table:table-cell table:style-name="ce21" office:value-type="float" office:value="51.0342950821" calcext:value-type="float">
            <text:p>51,0342950821</text:p>
          </table:table-cell>
          <table:table-cell table:style-name="ce21" office:value-type="float" office:value="56.4783220291" calcext:value-type="float">
            <text:p>56,4783220291</text:p>
          </table:table-cell>
          <table:table-cell table:style-name="ce21" office:value-type="float" office:value="52.8695728779" calcext:value-type="float">
            <text:p>52,8695728779</text:p>
          </table:table-cell>
          <table:table-cell table:style-name="ce21" office:value-type="float" office:value="48.4899098873" calcext:value-type="float">
            <text:p>48,4899098873</text:p>
          </table:table-cell>
        </table:table-row>
        <table:table-row table:style-name="ro1">
          <table:table-cell/>
          <table:table-cell office:value-type="float" office:value="1438875" calcext:value-type="float">
            <text:p>143887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3.506570101" calcext:value-type="float">
            <text:p>103,506570101</text:p>
          </table:table-cell>
          <table:table-cell office:value-type="float" office:value="51.0036761761" calcext:value-type="float">
            <text:p>51,0036761761</text:p>
          </table:table-cell>
          <table:table-cell office:value-type="float" office:value="52.5028939247" calcext:value-type="float">
            <text:p>52,5028939247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 table:number-columns-repeated="6"/>
          <table:table-cell/>
          <table:table-cell table:style-name="ce21" office:value-type="float" office:value="57.7087159157" calcext:value-type="float">
            <text:p>57,7087159157</text:p>
          </table:table-cell>
          <table:table-cell table:style-name="ce21" office:value-type="float" office:value="52.6179521084" calcext:value-type="float">
            <text:p>52,6179521084</text:p>
          </table:table-cell>
          <table:table-cell table:style-name="ce21" office:value-type="float" office:value="53.0106158257" calcext:value-type="float">
            <text:p>53,0106158257</text:p>
          </table:table-cell>
          <table:table-cell table:style-name="ce21" office:value-type="float" office:value="56.7210562229" calcext:value-type="float">
            <text:p>56,7210562229</text:p>
          </table:table-cell>
          <table:table-cell table:style-name="ce21" office:value-type="float" office:value="54.7575569153" calcext:value-type="float">
            <text:p>54,7575569153</text:p>
          </table:table-cell>
          <table:table-cell table:style-name="ce21" office:value-type="float" office:value="55.5648481846" calcext:value-type="float">
            <text:p>55,564848184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table:number-columns-repeated="6"/>
          <table:table-cell/>
          <table:table-cell table:style-name="ce21" office:value-type="float" office:value="61.6419570446" calcext:value-type="float">
            <text:p>61,6419570446</text:p>
          </table:table-cell>
          <table:table-cell table:style-name="ce21" office:value-type="float" office:value="53.0048959255" calcext:value-type="float">
            <text:p>53,0048959255</text:p>
          </table:table-cell>
          <table:table-cell table:style-name="ce21" office:value-type="float" office:value="52.8173971176" calcext:value-type="float">
            <text:p>52,8173971176</text:p>
          </table:table-cell>
          <table:table-cell table:style-name="ce21" office:value-type="float" office:value="56.8853180408" calcext:value-type="float">
            <text:p>56,8853180408</text:p>
          </table:table-cell>
          <table:table-cell table:style-name="ce21" office:value-type="float" office:value="52.0223791599" calcext:value-type="float">
            <text:p>52,0223791599</text:p>
          </table:table-cell>
          <table:table-cell table:style-name="ce21" office:value-type="float" office:value="51.6546349525" calcext:value-type="float">
            <text:p>51,6546349525</text:p>
          </table:table-cell>
        </table:table-row>
        <table:table-row table:style-name="ro1">
          <table:table-cell/>
          <table:table-cell office:value-type="float" office:value="1478774" calcext:value-type="float">
            <text:p>14787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01.503638983" calcext:value-type="float">
            <text:p>101,503638983</text:p>
          </table:table-cell>
          <table:table-cell office:value-type="float" office:value="44.3600358963" calcext:value-type="float">
            <text:p>44,3600358963</text:p>
          </table:table-cell>
          <table:table-cell office:value-type="float" office:value="57.1436030865" calcext:value-type="float">
            <text:p>57,143603086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6"/>
          <table:table-cell/>
          <table:table-cell table:style-name="ce21" table:number-columns-repeated="6"/>
        </table:table-row>
        <table:table-row table:style-name="ro1">
          <table:table-cell/>
          <table:table-cell office:value-type="float" office:value="1478775" calcext:value-type="float">
            <text:p>147877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6.1291978359" calcext:value-type="float">
            <text:p>86,1291978359</text:p>
          </table:table-cell>
          <table:table-cell office:value-type="float" office:value="33.011977911" calcext:value-type="float">
            <text:p>33,011977911</text:p>
          </table:table-cell>
          <table:table-cell office:value-type="float" office:value="53.1172199249" calcext:value-type="float">
            <text:p>53,1172199249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6"/>
          <table:table-cell/>
          <table:table-cell table:style-name="ce21" table:number-columns-repeated="6"/>
        </table:table-row>
        <table:table-row table:style-name="ro1">
          <table:table-cell/>
          <table:table-cell office:value-type="float" office:value="1768466" calcext:value-type="float">
            <text:p>176846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6.3705301285" calcext:value-type="float">
            <text:p>86,3705301285</text:p>
          </table:table-cell>
          <table:table-cell office:value-type="float" office:value="33.5844361782" calcext:value-type="float">
            <text:p>33,5844361782</text:p>
          </table:table-cell>
          <table:table-cell office:value-type="float" office:value="52.7860939503" calcext:value-type="float">
            <text:p>52,7860939503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6"/>
          <table:table-cell/>
          <table:table-cell table:style-name="ce21" table:number-columns-repeated="6"/>
        </table:table-row>
        <table:table-row table:style-name="ro1">
          <table:table-cell/>
          <table:table-cell office:value-type="float" office:value="1768467" calcext:value-type="float">
            <text:p>176846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3.0054278374" calcext:value-type="float">
            <text:p>83,0054278374</text:p>
          </table:table-cell>
          <table:table-cell office:value-type="float" office:value="34.4364469051" calcext:value-type="float">
            <text:p>34,4364469051</text:p>
          </table:table-cell>
          <table:table-cell office:value-type="float" office:value="48.5689809322" calcext:value-type="float">
            <text:p>48,5689809322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6"/>
          <table:table-cell/>
          <table:table-cell table:style-name="ce21" table:number-columns-repeated="6"/>
        </table:table-row>
        <table:table-row table:style-name="ro1">
          <table:table-cell/>
          <table:table-cell table:style-name="ce11" office:value-type="float" office:value="1824264" calcext:value-type="float">
            <text:p>1824264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37" office:value-type="float" office:value="94.7098231316" calcext:value-type="float">
            <text:p>94,7098231316</text:p>
          </table:table-cell>
          <table:table-cell table:style-name="ce37" office:value-type="float" office:value="41.8402600288" calcext:value-type="float">
            <text:p>41,8402600288</text:p>
          </table:table-cell>
          <table:table-cell table:style-name="ce37" office:value-type="float" office:value="52.8695631027" calcext:value-type="float">
            <text:p>52,8695631027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6"/>
          <table:table-cell/>
          <table:table-cell table:style-name="ce21" table:number-columns-repeated="6"/>
        </table:table-row>
        <table:table-row table:style-name="ro1">
          <table:table-cell/>
          <table:table-cell office:value-type="float" office:value="1834681" calcext:value-type="float">
            <text:p>183468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1.4861810207" calcext:value-type="float">
            <text:p>81,4861810207</text:p>
          </table:table-cell>
          <table:table-cell office:value-type="float" office:value="31.0346138477" calcext:value-type="float">
            <text:p>31,0346138477</text:p>
          </table:table-cell>
          <table:table-cell office:value-type="float" office:value="50.451567173" calcext:value-type="float">
            <text:p>50,451567173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78776" calcext:value-type="float">
            <text:p>147877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8.3431808949" calcext:value-type="float">
            <text:p>78,3431808949</text:p>
          </table:table-cell>
          <table:table-cell office:value-type="float" office:value="33.9663949013" calcext:value-type="float">
            <text:p>33,9663949013</text:p>
          </table:table-cell>
          <table:table-cell office:value-type="float" office:value="44.3767859936" calcext:value-type="float">
            <text:p>44,3767859936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office:value-type="float" office:value="1478777" calcext:value-type="float">
            <text:p>147877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0.2619829178" calcext:value-type="float">
            <text:p>90,2619829178</text:p>
          </table:table-cell>
          <table:table-cell office:value-type="float" office:value="37.3890469074" calcext:value-type="float">
            <text:p>37,3890469074</text:p>
          </table:table-cell>
          <table:table-cell office:value-type="float" office:value="52.8729360104" calcext:value-type="float">
            <text:p>52,8729360104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68468" calcext:value-type="float">
            <text:p>176846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06.275979042" calcext:value-type="float">
            <text:p>106,275979042</text:p>
          </table:table-cell>
          <table:table-cell office:value-type="float" office:value="31.7665829659" calcext:value-type="float">
            <text:p>31,7665829659</text:p>
          </table:table-cell>
          <table:table-cell office:value-type="float" office:value="74.5093960762" calcext:value-type="float">
            <text:p>74,5093960762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table:style-name="ce11" office:value-type="float" office:value="1824266" calcext:value-type="float">
            <text:p>1824266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37" office:value-type="float" office:value="92.6726269722" calcext:value-type="float">
            <text:p>92,6726269722</text:p>
          </table:table-cell>
          <table:table-cell table:style-name="ce37" office:value-type="float" office:value="41.1696851254" calcext:value-type="float">
            <text:p>41,1696851254</text:p>
          </table:table-cell>
          <table:table-cell table:style-name="ce37" office:value-type="float" office:value="51.5029418468" calcext:value-type="float">
            <text:p>51,5029418468</text:p>
          </table:table-cell>
          <table:table-cell table:style-name="ce11" office:value-type="float" office:value="952" calcext:value-type="float">
            <text:p>95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4683" calcext:value-type="float">
            <text:p>183468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2.2911810875" calcext:value-type="float">
            <text:p>92,2911810875</text:p>
          </table:table-cell>
          <table:table-cell office:value-type="float" office:value="45.0491499901" calcext:value-type="float">
            <text:p>45,0491499901</text:p>
          </table:table-cell>
          <table:table-cell office:value-type="float" office:value="47.2420310974" calcext:value-type="float">
            <text:p>47,2420310974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 office:value-type="float" office:value="53.1255199909" calcext:value-type="float">
            <text:p>53,1255199909</text:p>
          </table:table-cell>
          <table:table-cell table:style-name="ce21" office:value-type="float" office:value="44.3767859936" calcext:value-type="float">
            <text:p>44,3767859936</text:p>
          </table:table-cell>
          <table:table-cell table:style-name="ce21" office:value-type="float" office:value="51.5354161263" calcext:value-type="float">
            <text:p>51,5354161263</text:p>
          </table:table-cell>
          <table:table-cell table:style-name="ce21" office:value-type="float" office:value="71.7693920135" calcext:value-type="float">
            <text:p>71,7693920135</text:p>
          </table:table-cell>
          <table:table-cell table:style-name="ce21" office:value-type="float" office:value="57.1436030865" calcext:value-type="float">
            <text:p>57,1436030865</text:p>
          </table:table-cell>
          <table:table-cell table:style-name="ce21" office:value-type="float" office:value="51.6546349525" calcext:value-type="float">
            <text:p>51,6546349525</text:p>
          </table:table-cell>
          <table:table-cell office:value-type="string" calcext:value-type="string">
            <text:p>EXP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office:value-type="float" office:value="52.5404920578" calcext:value-type="float">
            <text:p>52,5404920578</text:p>
          </table:table-cell>
          <table:table-cell table:style-name="ce21" office:value-type="float" office:value="52.8729360104" calcext:value-type="float">
            <text:p>52,8729360104</text:p>
          </table:table-cell>
          <table:table-cell table:style-name="ce21" office:value-type="float" office:value="44.4915130138" calcext:value-type="float">
            <text:p>44,4915130138</text:p>
          </table:table-cell>
          <table:table-cell table:style-name="ce21" office:value-type="float" office:value="63.6827659607" calcext:value-type="float">
            <text:p>63,6827659607</text:p>
          </table:table-cell>
          <table:table-cell table:style-name="ce21" office:value-type="float" office:value="53.1172199249" calcext:value-type="float">
            <text:p>53,1172199249</text:p>
          </table:table-cell>
          <table:table-cell table:style-name="ce21" office:value-type="float" office:value="52.5573301315" calcext:value-type="float">
            <text:p>52,55733013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8778" calcext:value-type="float">
            <text:p>147877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5.6120610237" calcext:value-type="float">
            <text:p>85,6120610237</text:p>
          </table:table-cell>
          <table:table-cell office:value-type="float" office:value="33.9574260712" calcext:value-type="float">
            <text:p>33,9574260712</text:p>
          </table:table-cell>
          <table:table-cell office:value-type="float" office:value="51.6546349525" calcext:value-type="float">
            <text:p>51,654634952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52.0609681606" calcext:value-type="float">
            <text:p>52,0609681606</text:p>
          </table:table-cell>
          <table:table-cell table:style-name="ce28" office:value-type="float" office:value="51.5029418468" calcext:value-type="float">
            <text:p>51,5029418468</text:p>
          </table:table-cell>
          <table:table-cell table:style-name="ce21" office:value-type="float" office:value="45.5398209095" calcext:value-type="float">
            <text:p>45,5398209095</text:p>
          </table:table-cell>
          <table:table-cell table:style-name="ce21" office:value-type="float" office:value="67.5499801636" calcext:value-type="float">
            <text:p>67,5499801636</text:p>
          </table:table-cell>
          <table:table-cell table:style-name="ce21" office:value-type="float" office:value="52.7860939503" calcext:value-type="float">
            <text:p>52,7860939503</text:p>
          </table:table-cell>
          <table:table-cell table:style-name="ce21" office:value-type="float" office:value="49.2793321609" calcext:value-type="float">
            <text:p>49,27933216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8779" calcext:value-type="float">
            <text:p>147877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1.9159669876" calcext:value-type="float">
            <text:p>81,9159669876</text:p>
          </table:table-cell>
          <table:table-cell office:value-type="float" office:value="29.3586368561" calcext:value-type="float">
            <text:p>29,3586368561</text:p>
          </table:table-cell>
          <table:table-cell office:value-type="float" office:value="52.5573301315" calcext:value-type="float">
            <text:p>52,557330131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52.5028939247" calcext:value-type="float">
            <text:p>52,5028939247</text:p>
          </table:table-cell>
          <table:table-cell table:style-name="ce21" office:value-type="float" office:value="47.2420310974" calcext:value-type="float">
            <text:p>47,2420310974</text:p>
          </table:table-cell>
          <table:table-cell table:style-name="ce21" office:value-type="float" office:value="45.9514210224" calcext:value-type="float">
            <text:p>45,9514210224</text:p>
          </table:table-cell>
          <table:table-cell table:style-name="ce21" office:value-type="float" office:value="66.4705328941" calcext:value-type="float">
            <text:p>66,4705328941</text:p>
          </table:table-cell>
          <table:table-cell table:style-name="ce21" office:value-type="float" office:value="48.5689809322" calcext:value-type="float">
            <text:p>48,5689809322</text:p>
          </table:table-cell>
          <table:table-cell table:style-name="ce21" office:value-type="float" office:value="50.7337350845" calcext:value-type="float">
            <text:p>50,73373508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8472" calcext:value-type="float">
            <text:p>17684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21.735332966" calcext:value-type="float">
            <text:p>121,735332966</text:p>
          </table:table-cell>
          <table:table-cell office:value-type="float" office:value="72.4560008049" calcext:value-type="float">
            <text:p>72,4560008049</text:p>
          </table:table-cell>
          <table:table-cell office:value-type="float" office:value="49.2793321609" calcext:value-type="float">
            <text:p>49,2793321609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57.7071378231" calcext:value-type="float">
            <text:p>57,7071378231</text:p>
          </table:table-cell>
          <table:table-cell table:style-name="ce28" office:value-type="float" office:value="52.8695631027" calcext:value-type="float">
            <text:p>52,8695631027</text:p>
          </table:table-cell>
          <table:table-cell table:style-name="ce21" office:value-type="float" office:value="54.3977189064" calcext:value-type="float">
            <text:p>54,39771890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8474" calcext:value-type="float">
            <text:p>17684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16.331541061" calcext:value-type="float">
            <text:p>116,331541061</text:p>
          </table:table-cell>
          <table:table-cell office:value-type="float" office:value="65.5978059769" calcext:value-type="float">
            <text:p>65,5978059769</text:p>
          </table:table-cell>
          <table:table-cell office:value-type="float" office:value="50.7337350845" calcext:value-type="float">
            <text:p>50,733735084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56.4783220291" calcext:value-type="float">
            <text:p>56,4783220291</text:p>
          </table:table-cell>
          <table:table-cell table:style-name="ce21" office:value-type="float" office:value="50.451567173" calcext:value-type="float">
            <text:p>50,451567173</text:p>
          </table:table-cell>
          <table:table-cell table:style-name="ce21"/>
          <table:table-cell table:number-columns-repeated="7"/>
        </table:table-row>
        <table:table-row table:style-name="ro1">
          <table:table-cell/>
          <table:table-cell table:style-name="ce11" office:value-type="float" office:value="1824267" calcext:value-type="float">
            <text:p>1824267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37" office:value-type="float" office:value="97.641671896" calcext:value-type="float">
            <text:p>97,641671896</text:p>
          </table:table-cell>
          <table:table-cell table:style-name="ce37" office:value-type="float" office:value="36.2875590324" calcext:value-type="float">
            <text:p>36,2875590324</text:p>
          </table:table-cell>
          <table:table-cell table:style-name="ce37" office:value-type="float" office:value="61.3541128635" calcext:value-type="float">
            <text:p>61,3541128635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3"/>
          <table:table-cell table:style-name="ce28" office:value-type="float" office:value="62.9697051048" calcext:value-type="float">
            <text:p>62,9697051048</text:p>
          </table:table-cell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office:value-type="float" office:value="1834685" calcext:value-type="float">
            <text:p>183468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6.3742008209" calcext:value-type="float">
            <text:p>86,3742008209</text:p>
          </table:table-cell>
          <table:table-cell office:value-type="float" office:value="31.9764819145" calcext:value-type="float">
            <text:p>31,9764819145</text:p>
          </table:table-cell>
          <table:table-cell office:value-type="float" office:value="54.3977189064" calcext:value-type="float">
            <text:p>54,3977189064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58.8455030918" calcext:value-type="float">
            <text:p>58,8455030918</text:p>
          </table:table-cell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office:value-type="float" office:value="1478780" calcext:value-type="float">
            <text:p>147878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7.985311985" calcext:value-type="float">
            <text:p>87,985311985</text:p>
          </table:table-cell>
          <table:table-cell office:value-type="float" office:value="36.4498958588" calcext:value-type="float">
            <text:p>36,4498958588</text:p>
          </table:table-cell>
          <table:table-cell office:value-type="float" office:value="51.5354161263" calcext:value-type="float">
            <text:p>51,5354161263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34" table:number-columns-repeated="6"/>
          <table:table-cell table:number-columns-repeated="7"/>
        </table:table-row>
        <table:table-row table:style-name="ro1">
          <table:table-cell/>
          <table:table-cell office:value-type="float" office:value="1478781" calcext:value-type="float">
            <text:p>147878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4.937363863" calcext:value-type="float">
            <text:p>74,937363863</text:p>
          </table:table-cell>
          <table:table-cell office:value-type="float" office:value="30.4458508492" calcext:value-type="float">
            <text:p>30,4458508492</text:p>
          </table:table-cell>
          <table:table-cell office:value-type="float" office:value="44.4915130138" calcext:value-type="float">
            <text:p>44,4915130138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 office:value-type="float" office:value="58.9505758286" calcext:value-type="float">
            <text:p>58,9505758286</text:p>
          </table:table-cell>
          <table:table-cell table:style-name="ce21" office:value-type="float" office:value="54.9487738609" calcext:value-type="float">
            <text:p>54,9487738609</text:p>
          </table:table-cell>
          <table:table-cell table:style-name="ce35" office:value-type="float" office:value="114.799789906" calcext:value-type="float">
            <text:p>114,799789906</text:p>
          </table:table-cell>
          <table:table-cell table:style-name="ce35" office:value-type="float" office:value="165.299978971" calcext:value-type="float">
            <text:p>165,299978971</text:p>
          </table:table-cell>
          <table:table-cell table:style-name="ce21" office:value-type="float" office:value="49.9292771816" calcext:value-type="float">
            <text:p>49,9292771816</text:p>
          </table:table-cell>
          <table:table-cell table:style-name="ce21" office:value-type="float" office:value="49.1098840237" calcext:value-type="float">
            <text:p>49,1098840237</text:p>
          </table:table-cell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68476" calcext:value-type="float">
            <text:p>176847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01.978851795" calcext:value-type="float">
            <text:p>101,978851795</text:p>
          </table:table-cell>
          <table:table-cell office:value-type="float" office:value="35.1870818138" calcext:value-type="float">
            <text:p>35,1870818138</text:p>
          </table:table-cell>
          <table:table-cell office:value-type="float" office:value="66.7917699814" calcext:value-type="float">
            <text:p>66,7917699814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 office:value-type="float" office:value="59.3404150009" calcext:value-type="float">
            <text:p>59,3404150009</text:p>
          </table:table-cell>
          <table:table-cell table:style-name="ce35" office:value-type="float" office:value="75.710791111" calcext:value-type="float">
            <text:p>75,710791111</text:p>
          </table:table-cell>
          <table:table-cell table:style-name="ce21" office:value-type="float" office:value="50.9056220055" calcext:value-type="float">
            <text:p>50,9056220055</text:p>
          </table:table-cell>
          <table:table-cell table:style-name="ce21" office:value-type="float" office:value="57.9601960182" calcext:value-type="float">
            <text:p>57,9601960182</text:p>
          </table:table-cell>
          <table:table-cell table:style-name="ce21" office:value-type="float" office:value="57.539700985" calcext:value-type="float">
            <text:p>57,539700985</text:p>
          </table:table-cell>
          <table:table-cell table:style-name="ce21" office:value-type="float" office:value="52.6644608974" calcext:value-type="float">
            <text:p>52,66446089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8478" calcext:value-type="float">
            <text:p>176847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95.760586977" calcext:value-type="float">
            <text:p>95,760586977</text:p>
          </table:table-cell>
          <table:table-cell office:value-type="float" office:value="50.2207660675" calcext:value-type="float">
            <text:p>50,2207660675</text:p>
          </table:table-cell>
          <table:table-cell office:value-type="float" office:value="45.5398209095" calcext:value-type="float">
            <text:p>45,5398209095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 office:value-type="float" office:value="56.9416160583" calcext:value-type="float">
            <text:p>56,9416160583</text:p>
          </table:table-cell>
          <table:table-cell table:style-name="ce21" office:value-type="float" office:value="53.9325311184" calcext:value-type="float">
            <text:p>53,9325311184</text:p>
          </table:table-cell>
          <table:table-cell table:style-name="ce35" office:value-type="float" office:value="219.969638824" calcext:value-type="float">
            <text:p>219,969638824</text:p>
          </table:table-cell>
          <table:table-cell table:style-name="ce21" office:value-type="float" office:value="61.7622039318" calcext:value-type="float">
            <text:p>61,7622039318</text:p>
          </table:table-cell>
          <table:table-cell table:style-name="ce21" office:value-type="float" office:value="53.5989038944" calcext:value-type="float">
            <text:p>53,5989038944</text:p>
          </table:table-cell>
          <table:table-cell table:style-name="ce21" office:value-type="float" office:value="54.690623045" calcext:value-type="float">
            <text:p>54,690623045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1824270" calcext:value-type="float">
            <text:p>1824270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37" office:value-type="float" office:value="175.976559162" calcext:value-type="float">
            <text:p>175,976559162</text:p>
          </table:table-cell>
          <table:table-cell table:style-name="ce37" office:value-type="float" office:value="34.9307529926" calcext:value-type="float">
            <text:p>34,9307529926</text:p>
          </table:table-cell>
          <table:table-cell table:style-name="ce37" office:value-type="float" office:value="141.04580617" calcext:value-type="float">
            <text:p>141,04580617</text:p>
          </table:table-cell>
          <table:table-cell table:style-name="ce11" office:value-type="float" office:value="952" calcext:value-type="float">
            <text:p>952</text:p>
          </table:table-cell>
          <table:table-cell table:number-columns-repeated="2"/>
          <table:table-cell table:style-name="ce21" office:value-type="float" office:value="60.2191998959" calcext:value-type="float">
            <text:p>60,2191998959</text:p>
          </table:table-cell>
          <table:table-cell table:style-name="ce21"/>
          <table:table-cell table:style-name="ce21" office:value-type="float" office:value="54.8043730259" calcext:value-type="float">
            <text:p>54,8043730259</text:p>
          </table:table-cell>
          <table:table-cell table:style-name="ce21" office:value-type="float" office:value="59.1004340649" calcext:value-type="float">
            <text:p>59,1004340649</text:p>
          </table:table-cell>
          <table:table-cell table:style-name="ce35" office:value-type="float" office:value="276.644172192" calcext:value-type="float">
            <text:p>276,644172192</text:p>
          </table:table-cell>
          <table:table-cell table:style-name="ce21" office:value-type="float" office:value="50.8030691147" calcext:value-type="float">
            <text:p>50,80306911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4687" calcext:value-type="float">
            <text:p>183468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1.7203600407" calcext:value-type="float">
            <text:p>81,7203600407</text:p>
          </table:table-cell>
          <table:table-cell office:value-type="float" office:value="35.7689390182" calcext:value-type="float">
            <text:p>35,7689390182</text:p>
          </table:table-cell>
          <table:table-cell office:value-type="float" office:value="45.9514210224" calcext:value-type="float">
            <text:p>45,9514210224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35" office:value-type="float" office:value="80.0737650394" calcext:value-type="float">
            <text:p>80,0737650394</text:p>
          </table:table-cell>
          <table:table-cell table:style-name="ce21" office:value-type="float" office:value="51.0234370232" calcext:value-type="float">
            <text:p>51,0234370232</text:p>
          </table:table-cell>
          <table:table-cell table:style-name="ce21" office:value-type="float" office:value="58.4480009079" calcext:value-type="float">
            <text:p>58,4480009079</text:p>
          </table:table-cell>
          <table:table-cell table:style-name="ce21" office:value-type="float" office:value="60.9388208389" calcext:value-type="float">
            <text:p>60,9388208389</text:p>
          </table:table-cell>
          <table:table-cell table:style-name="ce21" office:value-type="float" office:value="51.7546339035" calcext:value-type="float">
            <text:p>51,7546339035</text:p>
          </table:table-cell>
          <table:table-cell table:style-name="ce21" office:value-type="float" office:value="54.7009370327" calcext:value-type="float">
            <text:p>54,7009370327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office:value-type="float" office:value="56.7515890598" calcext:value-type="float">
            <text:p>56,7515890598</text:p>
          </table:table-cell>
          <table:table-cell table:style-name="ce21" office:value-type="float" office:value="53.4471130371" calcext:value-type="float">
            <text:p>53,4471130371</text:p>
          </table:table-cell>
          <table:table-cell table:style-name="ce21" office:value-type="float" office:value="52.2619152069" calcext:value-type="float">
            <text:p>52,2619152069</text:p>
          </table:table-cell>
          <table:table-cell table:style-name="ce21" office:value-type="float" office:value="63.1259310246" calcext:value-type="float">
            <text:p>63,1259310246</text:p>
          </table:table-cell>
          <table:table-cell table:style-name="ce35" office:value-type="float" office:value="90.6236190796" calcext:value-type="float">
            <text:p>90,6236190796</text:p>
          </table:table-cell>
          <table:table-cell table:style-name="ce21" office:value-type="float" office:value="52.3666858673" calcext:value-type="float">
            <text:p>52,36668586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2207" calcext:value-type="float">
            <text:p>151220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43.634549856" calcext:value-type="float">
            <text:p>443,634549856</text:p>
          </table:table-cell>
          <table:table-cell office:value-type="float" office:value="117.080324888" calcext:value-type="float">
            <text:p>117,080324888</text:p>
          </table:table-cell>
          <table:table-cell office:value-type="float" office:value="326.554224968" calcext:value-type="float">
            <text:p>326,554224968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62.5637509823" calcext:value-type="float">
            <text:p>62,5637509823</text:p>
          </table:table-cell>
          <table:table-cell table:style-name="ce21" office:value-type="float" office:value="53.6479740143" calcext:value-type="float">
            <text:p>53,6479740143</text:p>
          </table:table-cell>
          <table:table-cell table:style-name="ce21" office:value-type="float" office:value="51.0949389935" calcext:value-type="float">
            <text:p>51,0949389935</text:p>
          </table:table-cell>
          <table:table-cell table:style-name="ce35" office:value-type="float" office:value="75.2418179512" calcext:value-type="float">
            <text:p>75,2418179512</text:p>
          </table:table-cell>
          <table:table-cell table:style-name="ce21" office:value-type="float" office:value="57.4602191448" calcext:value-type="float">
            <text:p>57,4602191448</text:p>
          </table:table-cell>
          <table:table-cell table:style-name="ce21" office:value-type="float" office:value="52.2229869366" calcext:value-type="float">
            <text:p>52,22298693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2208" calcext:value-type="float">
            <text:p>151220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94.648679018" calcext:value-type="float">
            <text:p>494,648679018</text:p>
          </table:table-cell>
          <table:table-cell office:value-type="float" office:value="122.202000141" calcext:value-type="float">
            <text:p>122,202000141</text:p>
          </table:table-cell>
          <table:table-cell office:value-type="float" office:value="372.446678877" calcext:value-type="float">
            <text:p>372,446678877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8" office:value-type="float" office:value="65.1678621769" calcext:value-type="float">
            <text:p>65,1678621769</text:p>
          </table:table-cell>
          <table:table-cell table:style-name="ce21" office:value-type="float" office:value="52.3054528236" calcext:value-type="float">
            <text:p>52,3054528236</text:p>
          </table:table-cell>
          <table:table-cell table:style-name="ce21" office:value-type="float" office:value="53.6625709534" calcext:value-type="float">
            <text:p>53,6625709534</text:p>
          </table:table-cell>
          <table:table-cell table:style-name="ce21" office:value-type="float" office:value="56.3015630245" calcext:value-type="float">
            <text:p>56,3015630245</text:p>
          </table:table-cell>
          <table:table-cell table:style-name="ce21" office:value-type="float" office:value="51.5098011494" calcext:value-type="float">
            <text:p>51,5098011494</text:p>
          </table:table-cell>
          <table:table-cell table:style-name="ce21" office:value-type="float" office:value="54.2605950832" calcext:value-type="float">
            <text:p>54,26059508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2209" calcext:value-type="float">
            <text:p>151220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36.640852928" calcext:value-type="float">
            <text:p>436,640852928</text:p>
          </table:table-cell>
          <table:table-cell office:value-type="float" office:value="131.602386951" calcext:value-type="float">
            <text:p>131,602386951</text:p>
          </table:table-cell>
          <table:table-cell office:value-type="float" office:value="305.038465977" calcext:value-type="float">
            <text:p>305,038465977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office:value-type="float" office:value="57.1133391857" calcext:value-type="float">
            <text:p>57,1133391857</text:p>
          </table:table-cell>
          <table:table-cell table:style-name="ce21" office:value-type="float" office:value="54.172151804" calcext:value-type="float">
            <text:p>54,172151804</text:p>
          </table:table-cell>
          <table:table-cell table:style-name="ce21" office:value-type="float" office:value="52.2225439548" calcext:value-type="float">
            <text:p>52,2225439548</text:p>
          </table:table-cell>
          <table:table-cell table:style-name="ce21" office:value-type="float" office:value="62.2229368687" calcext:value-type="float">
            <text:p>62,2229368687</text:p>
          </table:table-cell>
          <table:table-cell table:style-name="ce21" office:value-type="float" office:value="51.3964660168" calcext:value-type="float">
            <text:p>51,3964660168</text:p>
          </table:table-cell>
          <table:table-cell table:style-name="ce21" office:value-type="float" office:value="57.7216370106" calcext:value-type="float">
            <text:p>57,72163701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2210" calcext:value-type="float">
            <text:p>151221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47.467703819" calcext:value-type="float">
            <text:p>447,467703819</text:p>
          </table:table-cell>
          <table:table-cell office:value-type="float" office:value="134.034665823" calcext:value-type="float">
            <text:p>134,034665823</text:p>
          </table:table-cell>
          <table:table-cell office:value-type="float" office:value="313.433037996" calcext:value-type="float">
            <text:p>313,433037996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office:value-type="float" office:value="57.4842278957" calcext:value-type="float">
            <text:p>57,4842278957</text:p>
          </table:table-cell>
          <table:table-cell table:style-name="ce21" office:value-type="float" office:value="51.978976965" calcext:value-type="float">
            <text:p>51,978976965</text:p>
          </table:table-cell>
          <table:table-cell table:style-name="ce21" office:value-type="float" office:value="51.0342950821" calcext:value-type="float">
            <text:p>51,0342950821</text:p>
          </table:table-cell>
          <table:table-cell table:style-name="ce21" office:value-type="float" office:value="66.4859938622" calcext:value-type="float">
            <text:p>66,4859938622</text:p>
          </table:table-cell>
          <table:table-cell table:style-name="ce21" office:value-type="float" office:value="52.8695728779" calcext:value-type="float">
            <text:p>52,8695728779</text:p>
          </table:table-cell>
          <table:table-cell table:style-name="ce21" office:value-type="float" office:value="48.4899098873" calcext:value-type="float">
            <text:p>48,48990988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2211" calcext:value-type="float">
            <text:p>151221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50.043899059" calcext:value-type="float">
            <text:p>350,043899059</text:p>
          </table:table-cell>
          <table:table-cell office:value-type="float" office:value="132.536678076" calcext:value-type="float">
            <text:p>132,536678076</text:p>
          </table:table-cell>
          <table:table-cell office:value-type="float" office:value="217.507220984" calcext:value-type="float">
            <text:p>217,507220984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57.7087159157" calcext:value-type="float">
            <text:p>57,7087159157</text:p>
          </table:table-cell>
          <table:table-cell table:style-name="ce21" office:value-type="float" office:value="52.6179521084" calcext:value-type="float">
            <text:p>52,6179521084</text:p>
          </table:table-cell>
          <table:table-cell table:style-name="ce21" office:value-type="float" office:value="53.0106158257" calcext:value-type="float">
            <text:p>53,0106158257</text:p>
          </table:table-cell>
          <table:table-cell table:style-name="ce21" office:value-type="float" office:value="56.7210562229" calcext:value-type="float">
            <text:p>56,7210562229</text:p>
          </table:table-cell>
          <table:table-cell table:style-name="ce21" office:value-type="float" office:value="54.7575569153" calcext:value-type="float">
            <text:p>54,7575569153</text:p>
          </table:table-cell>
          <table:table-cell table:style-name="ce21" office:value-type="float" office:value="55.5648481846" calcext:value-type="float">
            <text:p>55,56484818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2212" calcext:value-type="float">
            <text:p>1512212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58.801136017" calcext:value-type="float">
            <text:p>358,801136017</text:p>
          </table:table-cell>
          <table:table-cell office:value-type="float" office:value="136.352918148" calcext:value-type="float">
            <text:p>136,352918148</text:p>
          </table:table-cell>
          <table:table-cell office:value-type="float" office:value="222.448217869" calcext:value-type="float">
            <text:p>222,448217869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61.6419570446" calcext:value-type="float">
            <text:p>61,6419570446</text:p>
          </table:table-cell>
          <table:table-cell table:style-name="ce21" office:value-type="float" office:value="53.0048959255" calcext:value-type="float">
            <text:p>53,0048959255</text:p>
          </table:table-cell>
          <table:table-cell table:style-name="ce21" office:value-type="float" office:value="52.8173971176" calcext:value-type="float">
            <text:p>52,8173971176</text:p>
          </table:table-cell>
          <table:table-cell table:style-name="ce21" office:value-type="float" office:value="56.8853180408" calcext:value-type="float">
            <text:p>56,8853180408</text:p>
          </table:table-cell>
          <table:table-cell table:style-name="ce21" office:value-type="float" office:value="52.0223791599" calcext:value-type="float">
            <text:p>52,0223791599</text:p>
          </table:table-cell>
          <table:table-cell table:style-name="ce35" office:value-type="float" office:value="63.5141170025" calcext:value-type="float">
            <text:p>63,5141170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2213" calcext:value-type="float">
            <text:p>151221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39.749274969" calcext:value-type="float">
            <text:p>339,749274969</text:p>
          </table:table-cell>
          <table:table-cell office:value-type="float" office:value="122.020797014" calcext:value-type="float">
            <text:p>122,020797014</text:p>
          </table:table-cell>
          <table:table-cell office:value-type="float" office:value="217.728477955" calcext:value-type="float">
            <text:p>217,728477955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12214" calcext:value-type="float">
            <text:p>151221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23.182747841" calcext:value-type="float">
            <text:p>323,182747841</text:p>
          </table:table-cell>
          <table:table-cell office:value-type="float" office:value="112.938560963" calcext:value-type="float">
            <text:p>112,938560963</text:p>
          </table:table-cell>
          <table:table-cell office:value-type="float" office:value="210.244186878" calcext:value-type="float">
            <text:p>210,244186878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12215" calcext:value-type="float">
            <text:p>1512215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75.513512135" calcext:value-type="float">
            <text:p>275,513512135</text:p>
          </table:table-cell>
          <table:table-cell office:value-type="float" office:value="122.167171001" calcext:value-type="float">
            <text:p>122,167171001</text:p>
          </table:table-cell>
          <table:table-cell office:value-type="float" office:value="153.346341133" calcext:value-type="float">
            <text:p>153,346341133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12217" calcext:value-type="float">
            <text:p>151221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93.175673008" calcext:value-type="float">
            <text:p>293,175673008</text:p>
          </table:table-cell>
          <table:table-cell office:value-type="float" office:value="123.297214031" calcext:value-type="float">
            <text:p>123,297214031</text:p>
          </table:table-cell>
          <table:table-cell office:value-type="float" office:value="169.878458977" calcext:value-type="float">
            <text:p>169,878458977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12219" calcext:value-type="float">
            <text:p>151221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57.079988003" calcext:value-type="float">
            <text:p>257,079988003</text:p>
          </table:table-cell>
          <table:table-cell office:value-type="float" office:value="93.1069428921" calcext:value-type="float">
            <text:p>93,1069428921</text:p>
          </table:table-cell>
          <table:table-cell office:value-type="float" office:value="163.973045111" calcext:value-type="float">
            <text:p>163,973045111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12221" calcext:value-type="float">
            <text:p>151222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80.460278034" calcext:value-type="float">
            <text:p>280,460278034</text:p>
          </table:table-cell>
          <table:table-cell office:value-type="float" office:value="101.248516083" calcext:value-type="float">
            <text:p>101,248516083</text:p>
          </table:table-cell>
          <table:table-cell office:value-type="float" office:value="179.211761951" calcext:value-type="float">
            <text:p>179,211761951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13" table:number-columns-repeated="6"/>
          <table:table-cell table:style-name="ce38" table:number-columns-repeated="3"/>
          <table:table-cell table:style-name="ce1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4164" calcext:value-type="float">
            <text:p>220416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94.530190945" calcext:value-type="float">
            <text:p>194,530190945</text:p>
          </table:table-cell>
          <table:table-cell office:value-type="float" office:value="29.2302119732" calcext:value-type="float">
            <text:p>29,2302119732</text:p>
          </table:table-cell>
          <table:table-cell office:value-type="float" office:value="165.299978971" calcext:value-type="float">
            <text:p>165,299978971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165" calcext:value-type="float">
            <text:p>220416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1.9210541248" calcext:value-type="float">
            <text:p>81,9210541248</text:p>
          </table:table-cell>
          <table:table-cell office:value-type="float" office:value="23.9608581066" calcext:value-type="float">
            <text:p>23,9608581066</text:p>
          </table:table-cell>
          <table:table-cell office:value-type="float" office:value="57.9601960182" calcext:value-type="float">
            <text:p>57,9601960182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34" calcext:value-type="float">
            <text:p>220263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9.8438010216" calcext:value-type="float">
            <text:p>89,8438010216</text:p>
          </table:table-cell>
          <table:table-cell office:value-type="float" office:value="28.0815970898" calcext:value-type="float">
            <text:p>28,0815970898</text:p>
          </table:table-cell>
          <table:table-cell office:value-type="float" office:value="61.7622039318" calcext:value-type="float">
            <text:p>61,7622039318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35" calcext:value-type="float">
            <text:p>220263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2.3247158527" calcext:value-type="float">
            <text:p>82,3247158527</text:p>
          </table:table-cell>
          <table:table-cell office:value-type="float" office:value="23.2242817879" calcext:value-type="float">
            <text:p>23,2242817879</text:p>
          </table:table-cell>
          <table:table-cell office:value-type="float" office:value="59.1004340649" calcext:value-type="float">
            <text:p>59,1004340649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397" calcext:value-type="float">
            <text:p>220239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9.666107893" calcext:value-type="float">
            <text:p>99,666107893</text:p>
          </table:table-cell>
          <table:table-cell office:value-type="float" office:value="38.7272870541" calcext:value-type="float">
            <text:p>38,7272870541</text:p>
          </table:table-cell>
          <table:table-cell office:value-type="float" office:value="60.9388208389" calcext:value-type="float">
            <text:p>60,9388208389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398" calcext:value-type="float">
            <text:p>220239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7.3234689236" calcext:value-type="float">
            <text:p>87,3234689236</text:p>
          </table:table-cell>
          <table:table-cell office:value-type="float" office:value="24.197537899" calcext:value-type="float">
            <text:p>24,197537899</text:p>
          </table:table-cell>
          <table:table-cell office:value-type="float" office:value="63.1259310246" calcext:value-type="float">
            <text:p>63,1259310246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58" calcext:value-type="float">
            <text:p>218665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6.704299927" calcext:value-type="float">
            <text:p>106,704299927</text:p>
          </table:table-cell>
          <table:table-cell office:value-type="float" office:value="31.4624819756" calcext:value-type="float">
            <text:p>31,4624819756</text:p>
          </table:table-cell>
          <table:table-cell office:value-type="float" office:value="75.2418179512" calcext:value-type="float">
            <text:p>75,2418179512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59" calcext:value-type="float">
            <text:p>218665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2.5939409733" calcext:value-type="float">
            <text:p>82,5939409733</text:p>
          </table:table-cell>
          <table:table-cell office:value-type="float" office:value="26.2923779488" calcext:value-type="float">
            <text:p>26,2923779488</text:p>
          </table:table-cell>
          <table:table-cell office:value-type="float" office:value="56.3015630245" calcext:value-type="float">
            <text:p>56,3015630245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47" calcext:value-type="float">
            <text:p>218364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7.838793993" calcext:value-type="float">
            <text:p>87,838793993</text:p>
          </table:table-cell>
          <table:table-cell office:value-type="float" office:value="25.6158571243" calcext:value-type="float">
            <text:p>25,6158571243</text:p>
          </table:table-cell>
          <table:table-cell office:value-type="float" office:value="62.2229368687" calcext:value-type="float">
            <text:p>62,2229368687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49" calcext:value-type="float">
            <text:p>218364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4.0258450508" calcext:value-type="float">
            <text:p>94,0258450508</text:p>
          </table:table-cell>
          <table:table-cell office:value-type="float" office:value="27.5398511887" calcext:value-type="float">
            <text:p>27,5398511887</text:p>
          </table:table-cell>
          <table:table-cell office:value-type="float" office:value="66.4859938622" calcext:value-type="float">
            <text:p>66,4859938622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895" calcext:value-type="float">
            <text:p>217789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3.7177641392" calcext:value-type="float">
            <text:p>83,7177641392</text:p>
          </table:table-cell>
          <table:table-cell office:value-type="float" office:value="26.9967079163" calcext:value-type="float">
            <text:p>26,9967079163</text:p>
          </table:table-cell>
          <table:table-cell office:value-type="float" office:value="56.7210562229" calcext:value-type="float">
            <text:p>56,7210562229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897" calcext:value-type="float">
            <text:p>217789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1.5101699829" calcext:value-type="float">
            <text:p>81,5101699829</text:p>
          </table:table-cell>
          <table:table-cell office:value-type="float" office:value="24.6248519421" calcext:value-type="float">
            <text:p>24,6248519421</text:p>
          </table:table-cell>
          <table:table-cell office:value-type="float" office:value="56.8853180408" calcext:value-type="float">
            <text:p>56,8853180408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4166" calcext:value-type="float">
            <text:p>220416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3.4029188156" calcext:value-type="float">
            <text:p>83,4029188156</text:p>
          </table:table-cell>
          <table:table-cell office:value-type="float" office:value="24.4523429871" calcext:value-type="float">
            <text:p>24,4523429871</text:p>
          </table:table-cell>
          <table:table-cell office:value-type="float" office:value="58.9505758286" calcext:value-type="float">
            <text:p>58,9505758286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168" calcext:value-type="float">
            <text:p>220416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4.5726761818" calcext:value-type="float">
            <text:p>94,5726761818</text:p>
          </table:table-cell>
          <table:table-cell office:value-type="float" office:value="35.2322611809" calcext:value-type="float">
            <text:p>35,2322611809</text:p>
          </table:table-cell>
          <table:table-cell office:value-type="float" office:value="59.3404150009" calcext:value-type="float">
            <text:p>59,3404150009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36" calcext:value-type="float">
            <text:p>220263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0.639384985" calcext:value-type="float">
            <text:p>80,639384985</text:p>
          </table:table-cell>
          <table:table-cell office:value-type="float" office:value="23.6977689266" calcext:value-type="float">
            <text:p>23,6977689266</text:p>
          </table:table-cell>
          <table:table-cell office:value-type="float" office:value="56.9416160583" calcext:value-type="float">
            <text:p>56,9416160583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38" calcext:value-type="float">
            <text:p>220263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6.7314970493" calcext:value-type="float">
            <text:p>86,7314970493</text:p>
          </table:table-cell>
          <table:table-cell office:value-type="float" office:value="26.5122971535" calcext:value-type="float">
            <text:p>26,5122971535</text:p>
          </table:table-cell>
          <table:table-cell office:value-type="float" office:value="60.2191998959" calcext:value-type="float">
            <text:p>60,2191998959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399" calcext:value-type="float">
            <text:p>220239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50.580837965" calcext:value-type="float">
            <text:p>150,580837965</text:p>
          </table:table-cell>
          <table:table-cell office:value-type="float" office:value="70.5070729256" calcext:value-type="float">
            <text:p>70,5070729256</text:p>
          </table:table-cell>
          <table:table-cell office:value-type="float" office:value="80.0737650394" calcext:value-type="float">
            <text:p>80,0737650394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00" calcext:value-type="float">
            <text:p>220240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38.483706951" calcext:value-type="float">
            <text:p>138,483706951</text:p>
          </table:table-cell>
          <table:table-cell office:value-type="float" office:value="81.7321178913" calcext:value-type="float">
            <text:p>81,7321178913</text:p>
          </table:table-cell>
          <table:table-cell office:value-type="float" office:value="56.7515890598" calcext:value-type="float">
            <text:p>56,7515890598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65" calcext:value-type="float">
            <text:p>218666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9.3248829842" calcext:value-type="float">
            <text:p>89,3248829842</text:p>
          </table:table-cell>
          <table:table-cell office:value-type="float" office:value="26.7611320019" calcext:value-type="float">
            <text:p>26,7611320019</text:p>
          </table:table-cell>
          <table:table-cell office:value-type="float" office:value="62.5637509823" calcext:value-type="float">
            <text:p>62,5637509823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66" calcext:value-type="float">
            <text:p>218666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60.165433168" calcext:value-type="float">
            <text:p>160,165433168</text:p>
          </table:table-cell>
          <table:table-cell office:value-type="float" office:value="94.9975709915" calcext:value-type="float">
            <text:p>94,9975709915</text:p>
          </table:table-cell>
          <table:table-cell office:value-type="float" office:value="65.1678621769" calcext:value-type="float">
            <text:p>65,1678621769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57" calcext:value-type="float">
            <text:p>218375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0.3564381599" calcext:value-type="float">
            <text:p>80,3564381599</text:p>
          </table:table-cell>
          <table:table-cell office:value-type="float" office:value="23.2430989742" calcext:value-type="float">
            <text:p>23,2430989742</text:p>
          </table:table-cell>
          <table:table-cell office:value-type="float" office:value="57.1133391857" calcext:value-type="float">
            <text:p>57,1133391857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58" calcext:value-type="float">
            <text:p>218375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.119399786" calcext:value-type="float">
            <text:p>80,119399786</text:p>
          </table:table-cell>
          <table:table-cell office:value-type="float" office:value="22.6351718903" calcext:value-type="float">
            <text:p>22,6351718903</text:p>
          </table:table-cell>
          <table:table-cell office:value-type="float" office:value="57.4842278957" calcext:value-type="float">
            <text:p>57,4842278957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899" calcext:value-type="float">
            <text:p>217789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1.601377964" calcext:value-type="float">
            <text:p>81,601377964</text:p>
          </table:table-cell>
          <table:table-cell office:value-type="float" office:value="23.8926620483" calcext:value-type="float">
            <text:p>23,8926620483</text:p>
          </table:table-cell>
          <table:table-cell office:value-type="float" office:value="57.7087159157" calcext:value-type="float">
            <text:p>57,7087159157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1" calcext:value-type="float">
            <text:p>217790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9.8892090321" calcext:value-type="float">
            <text:p>89,8892090321</text:p>
          </table:table-cell>
          <table:table-cell office:value-type="float" office:value="28.2472519875" calcext:value-type="float">
            <text:p>28,2472519875</text:p>
          </table:table-cell>
          <table:table-cell office:value-type="float" office:value="61.6419570446" calcext:value-type="float">
            <text:p>61,6419570446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4170" calcext:value-type="float">
            <text:p>220417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75.844392061" calcext:value-type="float">
            <text:p>175,844392061</text:p>
          </table:table-cell>
          <table:table-cell office:value-type="float" office:value="125.91511488" calcext:value-type="float">
            <text:p>125,91511488</text:p>
          </table:table-cell>
          <table:table-cell office:value-type="float" office:value="49.9292771816" calcext:value-type="float">
            <text:p>49,9292771816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172" calcext:value-type="float">
            <text:p>22041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7.2813248634" calcext:value-type="float">
            <text:p>97,2813248634</text:p>
          </table:table-cell>
          <table:table-cell office:value-type="float" office:value="39.7416238785" calcext:value-type="float">
            <text:p>39,7416238785</text:p>
          </table:table-cell>
          <table:table-cell office:value-type="float" office:value="57.539700985" calcext:value-type="float">
            <text:p>57,539700985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0" calcext:value-type="float">
            <text:p>220264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8.2107179165" calcext:value-type="float">
            <text:p>78,2107179165</text:p>
          </table:table-cell>
          <table:table-cell office:value-type="float" office:value="24.6118140221" calcext:value-type="float">
            <text:p>24,6118140221</text:p>
          </table:table-cell>
          <table:table-cell office:value-type="float" office:value="53.5989038944" calcext:value-type="float">
            <text:p>53,5989038944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1" calcext:value-type="float">
            <text:p>220264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00.468272209" calcext:value-type="float">
            <text:p>300,468272209</text:p>
          </table:table-cell>
          <table:table-cell office:value-type="float" office:value="23.8241000175" calcext:value-type="float">
            <text:p>23,8241000175</text:p>
          </table:table-cell>
          <table:table-cell office:value-type="float" office:value="276.644172192" calcext:value-type="float">
            <text:p>276,644172192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02" calcext:value-type="float">
            <text:p>220240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5.0702419281" calcext:value-type="float">
            <text:p>75,0702419281</text:p>
          </table:table-cell>
          <table:table-cell office:value-type="float" office:value="23.3156080246" calcext:value-type="float">
            <text:p>23,3156080246</text:p>
          </table:table-cell>
          <table:table-cell office:value-type="float" office:value="51.7546339035" calcext:value-type="float">
            <text:p>51,7546339035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04" calcext:value-type="float">
            <text:p>220240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4.814820051" calcext:value-type="float">
            <text:p>114,814820051</text:p>
          </table:table-cell>
          <table:table-cell office:value-type="float" office:value="24.1912009716" calcext:value-type="float">
            <text:p>24,1912009716</text:p>
          </table:table-cell>
          <table:table-cell office:value-type="float" office:value="90.6236190796" calcext:value-type="float">
            <text:p>90,6236190796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67" calcext:value-type="float">
            <text:p>218666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9.4781191349" calcext:value-type="float">
            <text:p>79,4781191349</text:p>
          </table:table-cell>
          <table:table-cell office:value-type="float" office:value="22.0178999901" calcext:value-type="float">
            <text:p>22,0178999901</text:p>
          </table:table-cell>
          <table:table-cell office:value-type="float" office:value="57.4602191448" calcext:value-type="float">
            <text:p>57,4602191448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69" calcext:value-type="float">
            <text:p>218666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3.6152150631" calcext:value-type="float">
            <text:p>73,6152150631</text:p>
          </table:table-cell>
          <table:table-cell office:value-type="float" office:value="22.1054139137" calcext:value-type="float">
            <text:p>22,1054139137</text:p>
          </table:table-cell>
          <table:table-cell office:value-type="float" office:value="51.5098011494" calcext:value-type="float">
            <text:p>51,5098011494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60" calcext:value-type="float">
            <text:p>218376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3.1189079285" calcext:value-type="float">
            <text:p>73,1189079285</text:p>
          </table:table-cell>
          <table:table-cell office:value-type="float" office:value="21.7224419117" calcext:value-type="float">
            <text:p>21,7224419117</text:p>
          </table:table-cell>
          <table:table-cell office:value-type="float" office:value="51.3964660168" calcext:value-type="float">
            <text:p>51,3964660168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61" calcext:value-type="float">
            <text:p>218376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6.6168949604" calcext:value-type="float">
            <text:p>76,6168949604</text:p>
          </table:table-cell>
          <table:table-cell office:value-type="float" office:value="23.7473220825" calcext:value-type="float">
            <text:p>23,7473220825</text:p>
          </table:table-cell>
          <table:table-cell office:value-type="float" office:value="52.8695728779" calcext:value-type="float">
            <text:p>52,8695728779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2" calcext:value-type="float">
            <text:p>217790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1.5610508919" calcext:value-type="float">
            <text:p>81,5610508919</text:p>
          </table:table-cell>
          <table:table-cell office:value-type="float" office:value="26.8034939766" calcext:value-type="float">
            <text:p>26,8034939766</text:p>
          </table:table-cell>
          <table:table-cell office:value-type="float" office:value="54.7575569153" calcext:value-type="float">
            <text:p>54,7575569153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3" calcext:value-type="float">
            <text:p>217790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3.9066550732" calcext:value-type="float">
            <text:p>73,9066550732</text:p>
          </table:table-cell>
          <table:table-cell office:value-type="float" office:value="21.8842759132" calcext:value-type="float">
            <text:p>21,8842759132</text:p>
          </table:table-cell>
          <table:table-cell office:value-type="float" office:value="52.0223791599" calcext:value-type="float">
            <text:p>52,0223791599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4173" calcext:value-type="float">
            <text:p>220417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7.9408218861" calcext:value-type="float">
            <text:p>77,9408218861</text:p>
          </table:table-cell>
          <table:table-cell office:value-type="float" office:value="22.9920480251" calcext:value-type="float">
            <text:p>22,9920480251</text:p>
          </table:table-cell>
          <table:table-cell office:value-type="float" office:value="54.9487738609" calcext:value-type="float">
            <text:p>54,9487738609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174" calcext:value-type="float">
            <text:p>220417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08.019701004" calcext:value-type="float">
            <text:p>108,019701004</text:p>
          </table:table-cell>
          <table:table-cell office:value-type="float" office:value="32.308909893" calcext:value-type="float">
            <text:p>32,308909893</text:p>
          </table:table-cell>
          <table:table-cell office:value-type="float" office:value="75.710791111" calcext:value-type="float">
            <text:p>75,710791111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2" calcext:value-type="float">
            <text:p>2202642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8.9921841621" calcext:value-type="float">
            <text:p>78,9921841621</text:p>
          </table:table-cell>
          <table:table-cell office:value-type="float" office:value="25.0596530437" calcext:value-type="float">
            <text:p>25,0596530437</text:p>
          </table:table-cell>
          <table:table-cell office:value-type="float" office:value="53.9325311184" calcext:value-type="float">
            <text:p>53,9325311184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3" calcext:value-type="float">
            <text:p>220264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05" calcext:value-type="float">
            <text:p>220240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3.1287331581" calcext:value-type="float">
            <text:p>73,1287331581</text:p>
          </table:table-cell>
          <table:table-cell office:value-type="float" office:value="22.1052961349" calcext:value-type="float">
            <text:p>22,1052961349</text:p>
          </table:table-cell>
          <table:table-cell office:value-type="float" office:value="51.0234370232" calcext:value-type="float">
            <text:p>51,0234370232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07" calcext:value-type="float">
            <text:p>220240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7.2073001862" calcext:value-type="float">
            <text:p>87,2073001862</text:p>
          </table:table-cell>
          <table:table-cell office:value-type="float" office:value="33.760187149" calcext:value-type="float">
            <text:p>33,760187149</text:p>
          </table:table-cell>
          <table:table-cell office:value-type="float" office:value="53.4471130371" calcext:value-type="float">
            <text:p>53,4471130371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77" calcext:value-type="float">
            <text:p>218667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5.2692480087" calcext:value-type="float">
            <text:p>75,2692480087</text:p>
          </table:table-cell>
          <table:table-cell office:value-type="float" office:value="21.6212739944" calcext:value-type="float">
            <text:p>21,6212739944</text:p>
          </table:table-cell>
          <table:table-cell office:value-type="float" office:value="53.6479740143" calcext:value-type="float">
            <text:p>53,6479740143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78" calcext:value-type="float">
            <text:p>218667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5.6838359833" calcext:value-type="float">
            <text:p>75,6838359833</text:p>
          </table:table-cell>
          <table:table-cell office:value-type="float" office:value="23.3783831596" calcext:value-type="float">
            <text:p>23,3783831596</text:p>
          </table:table-cell>
          <table:table-cell office:value-type="float" office:value="52.3054528236" calcext:value-type="float">
            <text:p>52,3054528236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65" calcext:value-type="float">
            <text:p>218376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8.3508119583" calcext:value-type="float">
            <text:p>78,3508119583</text:p>
          </table:table-cell>
          <table:table-cell office:value-type="float" office:value="24.1786601543" calcext:value-type="float">
            <text:p>24,1786601543</text:p>
          </table:table-cell>
          <table:table-cell office:value-type="float" office:value="54.172151804" calcext:value-type="float">
            <text:p>54,172151804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67" calcext:value-type="float">
            <text:p>218376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7.1735789776" calcext:value-type="float">
            <text:p>77,1735789776</text:p>
          </table:table-cell>
          <table:table-cell office:value-type="float" office:value="25.1946020126" calcext:value-type="float">
            <text:p>25,1946020126</text:p>
          </table:table-cell>
          <table:table-cell office:value-type="float" office:value="51.978976965" calcext:value-type="float">
            <text:p>51,978976965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4" calcext:value-type="float">
            <text:p>217790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5.6386930943" calcext:value-type="float">
            <text:p>75,6386930943</text:p>
          </table:table-cell>
          <table:table-cell office:value-type="float" office:value="23.0207409859" calcext:value-type="float">
            <text:p>23,0207409859</text:p>
          </table:table-cell>
          <table:table-cell office:value-type="float" office:value="52.6179521084" calcext:value-type="float">
            <text:p>52,6179521084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6" calcext:value-type="float">
            <text:p>217790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5.1340079308" calcext:value-type="float">
            <text:p>75,1340079308</text:p>
          </table:table-cell>
          <table:table-cell office:value-type="float" office:value="22.1291120052" calcext:value-type="float">
            <text:p>22,1291120052</text:p>
          </table:table-cell>
          <table:table-cell office:value-type="float" office:value="53.0048959255" calcext:value-type="float">
            <text:p>53,0048959255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4176" calcext:value-type="float">
            <text:p>220417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73.2141289711" calcext:value-type="float">
            <text:p>73,2141289711</text:p>
          </table:table-cell>
          <table:table-cell office:value-type="float" office:value="24.1042449474" calcext:value-type="float">
            <text:p>24,1042449474</text:p>
          </table:table-cell>
          <table:table-cell office:value-type="float" office:value="49.1098840237" calcext:value-type="float">
            <text:p>49,1098840237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177" calcext:value-type="float">
            <text:p>220417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8.4395639896" calcext:value-type="float">
            <text:p>78,4395639896</text:p>
          </table:table-cell>
          <table:table-cell office:value-type="float" office:value="25.7751030922" calcext:value-type="float">
            <text:p>25,7751030922</text:p>
          </table:table-cell>
          <table:table-cell office:value-type="float" office:value="52.6644608974" calcext:value-type="float">
            <text:p>52,6644608974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5" calcext:value-type="float">
            <text:p>220264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78.6816179752" calcext:value-type="float">
            <text:p>78,6816179752</text:p>
          </table:table-cell>
          <table:table-cell office:value-type="float" office:value="23.9909949303" calcext:value-type="float">
            <text:p>23,9909949303</text:p>
          </table:table-cell>
          <table:table-cell office:value-type="float" office:value="54.690623045" calcext:value-type="float">
            <text:p>54,690623045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6" calcext:value-type="float">
            <text:p>220264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1.187623024" calcext:value-type="float">
            <text:p>81,187623024</text:p>
          </table:table-cell>
          <table:table-cell office:value-type="float" office:value="30.3845539093" calcext:value-type="float">
            <text:p>30,3845539093</text:p>
          </table:table-cell>
          <table:table-cell office:value-type="float" office:value="50.8030691147" calcext:value-type="float">
            <text:p>50,8030691147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08" calcext:value-type="float">
            <text:p>220240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4.6799781322" calcext:value-type="float">
            <text:p>84,6799781322</text:p>
          </table:table-cell>
          <table:table-cell office:value-type="float" office:value="29.9790410995" calcext:value-type="float">
            <text:p>29,9790410995</text:p>
          </table:table-cell>
          <table:table-cell office:value-type="float" office:value="54.7009370327" calcext:value-type="float">
            <text:p>54,7009370327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10" calcext:value-type="float">
            <text:p>220241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5.3406848907" calcext:value-type="float">
            <text:p>75,3406848907</text:p>
          </table:table-cell>
          <table:table-cell office:value-type="float" office:value="22.9739990234" calcext:value-type="float">
            <text:p>22,9739990234</text:p>
          </table:table-cell>
          <table:table-cell office:value-type="float" office:value="52.3666858673" calcext:value-type="float">
            <text:p>52,3666858673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79" calcext:value-type="float">
            <text:p>218667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73.8526070118" calcext:value-type="float">
            <text:p>73,8526070118</text:p>
          </table:table-cell>
          <table:table-cell office:value-type="float" office:value="21.6296200752" calcext:value-type="float">
            <text:p>21,6296200752</text:p>
          </table:table-cell>
          <table:table-cell office:value-type="float" office:value="52.2229869366" calcext:value-type="float">
            <text:p>52,2229869366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80" calcext:value-type="float">
            <text:p>218668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5.7755579948" calcext:value-type="float">
            <text:p>75,7755579948</text:p>
          </table:table-cell>
          <table:table-cell office:value-type="float" office:value="21.5149629116" calcext:value-type="float">
            <text:p>21,5149629116</text:p>
          </table:table-cell>
          <table:table-cell office:value-type="float" office:value="54.2605950832" calcext:value-type="float">
            <text:p>54,2605950832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68" calcext:value-type="float">
            <text:p>218376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2.1376318932" calcext:value-type="float">
            <text:p>82,1376318932</text:p>
          </table:table-cell>
          <table:table-cell office:value-type="float" office:value="24.4159948826" calcext:value-type="float">
            <text:p>24,4159948826</text:p>
          </table:table-cell>
          <table:table-cell office:value-type="float" office:value="57.7216370106" calcext:value-type="float">
            <text:p>57,7216370106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69" calcext:value-type="float">
            <text:p>218376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1.4229109287" calcext:value-type="float">
            <text:p>71,4229109287</text:p>
          </table:table-cell>
          <table:table-cell office:value-type="float" office:value="22.9330010414" calcext:value-type="float">
            <text:p>22,9330010414</text:p>
          </table:table-cell>
          <table:table-cell office:value-type="float" office:value="48.4899098873" calcext:value-type="float">
            <text:p>48,4899098873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7" calcext:value-type="float">
            <text:p>217790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78.7828361988" calcext:value-type="float">
            <text:p>78,7828361988</text:p>
          </table:table-cell>
          <table:table-cell office:value-type="float" office:value="23.2179880142" calcext:value-type="float">
            <text:p>23,2179880142</text:p>
          </table:table-cell>
          <table:table-cell office:value-type="float" office:value="55.5648481846" calcext:value-type="float">
            <text:p>55,5648481846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8" calcext:value-type="float">
            <text:p>217790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93.5036010742" calcext:value-type="float">
            <text:p>93,5036010742</text:p>
          </table:table-cell>
          <table:table-cell office:value-type="float" office:value="29.9894840717" calcext:value-type="float">
            <text:p>29,9894840717</text:p>
          </table:table-cell>
          <table:table-cell office:value-type="float" office:value="63.5141170025" calcext:value-type="float">
            <text:p>63,5141170025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4178" calcext:value-type="float">
            <text:p>220417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38.10421586" calcext:value-type="float">
            <text:p>138,10421586</text:p>
          </table:table-cell>
          <table:table-cell office:value-type="float" office:value="23.3044259548" calcext:value-type="float">
            <text:p>23,3044259548</text:p>
          </table:table-cell>
          <table:table-cell office:value-type="float" office:value="114.799789906" calcext:value-type="float">
            <text:p>114,799789906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179" calcext:value-type="float">
            <text:p>220417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25.09412384" calcext:value-type="float">
            <text:p>125,09412384</text:p>
          </table:table-cell>
          <table:table-cell office:value-type="float" office:value="74.1885018349" calcext:value-type="float">
            <text:p>74,1885018349</text:p>
          </table:table-cell>
          <table:table-cell office:value-type="float" office:value="50.9056220055" calcext:value-type="float">
            <text:p>50,9056220055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7" calcext:value-type="float">
            <text:p>220264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32.80189991" calcext:value-type="float">
            <text:p>332,80189991</text:p>
          </table:table-cell>
          <table:table-cell office:value-type="float" office:value="112.832261086" calcext:value-type="float">
            <text:p>112,832261086</text:p>
          </table:table-cell>
          <table:table-cell office:value-type="float" office:value="219.969638824" calcext:value-type="float">
            <text:p>219,969638824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8" calcext:value-type="float">
            <text:p>220264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5.2909269333" calcext:value-type="float">
            <text:p>85,2909269333</text:p>
          </table:table-cell>
          <table:table-cell office:value-type="float" office:value="30.4865539074" calcext:value-type="float">
            <text:p>30,4865539074</text:p>
          </table:table-cell>
          <table:table-cell office:value-type="float" office:value="54.8043730259" calcext:value-type="float">
            <text:p>54,8043730259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11" calcext:value-type="float">
            <text:p>220241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0.6049938202" calcext:value-type="float">
            <text:p>80,6049938202</text:p>
          </table:table-cell>
          <table:table-cell office:value-type="float" office:value="22.1569929123" calcext:value-type="float">
            <text:p>22,1569929123</text:p>
          </table:table-cell>
          <table:table-cell office:value-type="float" office:value="58.4480009079" calcext:value-type="float">
            <text:p>58,4480009079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12" calcext:value-type="float">
            <text:p>2202412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5.1341910362" calcext:value-type="float">
            <text:p>75,1341910362</text:p>
          </table:table-cell>
          <table:table-cell office:value-type="float" office:value="22.8722758293" calcext:value-type="float">
            <text:p>22,8722758293</text:p>
          </table:table-cell>
          <table:table-cell office:value-type="float" office:value="52.2619152069" calcext:value-type="float">
            <text:p>52,2619152069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86" calcext:value-type="float">
            <text:p>218668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74.2564580441" calcext:value-type="float">
            <text:p>74,2564580441</text:p>
          </table:table-cell>
          <table:table-cell office:value-type="float" office:value="23.1615190506" calcext:value-type="float">
            <text:p>23,1615190506</text:p>
          </table:table-cell>
          <table:table-cell office:value-type="float" office:value="51.0949389935" calcext:value-type="float">
            <text:p>51,0949389935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87" calcext:value-type="float">
            <text:p>218668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6.754652977" calcext:value-type="float">
            <text:p>76,754652977</text:p>
          </table:table-cell>
          <table:table-cell office:value-type="float" office:value="23.0920820236" calcext:value-type="float">
            <text:p>23,0920820236</text:p>
          </table:table-cell>
          <table:table-cell office:value-type="float" office:value="53.6625709534" calcext:value-type="float">
            <text:p>53,6625709534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73" calcext:value-type="float">
            <text:p>218377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74.7295949459" calcext:value-type="float">
            <text:p>74,7295949459</text:p>
          </table:table-cell>
          <table:table-cell office:value-type="float" office:value="22.5070509911" calcext:value-type="float">
            <text:p>22,5070509911</text:p>
          </table:table-cell>
          <table:table-cell office:value-type="float" office:value="52.2225439548" calcext:value-type="float">
            <text:p>52,2225439548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74" calcext:value-type="float">
            <text:p>218377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3.6604950428" calcext:value-type="float">
            <text:p>73,6604950428</text:p>
          </table:table-cell>
          <table:table-cell office:value-type="float" office:value="22.6261999607" calcext:value-type="float">
            <text:p>22,6261999607</text:p>
          </table:table-cell>
          <table:table-cell office:value-type="float" office:value="51.0342950821" calcext:value-type="float">
            <text:p>51,0342950821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9" calcext:value-type="float">
            <text:p>217790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5.1037859917" calcext:value-type="float">
            <text:p>85,1037859917</text:p>
          </table:table-cell>
          <table:table-cell office:value-type="float" office:value="32.093170166" calcext:value-type="float">
            <text:p>32,093170166</text:p>
          </table:table-cell>
          <table:table-cell office:value-type="float" office:value="53.0106158257" calcext:value-type="float">
            <text:p>53,0106158257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11" calcext:value-type="float">
            <text:p>217791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2.7150900364" calcext:value-type="float">
            <text:p>82,7150900364</text:p>
          </table:table-cell>
          <table:table-cell office:value-type="float" office:value="29.8976929188" calcext:value-type="float">
            <text:p>29,8976929188</text:p>
          </table:table-cell>
          <table:table-cell office:value-type="float" office:value="52.8173971176" calcext:value-type="float">
            <text:p>52,8173971176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3" table:number-columns-repeated="6"/>
          <table:table-cell table:style-name="ce38" table:number-columns-repeated="3"/>
          <table:table-cell table:style-name="ce1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6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1" office:value-type="string" calcext:value-type="string">
            <text:p>USED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office:value-type="float" office:value="2210018" calcext:value-type="float">
            <text:p>221001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20.067487001" calcext:value-type="float">
            <text:p>520,067487001</text:p>
          </table:table-cell>
          <table:table-cell office:value-type="float" office:value="93.8065400124" calcext:value-type="float">
            <text:p>93,8065400124</text:p>
          </table:table-cell>
          <table:table-cell office:value-type="float" office:value="426.260946989" calcext:value-type="float">
            <text:p>426,260946989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19" calcext:value-type="float">
            <text:p>2210019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46.673713923" calcext:value-type="float">
            <text:p>546,673713923</text:p>
          </table:table-cell>
          <table:table-cell office:value-type="float" office:value="123.458285809" calcext:value-type="float">
            <text:p>123,458285809</text:p>
          </table:table-cell>
          <table:table-cell office:value-type="float" office:value="423.215428114" calcext:value-type="float">
            <text:p>423,215428114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10031" calcext:value-type="float">
            <text:p>221003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93.034395933" calcext:value-type="float">
            <text:p>493,034395933</text:p>
          </table:table-cell>
          <table:table-cell office:value-type="float" office:value="83.5429899693" calcext:value-type="float">
            <text:p>83,5429899693</text:p>
          </table:table-cell>
          <table:table-cell office:value-type="float" office:value="409.491405964" calcext:value-type="float">
            <text:p>409,491405964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32" calcext:value-type="float">
            <text:p>2210032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03.378046989" calcext:value-type="float">
            <text:p>503,378046989</text:p>
          </table:table-cell>
          <table:table-cell office:value-type="float" office:value="114.592139006" calcext:value-type="float">
            <text:p>114,592139006</text:p>
          </table:table-cell>
          <table:table-cell office:value-type="float" office:value="388.785907984" calcext:value-type="float">
            <text:p>388,785907984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89.829208136" calcext:value-type="float">
            <text:p>389,829208136</text:p>
          </table:table-cell>
          <table:table-cell table:style-name="ce21" office:value-type="float" office:value="279.381164074" calcext:value-type="float">
            <text:p>279,381164074</text:p>
          </table:table-cell>
          <table:table-cell table:style-name="ce21" office:value-type="float" office:value="202.434518099" calcext:value-type="float">
            <text:p>202,434518099</text:p>
          </table:table-cell>
          <table:table-cell table:style-name="ce21" office:value-type="float" office:value="426.260946989" calcext:value-type="float">
            <text:p>426,260946989</text:p>
          </table:table-cell>
          <table:table-cell table:style-name="ce21" office:value-type="float" office:value="281.258171082" calcext:value-type="float">
            <text:p>281,258171082</text:p>
          </table:table-cell>
          <table:table-cell table:style-name="ce21" office:value-type="float" office:value="200.427299023" calcext:value-type="float">
            <text:p>200,427299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43" calcext:value-type="float">
            <text:p>2210043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671.789237976" calcext:value-type="float">
            <text:p>671,789237976</text:p>
          </table:table-cell>
          <table:table-cell office:value-type="float" office:value="98.3450078964" calcext:value-type="float">
            <text:p>98,3450078964</text:p>
          </table:table-cell>
          <table:table-cell office:value-type="float" office:value="573.44423008" calcext:value-type="float">
            <text:p>573,44423008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94.881984949" calcext:value-type="float">
            <text:p>394,881984949</text:p>
          </table:table-cell>
          <table:table-cell table:style-name="ce21" office:value-type="float" office:value="256.119238138" calcext:value-type="float">
            <text:p>256,119238138</text:p>
          </table:table-cell>
          <table:table-cell table:style-name="ce21" office:value-type="float" office:value="197.882769108" calcext:value-type="float">
            <text:p>197,882769108</text:p>
          </table:table-cell>
          <table:table-cell table:style-name="ce21" office:value-type="float" office:value="423.215428114" calcext:value-type="float">
            <text:p>423,215428114</text:p>
          </table:table-cell>
          <table:table-cell table:style-name="ce21" office:value-type="float" office:value="272.795176983" calcext:value-type="float">
            <text:p>272,795176983</text:p>
          </table:table-cell>
          <table:table-cell table:style-name="ce21" office:value-type="float" office:value="197.596918106" calcext:value-type="float">
            <text:p>197,5969181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44" calcext:value-type="float">
            <text:p>2210044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84.567610979" calcext:value-type="float">
            <text:p>784,567610979</text:p>
          </table:table-cell>
          <table:table-cell office:value-type="float" office:value="106.473961115" calcext:value-type="float">
            <text:p>106,473961115</text:p>
          </table:table-cell>
          <table:table-cell office:value-type="float" office:value="678.093649864" calcext:value-type="float">
            <text:p>678,093649864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89.509613037" calcext:value-type="float">
            <text:p>389,509613037</text:p>
          </table:table-cell>
          <table:table-cell table:style-name="ce21" office:value-type="float" office:value="278.911174059" calcext:value-type="float">
            <text:p>278,911174059</text:p>
          </table:table-cell>
          <table:table-cell table:style-name="ce21" office:value-type="float" office:value="205.802544117" calcext:value-type="float">
            <text:p>205,802544117</text:p>
          </table:table-cell>
          <table:table-cell table:style-name="ce21" office:value-type="float" office:value="409.491405964" calcext:value-type="float">
            <text:p>409,491405964</text:p>
          </table:table-cell>
          <table:table-cell table:style-name="ce21" office:value-type="float" office:value="267.985571861" calcext:value-type="float">
            <text:p>267,985571861</text:p>
          </table:table-cell>
          <table:table-cell table:style-name="ce21" office:value-type="float" office:value="188.748317957" calcext:value-type="float">
            <text:p>188,7483179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57" calcext:value-type="float">
            <text:p>221005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602.335442066" calcext:value-type="float">
            <text:p>602,335442066</text:p>
          </table:table-cell>
          <table:table-cell office:value-type="float" office:value="176.138465881" calcext:value-type="float">
            <text:p>176,138465881</text:p>
          </table:table-cell>
          <table:table-cell office:value-type="float" office:value="426.196976185" calcext:value-type="float">
            <text:p>426,196976185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99.154745817" calcext:value-type="float">
            <text:p>399,154745817</text:p>
          </table:table-cell>
          <table:table-cell table:style-name="ce21" office:value-type="float" office:value="264.675968885" calcext:value-type="float">
            <text:p>264,675968885</text:p>
          </table:table-cell>
          <table:table-cell table:style-name="ce21" office:value-type="float" office:value="194.50100708" calcext:value-type="float">
            <text:p>194,50100708</text:p>
          </table:table-cell>
          <table:table-cell table:style-name="ce21" office:value-type="float" office:value="388.785907984" calcext:value-type="float">
            <text:p>388,785907984</text:p>
          </table:table-cell>
          <table:table-cell table:style-name="ce21" office:value-type="float" office:value="266.382635117" calcext:value-type="float">
            <text:p>266,382635117</text:p>
          </table:table-cell>
          <table:table-cell table:style-name="ce21" office:value-type="float" office:value="192.92889905" calcext:value-type="float">
            <text:p>192,928899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58" calcext:value-type="float">
            <text:p>221005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78.272251129" calcext:value-type="float">
            <text:p>778,272251129</text:p>
          </table:table-cell>
          <table:table-cell office:value-type="float" office:value="298.217683077" calcext:value-type="float">
            <text:p>298,217683077</text:p>
          </table:table-cell>
          <table:table-cell office:value-type="float" office:value="480.054568052" calcext:value-type="float">
            <text:p>480,054568052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451.02363205" calcext:value-type="float">
            <text:p>451,02363205</text:p>
          </table:table-cell>
          <table:table-cell table:style-name="ce21" office:value-type="float" office:value="274.07707119" calcext:value-type="float">
            <text:p>274,07707119</text:p>
          </table:table-cell>
          <table:table-cell table:style-name="ce21" office:value-type="float" office:value="189.842261076" calcext:value-type="float">
            <text:p>189,842261076</text:p>
          </table:table-cell>
          <table:table-cell table:style-name="ce21" office:value-type="float" office:value="426.196976185" calcext:value-type="float">
            <text:p>426,196976185</text:p>
          </table:table-cell>
          <table:table-cell table:style-name="ce21" office:value-type="float" office:value="279.549182892" calcext:value-type="float">
            <text:p>279,549182892</text:p>
          </table:table-cell>
          <table:table-cell table:style-name="ce21" office:value-type="float" office:value="208.339566946" calcext:value-type="float">
            <text:p>208,3395669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70" calcext:value-type="float">
            <text:p>2210070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23.151851892" calcext:value-type="float">
            <text:p>523,151851892</text:p>
          </table:table-cell>
          <table:table-cell office:value-type="float" office:value="88.8348898888" calcext:value-type="float">
            <text:p>88,8348898888</text:p>
          </table:table-cell>
          <table:table-cell office:value-type="float" office:value="434.316962004" calcext:value-type="float">
            <text:p>434,316962004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93.559832096" calcext:value-type="float">
            <text:p>393,559832096</text:p>
          </table:table-cell>
          <table:table-cell table:style-name="ce21" office:value-type="float" office:value="265.440802097" calcext:value-type="float">
            <text:p>265,440802097</text:p>
          </table:table-cell>
          <table:table-cell table:style-name="ce21" office:value-type="float" office:value="218.91985178" calcext:value-type="float">
            <text:p>218,91985178</text:p>
          </table:table-cell>
          <table:table-cell table:style-name="ce21" office:value-type="float" office:value="480.054568052" calcext:value-type="float">
            <text:p>480,054568052</text:p>
          </table:table-cell>
          <table:table-cell table:style-name="ce21" office:value-type="float" office:value="265.977296114" calcext:value-type="float">
            <text:p>265,977296114</text:p>
          </table:table-cell>
          <table:table-cell table:style-name="ce21" office:value-type="float" office:value="193.208095074" calcext:value-type="float">
            <text:p>193,2080950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71" calcext:value-type="float">
            <text:p>221007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04.520807981" calcext:value-type="float">
            <text:p>704,520807981</text:p>
          </table:table-cell>
          <table:table-cell office:value-type="float" office:value="223.107398987" calcext:value-type="float">
            <text:p>223,107398987</text:p>
          </table:table-cell>
          <table:table-cell office:value-type="float" office:value="481.413408995" calcext:value-type="float">
            <text:p>481,413408995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404.180789948" calcext:value-type="float">
            <text:p>404,180789948</text:p>
          </table:table-cell>
          <table:table-cell table:style-name="ce21" office:value-type="float" office:value="273.872781992" calcext:value-type="float">
            <text:p>273,872781992</text:p>
          </table:table-cell>
          <table:table-cell table:style-name="ce21" office:value-type="float" office:value="209.632886171" calcext:value-type="float">
            <text:p>209,632886171</text:p>
          </table:table-cell>
          <table:table-cell table:style-name="ce21" office:value-type="float" office:value="434.316962004" calcext:value-type="float">
            <text:p>434,316962004</text:p>
          </table:table-cell>
          <table:table-cell table:style-name="ce21"/>
          <table:table-cell table:style-name="ce21" office:value-type="float" office:value="196.54883194" calcext:value-type="float">
            <text:p>196,5488319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office:value-type="float" office:value="364.393563032" calcext:value-type="float">
            <text:p>364,393563032</text:p>
          </table:table-cell>
          <table:table-cell table:style-name="ce21" office:value-type="float" office:value="272.921763897" calcext:value-type="float">
            <text:p>272,921763897</text:p>
          </table:table-cell>
          <table:table-cell table:style-name="ce21" office:value-type="float" office:value="213.203394175" calcext:value-type="float">
            <text:p>213,203394175</text:p>
          </table:table-cell>
          <table:table-cell table:style-name="ce21" office:value-type="float" office:value="481.413408995" calcext:value-type="float">
            <text:p>481,413408995</text:p>
          </table:table-cell>
          <table:table-cell table:style-name="ce21"/>
          <table:table-cell table:style-name="ce21" office:value-type="float" office:value="188.747098207" calcext:value-type="float">
            <text:p>188,7470982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21" calcext:value-type="float">
            <text:p>221002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70.588537216" calcext:value-type="float">
            <text:p>470,588537216</text:p>
          </table:table-cell>
          <table:table-cell office:value-type="float" office:value="80.7593290806" calcext:value-type="float">
            <text:p>80,7593290806</text:p>
          </table:table-cell>
          <table:table-cell office:value-type="float" office:value="389.829208136" calcext:value-type="float">
            <text:p>389,829208136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/>
          <table:table-cell table:style-name="ce21" office:value-type="float" office:value="273.240539074" calcext:value-type="float">
            <text:p>273,240539074</text:p>
          </table:table-cell>
          <table:table-cell table:style-name="ce21" table:number-columns-repeated="4"/>
          <table:table-cell table:number-columns-repeated="7"/>
        </table:table-row>
        <table:table-row table:style-name="ro1">
          <table:table-cell/>
          <table:table-cell office:value-type="float" office:value="2210022" calcext:value-type="float">
            <text:p>2210022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72.88685894" calcext:value-type="float">
            <text:p>572,88685894</text:p>
          </table:table-cell>
          <table:table-cell office:value-type="float" office:value="85.8246159554" calcext:value-type="float">
            <text:p>85,8246159554</text:p>
          </table:table-cell>
          <table:table-cell office:value-type="float" office:value="487.062242985" calcext:value-type="float">
            <text:p>487,062242985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33" calcext:value-type="float">
            <text:p>221003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79.456873894" calcext:value-type="float">
            <text:p>479,456873894</text:p>
          </table:table-cell>
          <table:table-cell office:value-type="float" office:value="84.5748889446" calcext:value-type="float">
            <text:p>84,5748889446</text:p>
          </table:table-cell>
          <table:table-cell office:value-type="float" office:value="394.881984949" calcext:value-type="float">
            <text:p>394,881984949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34" calcext:value-type="float">
            <text:p>221003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12.055783033" calcext:value-type="float">
            <text:p>512,055783033</text:p>
          </table:table-cell>
          <table:table-cell office:value-type="float" office:value="122.546169996" calcext:value-type="float">
            <text:p>122,546169996</text:p>
          </table:table-cell>
          <table:table-cell office:value-type="float" office:value="389.509613037" calcext:value-type="float">
            <text:p>389,509613037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45" calcext:value-type="float">
            <text:p>2210045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83.307201862" calcext:value-type="float">
            <text:p>483,307201862</text:p>
          </table:table-cell>
          <table:table-cell office:value-type="float" office:value="84.1524560452" calcext:value-type="float">
            <text:p>84,1524560452</text:p>
          </table:table-cell>
          <table:table-cell office:value-type="float" office:value="399.154745817" calcext:value-type="float">
            <text:p>399,154745817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47" calcext:value-type="float">
            <text:p>2210047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40.164286137" calcext:value-type="float">
            <text:p>540,164286137</text:p>
          </table:table-cell>
          <table:table-cell office:value-type="float" office:value="89.1406540871" calcext:value-type="float">
            <text:p>89,1406540871</text:p>
          </table:table-cell>
          <table:table-cell office:value-type="float" office:value="451.02363205" calcext:value-type="float">
            <text:p>451,02363205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59" calcext:value-type="float">
            <text:p>221005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71.241477013" calcext:value-type="float">
            <text:p>471,241477013</text:p>
          </table:table-cell>
          <table:table-cell office:value-type="float" office:value="77.6816449165" calcext:value-type="float">
            <text:p>77,6816449165</text:p>
          </table:table-cell>
          <table:table-cell office:value-type="float" office:value="393.559832096" calcext:value-type="float">
            <text:p>393,559832096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61" calcext:value-type="float">
            <text:p>221006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86.541610956" calcext:value-type="float">
            <text:p>486,541610956</text:p>
          </table:table-cell>
          <table:table-cell office:value-type="float" office:value="82.3608210087" calcext:value-type="float">
            <text:p>82,3608210087</text:p>
          </table:table-cell>
          <table:table-cell office:value-type="float" office:value="404.180789948" calcext:value-type="float">
            <text:p>404,180789948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73" calcext:value-type="float">
            <text:p>221007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608.664871216" calcext:value-type="float">
            <text:p>608,664871216</text:p>
          </table:table-cell>
          <table:table-cell office:value-type="float" office:value="127.19363308" calcext:value-type="float">
            <text:p>127,19363308</text:p>
          </table:table-cell>
          <table:table-cell office:value-type="float" office:value="481.471238136" calcext:value-type="float">
            <text:p>481,471238136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74" calcext:value-type="float">
            <text:p>221007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84.767702103" calcext:value-type="float">
            <text:p>484,767702103</text:p>
          </table:table-cell>
          <table:table-cell office:value-type="float" office:value="120.374139071" calcext:value-type="float">
            <text:p>120,374139071</text:p>
          </table:table-cell>
          <table:table-cell office:value-type="float" office:value="364.393563032" calcext:value-type="float">
            <text:p>364,393563032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10023" calcext:value-type="float">
            <text:p>2210023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58.074445963" calcext:value-type="float">
            <text:p>358,074445963</text:p>
          </table:table-cell>
          <table:table-cell office:value-type="float" office:value="76.8162748814" calcext:value-type="float">
            <text:p>76,8162748814</text:p>
          </table:table-cell>
          <table:table-cell office:value-type="float" office:value="281.258171082" calcext:value-type="float">
            <text:p>281,258171082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10024" calcext:value-type="float">
            <text:p>2210024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20.220503092" calcext:value-type="float">
            <text:p>620,220503092</text:p>
          </table:table-cell>
          <table:table-cell office:value-type="float" office:value="347.425326109" calcext:value-type="float">
            <text:p>347,425326109</text:p>
          </table:table-cell>
          <table:table-cell office:value-type="float" office:value="272.795176983" calcext:value-type="float">
            <text:p>272,795176983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35" calcext:value-type="float">
            <text:p>2210035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513.868656874" calcext:value-type="float">
            <text:p>513,868656874</text:p>
          </table:table-cell>
          <table:table-cell office:value-type="float" office:value="245.883085012" calcext:value-type="float">
            <text:p>245,883085012</text:p>
          </table:table-cell>
          <table:table-cell office:value-type="float" office:value="267.985571861" calcext:value-type="float">
            <text:p>267,985571861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89.829208136" calcext:value-type="float">
            <text:p>389,829208136</text:p>
          </table:table-cell>
          <table:table-cell table:style-name="ce21" office:value-type="float" office:value="279.381164074" calcext:value-type="float">
            <text:p>279,381164074</text:p>
          </table:table-cell>
          <table:table-cell table:style-name="ce21" office:value-type="float" office:value="202.434518099" calcext:value-type="float">
            <text:p>202,434518099</text:p>
          </table:table-cell>
          <table:table-cell table:style-name="ce21" office:value-type="float" office:value="426.260946989" calcext:value-type="float">
            <text:p>426,260946989</text:p>
          </table:table-cell>
          <table:table-cell table:style-name="ce21" office:value-type="float" office:value="281.258171082" calcext:value-type="float">
            <text:p>281,258171082</text:p>
          </table:table-cell>
          <table:table-cell table:style-name="ce21" office:value-type="float" office:value="200.427299023" calcext:value-type="float">
            <text:p>200,427299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36" calcext:value-type="float">
            <text:p>2210036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43.051156044" calcext:value-type="float">
            <text:p>343,051156044</text:p>
          </table:table-cell>
          <table:table-cell office:value-type="float" office:value="76.6685209274" calcext:value-type="float">
            <text:p>76,6685209274</text:p>
          </table:table-cell>
          <table:table-cell office:value-type="float" office:value="266.382635117" calcext:value-type="float">
            <text:p>266,382635117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35" office:value-type="float" office:value="487.062242985" calcext:value-type="float">
            <text:p>487,062242985</text:p>
          </table:table-cell>
          <table:table-cell table:style-name="ce21" office:value-type="float" office:value="256.119238138" calcext:value-type="float">
            <text:p>256,119238138</text:p>
          </table:table-cell>
          <table:table-cell table:style-name="ce21" office:value-type="float" office:value="197.882769108" calcext:value-type="float">
            <text:p>197,882769108</text:p>
          </table:table-cell>
          <table:table-cell table:style-name="ce21" office:value-type="float" office:value="423.215428114" calcext:value-type="float">
            <text:p>423,215428114</text:p>
          </table:table-cell>
          <table:table-cell table:style-name="ce21" office:value-type="float" office:value="272.795176983" calcext:value-type="float">
            <text:p>272,795176983</text:p>
          </table:table-cell>
          <table:table-cell table:style-name="ce21" office:value-type="float" office:value="197.596918106" calcext:value-type="float">
            <text:p>197,5969181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48" calcext:value-type="float">
            <text:p>221004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86.824627876" calcext:value-type="float">
            <text:p>486,824627876</text:p>
          </table:table-cell>
          <table:table-cell office:value-type="float" office:value="207.275444984" calcext:value-type="float">
            <text:p>207,275444984</text:p>
          </table:table-cell>
          <table:table-cell office:value-type="float" office:value="279.549182892" calcext:value-type="float">
            <text:p>279,549182892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94.881984949" calcext:value-type="float">
            <text:p>394,881984949</text:p>
          </table:table-cell>
          <table:table-cell table:style-name="ce21" office:value-type="float" office:value="278.911174059" calcext:value-type="float">
            <text:p>278,911174059</text:p>
          </table:table-cell>
          <table:table-cell table:style-name="ce21" office:value-type="float" office:value="205.802544117" calcext:value-type="float">
            <text:p>205,802544117</text:p>
          </table:table-cell>
          <table:table-cell table:style-name="ce21" office:value-type="float" office:value="409.491405964" calcext:value-type="float">
            <text:p>409,491405964</text:p>
          </table:table-cell>
          <table:table-cell table:style-name="ce21" office:value-type="float" office:value="267.985571861" calcext:value-type="float">
            <text:p>267,985571861</text:p>
          </table:table-cell>
          <table:table-cell table:style-name="ce21" office:value-type="float" office:value="188.748317957" calcext:value-type="float">
            <text:p>188,7483179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49" calcext:value-type="float">
            <text:p>2210049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39.636183023" calcext:value-type="float">
            <text:p>439,636183023</text:p>
          </table:table-cell>
          <table:table-cell office:value-type="float" office:value="76.8831558228" calcext:value-type="float">
            <text:p>76,8831558228</text:p>
          </table:table-cell>
          <table:table-cell office:value-type="float" office:value="362.753027201" calcext:value-type="float">
            <text:p>362,753027201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89.509613037" calcext:value-type="float">
            <text:p>389,509613037</text:p>
          </table:table-cell>
          <table:table-cell table:style-name="ce21" office:value-type="float" office:value="264.675968885" calcext:value-type="float">
            <text:p>264,675968885</text:p>
          </table:table-cell>
          <table:table-cell table:style-name="ce35" office:value-type="float" office:value="256.220284939" calcext:value-type="float">
            <text:p>256,220284939</text:p>
          </table:table-cell>
          <table:table-cell table:style-name="ce21" office:value-type="float" office:value="388.785907984" calcext:value-type="float">
            <text:p>388,785907984</text:p>
          </table:table-cell>
          <table:table-cell table:style-name="ce21" office:value-type="float" office:value="266.382635117" calcext:value-type="float">
            <text:p>266,382635117</text:p>
          </table:table-cell>
          <table:table-cell table:style-name="ce21" office:value-type="float" office:value="192.92889905" calcext:value-type="float">
            <text:p>192,928899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62" calcext:value-type="float">
            <text:p>2210062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40.115038872" calcext:value-type="float">
            <text:p>440,115038872</text:p>
          </table:table-cell>
          <table:table-cell office:value-type="float" office:value="77.914085865" calcext:value-type="float">
            <text:p>77,914085865</text:p>
          </table:table-cell>
          <table:table-cell office:value-type="float" office:value="362.200953007" calcext:value-type="float">
            <text:p>362,200953007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99.154745817" calcext:value-type="float">
            <text:p>399,154745817</text:p>
          </table:table-cell>
          <table:table-cell table:style-name="ce21" office:value-type="float" office:value="274.07707119" calcext:value-type="float">
            <text:p>274,07707119</text:p>
          </table:table-cell>
          <table:table-cell table:style-name="ce21" office:value-type="float" office:value="194.50100708" calcext:value-type="float">
            <text:p>194,50100708</text:p>
          </table:table-cell>
          <table:table-cell table:style-name="ce35" office:value-type="float" office:value="573.44423008" calcext:value-type="float">
            <text:p>573,44423008</text:p>
          </table:table-cell>
          <table:table-cell table:style-name="ce21" office:value-type="float" office:value="279.549182892" calcext:value-type="float">
            <text:p>279,549182892</text:p>
          </table:table-cell>
          <table:table-cell table:style-name="ce21" office:value-type="float" office:value="208.339566946" calcext:value-type="float">
            <text:p>208,3395669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63" calcext:value-type="float">
            <text:p>2210063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40.014880896" calcext:value-type="float">
            <text:p>340,014880896</text:p>
          </table:table-cell>
          <table:table-cell office:value-type="float" office:value="74.0375847816" calcext:value-type="float">
            <text:p>74,0375847816</text:p>
          </table:table-cell>
          <table:table-cell office:value-type="float" office:value="265.977296114" calcext:value-type="float">
            <text:p>265,977296114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451.02363205" calcext:value-type="float">
            <text:p>451,02363205</text:p>
          </table:table-cell>
          <table:table-cell table:style-name="ce35" office:value-type="float" office:value="374.377385855" calcext:value-type="float">
            <text:p>374,377385855</text:p>
          </table:table-cell>
          <table:table-cell table:style-name="ce21" office:value-type="float" office:value="189.842261076" calcext:value-type="float">
            <text:p>189,842261076</text:p>
          </table:table-cell>
          <table:table-cell table:style-name="ce35" office:value-type="float" office:value="678.093649864" calcext:value-type="float">
            <text:p>678,093649864</text:p>
          </table:table-cell>
          <table:table-cell table:style-name="ce35" office:value-type="float" office:value="362.753027201" calcext:value-type="float">
            <text:p>362,753027201</text:p>
          </table:table-cell>
          <table:table-cell table:style-name="ce21" office:value-type="float" office:value="193.208095074" calcext:value-type="float">
            <text:p>193,2080950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75" calcext:value-type="float">
            <text:p>2210075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29.996274948" calcext:value-type="float">
            <text:p>429,996274948</text:p>
          </table:table-cell>
          <table:table-cell office:value-type="float" office:value="81.4214940071" calcext:value-type="float">
            <text:p>81,4214940071</text:p>
          </table:table-cell>
          <table:table-cell office:value-type="float" office:value="348.574780941" calcext:value-type="float">
            <text:p>348,574780941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93.559832096" calcext:value-type="float">
            <text:p>393,559832096</text:p>
          </table:table-cell>
          <table:table-cell table:style-name="ce21" office:value-type="float" office:value="265.440802097" calcext:value-type="float">
            <text:p>265,440802097</text:p>
          </table:table-cell>
          <table:table-cell table:style-name="ce21" office:value-type="float" office:value="218.91985178" calcext:value-type="float">
            <text:p>218,91985178</text:p>
          </table:table-cell>
          <table:table-cell table:style-name="ce21" office:value-type="float" office:value="426.196976185" calcext:value-type="float">
            <text:p>426,196976185</text:p>
          </table:table-cell>
          <table:table-cell table:style-name="ce35" office:value-type="float" office:value="362.200953007" calcext:value-type="float">
            <text:p>362,200953007</text:p>
          </table:table-cell>
          <table:table-cell table:style-name="ce21" office:value-type="float" office:value="196.54883194" calcext:value-type="float">
            <text:p>196,548831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76" calcext:value-type="float">
            <text:p>2210076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34.251785994" calcext:value-type="float">
            <text:p>434,251785994</text:p>
          </table:table-cell>
          <table:table-cell office:value-type="float" office:value="77.067898035" calcext:value-type="float">
            <text:p>77,067898035</text:p>
          </table:table-cell>
          <table:table-cell office:value-type="float" office:value="357.183887959" calcext:value-type="float">
            <text:p>357,183887959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404.180789948" calcext:value-type="float">
            <text:p>404,180789948</text:p>
          </table:table-cell>
          <table:table-cell table:style-name="ce21" office:value-type="float" office:value="273.872781992" calcext:value-type="float">
            <text:p>273,872781992</text:p>
          </table:table-cell>
          <table:table-cell table:style-name="ce21" office:value-type="float" office:value="209.632886171" calcext:value-type="float">
            <text:p>209,632886171</text:p>
          </table:table-cell>
          <table:table-cell table:style-name="ce21" office:value-type="float" office:value="480.054568052" calcext:value-type="float">
            <text:p>480,054568052</text:p>
          </table:table-cell>
          <table:table-cell table:style-name="ce21" office:value-type="float" office:value="265.977296114" calcext:value-type="float">
            <text:p>265,977296114</text:p>
          </table:table-cell>
          <table:table-cell table:style-name="ce21" office:value-type="float" office:value="188.747098207" calcext:value-type="float">
            <text:p>188,747098207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35" office:value-type="float" office:value="481.471238136" calcext:value-type="float">
            <text:p>481,471238136</text:p>
          </table:table-cell>
          <table:table-cell table:style-name="ce21" office:value-type="float" office:value="272.921763897" calcext:value-type="float">
            <text:p>272,921763897</text:p>
          </table:table-cell>
          <table:table-cell table:style-name="ce21" office:value-type="float" office:value="213.203394175" calcext:value-type="float">
            <text:p>213,203394175</text:p>
          </table:table-cell>
          <table:table-cell table:style-name="ce21" office:value-type="float" office:value="434.316962004" calcext:value-type="float">
            <text:p>434,316962004</text:p>
          </table:table-cell>
          <table:table-cell table:style-name="ce35" office:value-type="float" office:value="348.574780941" calcext:value-type="float">
            <text:p>348,574780941</text:p>
          </table:table-cell>
          <table:table-cell table:style-name="ce35" office:value-type="float" office:value="289.4250741" calcext:value-type="float">
            <text:p>289,42507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25" calcext:value-type="float">
            <text:p>2210025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65.070187092" calcext:value-type="float">
            <text:p>365,070187092</text:p>
          </table:table-cell>
          <table:table-cell office:value-type="float" office:value="85.6890230179" calcext:value-type="float">
            <text:p>85,6890230179</text:p>
          </table:table-cell>
          <table:table-cell office:value-type="float" office:value="279.381164074" calcext:value-type="float">
            <text:p>279,381164074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office:value-type="float" office:value="364.393563032" calcext:value-type="float">
            <text:p>364,393563032</text:p>
          </table:table-cell>
          <table:table-cell table:style-name="ce21" office:value-type="float" office:value="273.240539074" calcext:value-type="float">
            <text:p>273,240539074</text:p>
          </table:table-cell>
          <table:table-cell table:style-name="ce35" office:value-type="float" office:value="300.275088072" calcext:value-type="float">
            <text:p>300,275088072</text:p>
          </table:table-cell>
          <table:table-cell table:style-name="ce21" office:value-type="float" office:value="481.413408995" calcext:value-type="float">
            <text:p>481,413408995</text:p>
          </table:table-cell>
          <table:table-cell table:style-name="ce35" office:value-type="float" office:value="357.183887959" calcext:value-type="float">
            <text:p>357,183887959</text:p>
          </table:table-cell>
          <table:table-cell table:style-name="ce35" office:value-type="float" office:value="445.75284481" calcext:value-type="float">
            <text:p>445,752844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26" calcext:value-type="float">
            <text:p>2210026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44.644199133" calcext:value-type="float">
            <text:p>344,644199133</text:p>
          </table:table-cell>
          <table:table-cell office:value-type="float" office:value="88.5249609947" calcext:value-type="float">
            <text:p>88,5249609947</text:p>
          </table:table-cell>
          <table:table-cell office:value-type="float" office:value="256.119238138" calcext:value-type="float">
            <text:p>256,119238138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37" calcext:value-type="float">
            <text:p>2210037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56.967581034" calcext:value-type="float">
            <text:p>356,967581034</text:p>
          </table:table-cell>
          <table:table-cell office:value-type="float" office:value="78.0564069748" calcext:value-type="float">
            <text:p>78,0564069748</text:p>
          </table:table-cell>
          <table:table-cell office:value-type="float" office:value="278.911174059" calcext:value-type="float">
            <text:p>278,911174059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38" calcext:value-type="float">
            <text:p>2210038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41.206004858" calcext:value-type="float">
            <text:p>341,206004858</text:p>
          </table:table-cell>
          <table:table-cell office:value-type="float" office:value="76.5300359726" calcext:value-type="float">
            <text:p>76,5300359726</text:p>
          </table:table-cell>
          <table:table-cell office:value-type="float" office:value="264.675968885" calcext:value-type="float">
            <text:p>264,675968885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50" calcext:value-type="float">
            <text:p>221005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56.917105198" calcext:value-type="float">
            <text:p>356,917105198</text:p>
          </table:table-cell>
          <table:table-cell office:value-type="float" office:value="82.840034008" calcext:value-type="float">
            <text:p>82,840034008</text:p>
          </table:table-cell>
          <table:table-cell office:value-type="float" office:value="274.07707119" calcext:value-type="float">
            <text:p>274,07707119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51" calcext:value-type="float">
            <text:p>221005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60.540591955" calcext:value-type="float">
            <text:p>460,540591955</text:p>
          </table:table-cell>
          <table:table-cell office:value-type="float" office:value="86.1632061005" calcext:value-type="float">
            <text:p>86,1632061005</text:p>
          </table:table-cell>
          <table:table-cell office:value-type="float" office:value="374.377385855" calcext:value-type="float">
            <text:p>374,377385855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64" calcext:value-type="float">
            <text:p>221006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00.076749086" calcext:value-type="float">
            <text:p>400,076749086</text:p>
          </table:table-cell>
          <table:table-cell office:value-type="float" office:value="134.635946989" calcext:value-type="float">
            <text:p>134,635946989</text:p>
          </table:table-cell>
          <table:table-cell office:value-type="float" office:value="265.440802097" calcext:value-type="float">
            <text:p>265,440802097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65" calcext:value-type="float">
            <text:p>2210065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59.018942118" calcext:value-type="float">
            <text:p>359,018942118</text:p>
          </table:table-cell>
          <table:table-cell office:value-type="float" office:value="85.1461601257" calcext:value-type="float">
            <text:p>85,1461601257</text:p>
          </table:table-cell>
          <table:table-cell office:value-type="float" office:value="273.872781992" calcext:value-type="float">
            <text:p>273,872781992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77" calcext:value-type="float">
            <text:p>2210077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52.10292697" calcext:value-type="float">
            <text:p>352,10292697</text:p>
          </table:table-cell>
          <table:table-cell office:value-type="float" office:value="79.1811630726" calcext:value-type="float">
            <text:p>79,1811630726</text:p>
          </table:table-cell>
          <table:table-cell office:value-type="float" office:value="272.921763897" calcext:value-type="float">
            <text:p>272,921763897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78" calcext:value-type="float">
            <text:p>2210078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34.026555061" calcext:value-type="float">
            <text:p>534,026555061</text:p>
          </table:table-cell>
          <table:table-cell office:value-type="float" office:value="260.786015987" calcext:value-type="float">
            <text:p>260,786015987</text:p>
          </table:table-cell>
          <table:table-cell office:value-type="float" office:value="273.240539074" calcext:value-type="float">
            <text:p>273,240539074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table:number-columns-repeated="6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table:number-columns-repeated="5"/>
          <table:table-cell table:style-name="ce28"/>
          <table:table-cell table:number-columns-repeated="7"/>
        </table:table-row>
        <table:table-row table:style-name="ro1">
          <table:table-cell/>
          <table:table-cell office:value-type="float" office:value="2210027" calcext:value-type="float">
            <text:p>221002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84.015538931" calcext:value-type="float">
            <text:p>284,015538931</text:p>
          </table:table-cell>
          <table:table-cell office:value-type="float" office:value="83.5882399082" calcext:value-type="float">
            <text:p>83,5882399082</text:p>
          </table:table-cell>
          <table:table-cell office:value-type="float" office:value="200.427299023" calcext:value-type="float">
            <text:p>200,427299023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28" calcext:value-type="float">
            <text:p>221002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69.588521957" calcext:value-type="float">
            <text:p>269,588521957</text:p>
          </table:table-cell>
          <table:table-cell office:value-type="float" office:value="71.9916038513" calcext:value-type="float">
            <text:p>71,9916038513</text:p>
          </table:table-cell>
          <table:table-cell office:value-type="float" office:value="197.596918106" calcext:value-type="float">
            <text:p>197,596918106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39" calcext:value-type="float">
            <text:p>2210039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60.813797951" calcext:value-type="float">
            <text:p>260,813797951</text:p>
          </table:table-cell>
          <table:table-cell office:value-type="float" office:value="72.0654799938" calcext:value-type="float">
            <text:p>72,0654799938</text:p>
          </table:table-cell>
          <table:table-cell office:value-type="float" office:value="188.748317957" calcext:value-type="float">
            <text:p>188,748317957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40" calcext:value-type="float">
            <text:p>2210040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64.6356709" calcext:value-type="float">
            <text:p>264,6356709</text:p>
          </table:table-cell>
          <table:table-cell office:value-type="float" office:value="71.7067718506" calcext:value-type="float">
            <text:p>71,7067718506</text:p>
          </table:table-cell>
          <table:table-cell office:value-type="float" office:value="192.92889905" calcext:value-type="float">
            <text:p>192,92889905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52" calcext:value-type="float">
            <text:p>2210052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86.030933142" calcext:value-type="float">
            <text:p>286,030933142</text:p>
          </table:table-cell>
          <table:table-cell office:value-type="float" office:value="77.6913661957" calcext:value-type="float">
            <text:p>77,6913661957</text:p>
          </table:table-cell>
          <table:table-cell office:value-type="float" office:value="208.339566946" calcext:value-type="float">
            <text:p>208,339566946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53" calcext:value-type="float">
            <text:p>2210053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78.140211105" calcext:value-type="float">
            <text:p>278,140211105</text:p>
          </table:table-cell>
          <table:table-cell office:value-type="float" office:value="84.9321160316" calcext:value-type="float">
            <text:p>84,9321160316</text:p>
          </table:table-cell>
          <table:table-cell office:value-type="float" office:value="193.208095074" calcext:value-type="float">
            <text:p>193,208095074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66" calcext:value-type="float">
            <text:p>2210066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71.952257872" calcext:value-type="float">
            <text:p>271,952257872</text:p>
          </table:table-cell>
          <table:table-cell office:value-type="float" office:value="75.4034259319" calcext:value-type="float">
            <text:p>75,4034259319</text:p>
          </table:table-cell>
          <table:table-cell office:value-type="float" office:value="196.54883194" calcext:value-type="float">
            <text:p>196,54883194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67" calcext:value-type="float">
            <text:p>221006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79.123381138" calcext:value-type="float">
            <text:p>479,123381138</text:p>
          </table:table-cell>
          <table:table-cell office:value-type="float" office:value="290.37628293" calcext:value-type="float">
            <text:p>290,37628293</text:p>
          </table:table-cell>
          <table:table-cell office:value-type="float" office:value="188.747098207" calcext:value-type="float">
            <text:p>188,747098207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79" calcext:value-type="float">
            <text:p>2210079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68.948086023" calcext:value-type="float">
            <text:p>368,948086023</text:p>
          </table:table-cell>
          <table:table-cell office:value-type="float" office:value="79.5230119228" calcext:value-type="float">
            <text:p>79,5230119228</text:p>
          </table:table-cell>
          <table:table-cell office:value-type="float" office:value="289.4250741" calcext:value-type="float">
            <text:p>289,4250741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80" calcext:value-type="float">
            <text:p>2210080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53.32542181" calcext:value-type="float">
            <text:p>553,32542181</text:p>
          </table:table-cell>
          <table:table-cell office:value-type="float" office:value="107.572577" calcext:value-type="float">
            <text:p>107,572577</text:p>
          </table:table-cell>
          <table:table-cell office:value-type="float" office:value="445.75284481" calcext:value-type="float">
            <text:p>445,75284481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10029" calcext:value-type="float">
            <text:p>221002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75.29399395" calcext:value-type="float">
            <text:p>275,29399395</text:p>
          </table:table-cell>
          <table:table-cell office:value-type="float" office:value="72.8594758511" calcext:value-type="float">
            <text:p>72,8594758511</text:p>
          </table:table-cell>
          <table:table-cell office:value-type="float" office:value="202.434518099" calcext:value-type="float">
            <text:p>202,434518099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30" calcext:value-type="float">
            <text:p>221003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73.158392191" calcext:value-type="float">
            <text:p>273,158392191</text:p>
          </table:table-cell>
          <table:table-cell office:value-type="float" office:value="75.2756230831" calcext:value-type="float">
            <text:p>75,2756230831</text:p>
          </table:table-cell>
          <table:table-cell office:value-type="float" office:value="197.882769108" calcext:value-type="float">
            <text:p>197,882769108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41" calcext:value-type="float">
            <text:p>221004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453.6305511" calcext:value-type="float">
            <text:p>453,6305511</text:p>
          </table:table-cell>
          <table:table-cell office:value-type="float" office:value="247.828006983" calcext:value-type="float">
            <text:p>247,828006983</text:p>
          </table:table-cell>
          <table:table-cell office:value-type="float" office:value="205.802544117" calcext:value-type="float">
            <text:p>205,802544117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42" calcext:value-type="float">
            <text:p>2210042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36.788732052" calcext:value-type="float">
            <text:p>336,788732052</text:p>
          </table:table-cell>
          <table:table-cell office:value-type="float" office:value="80.568447113" calcext:value-type="float">
            <text:p>80,568447113</text:p>
          </table:table-cell>
          <table:table-cell office:value-type="float" office:value="256.220284939" calcext:value-type="float">
            <text:p>256,220284939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54" calcext:value-type="float">
            <text:p>221005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73.457187891" calcext:value-type="float">
            <text:p>273,457187891</text:p>
          </table:table-cell>
          <table:table-cell office:value-type="float" office:value="78.9561808109" calcext:value-type="float">
            <text:p>78,9561808109</text:p>
          </table:table-cell>
          <table:table-cell office:value-type="float" office:value="194.50100708" calcext:value-type="float">
            <text:p>194,50100708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55" calcext:value-type="float">
            <text:p>2210055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65.05268693" calcext:value-type="float">
            <text:p>465,05268693</text:p>
          </table:table-cell>
          <table:table-cell office:value-type="float" office:value="275.210425854" calcext:value-type="float">
            <text:p>275,210425854</text:p>
          </table:table-cell>
          <table:table-cell office:value-type="float" office:value="189.842261076" calcext:value-type="float">
            <text:p>189,842261076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68" calcext:value-type="float">
            <text:p>2210068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62.0345788" calcext:value-type="float">
            <text:p>362,0345788</text:p>
          </table:table-cell>
          <table:table-cell office:value-type="float" office:value="143.11472702" calcext:value-type="float">
            <text:p>143,11472702</text:p>
          </table:table-cell>
          <table:table-cell office:value-type="float" office:value="218.91985178" calcext:value-type="float">
            <text:p>218,91985178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69" calcext:value-type="float">
            <text:p>221006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82.399420023" calcext:value-type="float">
            <text:p>282,399420023</text:p>
          </table:table-cell>
          <table:table-cell office:value-type="float" office:value="72.7665338516" calcext:value-type="float">
            <text:p>72,7665338516</text:p>
          </table:table-cell>
          <table:table-cell office:value-type="float" office:value="209.632886171" calcext:value-type="float">
            <text:p>209,632886171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81" calcext:value-type="float">
            <text:p>221008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87.229027033" calcext:value-type="float">
            <text:p>287,229027033</text:p>
          </table:table-cell>
          <table:table-cell office:value-type="float" office:value="74.0256328583" calcext:value-type="float">
            <text:p>74,0256328583</text:p>
          </table:table-cell>
          <table:table-cell office:value-type="float" office:value="213.203394175" calcext:value-type="float">
            <text:p>213,203394175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82" calcext:value-type="float">
            <text:p>2210082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14.310735941" calcext:value-type="float">
            <text:p>414,310735941</text:p>
          </table:table-cell>
          <table:table-cell office:value-type="float" office:value="114.035647869" calcext:value-type="float">
            <text:p>114,035647869</text:p>
          </table:table-cell>
          <table:table-cell office:value-type="float" office:value="300.275088072" calcext:value-type="float">
            <text:p>300,275088072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</table:table>
      <table:table table:name="LU" table:style-name="ta1">
        <table:shapes>
          <draw:frame draw:z-index="0" draw:style-name="gr1" draw:text-style-name="P1" svg:width="147.7mm" svg:height="107.47mm" svg:x="317.63mm" svg:y="4.65mm">
            <draw:object draw:notify-on-update-of-ranges="LU.C13:LU.C15 LU.D11:LU.D12 LU.D13:LU.D15 LU.H11:LU.H12 LU.H13:LU.H15 LU.E11:LU.E12 LU.E13:LU.E15 LU.F11:LU.F12 LU.F13:LU.F15 LU.G11:LU.G12 LU.G13:LU.G15 LU.I11:LU.I12 LU.I13:LU.I15 LU.J11:LU.J12 LU.J13:LU.J15 LU.K11:LU.K12 LU.K13:LU.K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3"/>
        <table:table-column table:style-name="co3" table:default-cell-style-name="Default"/>
        <table:table-column table:style-name="co3" table:number-columns-repeated="3" table:default-cell-style-name="ce3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LU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Scheduler</text:p>
          </table:table-cell>
          <table:table-cell office:value-type="string" calcext:value-type="string">
            <text:p>FIFO Data</text:p>
          </table:table-cell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18" table:formula="of:=[.$G$13]/[.G13]" office:value-type="float" office:value="1" calcext:value-type="float">
            <text:p>1</text:p>
          </table:table-cell>
          <table:table-cell table:style-name="ce19" table:formula="of:=MIN([.$N$36:.$N$52])" office:value-type="float" office:value="694.10609293" calcext:value-type="float">
            <text:p>694,11</text:p>
          </table:table-cell>
          <table:table-cell table:style-name="ce19" table:formula="of:=MAX([.$N$36:.$N$52])" office:value-type="float" office:value="759.518368959" calcext:value-type="float">
            <text:p>759,52</text:p>
          </table:table-cell>
          <table:table-cell table:style-name="ce19" table:formula="of:=AVERAGE([.$N$36:.$N$52])" office:value-type="float" office:value="714.2784425734" calcext:value-type="float">
            <text:p>714,28</text:p>
          </table:table-cell>
          <table:table-cell table:style-name="ce18" table:formula="of:=[.$G$13]/[.K13]" office:value-type="float" office:value="0.991159893990397" calcext:value-type="float">
            <text:p>0,991159893990397</text:p>
          </table:table-cell>
          <table:table-cell table:style-name="ce19" table:formula="of:=MIN([.$Q$36:.$Q$52])" office:value-type="float" office:value="677.159909964" calcext:value-type="float">
            <text:p>677,16</text:p>
          </table:table-cell>
          <table:table-cell table:style-name="ce19" table:formula="of:=MAX([.$Q$36:.$Q$52])" office:value-type="float" office:value="779.982833147" calcext:value-type="float">
            <text:p>779,98</text:p>
          </table:table-cell>
          <table:table-cell table:style-name="ce19" table:formula="of:=AVERAGE([.$Q$36:.$Q$52])" office:value-type="float" office:value="720.649056629727" calcext:value-type="float">
            <text:p>720,6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18" table:formula="of:=[.$G$13]/[.G14]" office:value-type="float" office:value="1.63476707278318" calcext:value-type="float">
            <text:p>1,63476707278318</text:p>
          </table:table-cell>
          <table:table-cell table:style-name="ce19" table:formula="of:=MIN([.$O$36:.$O$52])" office:value-type="float" office:value="423.707048178" calcext:value-type="float">
            <text:p>423,71</text:p>
          </table:table-cell>
          <table:table-cell table:style-name="ce19" table:formula="of:=MAX([.$O$36:.$O$52])" office:value-type="float" office:value="461.686540842" calcext:value-type="float">
            <text:p>461,69</text:p>
          </table:table-cell>
          <table:table-cell table:style-name="ce19" table:formula="of:=AVERAGE([.$O$36:.$O$52])" office:value-type="float" office:value="436.9297953606" calcext:value-type="float">
            <text:p>436,93</text:p>
          </table:table-cell>
          <table:table-cell table:style-name="ce18" table:formula="of:=[.$G$13]/[.K14]" office:value-type="float" office:value="1.54072242576584" calcext:value-type="float">
            <text:p>1,54072242576584</text:p>
          </table:table-cell>
          <table:table-cell table:style-name="ce19" table:formula="of:=MIN([.$R$36:.$R$52])" office:value-type="float" office:value="424.91376996" calcext:value-type="float">
            <text:p>424,91</text:p>
          </table:table-cell>
          <table:table-cell table:style-name="ce19" table:formula="of:=MAX([.$R$36:.$R$52])" office:value-type="float" office:value="535.967797995" calcext:value-type="float">
            <text:p>535,97</text:p>
          </table:table-cell>
          <table:table-cell table:style-name="ce19" table:formula="of:=AVERAGE([.$R$36:.$R$52])" office:value-type="float" office:value="463.599692344556" calcext:value-type="float">
            <text:p>463,6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18" table:formula="of:=[.$G$13]/[.G15]" office:value-type="float" office:value="2.44386521160885" calcext:value-type="float">
            <text:p>2,44386521160885</text:p>
          </table:table-cell>
          <table:table-cell table:style-name="ce19" table:formula="of:=MIN([.$P$36:.$P$52])" office:value-type="float" office:value="278.917085171" calcext:value-type="float">
            <text:p>278,92</text:p>
          </table:table-cell>
          <table:table-cell table:style-name="ce19" table:formula="of:=MAX([.$P$36:.$P$52])" office:value-type="float" office:value="307.420048952" calcext:value-type="float">
            <text:p>307,42</text:p>
          </table:table-cell>
          <table:table-cell table:style-name="ce19" table:formula="of:=AVERAGE([.$P$36:.$P$52])" office:value-type="float" office:value="292.274074355833" calcext:value-type="float">
            <text:p>292,27</text:p>
          </table:table-cell>
          <table:table-cell table:style-name="ce18" table:formula="of:=[.$G$13]/[.K15]" office:value-type="float" office:value="2.12482027653016" calcext:value-type="float">
            <text:p>2,12482027653016</text:p>
          </table:table-cell>
          <table:table-cell table:style-name="ce19" table:formula="of:=MIN([.$S$36:.$S$52])" office:value-type="float" office:value="292.84472084" calcext:value-type="float">
            <text:p>292,84</text:p>
          </table:table-cell>
          <table:table-cell table:style-name="ce19" table:formula="of:=MAX([.$S$36:.$S$52])" office:value-type="float" office:value="392.307278872" calcext:value-type="float">
            <text:p>392,31</text:p>
          </table:table-cell>
          <table:table-cell table:style-name="ce19" table:formula="of:=AVERAGE([.$S$36:.$S$52])" office:value-type="float" office:value="336.1594627381" calcext:value-type="float">
            <text:p>336,16</text:p>
          </table:table-cell>
          <table:table-cell table:number-columns-repeated="15"/>
        </table:table-row>
        <table:table-row table:style-name="ro1" table:number-rows-repeated="16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USED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3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462195" calcext:value-type="float">
            <text:p>1462195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67.931129932" calcext:value-type="float">
            <text:p>467,931129932</text:p>
          </table:table-cell>
          <table:table-cell table:style-name="ce26" office:value-type="float" office:value="3.7408759594" calcext:value-type="float">
            <text:p>3,7408759594</text:p>
          </table:table-cell>
          <table:table-cell table:style-name="ce26" office:value-type="float" office:value="464.190253973" calcext:value-type="float">
            <text:p>464,190253973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0" office:value-type="float" office:value="1462197" calcext:value-type="float">
            <text:p>1462197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83.29885006" calcext:value-type="float">
            <text:p>483,29885006</text:p>
          </table:table-cell>
          <table:table-cell table:style-name="ce26" office:value-type="float" office:value="4.17284989357" calcext:value-type="float">
            <text:p>4,17284989357</text:p>
          </table:table-cell>
          <table:table-cell table:style-name="ce26" office:value-type="float" office:value="479.126000166" calcext:value-type="float">
            <text:p>479,126000166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695.571549177" calcext:value-type="float">
            <text:p>695,571549177</text:p>
          </table:table-cell>
          <table:table-cell table:style-name="ce21" office:value-type="float" office:value="423.707048178" calcext:value-type="float">
            <text:p>423,707048178</text:p>
          </table:table-cell>
          <table:table-cell table:style-name="ce21" office:value-type="float" office:value="282.988280058" calcext:value-type="float">
            <text:p>282,988280058</text:p>
          </table:table-cell>
          <table:table-cell table:style-name="ce21" office:value-type="float" office:value="779.982833147" calcext:value-type="float">
            <text:p>779,982833147</text:p>
          </table:table-cell>
          <table:table-cell table:style-name="ce21" office:value-type="float" office:value="450.47847414" calcext:value-type="float">
            <text:p>450,47847414</text:p>
          </table:table-cell>
          <table:table-cell table:style-name="ce21" office:value-type="float" office:value="322.562748909" calcext:value-type="float">
            <text:p>322,562748909</text:p>
          </table:table-cell>
          <table:table-cell/>
          <table:table-cell table:style-name="ce28" office:value-type="float" office:value="447.116286993" calcext:value-type="float">
            <text:p>447,116286993</text:p>
          </table:table-cell>
          <table:table-cell table:style-name="ce28" office:value-type="float" office:value="337.729044914" calcext:value-type="float">
            <text:p>337,729044914</text:p>
          </table:table-cell>
          <table:table-cell table:style-name="ce21" office:value-type="float" office:value="176.672744036" calcext:value-type="float">
            <text:p>176,672744036</text:p>
          </table:table-cell>
          <table:table-cell table:style-name="ce28" office:value-type="float" office:value="225.77616787" calcext:value-type="float">
            <text:p>225,77616787</text:p>
          </table:table-cell>
          <table:table-cell table:style-name="ce28" office:value-type="float" office:value="156.518908024" calcext:value-type="float">
            <text:p>156,518908024</text:p>
          </table:table-cell>
          <table:table-cell table:style-name="ce28" office:value-type="float" office:value="135.691849947" calcext:value-type="float">
            <text:p>135,691849947</text:p>
          </table:table-cell>
        </table:table-row>
        <table:table-row table:style-name="ro1">
          <table:table-cell/>
          <table:table-cell table:style-name="ce10" office:value-type="float" office:value="1768524" calcext:value-type="float">
            <text:p>1768524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236.308659077" calcext:value-type="float">
            <text:p>236,308659077</text:p>
          </table:table-cell>
          <table:table-cell table:style-name="ce26" office:value-type="float" office:value="10.5324912071" calcext:value-type="float">
            <text:p>10,5324912071</text:p>
          </table:table-cell>
          <table:table-cell table:style-name="ce26" office:value-type="float" office:value="225.77616787" calcext:value-type="float">
            <text:p>225,77616787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713.986107826" calcext:value-type="float">
            <text:p>713,986107826</text:p>
          </table:table-cell>
          <table:table-cell table:style-name="ce21" office:value-type="float" office:value="446.998986959" calcext:value-type="float">
            <text:p>446,998986959</text:p>
          </table:table-cell>
          <table:table-cell table:style-name="ce21" office:value-type="float" office:value="287.863679886" calcext:value-type="float">
            <text:p>287,863679886</text:p>
          </table:table-cell>
          <table:table-cell table:style-name="ce21" office:value-type="float" office:value="682.612586021" calcext:value-type="float">
            <text:p>682,612586021</text:p>
          </table:table-cell>
          <table:table-cell table:style-name="ce21" office:value-type="float" office:value="424.91376996" calcext:value-type="float">
            <text:p>424,91376996</text:p>
          </table:table-cell>
          <table:table-cell table:style-name="ce21" office:value-type="float" office:value="322.205502987" calcext:value-type="float">
            <text:p>322,205502987</text:p>
          </table:table-cell>
          <table:table-cell/>
          <table:table-cell table:style-name="ce28" office:value-type="float" office:value="447.86075902" calcext:value-type="float">
            <text:p>447,86075902</text:p>
          </table:table-cell>
          <table:table-cell table:style-name="ce28" office:value-type="float" office:value="349.736357927" calcext:value-type="float">
            <text:p>349,736357927</text:p>
          </table:table-cell>
          <table:table-cell table:style-name="ce21" office:value-type="float" office:value="150.501085043" calcext:value-type="float">
            <text:p>150,501085043</text:p>
          </table:table-cell>
          <table:table-cell table:style-name="ce28" office:value-type="float" office:value="219.035151005" calcext:value-type="float">
            <text:p>219,035151005</text:p>
          </table:table-cell>
          <table:table-cell table:style-name="ce28" office:value-type="float" office:value="181.127249956" calcext:value-type="float">
            <text:p>181,127249956</text:p>
          </table:table-cell>
          <table:table-cell table:style-name="ce28" office:value-type="float" office:value="144.257570982" calcext:value-type="float">
            <text:p>144,257570982</text:p>
          </table:table-cell>
        </table:table-row>
        <table:table-row table:style-name="ro1">
          <table:table-cell/>
          <table:table-cell table:style-name="ce10" office:value-type="float" office:value="1768526" calcext:value-type="float">
            <text:p>1768526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229.22894311" calcext:value-type="float">
            <text:p>229,22894311</text:p>
          </table:table-cell>
          <table:table-cell table:style-name="ce26" office:value-type="float" office:value="10.1937921047" calcext:value-type="float">
            <text:p>10,1937921047</text:p>
          </table:table-cell>
          <table:table-cell table:style-name="ce26" office:value-type="float" office:value="219.035151005" calcext:value-type="float">
            <text:p>219,035151005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694.10609293" calcext:value-type="float">
            <text:p>694,10609293</text:p>
          </table:table-cell>
          <table:table-cell table:style-name="ce21" office:value-type="float" office:value="426.54911685" calcext:value-type="float">
            <text:p>426,54911685</text:p>
          </table:table-cell>
          <table:table-cell table:style-name="ce21" office:value-type="float" office:value="303.950158119" calcext:value-type="float">
            <text:p>303,950158119</text:p>
          </table:table-cell>
          <table:table-cell table:style-name="ce21" office:value-type="float" office:value="773.42972517" calcext:value-type="float">
            <text:p>773,42972517</text:p>
          </table:table-cell>
          <table:table-cell table:style-name="ce21" office:value-type="float" office:value="436.233411074" calcext:value-type="float">
            <text:p>436,233411074</text:p>
          </table:table-cell>
          <table:table-cell table:style-name="ce21" office:value-type="float" office:value="392.307278872" calcext:value-type="float">
            <text:p>392,307278872</text:p>
          </table:table-cell>
          <table:table-cell/>
          <table:table-cell table:style-name="ce28" office:value-type="float" office:value="451.588932991" calcext:value-type="float">
            <text:p>451,588932991</text:p>
          </table:table-cell>
          <table:table-cell table:style-name="ce28"/>
          <table:table-cell table:style-name="ce21" office:value-type="float" office:value="137.16934514" calcext:value-type="float">
            <text:p>137,16934514</text:p>
          </table:table-cell>
          <table:table-cell table:style-name="ce28" office:value-type="float" office:value="216.084392071" calcext:value-type="float">
            <text:p>216,084392071</text:p>
          </table:table-cell>
          <table:table-cell table:style-name="ce28" office:value-type="float" office:value="158.003275156" calcext:value-type="float">
            <text:p>158,003275156</text:p>
          </table:table-cell>
          <table:table-cell table:style-name="ce28" office:value-type="float" office:value="136.787948132" calcext:value-type="float">
            <text:p>136,787948132</text:p>
          </table:table-cell>
        </table:table-row>
        <table:table-row table:style-name="ro1">
          <table:table-cell/>
          <table:table-cell table:style-name="ce10" office:value-type="float" office:value="1439244" calcext:value-type="float">
            <text:p>1439244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77.373153925" calcext:value-type="float">
            <text:p>477,373153925</text:p>
          </table:table-cell>
          <table:table-cell table:style-name="ce26" office:value-type="float" office:value="3.56338500977" calcext:value-type="float">
            <text:p>3,56338500977</text:p>
          </table:table-cell>
          <table:table-cell table:style-name="ce26" office:value-type="float" office:value="473.809768915" calcext:value-type="float">
            <text:p>473,809768915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759.518368959" calcext:value-type="float">
            <text:p>759,518368959</text:p>
          </table:table-cell>
          <table:table-cell table:style-name="ce21" office:value-type="float" office:value="425.707283974" calcext:value-type="float">
            <text:p>425,707283974</text:p>
          </table:table-cell>
          <table:table-cell table:style-name="ce21" office:value-type="float" office:value="307.420048952" calcext:value-type="float">
            <text:p>307,420048952</text:p>
          </table:table-cell>
          <table:table-cell table:style-name="ce21" office:value-type="float" office:value="763.482732058" calcext:value-type="float">
            <text:p>763,482732058</text:p>
          </table:table-cell>
          <table:table-cell table:style-name="ce21" office:value-type="float" office:value="535.967797995" calcext:value-type="float">
            <text:p>535,967797995</text:p>
          </table:table-cell>
          <table:table-cell table:style-name="ce21" office:value-type="float" office:value="351.413956881" calcext:value-type="float">
            <text:p>351,413956881</text:p>
          </table:table-cell>
          <table:table-cell/>
          <table:table-cell table:style-name="ce28" office:value-type="float" office:value="435.805259228" calcext:value-type="float">
            <text:p>435,805259228</text:p>
          </table:table-cell>
          <table:table-cell table:style-name="ce28"/>
          <table:table-cell table:style-name="ce21" office:value-type="float" office:value="130.049826145" calcext:value-type="float">
            <text:p>130,049826145</text:p>
          </table:table-cell>
          <table:table-cell table:style-name="ce21" office:value-type="float" office:value="227.02023387" calcext:value-type="float">
            <text:p>227,02023387</text:p>
          </table:table-cell>
          <table:table-cell table:style-name="ce21" office:value-type="float" office:value="179.822486162" calcext:value-type="float">
            <text:p>179,822486162</text:p>
          </table:table-cell>
          <table:table-cell table:style-name="ce21" office:value-type="float" office:value="141.53971386" calcext:value-type="float">
            <text:p>141,53971386</text:p>
          </table:table-cell>
        </table:table-row>
        <table:table-row table:style-name="ro1">
          <table:table-cell/>
          <table:table-cell table:style-name="ce10" office:value-type="float" office:value="1439248" calcext:value-type="float">
            <text:p>1439248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69.471008062" calcext:value-type="float">
            <text:p>469,471008062</text:p>
          </table:table-cell>
          <table:table-cell table:style-name="ce26" office:value-type="float" office:value="3.3509759903" calcext:value-type="float">
            <text:p>3,3509759903</text:p>
          </table:table-cell>
          <table:table-cell table:style-name="ce26" office:value-type="float" office:value="466.120032072" calcext:value-type="float">
            <text:p>466,120032072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708.210093975" calcext:value-type="float">
            <text:p>708,210093975</text:p>
          </table:table-cell>
          <table:table-cell table:style-name="ce21" office:value-type="float" office:value="461.686540842" calcext:value-type="float">
            <text:p>461,686540842</text:p>
          </table:table-cell>
          <table:table-cell table:style-name="ce21" office:value-type="float" office:value="278.917085171" calcext:value-type="float">
            <text:p>278,917085171</text:p>
          </table:table-cell>
          <table:table-cell table:style-name="ce21" office:value-type="float" office:value="691.770645142" calcext:value-type="float">
            <text:p>691,770645142</text:p>
          </table:table-cell>
          <table:table-cell table:style-name="ce21" office:value-type="float" office:value="450.863430977" calcext:value-type="float">
            <text:p>450,863430977</text:p>
          </table:table-cell>
          <table:table-cell table:style-name="ce21" office:value-type="float" office:value="383.482540846" calcext:value-type="float">
            <text:p>383,482540846</text:p>
          </table:table-cell>
          <table:table-cell/>
          <table:table-cell table:style-name="ce21" office:value-type="float" office:value="391.393235922" calcext:value-type="float">
            <text:p>391,393235922</text:p>
          </table:table-cell>
          <table:table-cell table:style-name="ce28"/>
          <table:table-cell table:style-name="ce21" office:value-type="float" office:value="126.191492081" calcext:value-type="float">
            <text:p>126,191492081</text:p>
          </table:table-cell>
          <table:table-cell table:style-name="ce21" office:value-type="float" office:value="224.684793949" calcext:value-type="float">
            <text:p>224,684793949</text:p>
          </table:table-cell>
          <table:table-cell table:style-name="ce21" office:value-type="float" office:value="158.326582193" calcext:value-type="float">
            <text:p>158,326582193</text:p>
          </table:table-cell>
          <table:table-cell table:style-name="ce21" office:value-type="float" office:value="139.117036104" calcext:value-type="float">
            <text:p>139,117036104</text:p>
          </table:table-cell>
        </table:table-row>
        <table:table-row table:style-name="ro1">
          <table:table-cell/>
          <table:table-cell table:style-name="ce11" office:value-type="float" office:value="1823947" calcext:value-type="float">
            <text:p>1823947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70.611624956" calcext:value-type="float">
            <text:p>270.611624956</text:p>
          </table:table-cell>
          <table:table-cell table:style-name="ce11" office:value-type="float" office:value="11.1797618866" calcext:value-type="float">
            <text:p>11.1797618866</text:p>
          </table:table-cell>
          <table:table-cell table:style-name="ce11" office:value-type="float" office:value="259.43186307" calcext:value-type="float">
            <text:p>259.43186307</text:p>
          </table:table-cell>
          <table:table-cell table:style-name="ce11"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21" office:value-type="float" office:value="292.505193949" calcext:value-type="float">
            <text:p>292,505193949</text:p>
          </table:table-cell>
          <table:table-cell table:style-name="ce21" office:value-type="float" office:value="714.198900223" calcext:value-type="float">
            <text:p>714,198900223</text:p>
          </table:table-cell>
          <table:table-cell table:style-name="ce21" office:value-type="float" office:value="509.69057703" calcext:value-type="float">
            <text:p>509,69057703</text:p>
          </table:table-cell>
          <table:table-cell table:style-name="ce21" office:value-type="float" office:value="292.84472084" calcext:value-type="float">
            <text:p>292,84472084</text:p>
          </table:table-cell>
          <table:table-cell/>
          <table:table-cell table:style-name="ce21" office:value-type="float" office:value="475.084696054" calcext:value-type="float">
            <text:p>475,084696054</text:p>
          </table:table-cell>
          <table:table-cell table:style-name="ce21"/>
          <table:table-cell table:style-name="ce21" office:value-type="float" office:value="130.318413019" calcext:value-type="float">
            <text:p>130,318413019</text:p>
          </table:table-cell>
          <table:table-cell table:style-name="ce21" office:value-type="float" office:value="213.805009842" calcext:value-type="float">
            <text:p>213,805009842</text:p>
          </table:table-cell>
          <table:table-cell table:style-name="ce21" office:value-type="float" office:value="162.006141901" calcext:value-type="float">
            <text:p>162,006141901</text:p>
          </table:table-cell>
          <table:table-cell table:style-name="ce21" office:value-type="float" office:value="136.945829868" calcext:value-type="float">
            <text:p>136,945829868</text:p>
          </table:table-cell>
        </table:table-row>
        <table:table-row table:style-name="ro1">
          <table:table-cell/>
          <table:table-cell office:value-type="float" office:value="1834659" calcext:value-type="float">
            <text:p>183465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6.185926914" calcext:value-type="float">
            <text:p>226.185926914</text:p>
          </table:table-cell>
          <table:table-cell table:style-name="Default" office:value-type="float" office:value="10.1015348434" calcext:value-type="float">
            <text:p>10.1015348434</text:p>
          </table:table-cell>
          <table:table-cell table:style-name="Default" office:value-type="float" office:value="216.084392071" calcext:value-type="float">
            <text:p>216.084392071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714.058763027" calcext:value-type="float">
            <text:p>714,058763027</text:p>
          </table:table-cell>
          <table:table-cell table:style-name="ce21" office:value-type="float" office:value="462.343632936" calcext:value-type="float">
            <text:p>462,343632936</text:p>
          </table:table-cell>
          <table:table-cell table:style-name="ce21" office:value-type="float" office:value="307.932395935" calcext:value-type="float">
            <text:p>307,932395935</text:p>
          </table:table-cell>
          <table:table-cell/>
          <table:table-cell table:style-name="ce21" table:number-columns-repeated="2"/>
          <table:table-cell table:style-name="ce21" office:value-type="float" office:value="125.990885019" calcext:value-type="float">
            <text:p>125,990885019</text:p>
          </table:table-cell>
          <table:table-cell table:style-name="ce21" office:value-type="float" office:value="223.547436953" calcext:value-type="float">
            <text:p>223,547436953</text:p>
          </table:table-cell>
          <table:table-cell table:style-name="ce21" office:value-type="float" office:value="174.485667944" calcext:value-type="float">
            <text:p>174,485667944</text:p>
          </table:table-cell>
          <table:table-cell table:style-name="ce21" office:value-type="float" office:value="140.707970142" calcext:value-type="float">
            <text:p>140,707970142</text:p>
          </table:table-cell>
        </table:table-row>
        <table:table-row table:style-name="ro1">
          <table:table-cell/>
          <table:table-cell table:style-name="ce10" office:value-type="float" office:value="1439249" calcext:value-type="float">
            <text:p>1439249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51.979357958" calcext:value-type="float">
            <text:p>451,979357958</text:p>
          </table:table-cell>
          <table:table-cell table:style-name="ce26" office:value-type="float" office:value="4.86307096481" calcext:value-type="float">
            <text:p>4,86307096481</text:p>
          </table:table-cell>
          <table:table-cell table:style-name="ce26" office:value-type="float" office:value="447.116286993" calcext:value-type="float">
            <text:p>447,116286993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21" table:number-columns-repeated="2"/>
          <table:table-cell table:style-name="ce5"/>
          <table:table-cell table:style-name="ce21" office:value-type="float" office:value="690.597103119" calcext:value-type="float">
            <text:p>690,597103119</text:p>
          </table:table-cell>
          <table:table-cell table:style-name="ce21" office:value-type="float" office:value="443.589014053" calcext:value-type="float">
            <text:p>443,589014053</text:p>
          </table:table-cell>
          <table:table-cell table:style-name="ce21" office:value-type="float" office:value="304.997196913" calcext:value-type="float">
            <text:p>304,997196913</text:p>
          </table:table-cell>
          <table:table-cell/>
          <table:table-cell table:style-name="ce21" table:number-columns-repeated="2"/>
          <table:table-cell table:style-name="ce5"/>
          <table:table-cell table:style-name="ce21" office:value-type="float" office:value="230.457587004" calcext:value-type="float">
            <text:p>230,457587004</text:p>
          </table:table-cell>
          <table:table-cell table:style-name="ce21" office:value-type="float" office:value="161.723035097" calcext:value-type="float">
            <text:p>161,723035097</text:p>
          </table:table-cell>
          <table:table-cell table:style-name="ce21" office:value-type="float" office:value="131.270851135" calcext:value-type="float">
            <text:p>131,270851135</text:p>
          </table:table-cell>
        </table:table-row>
        <table:table-row table:style-name="ro1">
          <table:table-cell/>
          <table:table-cell table:style-name="ce10" office:value-type="float" office:value="1439252" calcext:value-type="float">
            <text:p>1439252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52.564367056" calcext:value-type="float">
            <text:p>452,564367056</text:p>
          </table:table-cell>
          <table:table-cell table:style-name="ce26" office:value-type="float" office:value="4.70360803604" calcext:value-type="float">
            <text:p>4,70360803604</text:p>
          </table:table-cell>
          <table:table-cell table:style-name="ce26" office:value-type="float" office:value="447.86075902" calcext:value-type="float">
            <text:p>447,86075902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677.159909964" calcext:value-type="float">
            <text:p>677,159909964</text:p>
          </table:table-cell>
          <table:table-cell table:style-name="ce21" office:value-type="float" office:value="458.317122936" calcext:value-type="float">
            <text:p>458,317122936</text:p>
          </table:table-cell>
          <table:table-cell table:style-name="ce21" office:value-type="float" office:value="296.691277027" calcext:value-type="float">
            <text:p>296,691277027</text:p>
          </table:table-cell>
          <table:table-cell/>
          <table:table-cell table:style-name="ce21" table:number-columns-repeated="3"/>
          <table:table-cell table:style-name="ce21" office:value-type="float" office:value="220.604393959" calcext:value-type="float">
            <text:p>220,604393959</text:p>
          </table:table-cell>
          <table:table-cell table:style-name="ce21" office:value-type="float" office:value="165.644629955" calcext:value-type="float">
            <text:p>165,644629955</text:p>
          </table:table-cell>
          <table:table-cell table:style-name="ce21" office:value-type="float" office:value="136.803572893" calcext:value-type="float">
            <text:p>136,803572893</text:p>
          </table:table-cell>
        </table:table-row>
        <table:table-row table:style-name="ro1">
          <table:table-cell/>
          <table:table-cell table:style-name="ce10" office:value-type="float" office:value="1462200" calcext:value-type="float">
            <text:p>1462200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56.446582079" calcext:value-type="float">
            <text:p>456,446582079</text:p>
          </table:table-cell>
          <table:table-cell table:style-name="ce26" office:value-type="float" office:value="4.85764908791" calcext:value-type="float">
            <text:p>4,85764908791</text:p>
          </table:table-cell>
          <table:table-cell table:style-name="ce26" office:value-type="float" office:value="451.588932991" calcext:value-type="float">
            <text:p>451,588932991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751.477257967" calcext:value-type="float">
            <text:p>751,477257967</text:p>
          </table:table-cell>
          <table:table-cell table:style-name="ce28"/>
          <table:table-cell table:style-name="ce21" office:value-type="float" office:value="387.157008171" calcext:value-type="float">
            <text:p>387,157008171</text:p>
          </table:table-cell>
          <table:table-cell/>
          <table:table-cell table:style-name="ce21" table:number-columns-repeated="3"/>
          <table:table-cell table:style-name="ce21" office:value-type="float" office:value="220.976490021" calcext:value-type="float">
            <text:p>220,976490021</text:p>
          </table:table-cell>
          <table:table-cell table:style-name="ce21" office:value-type="float" office:value="163.177133799" calcext:value-type="float">
            <text:p>163,177133799</text:p>
          </table:table-cell>
          <table:table-cell table:style-name="ce21" office:value-type="float" office:value="133.630343914" calcext:value-type="float">
            <text:p>133,630343914</text:p>
          </table:table-cell>
        </table:table-row>
        <table:table-row table:style-name="ro1">
          <table:table-cell/>
          <table:table-cell table:style-name="ce10" office:value-type="float" office:value="1462201" calcext:value-type="float">
            <text:p>1462201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39.594152212" calcext:value-type="float">
            <text:p>439,594152212</text:p>
          </table:table-cell>
          <table:table-cell table:style-name="ce26" office:value-type="float" office:value="3.78889298439" calcext:value-type="float">
            <text:p>3,78889298439</text:p>
          </table:table-cell>
          <table:table-cell table:style-name="ce26" office:value-type="float" office:value="435.805259228" calcext:value-type="float">
            <text:p>435,805259228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688.369167089" calcext:value-type="float">
            <text:p>688,369167089</text:p>
          </table:table-cell>
          <table:table-cell table:style-name="ce28" table:number-columns-repeated="2"/>
          <table:table-cell/>
          <table:table-cell table:style-name="ce21" table:number-columns-repeated="3"/>
          <table:table-cell table:style-name="ce21" office:value-type="float" office:value="222.340722799" calcext:value-type="float">
            <text:p>222,340722799</text:p>
          </table:table-cell>
          <table:table-cell table:style-name="ce21" office:value-type="float" office:value="156.12639904" calcext:value-type="float">
            <text:p>156,12639904</text:p>
          </table:table-cell>
          <table:table-cell table:style-name="ce21" office:value-type="float" office:value="130.286051035" calcext:value-type="float">
            <text:p>130,286051035</text:p>
          </table:table-cell>
        </table:table-row>
        <table:table-row table:style-name="ro1">
          <table:table-cell/>
          <table:table-cell table:style-name="ce10" table:number-columns-repeated="6"/>
          <table:table-cell table:style-name="ce26" table:number-columns-repeated="3"/>
          <table:table-cell table:style-name="ce10"/>
          <table:table-cell table:number-columns-repeated="2"/>
          <table:table-cell table:style-name="ce21" table:number-columns-repeated="2"/>
          <table:table-cell table:style-name="ce5"/>
          <table:table-cell table:style-name="ce28" table:number-columns-repeated="3"/>
          <table:table-cell/>
          <table:table-cell table:style-name="ce21" table:number-columns-repeated="2"/>
          <table:table-cell table:style-name="ce5"/>
          <table:table-cell table:style-name="ce21" office:value-type="float" office:value="219.149915934" calcext:value-type="float">
            <text:p>219,149915934</text:p>
          </table:table-cell>
          <table:table-cell table:style-name="ce21" office:value-type="float" office:value="156.892690182" calcext:value-type="float">
            <text:p>156,892690182</text:p>
          </table:table-cell>
          <table:table-cell table:style-name="ce21" office:value-type="float" office:value="135.494037151" calcext:value-type="float">
            <text:p>135,494037151</text:p>
          </table:table-cell>
        </table:table-row>
        <table:table-row table:style-name="ro1">
          <table:table-cell/>
          <table:table-cell table:style-name="ce10" office:value-type="float" office:value="1478791" calcext:value-type="float">
            <text:p>1478791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49.01332593" calcext:value-type="float">
            <text:p>349,01332593</text:p>
          </table:table-cell>
          <table:table-cell table:style-name="ce26" office:value-type="float" office:value="2.89216899872" calcext:value-type="float">
            <text:p>2,89216899872</text:p>
          </table:table-cell>
          <table:table-cell table:style-name="ce26" office:value-type="float" office:value="346.121156931" calcext:value-type="float">
            <text:p>346,121156931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5"/>
          <table:table-cell table:style-name="ce28" table:number-columns-repeated="3"/>
          <table:table-cell/>
          <table:table-cell table:style-name="ce21" table:number-columns-repeated="2"/>
          <table:table-cell table:style-name="ce5"/>
          <table:table-cell table:style-name="ce21" office:value-type="float" office:value="219.033428907" calcext:value-type="float">
            <text:p>219,033428907</text:p>
          </table:table-cell>
          <table:table-cell table:style-name="ce21" office:value-type="float" office:value="151.657842159" calcext:value-type="float">
            <text:p>151,657842159</text:p>
          </table:table-cell>
          <table:table-cell table:style-name="ce5"/>
        </table:table-row>
        <table:table-row table:style-name="ro1">
          <table:table-cell/>
          <table:table-cell table:style-name="ce10" office:value-type="float" office:value="1478792" calcext:value-type="float">
            <text:p>1478792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89.612264872" calcext:value-type="float">
            <text:p>389,612264872</text:p>
          </table:table-cell>
          <table:table-cell table:style-name="ce26" office:value-type="float" office:value="2.5433318615" calcext:value-type="float">
            <text:p>2,5433318615</text:p>
          </table:table-cell>
          <table:table-cell table:style-name="ce26" office:value-type="float" office:value="387.06893301" calcext:value-type="float">
            <text:p>387,06893301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5"/>
          <table:table-cell table:style-name="ce21"/>
          <table:table-cell table:style-name="ce5" table:number-columns-repeated="2"/>
          <table:table-cell/>
          <table:table-cell table:style-name="ce21" table:number-columns-repeated="2"/>
          <table:table-cell table:style-name="ce5"/>
          <table:table-cell table:style-name="ce21" office:value-type="float" office:value="218.430814981" calcext:value-type="float">
            <text:p>218,430814981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0" office:value-type="float" office:value="1768530" calcext:value-type="float">
            <text:p>1768530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162.850389957" calcext:value-type="float">
            <text:p>162,850389957</text:p>
          </table:table-cell>
          <table:table-cell table:style-name="ce26" office:value-type="float" office:value="6.33148193359" calcext:value-type="float">
            <text:p>6,33148193359</text:p>
          </table:table-cell>
          <table:table-cell table:style-name="ce26" office:value-type="float" office:value="156.518908024" calcext:value-type="float">
            <text:p>156,518908024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5" table:number-columns-repeated="4"/>
          <table:table-cell/>
          <table:table-cell table:style-name="ce21" table:number-columns-repeated="2"/>
          <table:table-cell table:style-name="ce5" table:number-columns-repeated="4"/>
        </table:table-row>
        <table:table-row table:style-name="ro1">
          <table:table-cell/>
          <table:table-cell table:style-name="ce10" office:value-type="float" office:value="1768532" calcext:value-type="float">
            <text:p>1768532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188.303217888" calcext:value-type="float">
            <text:p>188,303217888</text:p>
          </table:table-cell>
          <table:table-cell table:style-name="ce26" office:value-type="float" office:value="7.17596793175" calcext:value-type="float">
            <text:p>7,17596793175</text:p>
          </table:table-cell>
          <table:table-cell table:style-name="ce26" office:value-type="float" office:value="181.127249956" calcext:value-type="float">
            <text:p>181,127249956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5" table:number-columns-repeated="4"/>
          <table:table-cell/>
          <table:table-cell table:style-name="ce21" table:number-columns-repeated="2"/>
          <table:table-cell table:style-name="ce5" table:number-columns-repeated="4"/>
        </table:table-row>
        <table:table-row table:style-name="ro1">
          <table:table-cell/>
          <table:table-cell table:style-name="ce11" office:value-type="float" office:value="1823952" calcext:value-type="float">
            <text:p>1823952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67.097539902" calcext:value-type="float">
            <text:p>267.097539902</text:p>
          </table:table-cell>
          <table:table-cell table:style-name="ce11" office:value-type="float" office:value="10.4123969078" calcext:value-type="float">
            <text:p>10.4123969078</text:p>
          </table:table-cell>
          <table:table-cell table:style-name="ce11" office:value-type="float" office:value="256.685142994" calcext:value-type="float">
            <text:p>256.685142994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5" table:number-columns-repeated="4"/>
          <table:table-cell/>
          <table:table-cell table:style-name="ce21" table:number-columns-repeated="2"/>
          <table:table-cell table:style-name="ce5" table:number-columns-repeated="4"/>
        </table:table-row>
        <table:table-row table:style-name="ro1">
          <table:table-cell/>
          <table:table-cell office:value-type="float" office:value="1834664" calcext:value-type="float">
            <text:p>183466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64.160296202" calcext:value-type="float">
            <text:p>164.160296202</text:p>
          </table:table-cell>
          <table:table-cell table:style-name="Default" office:value-type="float" office:value="6.15702104568" calcext:value-type="float">
            <text:p>6.15702104568</text:p>
          </table:table-cell>
          <table:table-cell table:style-name="Default" office:value-type="float" office:value="158.003275156" calcext:value-type="float">
            <text:p>158.003275156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table:style-name="ce10" office:value-type="float" office:value="1478793" calcext:value-type="float">
            <text:p>1478793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42.006126881" calcext:value-type="float">
            <text:p>342,006126881</text:p>
          </table:table-cell>
          <table:table-cell table:style-name="ce26" office:value-type="float" office:value="4.2770819664" calcext:value-type="float">
            <text:p>4,2770819664</text:p>
          </table:table-cell>
          <table:table-cell table:style-name="ce26" office:value-type="float" office:value="337.729044914" calcext:value-type="float">
            <text:p>337,729044914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table:style-name="ce10" office:value-type="float" office:value="1478794" calcext:value-type="float">
            <text:p>1478794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53.677484989" calcext:value-type="float">
            <text:p>353,677484989</text:p>
          </table:table-cell>
          <table:table-cell table:style-name="ce26" office:value-type="float" office:value="3.94112706184" calcext:value-type="float">
            <text:p>3,94112706184</text:p>
          </table:table-cell>
          <table:table-cell table:style-name="ce26" office:value-type="float" office:value="349.736357927" calcext:value-type="float">
            <text:p>349,736357927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table:style-name="ce10" table:number-columns-repeated="6"/>
          <table:table-cell table:style-name="ce26" table:number-columns-repeated="3"/>
          <table:table-cell table:style-name="ce10"/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float" office:value="1478795" calcext:value-type="float">
            <text:p>1478795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326.142379999" calcext:value-type="float">
            <text:p>326,142379999</text:p>
          </table:table-cell>
          <table:table-cell table:style-name="ce26" office:value-type="float" office:value="2.54515194893" calcext:value-type="float">
            <text:p>2,54515194893</text:p>
          </table:table-cell>
          <table:table-cell table:style-name="ce26" office:value-type="float" office:value="323.59722805" calcext:value-type="float">
            <text:p>323,59722805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float" office:value="1768537" calcext:value-type="float">
            <text:p>1768537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140.24901104" calcext:value-type="float">
            <text:p>140,24901104</text:p>
          </table:table-cell>
          <table:table-cell table:style-name="ce26" office:value-type="float" office:value="4.55716109276" calcext:value-type="float">
            <text:p>4,55716109276</text:p>
          </table:table-cell>
          <table:table-cell table:style-name="ce26" office:value-type="float" office:value="135.691849947" calcext:value-type="float">
            <text:p>135,691849947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47.116286993" calcext:value-type="float">
            <text:p>447,116286993</text:p>
          </table:table-cell>
          <table:table-cell table:style-name="ce28" office:value-type="float" office:value="337.729044914" calcext:value-type="float">
            <text:p>337,729044914</text:p>
          </table:table-cell>
          <table:table-cell table:style-name="ce35" office:value-type="float" office:value="294.510117054" calcext:value-type="float">
            <text:p>294,510117054</text:p>
          </table:table-cell>
          <table:table-cell table:style-name="ce28" office:value-type="float" office:value="225.77616787" calcext:value-type="float">
            <text:p>225,77616787</text:p>
          </table:table-cell>
          <table:table-cell table:style-name="ce28" office:value-type="float" office:value="156.518908024" calcext:value-type="float">
            <text:p>156,518908024</text:p>
          </table:table-cell>
          <table:table-cell table:style-name="ce28" office:value-type="float" office:value="135.691849947" calcext:value-type="float">
            <text:p>135,691849947</text:p>
          </table:table-cell>
          <table:table-cell office:value-type="string" calcext:value-type="string">
            <text:p>EXP1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float" office:value="1768541" calcext:value-type="float">
            <text:p>1768541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207.119660139" calcext:value-type="float">
            <text:p>207,119660139</text:p>
          </table:table-cell>
          <table:table-cell table:style-name="ce26" office:value-type="float" office:value="9.93622612953" calcext:value-type="float">
            <text:p>9,93622612953</text:p>
          </table:table-cell>
          <table:table-cell table:style-name="ce26" office:value-type="float" office:value="197.18343401" calcext:value-type="float">
            <text:p>197,18343401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47.86075902" calcext:value-type="float">
            <text:p>447,86075902</text:p>
          </table:table-cell>
          <table:table-cell table:style-name="ce28" office:value-type="float" office:value="349.736357927" calcext:value-type="float">
            <text:p>349,736357927</text:p>
          </table:table-cell>
          <table:table-cell table:style-name="ce35" office:value-type="float" office:value="281.615010977" calcext:value-type="float">
            <text:p>281,615010977</text:p>
          </table:table-cell>
          <table:table-cell table:style-name="ce28" office:value-type="float" office:value="219.035151005" calcext:value-type="float">
            <text:p>219,035151005</text:p>
          </table:table-cell>
          <table:table-cell table:style-name="ce28" office:value-type="float" office:value="181.127249956" calcext:value-type="float">
            <text:p>181,127249956</text:p>
          </table:table-cell>
          <table:table-cell table:style-name="ce35" office:value-type="float" office:value="197.18343401" calcext:value-type="float">
            <text:p>197,18343401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1823959" calcext:value-type="float">
            <text:p>1823959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8.644763947" calcext:value-type="float">
            <text:p>148.644763947</text:p>
          </table:table-cell>
          <table:table-cell table:style-name="ce11" office:value-type="float" office:value="4.38719296455" calcext:value-type="float">
            <text:p>4.38719296455</text:p>
          </table:table-cell>
          <table:table-cell table:style-name="ce11" office:value-type="float" office:value="144.257570982" calcext:value-type="float">
            <text:p>144.257570982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51.588932991" calcext:value-type="float">
            <text:p>451,588932991</text:p>
          </table:table-cell>
          <table:table-cell table:style-name="ce28" table:number-columns-repeated="2"/>
          <table:table-cell table:style-name="ce35" office:value-type="float" office:value="259.43186307" calcext:value-type="float">
            <text:p>259,43186307</text:p>
          </table:table-cell>
          <table:table-cell table:style-name="ce36" office:value-type="float" office:value="256.685142994" calcext:value-type="float">
            <text:p>256,685142994</text:p>
          </table:table-cell>
          <table:table-cell table:style-name="ce28" office:value-type="float" office:value="144.257570982" calcext:value-type="float">
            <text:p>144,2575709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4668" calcext:value-type="float">
            <text:p>183466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40.903824091" calcext:value-type="float">
            <text:p>140.903824091</text:p>
          </table:table-cell>
          <table:table-cell table:style-name="Default" office:value-type="float" office:value="4.1158759594" calcext:value-type="float">
            <text:p>4.1158759594</text:p>
          </table:table-cell>
          <table:table-cell table:style-name="Default" office:value-type="float" office:value="136.787948132" calcext:value-type="float">
            <text:p>136.787948132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35.805259228" calcext:value-type="float">
            <text:p>435,805259228</text:p>
          </table:table-cell>
          <table:table-cell table:style-name="ce28" table:number-columns-repeated="2"/>
          <table:table-cell table:style-name="ce28" office:value-type="float" office:value="216.084392071" calcext:value-type="float">
            <text:p>216,084392071</text:p>
          </table:table-cell>
          <table:table-cell table:style-name="ce28" office:value-type="float" office:value="158.003275156" calcext:value-type="float">
            <text:p>158,003275156</text:p>
          </table:table-cell>
          <table:table-cell table:style-name="ce28" office:value-type="float" office:value="136.787948132" calcext:value-type="float">
            <text:p>136,787948132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float" office:value="1478797" calcext:value-type="float">
            <text:p>1478797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298.297841072" calcext:value-type="float">
            <text:p>298,297841072</text:p>
          </table:table-cell>
          <table:table-cell table:style-name="ce26" office:value-type="float" office:value="3.7877240181" calcext:value-type="float">
            <text:p>3,7877240181</text:p>
          </table:table-cell>
          <table:table-cell table:style-name="ce26" office:value-type="float" office:value="294.510117054" calcext:value-type="float">
            <text:p>294,510117054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34" table:number-columns-repeated="6"/>
          <table:table-cell table:number-columns-repeated="7"/>
        </table:table-row>
        <table:table-row table:style-name="ro1">
          <table:table-cell/>
          <table:table-cell table:style-name="ce10" office:value-type="float" office:value="1478798" calcext:value-type="float">
            <text:p>1478798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285.299842834" calcext:value-type="float">
            <text:p>285,299842834</text:p>
          </table:table-cell>
          <table:table-cell table:style-name="ce26" office:value-type="float" office:value="3.68483185768" calcext:value-type="float">
            <text:p>3,68483185768</text:p>
          </table:table-cell>
          <table:table-cell table:style-name="ce26" office:value-type="float" office:value="281.615010977" calcext:value-type="float">
            <text:p>281,615010977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227.02023387" calcext:value-type="float">
            <text:p>227,02023387</text:p>
          </table:table-cell>
          <table:table-cell table:style-name="ce21" office:value-type="float" office:value="179.822486162" calcext:value-type="float">
            <text:p>179,822486162</text:p>
          </table:table-cell>
          <table:table-cell table:style-name="ce21" office:value-type="float" office:value="141.53971386" calcext:value-type="float">
            <text:p>141,53971386</text:p>
          </table:table-cell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1823961" calcext:value-type="float">
            <text:p>1823961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2.372104883" calcext:value-type="float">
            <text:p>142.372104883</text:p>
          </table:table-cell>
          <table:table-cell table:style-name="ce11" office:value-type="float" office:value="5.54285883904" calcext:value-type="float">
            <text:p>5.54285883904</text:p>
          </table:table-cell>
          <table:table-cell table:style-name="ce11" office:value-type="float" office:value="136.829246044" calcext:value-type="float">
            <text:p>136.829246044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224.684793949" calcext:value-type="float">
            <text:p>224,684793949</text:p>
          </table:table-cell>
          <table:table-cell table:style-name="ce21" office:value-type="float" office:value="158.326582193" calcext:value-type="float">
            <text:p>158,326582193</text:p>
          </table:table-cell>
          <table:table-cell table:style-name="ce21" office:value-type="float" office:value="139.117036104" calcext:value-type="float">
            <text:p>139,11703610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21" table:number-columns-repeated="2"/>
          <table:table-cell table:style-name="ce21" office:value-type="float" office:value="176.672744036" calcext:value-type="float">
            <text:p>176,672744036</text:p>
          </table:table-cell>
          <table:table-cell table:style-name="ce35" office:value-type="float" office:value="266.214148045" calcext:value-type="float">
            <text:p>266,214148045</text:p>
          </table:table-cell>
          <table:table-cell table:style-name="ce21" office:value-type="float" office:value="162.006141901" calcext:value-type="float">
            <text:p>162,006141901</text:p>
          </table:table-cell>
          <table:table-cell table:style-name="ce35" office:value-type="float" office:value="253.431169987" calcext:value-type="float">
            <text:p>253,431169987</text:p>
          </table:table-cell>
          <table:table-cell table:number-columns-repeated="7"/>
        </table:table-row>
        <table:table-row table:style-name="ro1">
          <table:table-cell/>
          <table:table-cell table:style-name="ce13" table:number-columns-repeated="10"/>
          <table:table-cell table:number-columns-repeated="2"/>
          <table:table-cell table:style-name="ce21" table:number-columns-repeated="3"/>
          <table:table-cell table:style-name="ce21" office:value-type="float" office:value="213.805009842" calcext:value-type="float">
            <text:p>213,805009842</text:p>
          </table:table-cell>
          <table:table-cell table:style-name="ce21" office:value-type="float" office:value="174.485667944" calcext:value-type="float">
            <text:p>174,485667944</text:p>
          </table:table-cell>
          <table:table-cell table:style-name="ce35" office:value-type="float" office:value="338.855278969" calcext:value-type="float">
            <text:p>338,8552789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21" table:number-columns-repeated="2"/>
          <table:table-cell table:style-name="ce21" office:value-type="float" office:value="150.501085043" calcext:value-type="float">
            <text:p>150,501085043</text:p>
          </table:table-cell>
          <table:table-cell table:style-name="ce21" office:value-type="float" office:value="223.547436953" calcext:value-type="float">
            <text:p>223,547436953</text:p>
          </table:table-cell>
          <table:table-cell table:style-name="ce21"/>
          <table:table-cell table:style-name="ce35" office:value-type="float" office:value="242.501400948" calcext:value-type="float">
            <text:p>242,5014009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3619" calcext:value-type="float">
            <text:p>220361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38.320044994" calcext:value-type="float">
            <text:p>238,320044994</text:p>
          </table:table-cell>
          <table:table-cell office:value-type="float" office:value="11.2998111248" calcext:value-type="float">
            <text:p>11,2998111248</text:p>
          </table:table-cell>
          <table:table-cell office:value-type="float" office:value="227.02023387" calcext:value-type="float">
            <text:p>227,02023387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391.393235922" calcext:value-type="float">
            <text:p>391,393235922</text:p>
          </table:table-cell>
          <table:table-cell table:style-name="ce21" table:number-columns-repeated="2"/>
          <table:table-cell table:style-name="ce21" office:value-type="float" office:value="230.457587004" calcext:value-type="float">
            <text:p>230,457587004</text:p>
          </table:table-cell>
          <table:table-cell table:style-name="ce21" office:value-type="float" office:value="161.723035097" calcext:value-type="float">
            <text:p>161,723035097</text:p>
          </table:table-cell>
          <table:table-cell table:style-name="ce21" office:value-type="float" office:value="136.945829868" calcext:value-type="float">
            <text:p>136,9458298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3620" calcext:value-type="float">
            <text:p>220362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35.62055397" calcext:value-type="float">
            <text:p>235,62055397</text:p>
          </table:table-cell>
          <table:table-cell office:value-type="float" office:value="10.9357600212" calcext:value-type="float">
            <text:p>10,9357600212</text:p>
          </table:table-cell>
          <table:table-cell office:value-type="float" office:value="224.684793949" calcext:value-type="float">
            <text:p>224,684793949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21" office:value-type="float" office:value="137.16934514" calcext:value-type="float">
            <text:p>137,16934514</text:p>
          </table:table-cell>
          <table:table-cell table:style-name="ce21" office:value-type="float" office:value="220.604393959" calcext:value-type="float">
            <text:p>220,604393959</text:p>
          </table:table-cell>
          <table:table-cell table:style-name="ce21" office:value-type="float" office:value="165.644629955" calcext:value-type="float">
            <text:p>165,644629955</text:p>
          </table:table-cell>
          <table:table-cell table:style-name="ce21" office:value-type="float" office:value="140.707970142" calcext:value-type="float">
            <text:p>140,7079701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4269" calcext:value-type="float">
            <text:p>220426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77.359577894" calcext:value-type="float">
            <text:p>277,359577894</text:p>
          </table:table-cell>
          <table:table-cell office:value-type="float" office:value="11.1454298496" calcext:value-type="float">
            <text:p>11,1454298496</text:p>
          </table:table-cell>
          <table:table-cell office:value-type="float" office:value="266.214148045" calcext:value-type="float">
            <text:p>266,214148045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220.976490021" calcext:value-type="float">
            <text:p>220,976490021</text:p>
          </table:table-cell>
          <table:table-cell table:style-name="ce35" office:value-type="float" office:value="240.29826498" calcext:value-type="float">
            <text:p>240,29826498</text:p>
          </table:table-cell>
          <table:table-cell table:style-name="ce21" office:value-type="float" office:value="131.270851135" calcext:value-type="float">
            <text:p>131,2708511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4270" calcext:value-type="float">
            <text:p>220427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4.505067825" calcext:value-type="float">
            <text:p>224,505067825</text:p>
          </table:table-cell>
          <table:table-cell office:value-type="float" office:value="10.7000579834" calcext:value-type="float">
            <text:p>10,7000579834</text:p>
          </table:table-cell>
          <table:table-cell office:value-type="float" office:value="213.805009842" calcext:value-type="float">
            <text:p>213,805009842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21" office:value-type="float" office:value="130.049826145" calcext:value-type="float">
            <text:p>130,049826145</text:p>
          </table:table-cell>
          <table:table-cell table:style-name="ce21" office:value-type="float" office:value="222.340722799" calcext:value-type="float">
            <text:p>222,340722799</text:p>
          </table:table-cell>
          <table:table-cell table:style-name="ce21" office:value-type="float" office:value="163.177133799" calcext:value-type="float">
            <text:p>163,177133799</text:p>
          </table:table-cell>
          <table:table-cell table:style-name="ce21" office:value-type="float" office:value="136.803572893" calcext:value-type="float">
            <text:p>136,8035728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2651" calcext:value-type="float">
            <text:p>220265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34.745980024" calcext:value-type="float">
            <text:p>234,745980024</text:p>
          </table:table-cell>
          <table:table-cell office:value-type="float" office:value="11.1985430717" calcext:value-type="float">
            <text:p>11,1985430717</text:p>
          </table:table-cell>
          <table:table-cell office:value-type="float" office:value="223.547436953" calcext:value-type="float">
            <text:p>223,547436953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475.084696054" calcext:value-type="float">
            <text:p>475,084696054</text:p>
          </table:table-cell>
          <table:table-cell table:style-name="ce21"/>
          <table:table-cell table:style-name="ce21" office:value-type="float" office:value="126.191492081" calcext:value-type="float">
            <text:p>126,191492081</text:p>
          </table:table-cell>
          <table:table-cell table:style-name="ce21" office:value-type="float" office:value="219.149915934" calcext:value-type="float">
            <text:p>219,149915934</text:p>
          </table:table-cell>
          <table:table-cell table:style-name="ce21" office:value-type="float" office:value="156.12639904" calcext:value-type="float">
            <text:p>156,12639904</text:p>
          </table:table-cell>
          <table:table-cell table:style-name="ce21" office:value-type="float" office:value="133.630343914" calcext:value-type="float">
            <text:p>133,6303439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2652" calcext:value-type="float">
            <text:p>220265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41.301134825" calcext:value-type="float">
            <text:p>241,301134825</text:p>
          </table:table-cell>
          <table:table-cell office:value-type="float" office:value="10.843547821" calcext:value-type="float">
            <text:p>10,843547821</text:p>
          </table:table-cell>
          <table:table-cell office:value-type="float" office:value="230.457587004" calcext:value-type="float">
            <text:p>230,457587004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21" office:value-type="float" office:value="130.318413019" calcext:value-type="float">
            <text:p>130,318413019</text:p>
          </table:table-cell>
          <table:table-cell table:style-name="ce21" office:value-type="float" office:value="219.033428907" calcext:value-type="float">
            <text:p>219,033428907</text:p>
          </table:table-cell>
          <table:table-cell table:style-name="ce21" office:value-type="float" office:value="156.892690182" calcext:value-type="float">
            <text:p>156,892690182</text:p>
          </table:table-cell>
          <table:table-cell table:style-name="ce21" office:value-type="float" office:value="130.286051035" calcext:value-type="float">
            <text:p>130,286051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6692" calcext:value-type="float">
            <text:p>218669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31.817847967" calcext:value-type="float">
            <text:p>231,817847967</text:p>
          </table:table-cell>
          <table:table-cell office:value-type="float" office:value="11.2134540081" calcext:value-type="float">
            <text:p>11,2134540081</text:p>
          </table:table-cell>
          <table:table-cell office:value-type="float" office:value="220.604393959" calcext:value-type="float">
            <text:p>220,604393959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21" office:value-type="float" office:value="125.990885019" calcext:value-type="float">
            <text:p>125,990885019</text:p>
          </table:table-cell>
          <table:table-cell table:style-name="ce21" office:value-type="float" office:value="218.430814981" calcext:value-type="float">
            <text:p>218,430814981</text:p>
          </table:table-cell>
          <table:table-cell table:style-name="ce21" office:value-type="float" office:value="151.657842159" calcext:value-type="float">
            <text:p>151,657842159</text:p>
          </table:table-cell>
          <table:table-cell table:style-name="ce21" office:value-type="float" office:value="135.494037151" calcext:value-type="float">
            <text:p>135,4940371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6694" calcext:value-type="float">
            <text:p>218669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31.79492116" calcext:value-type="float">
            <text:p>231,79492116</text:p>
          </table:table-cell>
          <table:table-cell office:value-type="float" office:value="10.818431139" calcext:value-type="float">
            <text:p>10,818431139</text:p>
          </table:table-cell>
          <table:table-cell office:value-type="float" office:value="220.976490021" calcext:value-type="float">
            <text:p>220,976490021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489" calcext:value-type="float">
            <text:p>218348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33.596468925" calcext:value-type="float">
            <text:p>233,596468925</text:p>
          </table:table-cell>
          <table:table-cell office:value-type="float" office:value="11.2557461262" calcext:value-type="float">
            <text:p>11,2557461262</text:p>
          </table:table-cell>
          <table:table-cell office:value-type="float" office:value="222.340722799" calcext:value-type="float">
            <text:p>222,340722799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490" calcext:value-type="float">
            <text:p>218349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30.122567892" calcext:value-type="float">
            <text:p>230,122567892</text:p>
          </table:table-cell>
          <table:table-cell office:value-type="float" office:value="10.9726519585" calcext:value-type="float">
            <text:p>10,9726519585</text:p>
          </table:table-cell>
          <table:table-cell office:value-type="float" office:value="219.149915934" calcext:value-type="float">
            <text:p>219,149915934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39" calcext:value-type="float">
            <text:p>217793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30.370430946" calcext:value-type="float">
            <text:p>230,370430946</text:p>
          </table:table-cell>
          <table:table-cell office:value-type="float" office:value="11.337002039" calcext:value-type="float">
            <text:p>11,337002039</text:p>
          </table:table-cell>
          <table:table-cell office:value-type="float" office:value="219.033428907" calcext:value-type="float">
            <text:p>219,033428907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0" calcext:value-type="float">
            <text:p>217794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9.370135784" calcext:value-type="float">
            <text:p>229,370135784</text:p>
          </table:table-cell>
          <table:table-cell office:value-type="float" office:value="10.9393208027" calcext:value-type="float">
            <text:p>10,9393208027</text:p>
          </table:table-cell>
          <table:table-cell office:value-type="float" office:value="218.430814981" calcext:value-type="float">
            <text:p>218,430814981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3622" calcext:value-type="float">
            <text:p>2203622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93" calcext:value-type="float">
            <text:p>209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3623" calcext:value-type="float">
            <text:p>220362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69" calcext:value-type="float">
            <text:p>206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73" calcext:value-type="float">
            <text:p>220427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74" calcext:value-type="float">
            <text:p>220427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78" calcext:value-type="float">
            <text:p>77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54" calcext:value-type="float">
            <text:p>220265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55" calcext:value-type="float">
            <text:p>220265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17.45577383" calcext:value-type="float">
            <text:p>417,45577383</text:p>
          </table:table-cell>
          <table:table-cell office:value-type="float" office:value="26.0625379086" calcext:value-type="float">
            <text:p>26,0625379086</text:p>
          </table:table-cell>
          <table:table-cell office:value-type="float" office:value="391.393235922" calcext:value-type="float">
            <text:p>391,393235922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99" calcext:value-type="float">
            <text:p>218669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39" calcext:value-type="float">
            <text:p>15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00" calcext:value-type="float">
            <text:p>218670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23" calcext:value-type="float">
            <text:p>15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493" calcext:value-type="float">
            <text:p>218349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42" calcext:value-type="float">
            <text:p>10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495" calcext:value-type="float">
            <text:p>218349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640.007173061" calcext:value-type="float">
            <text:p>640,007173061</text:p>
          </table:table-cell>
          <table:table-cell office:value-type="float" office:value="164.922477007" calcext:value-type="float">
            <text:p>164,922477007</text:p>
          </table:table-cell>
          <table:table-cell office:value-type="float" office:value="475.084696054" calcext:value-type="float">
            <text:p>475,084696054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1" calcext:value-type="float">
            <text:p>217794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96" calcext:value-type="float">
            <text:p>17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2" calcext:value-type="float">
            <text:p>2177942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44" calcext:value-type="float">
            <text:p>1744</text:p>
          </table:table-cell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3625" calcext:value-type="float">
            <text:p>220362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87.542149067" calcext:value-type="float">
            <text:p>187,542149067</text:p>
          </table:table-cell>
          <table:table-cell office:value-type="float" office:value="7.71966290474" calcext:value-type="float">
            <text:p>7,71966290474</text:p>
          </table:table-cell>
          <table:table-cell office:value-type="float" office:value="179.822486162" calcext:value-type="float">
            <text:p>179,822486162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3628" calcext:value-type="float">
            <text:p>220362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65.63628006" calcext:value-type="float">
            <text:p>165,63628006</text:p>
          </table:table-cell>
          <table:table-cell office:value-type="float" office:value="7.30969786644" calcext:value-type="float">
            <text:p>7,30969786644</text:p>
          </table:table-cell>
          <table:table-cell office:value-type="float" office:value="158.326582193" calcext:value-type="float">
            <text:p>158,326582193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75" calcext:value-type="float">
            <text:p>220427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69.408617973" calcext:value-type="float">
            <text:p>169,408617973</text:p>
          </table:table-cell>
          <table:table-cell office:value-type="float" office:value="7.40247607231" calcext:value-type="float">
            <text:p>7,40247607231</text:p>
          </table:table-cell>
          <table:table-cell office:value-type="float" office:value="162.006141901" calcext:value-type="float">
            <text:p>162,006141901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76" calcext:value-type="float">
            <text:p>220427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82.03343606" calcext:value-type="float">
            <text:p>182,03343606</text:p>
          </table:table-cell>
          <table:table-cell office:value-type="float" office:value="7.547768116" calcext:value-type="float">
            <text:p>7,547768116</text:p>
          </table:table-cell>
          <table:table-cell office:value-type="float" office:value="174.485667944" calcext:value-type="float">
            <text:p>174,485667944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56" calcext:value-type="float">
            <text:p>220265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05" calcext:value-type="float">
            <text:p>14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57" calcext:value-type="float">
            <text:p>220265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69.098657131" calcext:value-type="float">
            <text:p>169,098657131</text:p>
          </table:table-cell>
          <table:table-cell office:value-type="float" office:value="7.37562203407" calcext:value-type="float">
            <text:p>7,37562203407</text:p>
          </table:table-cell>
          <table:table-cell office:value-type="float" office:value="161.723035097" calcext:value-type="float">
            <text:p>161,723035097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01" calcext:value-type="float">
            <text:p>218670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73.448487043" calcext:value-type="float">
            <text:p>173,448487043</text:p>
          </table:table-cell>
          <table:table-cell office:value-type="float" office:value="7.80385708809" calcext:value-type="float">
            <text:p>7,80385708809</text:p>
          </table:table-cell>
          <table:table-cell office:value-type="float" office:value="165.644629955" calcext:value-type="float">
            <text:p>165,644629955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03" calcext:value-type="float">
            <text:p>218670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85.175971031" calcext:value-type="float">
            <text:p>285,175971031</text:p>
          </table:table-cell>
          <table:table-cell office:value-type="float" office:value="44.8777060509" calcext:value-type="float">
            <text:p>44,8777060509</text:p>
          </table:table-cell>
          <table:table-cell office:value-type="float" office:value="240.29826498" calcext:value-type="float">
            <text:p>240,29826498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496" calcext:value-type="float">
            <text:p>218349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70.993587971" calcext:value-type="float">
            <text:p>170,993587971</text:p>
          </table:table-cell>
          <table:table-cell office:value-type="float" office:value="7.81645417213" calcext:value-type="float">
            <text:p>7,81645417213</text:p>
          </table:table-cell>
          <table:table-cell office:value-type="float" office:value="163.177133799" calcext:value-type="float">
            <text:p>163,177133799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498" calcext:value-type="float">
            <text:p>218349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63.557771921" calcext:value-type="float">
            <text:p>163,557771921</text:p>
          </table:table-cell>
          <table:table-cell office:value-type="float" office:value="7.43137288094" calcext:value-type="float">
            <text:p>7,43137288094</text:p>
          </table:table-cell>
          <table:table-cell office:value-type="float" office:value="156.12639904" calcext:value-type="float">
            <text:p>156,12639904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4" calcext:value-type="float">
            <text:p>217794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64.677256107" calcext:value-type="float">
            <text:p>164,677256107</text:p>
          </table:table-cell>
          <table:table-cell office:value-type="float" office:value="7.7845659256" calcext:value-type="float">
            <text:p>7,7845659256</text:p>
          </table:table-cell>
          <table:table-cell office:value-type="float" office:value="156.892690182" calcext:value-type="float">
            <text:p>156,892690182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5" calcext:value-type="float">
            <text:p>217794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58.793518066" calcext:value-type="float">
            <text:p>158,793518066</text:p>
          </table:table-cell>
          <table:table-cell office:value-type="float" office:value="7.13567590714" calcext:value-type="float">
            <text:p>7,13567590714</text:p>
          </table:table-cell>
          <table:table-cell office:value-type="float" office:value="151.657842159" calcext:value-type="float">
            <text:p>151,657842159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3631" calcext:value-type="float">
            <text:p>220363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275" calcext:value-type="float">
            <text:p>32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3632" calcext:value-type="float">
            <text:p>2203632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216" calcext:value-type="float">
            <text:p>22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78" calcext:value-type="float">
            <text:p>220427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683" calcext:value-type="float">
            <text:p>268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79" calcext:value-type="float">
            <text:p>220427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229" calcext:value-type="float">
            <text:p>32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58" calcext:value-type="float">
            <text:p>220265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83" calcext:value-type="float">
            <text:p>208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60" calcext:value-type="float">
            <text:p>220266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909" calcext:value-type="float">
            <text:p>29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08" calcext:value-type="float">
            <text:p>218670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484" calcext:value-type="float">
            <text:p>24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09" calcext:value-type="float">
            <text:p>218670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122" calcext:value-type="float">
            <text:p>31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38" calcext:value-type="float">
            <text:p>218363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20" calcext:value-type="float">
            <text:p>302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39" calcext:value-type="float">
            <text:p>218363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109" calcext:value-type="float">
            <text:p>31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6" calcext:value-type="float">
            <text:p>217794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291" calcext:value-type="float">
            <text:p>329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7" calcext:value-type="float">
            <text:p>217794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37" calcext:value-type="float">
            <text:p>3037</text:p>
          </table:table-cell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3634" calcext:value-type="float">
            <text:p>220363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7.522873878" calcext:value-type="float">
            <text:p>147,522873878</text:p>
          </table:table-cell>
          <table:table-cell office:value-type="float" office:value="5.98316001892" calcext:value-type="float">
            <text:p>5,98316001892</text:p>
          </table:table-cell>
          <table:table-cell office:value-type="float" office:value="141.53971386" calcext:value-type="float">
            <text:p>141,53971386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3636" calcext:value-type="float">
            <text:p>220363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44.815851212" calcext:value-type="float">
            <text:p>144,815851212</text:p>
          </table:table-cell>
          <table:table-cell office:value-type="float" office:value="5.69881510735" calcext:value-type="float">
            <text:p>5,69881510735</text:p>
          </table:table-cell>
          <table:table-cell office:value-type="float" office:value="139.117036104" calcext:value-type="float">
            <text:p>139,117036104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80" calcext:value-type="float">
            <text:p>220428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83.646072149" calcext:value-type="float">
            <text:p>283,646072149</text:p>
          </table:table-cell>
          <table:table-cell office:value-type="float" office:value="30.2149021626" calcext:value-type="float">
            <text:p>30,2149021626</text:p>
          </table:table-cell>
          <table:table-cell office:value-type="float" office:value="253.431169987" calcext:value-type="float">
            <text:p>253,431169987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81" calcext:value-type="float">
            <text:p>220428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44.844018936" calcext:value-type="float">
            <text:p>344,844018936</text:p>
          </table:table-cell>
          <table:table-cell office:value-type="float" office:value="5.98873996735" calcext:value-type="float">
            <text:p>5,98873996735</text:p>
          </table:table-cell>
          <table:table-cell office:value-type="float" office:value="338.855278969" calcext:value-type="float">
            <text:p>338,855278969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61" calcext:value-type="float">
            <text:p>220266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61.063894033" calcext:value-type="float">
            <text:p>261,063894033</text:p>
          </table:table-cell>
          <table:table-cell office:value-type="float" office:value="18.5624930859" calcext:value-type="float">
            <text:p>18,5624930859</text:p>
          </table:table-cell>
          <table:table-cell office:value-type="float" office:value="242.501400948" calcext:value-type="float">
            <text:p>242,501400948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62" calcext:value-type="float">
            <text:p>220266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42.558943987" calcext:value-type="float">
            <text:p>142,558943987</text:p>
          </table:table-cell>
          <table:table-cell office:value-type="float" office:value="5.61311411858" calcext:value-type="float">
            <text:p>5,61311411858</text:p>
          </table:table-cell>
          <table:table-cell office:value-type="float" office:value="136.945829868" calcext:value-type="float">
            <text:p>136,945829868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10" calcext:value-type="float">
            <text:p>218671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6.468537092" calcext:value-type="float">
            <text:p>146,468537092</text:p>
          </table:table-cell>
          <table:table-cell office:value-type="float" office:value="5.76056694984" calcext:value-type="float">
            <text:p>5,76056694984</text:p>
          </table:table-cell>
          <table:table-cell office:value-type="float" office:value="140.707970142" calcext:value-type="float">
            <text:p>140,707970142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14" calcext:value-type="float">
            <text:p>218671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36.767922163" calcext:value-type="float">
            <text:p>136,767922163</text:p>
          </table:table-cell>
          <table:table-cell office:value-type="float" office:value="5.49707102776" calcext:value-type="float">
            <text:p>5,49707102776</text:p>
          </table:table-cell>
          <table:table-cell office:value-type="float" office:value="131.270851135" calcext:value-type="float">
            <text:p>131,270851135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40" calcext:value-type="float">
            <text:p>218364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2.321782827" calcext:value-type="float">
            <text:p>142,321782827</text:p>
          </table:table-cell>
          <table:table-cell office:value-type="float" office:value="5.51820993423" calcext:value-type="float">
            <text:p>5,51820993423</text:p>
          </table:table-cell>
          <table:table-cell office:value-type="float" office:value="136.803572893" calcext:value-type="float">
            <text:p>136,803572893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41" calcext:value-type="float">
            <text:p>218364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39.079977989" calcext:value-type="float">
            <text:p>139,079977989</text:p>
          </table:table-cell>
          <table:table-cell office:value-type="float" office:value="5.44963407516" calcext:value-type="float">
            <text:p>5,44963407516</text:p>
          </table:table-cell>
          <table:table-cell office:value-type="float" office:value="133.630343914" calcext:value-type="float">
            <text:p>133,630343914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8" calcext:value-type="float">
            <text:p>217794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36.32790494" calcext:value-type="float">
            <text:p>136,32790494</text:p>
          </table:table-cell>
          <table:table-cell office:value-type="float" office:value="6.04185390472" calcext:value-type="float">
            <text:p>6,04185390472</text:p>
          </table:table-cell>
          <table:table-cell office:value-type="float" office:value="130.286051035" calcext:value-type="float">
            <text:p>130,286051035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9" calcext:value-type="float">
            <text:p>217794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41.029932976" calcext:value-type="float">
            <text:p>141,029932976</text:p>
          </table:table-cell>
          <table:table-cell office:value-type="float" office:value="5.53589582443" calcext:value-type="float">
            <text:p>5,53589582443</text:p>
          </table:table-cell>
          <table:table-cell office:value-type="float" office:value="135.494037151" calcext:value-type="float">
            <text:p>135,494037151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3638" calcext:value-type="float">
            <text:p>220363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510" calcext:value-type="float">
            <text:p>251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3640" calcext:value-type="float">
            <text:p>220364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117" calcext:value-type="float">
            <text:p>41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82" calcext:value-type="float">
            <text:p>2204282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82.445258141" calcext:value-type="float">
            <text:p>182,445258141</text:p>
          </table:table-cell>
          <table:table-cell office:value-type="float" office:value="5.77251410484" calcext:value-type="float">
            <text:p>5,77251410484</text:p>
          </table:table-cell>
          <table:table-cell office:value-type="float" office:value="176.672744036" calcext:value-type="float">
            <text:p>176,672744036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84" calcext:value-type="float">
            <text:p>220428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63" calcext:value-type="float">
            <text:p>220266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56.240674973" calcext:value-type="float">
            <text:p>156,240674973</text:p>
          </table:table-cell>
          <table:table-cell office:value-type="float" office:value="5.73958992958" calcext:value-type="float">
            <text:p>5,73958992958</text:p>
          </table:table-cell>
          <table:table-cell office:value-type="float" office:value="150.501085043" calcext:value-type="float">
            <text:p>150,501085043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65" calcext:value-type="float">
            <text:p>220266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228" calcext:value-type="float">
            <text:p>42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25" calcext:value-type="float">
            <text:p>218672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3.021999121" calcext:value-type="float">
            <text:p>143,021999121</text:p>
          </table:table-cell>
          <table:table-cell office:value-type="float" office:value="5.85265398026" calcext:value-type="float">
            <text:p>5,85265398026</text:p>
          </table:table-cell>
          <table:table-cell office:value-type="float" office:value="137.16934514" calcext:value-type="float">
            <text:p>137,16934514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26" calcext:value-type="float">
            <text:p>218672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49" calcext:value-type="float">
            <text:p>18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45" calcext:value-type="float">
            <text:p>218364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36.041683197" calcext:value-type="float">
            <text:p>136,041683197</text:p>
          </table:table-cell>
          <table:table-cell office:value-type="float" office:value="5.99185705185" calcext:value-type="float">
            <text:p>5,99185705185</text:p>
          </table:table-cell>
          <table:table-cell office:value-type="float" office:value="130.049826145" calcext:value-type="float">
            <text:p>130,049826145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46" calcext:value-type="float">
            <text:p>218364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32.048561096" calcext:value-type="float">
            <text:p>132,048561096</text:p>
          </table:table-cell>
          <table:table-cell office:value-type="float" office:value="5.8570690155" calcext:value-type="float">
            <text:p>5,8570690155</text:p>
          </table:table-cell>
          <table:table-cell office:value-type="float" office:value="126.191492081" calcext:value-type="float">
            <text:p>126,191492081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50" calcext:value-type="float">
            <text:p>217795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35.936508179" calcext:value-type="float">
            <text:p>135,936508179</text:p>
          </table:table-cell>
          <table:table-cell office:value-type="float" office:value="5.61809515953" calcext:value-type="float">
            <text:p>5,61809515953</text:p>
          </table:table-cell>
          <table:table-cell office:value-type="float" office:value="130.318413019" calcext:value-type="float">
            <text:p>130,318413019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51" calcext:value-type="float">
            <text:p>217795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31.650854826" calcext:value-type="float">
            <text:p>131,650854826</text:p>
          </table:table-cell>
          <table:table-cell office:value-type="float" office:value="5.65996980667" calcext:value-type="float">
            <text:p>5,65996980667</text:p>
          </table:table-cell>
          <table:table-cell office:value-type="float" office:value="125.990885019" calcext:value-type="float">
            <text:p>125,990885019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3" table:number-columns-repeated="10"/>
          <table:table-cell table:number-columns-repeated="15"/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1" office:value-type="string" calcext:value-type="string">
            <text:p>USED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office:value-type="float" office:value="2211841" calcext:value-type="float">
            <text:p>2211841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00.965464115" calcext:value-type="float">
            <text:p>800,965464115</text:p>
          </table:table-cell>
          <table:table-cell office:value-type="float" office:value="20.9826309681" calcext:value-type="float">
            <text:p>20,9826309681</text:p>
          </table:table-cell>
          <table:table-cell office:value-type="float" office:value="779.982833147" calcext:value-type="float">
            <text:p>779,982833147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1842" calcext:value-type="float">
            <text:p>2211842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03.222583055" calcext:value-type="float">
            <text:p>703,222583055</text:p>
          </table:table-cell>
          <table:table-cell office:value-type="float" office:value="20.6099970341" calcext:value-type="float">
            <text:p>20,6099970341</text:p>
          </table:table-cell>
          <table:table-cell office:value-type="float" office:value="682.612586021" calcext:value-type="float">
            <text:p>682,612586021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12224" calcext:value-type="float">
            <text:p>2212224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17.794282913" calcext:value-type="float">
            <text:p>817,794282913</text:p>
          </table:table-cell>
          <table:table-cell office:value-type="float" office:value="20.8289659023" calcext:value-type="float">
            <text:p>20,8289659023</text:p>
          </table:table-cell>
          <table:table-cell office:value-type="float" office:value="796.965317011" calcext:value-type="float">
            <text:p>796,965317011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25" calcext:value-type="float">
            <text:p>2212225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94.02351594" calcext:value-type="float">
            <text:p>794,02351594</text:p>
          </table:table-cell>
          <table:table-cell office:value-type="float" office:value="20.5937907696" calcext:value-type="float">
            <text:p>20,5937907696</text:p>
          </table:table-cell>
          <table:table-cell office:value-type="float" office:value="773.42972517" calcext:value-type="float">
            <text:p>773,42972517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695.571549177" calcext:value-type="float">
            <text:p>695,571549177</text:p>
          </table:table-cell>
          <table:table-cell table:style-name="ce21" office:value-type="float" office:value="423.707048178" calcext:value-type="float">
            <text:p>423,707048178</text:p>
          </table:table-cell>
          <table:table-cell table:style-name="ce21" office:value-type="float" office:value="282.988280058" calcext:value-type="float">
            <text:p>282,988280058</text:p>
          </table:table-cell>
          <table:table-cell table:style-name="ce21" office:value-type="float" office:value="779.982833147" calcext:value-type="float">
            <text:p>779,982833147</text:p>
          </table:table-cell>
          <table:table-cell table:style-name="ce21" office:value-type="float" office:value="450.47847414" calcext:value-type="float">
            <text:p>450,47847414</text:p>
          </table:table-cell>
          <table:table-cell table:style-name="ce21" office:value-type="float" office:value="322.562748909" calcext:value-type="float">
            <text:p>322,5627489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37" calcext:value-type="float">
            <text:p>2212237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97.543149948" calcext:value-type="float">
            <text:p>797,543149948</text:p>
          </table:table-cell>
          <table:table-cell office:value-type="float" office:value="34.0604178905" calcext:value-type="float">
            <text:p>34,0604178905</text:p>
          </table:table-cell>
          <table:table-cell office:value-type="float" office:value="763.482732058" calcext:value-type="float">
            <text:p>763,482732058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713.986107826" calcext:value-type="float">
            <text:p>713,986107826</text:p>
          </table:table-cell>
          <table:table-cell table:style-name="ce21" office:value-type="float" office:value="446.998986959" calcext:value-type="float">
            <text:p>446,998986959</text:p>
          </table:table-cell>
          <table:table-cell table:style-name="ce21" office:value-type="float" office:value="287.863679886" calcext:value-type="float">
            <text:p>287,863679886</text:p>
          </table:table-cell>
          <table:table-cell table:style-name="ce21" office:value-type="float" office:value="682.612586021" calcext:value-type="float">
            <text:p>682,612586021</text:p>
          </table:table-cell>
          <table:table-cell table:style-name="ce21" office:value-type="float" office:value="424.91376996" calcext:value-type="float">
            <text:p>424,91376996</text:p>
          </table:table-cell>
          <table:table-cell table:style-name="ce21" office:value-type="float" office:value="322.205502987" calcext:value-type="float">
            <text:p>322,2055029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38" calcext:value-type="float">
            <text:p>2212238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53.626610041" calcext:value-type="float">
            <text:p>753,626610041</text:p>
          </table:table-cell>
          <table:table-cell office:value-type="float" office:value="61.8559648991" calcext:value-type="float">
            <text:p>61,8559648991</text:p>
          </table:table-cell>
          <table:table-cell office:value-type="float" office:value="691.770645142" calcext:value-type="float">
            <text:p>691,770645142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694.10609293" calcext:value-type="float">
            <text:p>694,10609293</text:p>
          </table:table-cell>
          <table:table-cell table:style-name="ce21" office:value-type="float" office:value="426.54911685" calcext:value-type="float">
            <text:p>426,54911685</text:p>
          </table:table-cell>
          <table:table-cell table:style-name="ce21" office:value-type="float" office:value="303.950158119" calcext:value-type="float">
            <text:p>303,950158119</text:p>
          </table:table-cell>
          <table:table-cell table:style-name="ce21" office:value-type="float" office:value="773.42972517" calcext:value-type="float">
            <text:p>773,42972517</text:p>
          </table:table-cell>
          <table:table-cell table:style-name="ce21" office:value-type="float" office:value="436.233411074" calcext:value-type="float">
            <text:p>436,233411074</text:p>
          </table:table-cell>
          <table:table-cell table:style-name="ce21" office:value-type="float" office:value="392.307278872" calcext:value-type="float">
            <text:p>392,3072788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49" calcext:value-type="float">
            <text:p>2212249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35.020655155" calcext:value-type="float">
            <text:p>735,020655155</text:p>
          </table:table-cell>
          <table:table-cell office:value-type="float" office:value="20.8217549324" calcext:value-type="float">
            <text:p>20,8217549324</text:p>
          </table:table-cell>
          <table:table-cell office:value-type="float" office:value="714.198900223" calcext:value-type="float">
            <text:p>714,198900223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759.518368959" calcext:value-type="float">
            <text:p>759,518368959</text:p>
          </table:table-cell>
          <table:table-cell table:style-name="ce21" office:value-type="float" office:value="425.707283974" calcext:value-type="float">
            <text:p>425,707283974</text:p>
          </table:table-cell>
          <table:table-cell table:style-name="ce21" office:value-type="float" office:value="307.420048952" calcext:value-type="float">
            <text:p>307,420048952</text:p>
          </table:table-cell>
          <table:table-cell table:style-name="ce21" office:value-type="float" office:value="763.482732058" calcext:value-type="float">
            <text:p>763,482732058</text:p>
          </table:table-cell>
          <table:table-cell table:style-name="ce21" office:value-type="float" office:value="535.967797995" calcext:value-type="float">
            <text:p>535,967797995</text:p>
          </table:table-cell>
          <table:table-cell table:style-name="ce21" office:value-type="float" office:value="351.413956881" calcext:value-type="float">
            <text:p>351,4139568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50" calcext:value-type="float">
            <text:p>2212250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34.471924067" calcext:value-type="float">
            <text:p>734,471924067</text:p>
          </table:table-cell>
          <table:table-cell office:value-type="float" office:value="20.4131610394" calcext:value-type="float">
            <text:p>20,4131610394</text:p>
          </table:table-cell>
          <table:table-cell office:value-type="float" office:value="714.058763027" calcext:value-type="float">
            <text:p>714,058763027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708.210093975" calcext:value-type="float">
            <text:p>708,210093975</text:p>
          </table:table-cell>
          <table:table-cell table:style-name="ce21" office:value-type="float" office:value="461.686540842" calcext:value-type="float">
            <text:p>461,686540842</text:p>
          </table:table-cell>
          <table:table-cell table:style-name="ce21" office:value-type="float" office:value="278.917085171" calcext:value-type="float">
            <text:p>278,917085171</text:p>
          </table:table-cell>
          <table:table-cell table:style-name="ce21" office:value-type="float" office:value="691.770645142" calcext:value-type="float">
            <text:p>691,770645142</text:p>
          </table:table-cell>
          <table:table-cell table:style-name="ce21" office:value-type="float" office:value="450.863430977" calcext:value-type="float">
            <text:p>450,863430977</text:p>
          </table:table-cell>
          <table:table-cell table:style-name="ce21" office:value-type="float" office:value="383.482540846" calcext:value-type="float">
            <text:p>383,4825408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63" calcext:value-type="float">
            <text:p>2212263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11.508427143" calcext:value-type="float">
            <text:p>711,508427143</text:p>
          </table:table-cell>
          <table:table-cell office:value-type="float" office:value="20.9113240242" calcext:value-type="float">
            <text:p>20,9113240242</text:p>
          </table:table-cell>
          <table:table-cell office:value-type="float" office:value="690.597103119" calcext:value-type="float">
            <text:p>690,597103119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table:number-columns-repeated="2"/>
          <table:table-cell table:style-name="ce21" office:value-type="float" office:value="292.505193949" calcext:value-type="float">
            <text:p>292,505193949</text:p>
          </table:table-cell>
          <table:table-cell table:style-name="ce21" office:value-type="float" office:value="714.198900223" calcext:value-type="float">
            <text:p>714,198900223</text:p>
          </table:table-cell>
          <table:table-cell table:style-name="ce21" office:value-type="float" office:value="509.69057703" calcext:value-type="float">
            <text:p>509,69057703</text:p>
          </table:table-cell>
          <table:table-cell table:style-name="ce21" office:value-type="float" office:value="292.84472084" calcext:value-type="float">
            <text:p>292,844720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64" calcext:value-type="float">
            <text:p>2212264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697.5145998" calcext:value-type="float">
            <text:p>697,5145998</text:p>
          </table:table-cell>
          <table:table-cell office:value-type="float" office:value="20.3546898365" calcext:value-type="float">
            <text:p>20,3546898365</text:p>
          </table:table-cell>
          <table:table-cell office:value-type="float" office:value="677.159909964" calcext:value-type="float">
            <text:p>677,159909964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714.058763027" calcext:value-type="float">
            <text:p>714,058763027</text:p>
          </table:table-cell>
          <table:table-cell table:style-name="ce21" office:value-type="float" office:value="462.343632936" calcext:value-type="float">
            <text:p>462,343632936</text:p>
          </table:table-cell>
          <table:table-cell table:style-name="ce21" office:value-type="float" office:value="307.932395935" calcext:value-type="float">
            <text:p>307,9323959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77" calcext:value-type="float">
            <text:p>2212277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72.252987146" calcext:value-type="float">
            <text:p>772,252987146</text:p>
          </table:table-cell>
          <table:table-cell office:value-type="float" office:value="20.7757291794" calcext:value-type="float">
            <text:p>20,7757291794</text:p>
          </table:table-cell>
          <table:table-cell office:value-type="float" office:value="751.477257967" calcext:value-type="float">
            <text:p>751,477257967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table:number-columns-repeated="2"/>
          <table:table-cell table:style-name="ce5"/>
          <table:table-cell table:style-name="ce21" office:value-type="float" office:value="690.597103119" calcext:value-type="float">
            <text:p>690,597103119</text:p>
          </table:table-cell>
          <table:table-cell table:style-name="ce21" office:value-type="float" office:value="443.589014053" calcext:value-type="float">
            <text:p>443,589014053</text:p>
          </table:table-cell>
          <table:table-cell table:style-name="ce21" office:value-type="float" office:value="304.997196913" calcext:value-type="float">
            <text:p>304,9971969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79" calcext:value-type="float">
            <text:p>2212279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46.451035023" calcext:value-type="float">
            <text:p>746,451035023</text:p>
          </table:table-cell>
          <table:table-cell office:value-type="float" office:value="58.0818679333" calcext:value-type="float">
            <text:p>58,0818679333</text:p>
          </table:table-cell>
          <table:table-cell office:value-type="float" office:value="688.369167089" calcext:value-type="float">
            <text:p>688,369167089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677.159909964" calcext:value-type="float">
            <text:p>677,159909964</text:p>
          </table:table-cell>
          <table:table-cell table:style-name="ce21" office:value-type="float" office:value="458.317122936" calcext:value-type="float">
            <text:p>458,317122936</text:p>
          </table:table-cell>
          <table:table-cell table:style-name="ce21" office:value-type="float" office:value="296.691277027" calcext:value-type="float">
            <text:p>296,691277027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table:number-columns-repeated="3"/>
          <table:table-cell table:style-name="ce21" office:value-type="float" office:value="751.477257967" calcext:value-type="float">
            <text:p>751,477257967</text:p>
          </table:table-cell>
          <table:table-cell table:style-name="ce28"/>
          <table:table-cell table:style-name="ce21" office:value-type="float" office:value="387.157008171" calcext:value-type="float">
            <text:p>387,1570081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5590" calcext:value-type="float">
            <text:p>2215590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16.327902079" calcext:value-type="float">
            <text:p>716,327902079</text:p>
          </table:table-cell>
          <table:table-cell office:value-type="float" office:value="20.7563529015" calcext:value-type="float">
            <text:p>20,7563529015</text:p>
          </table:table-cell>
          <table:table-cell office:value-type="float" office:value="695.571549177" calcext:value-type="float">
            <text:p>695,571549177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688.369167089" calcext:value-type="float">
            <text:p>688,369167089</text:p>
          </table:table-cell>
          <table:table-cell table:style-name="ce28" table:number-columns-repeated="2"/>
          <table:table-cell table:number-columns-repeated="7"/>
        </table:table-row>
        <table:table-row table:style-name="ro1">
          <table:table-cell/>
          <table:table-cell office:value-type="float" office:value="2215592" calcext:value-type="float">
            <text:p>2215592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34.541193962" calcext:value-type="float">
            <text:p>734,541193962</text:p>
          </table:table-cell>
          <table:table-cell office:value-type="float" office:value="20.5550861359" calcext:value-type="float">
            <text:p>20,5550861359</text:p>
          </table:table-cell>
          <table:table-cell office:value-type="float" office:value="713.986107826" calcext:value-type="float">
            <text:p>713,986107826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1" table:number-columns-repeated="2"/>
          <table:table-cell table:style-name="ce5"/>
          <table:table-cell table:style-name="ce28" table:number-columns-repeated="3"/>
          <table:table-cell table:number-columns-repeated="7"/>
        </table:table-row>
        <table:table-row table:style-name="ro1">
          <table:table-cell/>
          <table:table-cell office:value-type="float" office:value="2215600" calcext:value-type="float">
            <text:p>2215600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14.748522043" calcext:value-type="float">
            <text:p>714,748522043</text:p>
          </table:table-cell>
          <table:table-cell office:value-type="float" office:value="20.6424291134" calcext:value-type="float">
            <text:p>20,6424291134</text:p>
          </table:table-cell>
          <table:table-cell office:value-type="float" office:value="694.10609293" calcext:value-type="float">
            <text:p>694,10609293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1" table:number-columns-repeated="2"/>
          <table:table-cell table:style-name="ce5"/>
          <table:table-cell table:style-name="ce28" table:number-columns-repeated="3"/>
          <table:table-cell table:number-columns-repeated="7"/>
        </table:table-row>
        <table:table-row table:style-name="ro1">
          <table:table-cell/>
          <table:table-cell office:value-type="float" office:value="2215601" calcext:value-type="float">
            <text:p>2215601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79.916060925" calcext:value-type="float">
            <text:p>779,916060925</text:p>
          </table:table-cell>
          <table:table-cell office:value-type="float" office:value="20.3976919651" calcext:value-type="float">
            <text:p>20,3976919651</text:p>
          </table:table-cell>
          <table:table-cell office:value-type="float" office:value="759.518368959" calcext:value-type="float">
            <text:p>759,518368959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1" table:number-columns-repeated="2"/>
          <table:table-cell table:style-name="ce5"/>
          <table:table-cell table:style-name="ce21"/>
          <table:table-cell table:style-name="ce5" table:number-columns-repeated="2"/>
          <table:table-cell table:number-columns-repeated="7"/>
        </table:table-row>
        <table:table-row table:style-name="ro1">
          <table:table-cell/>
          <table:table-cell office:value-type="float" office:value="2215607" calcext:value-type="float">
            <text:p>2215607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28.821663857" calcext:value-type="float">
            <text:p>728,821663857</text:p>
          </table:table-cell>
          <table:table-cell office:value-type="float" office:value="20.6115698814" calcext:value-type="float">
            <text:p>20,6115698814</text:p>
          </table:table-cell>
          <table:table-cell office:value-type="float" office:value="708.210093975" calcext:value-type="float">
            <text:p>708,210093975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1" table:number-columns-repeated="2"/>
          <table:table-cell table:style-name="ce5" table:number-columns-repeated="4"/>
          <table:table-cell table:number-columns-repeated="7"/>
        </table:table-row>
        <table:table-row table:style-name="ro1">
          <table:table-cell/>
          <table:table-cell office:value-type="float" office:value="2215608" calcext:value-type="float">
            <text:p>2215608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74.001296043" calcext:value-type="float">
            <text:p>874,001296043</text:p>
          </table:table-cell>
          <table:table-cell office:value-type="float" office:value="20.55367589" calcext:value-type="float">
            <text:p>20,55367589</text:p>
          </table:table-cell>
          <table:table-cell office:value-type="float" office:value="853.447620153" calcext:value-type="float">
            <text:p>853,447620153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1" table:number-columns-repeated="2"/>
          <table:table-cell table:style-name="ce5" table:number-columns-repeated="4"/>
          <table:table-cell table:number-columns-repeated="7"/>
        </table:table-row>
        <table:table-row table:style-name="ro1">
          <table:table-cell table:number-columns-repeated="13"/>
          <table:table-cell table:style-name="ce21" table:number-columns-repeated="2"/>
          <table:table-cell table:style-name="ce5" table:number-columns-repeated="4"/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3"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3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office:value-type="float" office:value="695.571549177" calcext:value-type="float">
            <text:p>695,571549177</text:p>
          </table:table-cell>
          <table:table-cell table:style-name="ce21" office:value-type="float" office:value="423.707048178" calcext:value-type="float">
            <text:p>423,707048178</text:p>
          </table:table-cell>
          <table:table-cell table:style-name="ce21" office:value-type="float" office:value="282.988280058" calcext:value-type="float">
            <text:p>282,988280058</text:p>
          </table:table-cell>
          <table:table-cell table:style-name="ce21" office:value-type="float" office:value="779.982833147" calcext:value-type="float">
            <text:p>779,982833147</text:p>
          </table:table-cell>
          <table:table-cell table:style-name="ce21" office:value-type="float" office:value="450.47847414" calcext:value-type="float">
            <text:p>450,47847414</text:p>
          </table:table-cell>
          <table:table-cell table:style-name="ce21" office:value-type="float" office:value="322.562748909" calcext:value-type="float">
            <text:p>322,562748909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office:value-type="float" office:value="713.986107826" calcext:value-type="float">
            <text:p>713,986107826</text:p>
          </table:table-cell>
          <table:table-cell table:style-name="ce21" office:value-type="float" office:value="446.998986959" calcext:value-type="float">
            <text:p>446,998986959</text:p>
          </table:table-cell>
          <table:table-cell table:style-name="ce21" office:value-type="float" office:value="287.863679886" calcext:value-type="float">
            <text:p>287,863679886</text:p>
          </table:table-cell>
          <table:table-cell table:style-name="ce21" office:value-type="float" office:value="682.612586021" calcext:value-type="float">
            <text:p>682,612586021</text:p>
          </table:table-cell>
          <table:table-cell table:style-name="ce21" office:value-type="float" office:value="424.91376996" calcext:value-type="float">
            <text:p>424,91376996</text:p>
          </table:table-cell>
          <table:table-cell table:style-name="ce21" office:value-type="float" office:value="322.205502987" calcext:value-type="float">
            <text:p>322,2055029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1845" calcext:value-type="float">
            <text:p>2211845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62.857771158" calcext:value-type="float">
            <text:p>462,857771158</text:p>
          </table:table-cell>
          <table:table-cell office:value-type="float" office:value="12.3792970181" calcext:value-type="float">
            <text:p>12,3792970181</text:p>
          </table:table-cell>
          <table:table-cell office:value-type="float" office:value="450.47847414" calcext:value-type="float">
            <text:p>450,47847414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694.10609293" calcext:value-type="float">
            <text:p>694,10609293</text:p>
          </table:table-cell>
          <table:table-cell table:style-name="ce21" office:value-type="float" office:value="426.54911685" calcext:value-type="float">
            <text:p>426,54911685</text:p>
          </table:table-cell>
          <table:table-cell table:style-name="ce21" office:value-type="float" office:value="303.950158119" calcext:value-type="float">
            <text:p>303,950158119</text:p>
          </table:table-cell>
          <table:table-cell table:style-name="ce49" office:value-type="float" office:value="796.965317011" calcext:value-type="float">
            <text:p>796,965317011</text:p>
          </table:table-cell>
          <table:table-cell table:style-name="ce49" office:value-type="float" office:value="587.891750097" calcext:value-type="float">
            <text:p>587,891750097</text:p>
          </table:table-cell>
          <table:table-cell table:style-name="ce21" office:value-type="float" office:value="392.307278872" calcext:value-type="float">
            <text:p>392,3072788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1846" calcext:value-type="float">
            <text:p>2211846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36.978441" calcext:value-type="float">
            <text:p>436,978441</text:p>
          </table:table-cell>
          <table:table-cell office:value-type="float" office:value="12.0646710396" calcext:value-type="float">
            <text:p>12,0646710396</text:p>
          </table:table-cell>
          <table:table-cell office:value-type="float" office:value="424.91376996" calcext:value-type="float">
            <text:p>424,91376996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759.518368959" calcext:value-type="float">
            <text:p>759,518368959</text:p>
          </table:table-cell>
          <table:table-cell table:style-name="ce21" office:value-type="float" office:value="425.707283974" calcext:value-type="float">
            <text:p>425,707283974</text:p>
          </table:table-cell>
          <table:table-cell table:style-name="ce21" office:value-type="float" office:value="307.420048952" calcext:value-type="float">
            <text:p>307,420048952</text:p>
          </table:table-cell>
          <table:table-cell table:style-name="ce21" office:value-type="float" office:value="773.42972517" calcext:value-type="float">
            <text:p>773,42972517</text:p>
          </table:table-cell>
          <table:table-cell table:style-name="ce21" office:value-type="float" office:value="436.233411074" calcext:value-type="float">
            <text:p>436,233411074</text:p>
          </table:table-cell>
          <table:table-cell table:style-name="ce49" office:value-type="float" office:value="441.940335035" calcext:value-type="float">
            <text:p>441,940335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28" calcext:value-type="float">
            <text:p>2212228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600.576129913" calcext:value-type="float">
            <text:p>600,576129913</text:p>
          </table:table-cell>
          <table:table-cell office:value-type="float" office:value="12.6843798161" calcext:value-type="float">
            <text:p>12,6843798161</text:p>
          </table:table-cell>
          <table:table-cell office:value-type="float" office:value="587.891750097" calcext:value-type="float">
            <text:p>587,891750097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708.210093975" calcext:value-type="float">
            <text:p>708,210093975</text:p>
          </table:table-cell>
          <table:table-cell table:style-name="ce21" office:value-type="float" office:value="461.686540842" calcext:value-type="float">
            <text:p>461,686540842</text:p>
          </table:table-cell>
          <table:table-cell table:style-name="ce21" office:value-type="float" office:value="278.917085171" calcext:value-type="float">
            <text:p>278,917085171</text:p>
          </table:table-cell>
          <table:table-cell table:style-name="ce21" office:value-type="float" office:value="763.482732058" calcext:value-type="float">
            <text:p>763,482732058</text:p>
          </table:table-cell>
          <table:table-cell table:style-name="ce21" office:value-type="float" office:value="535.967797995" calcext:value-type="float">
            <text:p>535,967797995</text:p>
          </table:table-cell>
          <table:table-cell table:style-name="ce21" office:value-type="float" office:value="351.413956881" calcext:value-type="float">
            <text:p>351,4139568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29" calcext:value-type="float">
            <text:p>2212229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48.214930058" calcext:value-type="float">
            <text:p>448,214930058</text:p>
          </table:table-cell>
          <table:table-cell office:value-type="float" office:value="11.9815189838" calcext:value-type="float">
            <text:p>11,9815189838</text:p>
          </table:table-cell>
          <table:table-cell office:value-type="float" office:value="436.233411074" calcext:value-type="float">
            <text:p>436,233411074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49" office:value-type="float" office:value="853.447620153" calcext:value-type="float">
            <text:p>853,447620153</text:p>
          </table:table-cell>
          <table:table-cell table:style-name="ce49" office:value-type="float" office:value="490.271384001" calcext:value-type="float">
            <text:p>490,271384001</text:p>
          </table:table-cell>
          <table:table-cell table:style-name="ce21" office:value-type="float" office:value="292.505193949" calcext:value-type="float">
            <text:p>292,505193949</text:p>
          </table:table-cell>
          <table:table-cell table:style-name="ce21" office:value-type="float" office:value="691.770645142" calcext:value-type="float">
            <text:p>691,770645142</text:p>
          </table:table-cell>
          <table:table-cell table:style-name="ce49" office:value-type="float" office:value="602.99773407" calcext:value-type="float">
            <text:p>602,99773407</text:p>
          </table:table-cell>
          <table:table-cell table:style-name="ce21" office:value-type="float" office:value="383.482540846" calcext:value-type="float">
            <text:p>383,4825408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41" calcext:value-type="float">
            <text:p>2212241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548.195131063" calcext:value-type="float">
            <text:p>548,195131063</text:p>
          </table:table-cell>
          <table:table-cell office:value-type="float" office:value="12.2273330688" calcext:value-type="float">
            <text:p>12,2273330688</text:p>
          </table:table-cell>
          <table:table-cell office:value-type="float" office:value="535.967797995" calcext:value-type="float">
            <text:p>535,967797995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3"/>
          <table:table-cell table:style-name="ce21" office:value-type="float" office:value="714.198900223" calcext:value-type="float">
            <text:p>714,198900223</text:p>
          </table:table-cell>
          <table:table-cell table:style-name="ce21" office:value-type="float" office:value="450.863430977" calcext:value-type="float">
            <text:p>450,863430977</text:p>
          </table:table-cell>
          <table:table-cell table:style-name="ce21" office:value-type="float" office:value="292.84472084" calcext:value-type="float">
            <text:p>292,844720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42" calcext:value-type="float">
            <text:p>2212242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14.953968048" calcext:value-type="float">
            <text:p>614,953968048</text:p>
          </table:table-cell>
          <table:table-cell office:value-type="float" office:value="11.9562339783" calcext:value-type="float">
            <text:p>11,9562339783</text:p>
          </table:table-cell>
          <table:table-cell office:value-type="float" office:value="602.99773407" calcext:value-type="float">
            <text:p>602,99773407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3"/>
          <table:table-cell table:style-name="ce21" office:value-type="float" office:value="714.058763027" calcext:value-type="float">
            <text:p>714,058763027</text:p>
          </table:table-cell>
          <table:table-cell table:style-name="ce21" office:value-type="float" office:value="509.69057703" calcext:value-type="float">
            <text:p>509,69057703</text:p>
          </table:table-cell>
          <table:table-cell table:style-name="ce21" office:value-type="float" office:value="307.932395935" calcext:value-type="float">
            <text:p>307,9323959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53" calcext:value-type="float">
            <text:p>2212253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63.109724998" calcext:value-type="float">
            <text:p>463,109724998</text:p>
          </table:table-cell>
          <table:table-cell office:value-type="float" office:value="12.2462940216" calcext:value-type="float">
            <text:p>12,2462940216</text:p>
          </table:table-cell>
          <table:table-cell office:value-type="float" office:value="450.863430977" calcext:value-type="float">
            <text:p>450,863430977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3"/>
          <table:table-cell table:style-name="ce21" office:value-type="float" office:value="690.597103119" calcext:value-type="float">
            <text:p>690,597103119</text:p>
          </table:table-cell>
          <table:table-cell table:style-name="ce49" office:value-type="float" office:value="578.870494843" calcext:value-type="float">
            <text:p>578,870494843</text:p>
          </table:table-cell>
          <table:table-cell table:style-name="ce21" office:value-type="float" office:value="304.997196913" calcext:value-type="float">
            <text:p>304,9971969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55" calcext:value-type="float">
            <text:p>2212255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53.575397968" calcext:value-type="float">
            <text:p>553,575397968</text:p>
          </table:table-cell>
          <table:table-cell office:value-type="float" office:value="43.8848209381" calcext:value-type="float">
            <text:p>43,8848209381</text:p>
          </table:table-cell>
          <table:table-cell office:value-type="float" office:value="509.69057703" calcext:value-type="float">
            <text:p>509,69057703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3"/>
          <table:table-cell table:style-name="ce21" office:value-type="float" office:value="677.159909964" calcext:value-type="float">
            <text:p>677,159909964</text:p>
          </table:table-cell>
          <table:table-cell table:style-name="ce21" office:value-type="float" office:value="462.343632936" calcext:value-type="float">
            <text:p>462,343632936</text:p>
          </table:table-cell>
          <table:table-cell table:style-name="ce21" office:value-type="float" office:value="296.691277027" calcext:value-type="float">
            <text:p>296,6912770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67" calcext:value-type="float">
            <text:p>2212267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591.1811378" calcext:value-type="float">
            <text:p>591,1811378</text:p>
          </table:table-cell>
          <table:table-cell office:value-type="float" office:value="12.3106429577" calcext:value-type="float">
            <text:p>12,3106429577</text:p>
          </table:table-cell>
          <table:table-cell office:value-type="float" office:value="578.870494843" calcext:value-type="float">
            <text:p>578,870494843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3"/>
          <table:table-cell table:style-name="ce21" office:value-type="float" office:value="751.477257967" calcext:value-type="float">
            <text:p>751,477257967</text:p>
          </table:table-cell>
          <table:table-cell table:style-name="ce21" office:value-type="float" office:value="443.589014053" calcext:value-type="float">
            <text:p>443,589014053</text:p>
          </table:table-cell>
          <table:table-cell table:style-name="ce21" office:value-type="float" office:value="387.157008171" calcext:value-type="float">
            <text:p>387,1570081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68" calcext:value-type="float">
            <text:p>2212268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74.370958805" calcext:value-type="float">
            <text:p>474,370958805</text:p>
          </table:table-cell>
          <table:table-cell office:value-type="float" office:value="12.0273258686" calcext:value-type="float">
            <text:p>12,0273258686</text:p>
          </table:table-cell>
          <table:table-cell office:value-type="float" office:value="462.343632936" calcext:value-type="float">
            <text:p>462,343632936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3"/>
          <table:table-cell table:style-name="ce21" office:value-type="float" office:value="688.369167089" calcext:value-type="float">
            <text:p>688,369167089</text:p>
          </table:table-cell>
          <table:table-cell table:style-name="ce21" office:value-type="float" office:value="458.317122936" calcext:value-type="float">
            <text:p>458,317122936</text:p>
          </table:table-cell>
          <table:table-cell table:style-name="ce49" office:value-type="float" office:value="435.92463994" calcext:value-type="float">
            <text:p>435,924639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83" calcext:value-type="float">
            <text:p>2212283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55.898470163" calcext:value-type="float">
            <text:p>455,898470163</text:p>
          </table:table-cell>
          <table:table-cell office:value-type="float" office:value="12.30945611" calcext:value-type="float">
            <text:p>12,30945611</text:p>
          </table:table-cell>
          <table:table-cell office:value-type="float" office:value="443.589014053" calcext:value-type="float">
            <text:p>443,589014053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2212284" calcext:value-type="float">
            <text:p>2212284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70.334935904" calcext:value-type="float">
            <text:p>470,334935904</text:p>
          </table:table-cell>
          <table:table-cell office:value-type="float" office:value="12.0178129673" calcext:value-type="float">
            <text:p>12,0178129673</text:p>
          </table:table-cell>
          <table:table-cell office:value-type="float" office:value="458.317122936" calcext:value-type="float">
            <text:p>458,317122936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6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2215594" calcext:value-type="float">
            <text:p>2215594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35.983345985" calcext:value-type="float">
            <text:p>435,983345985</text:p>
          </table:table-cell>
          <table:table-cell office:value-type="float" office:value="12.2762978077" calcext:value-type="float">
            <text:p>12,2762978077</text:p>
          </table:table-cell>
          <table:table-cell office:value-type="float" office:value="423.707048178" calcext:value-type="float">
            <text:p>423,707048178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2215595" calcext:value-type="float">
            <text:p>2215595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58.913026094" calcext:value-type="float">
            <text:p>458,913026094</text:p>
          </table:table-cell>
          <table:table-cell office:value-type="float" office:value="11.914039135" calcext:value-type="float">
            <text:p>11,914039135</text:p>
          </table:table-cell>
          <table:table-cell office:value-type="float" office:value="446.998986959" calcext:value-type="float">
            <text:p>446,998986959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2215603" calcext:value-type="float">
            <text:p>2215603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38.722254992" calcext:value-type="float">
            <text:p>438,722254992</text:p>
          </table:table-cell>
          <table:table-cell office:value-type="float" office:value="12.1731381416" calcext:value-type="float">
            <text:p>12,1731381416</text:p>
          </table:table-cell>
          <table:table-cell office:value-type="float" office:value="426.54911685" calcext:value-type="float">
            <text:p>426,54911685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604" calcext:value-type="float">
            <text:p>2215604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37.388454914" calcext:value-type="float">
            <text:p>437,388454914</text:p>
          </table:table-cell>
          <table:table-cell office:value-type="float" office:value="11.6811709404" calcext:value-type="float">
            <text:p>11,6811709404</text:p>
          </table:table-cell>
          <table:table-cell office:value-type="float" office:value="425.707283974" calcext:value-type="float">
            <text:p>425,707283974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610" calcext:value-type="float">
            <text:p>2215610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74.134639978" calcext:value-type="float">
            <text:p>474,134639978</text:p>
          </table:table-cell>
          <table:table-cell office:value-type="float" office:value="12.4480991364" calcext:value-type="float">
            <text:p>12,4480991364</text:p>
          </table:table-cell>
          <table:table-cell office:value-type="float" office:value="461.686540842" calcext:value-type="float">
            <text:p>461,686540842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612" calcext:value-type="float">
            <text:p>2215612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02.244812012" calcext:value-type="float">
            <text:p>502,244812012</text:p>
          </table:table-cell>
          <table:table-cell office:value-type="float" office:value="11.9734280109" calcext:value-type="float">
            <text:p>11,9734280109</text:p>
          </table:table-cell>
          <table:table-cell office:value-type="float" office:value="490.271384001" calcext:value-type="float">
            <text:p>490,271384001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2" table:number-rows-repeated="5">
          <table:table-cell table:number-columns-repeated="26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/>
          <table:table-cell office:value-type="float" office:value="2211849" calcext:value-type="float">
            <text:p>2211849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30.467957973" calcext:value-type="float">
            <text:p>330,467957973</text:p>
          </table:table-cell>
          <table:table-cell office:value-type="float" office:value="7.90520906448" calcext:value-type="float">
            <text:p>7,90520906448</text:p>
          </table:table-cell>
          <table:table-cell office:value-type="float" office:value="322.562748909" calcext:value-type="float">
            <text:p>322,562748909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211850" calcext:value-type="float">
            <text:p>2211850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29.828827143" calcext:value-type="float">
            <text:p>329,828827143</text:p>
          </table:table-cell>
          <table:table-cell office:value-type="float" office:value="7.62332415581" calcext:value-type="float">
            <text:p>7,62332415581</text:p>
          </table:table-cell>
          <table:table-cell office:value-type="float" office:value="322.205502987" calcext:value-type="float">
            <text:p>322,205502987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212232" calcext:value-type="float">
            <text:p>2212232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400.145087004" calcext:value-type="float">
            <text:p>400,145087004</text:p>
          </table:table-cell>
          <table:table-cell office:value-type="float" office:value="7.83780813217" calcext:value-type="float">
            <text:p>7,83780813217</text:p>
          </table:table-cell>
          <table:table-cell office:value-type="float" office:value="392.307278872" calcext:value-type="float">
            <text:p>392,307278872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212233" calcext:value-type="float">
            <text:p>2212233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49.499676943" calcext:value-type="float">
            <text:p>449,499676943</text:p>
          </table:table-cell>
          <table:table-cell office:value-type="float" office:value="7.5593419075" calcext:value-type="float">
            <text:p>7,5593419075</text:p>
          </table:table-cell>
          <table:table-cell office:value-type="float" office:value="441.940335035" calcext:value-type="float">
            <text:p>441,940335035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212245" calcext:value-type="float">
            <text:p>2212245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60.605851889" calcext:value-type="float">
            <text:p>360,605851889</text:p>
          </table:table-cell>
          <table:table-cell office:value-type="float" office:value="9.19189500809" calcext:value-type="float">
            <text:p>9,19189500809</text:p>
          </table:table-cell>
          <table:table-cell office:value-type="float" office:value="351.413956881" calcext:value-type="float">
            <text:p>351,413956881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212246" calcext:value-type="float">
            <text:p>2212246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91.087085962" calcext:value-type="float">
            <text:p>391,087085962</text:p>
          </table:table-cell>
          <table:table-cell office:value-type="float" office:value="7.60454511642" calcext:value-type="float">
            <text:p>7,60454511642</text:p>
          </table:table-cell>
          <table:table-cell office:value-type="float" office:value="383.482540846" calcext:value-type="float">
            <text:p>383,482540846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212258" calcext:value-type="float">
            <text:p>2212258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00.835886955" calcext:value-type="float">
            <text:p>300,835886955</text:p>
          </table:table-cell>
          <table:table-cell office:value-type="float" office:value="7.99116611481" calcext:value-type="float">
            <text:p>7,99116611481</text:p>
          </table:table-cell>
          <table:table-cell office:value-type="float" office:value="292.84472084" calcext:value-type="float">
            <text:p>292,84472084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260" calcext:value-type="float">
            <text:p>2212260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15.623812914" calcext:value-type="float">
            <text:p>315,623812914</text:p>
          </table:table-cell>
          <table:table-cell office:value-type="float" office:value="7.69141697884" calcext:value-type="float">
            <text:p>7,69141697884</text:p>
          </table:table-cell>
          <table:table-cell office:value-type="float" office:value="307.932395935" calcext:value-type="float">
            <text:p>307,932395935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272" calcext:value-type="float">
            <text:p>2212272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12.814121008" calcext:value-type="float">
            <text:p>312,814121008</text:p>
          </table:table-cell>
          <table:table-cell office:value-type="float" office:value="7.81692409515" calcext:value-type="float">
            <text:p>7,81692409515</text:p>
          </table:table-cell>
          <table:table-cell office:value-type="float" office:value="304.997196913" calcext:value-type="float">
            <text:p>304,997196913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273" calcext:value-type="float">
            <text:p>2212273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04.276660919" calcext:value-type="float">
            <text:p>304,276660919</text:p>
          </table:table-cell>
          <table:table-cell office:value-type="float" office:value="7.58538389206" calcext:value-type="float">
            <text:p>7,58538389206</text:p>
          </table:table-cell>
          <table:table-cell office:value-type="float" office:value="296.691277027" calcext:value-type="float">
            <text:p>296,691277027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290" calcext:value-type="float">
            <text:p>2212290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95.057208061" calcext:value-type="float">
            <text:p>395,057208061</text:p>
          </table:table-cell>
          <table:table-cell office:value-type="float" office:value="7.90019989014" calcext:value-type="float">
            <text:p>7,90019989014</text:p>
          </table:table-cell>
          <table:table-cell office:value-type="float" office:value="387.157008171" calcext:value-type="float">
            <text:p>387,157008171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292" calcext:value-type="float">
            <text:p>2212292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43.503607988" calcext:value-type="float">
            <text:p>443,503607988</text:p>
          </table:table-cell>
          <table:table-cell office:value-type="float" office:value="7.5789680481" calcext:value-type="float">
            <text:p>7,5789680481</text:p>
          </table:table-cell>
          <table:table-cell office:value-type="float" office:value="435.92463994" calcext:value-type="float">
            <text:p>435,92463994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15597" calcext:value-type="float">
            <text:p>2215597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90.782618046" calcext:value-type="float">
            <text:p>290,782618046</text:p>
          </table:table-cell>
          <table:table-cell office:value-type="float" office:value="7.7943379879" calcext:value-type="float">
            <text:p>7,7943379879</text:p>
          </table:table-cell>
          <table:table-cell office:value-type="float" office:value="282.988280058" calcext:value-type="float">
            <text:p>282,988280058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598" calcext:value-type="float">
            <text:p>2215598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95.300765991" calcext:value-type="float">
            <text:p>295,300765991</text:p>
          </table:table-cell>
          <table:table-cell office:value-type="float" office:value="7.43708610535" calcext:value-type="float">
            <text:p>7,43708610535</text:p>
          </table:table-cell>
          <table:table-cell office:value-type="float" office:value="287.863679886" calcext:value-type="float">
            <text:p>287,863679886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605" calcext:value-type="float">
            <text:p>2215605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11.903161049" calcext:value-type="float">
            <text:p>311,903161049</text:p>
          </table:table-cell>
          <table:table-cell office:value-type="float" office:value="7.95300292969" calcext:value-type="float">
            <text:p>7,95300292969</text:p>
          </table:table-cell>
          <table:table-cell office:value-type="float" office:value="303.950158119" calcext:value-type="float">
            <text:p>303,950158119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606" calcext:value-type="float">
            <text:p>2215606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14.977773905" calcext:value-type="float">
            <text:p>314,977773905</text:p>
          </table:table-cell>
          <table:table-cell office:value-type="float" office:value="7.5577249527" calcext:value-type="float">
            <text:p>7,5577249527</text:p>
          </table:table-cell>
          <table:table-cell office:value-type="float" office:value="307.420048952" calcext:value-type="float">
            <text:p>307,420048952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614" calcext:value-type="float">
            <text:p>2215614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86.570133209" calcext:value-type="float">
            <text:p>286,570133209</text:p>
          </table:table-cell>
          <table:table-cell office:value-type="float" office:value="7.65304803848" calcext:value-type="float">
            <text:p>7,65304803848</text:p>
          </table:table-cell>
          <table:table-cell office:value-type="float" office:value="278.917085171" calcext:value-type="float">
            <text:p>278,917085171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617" calcext:value-type="float">
            <text:p>2215617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00.090592861" calcext:value-type="float">
            <text:p>300,090592861</text:p>
          </table:table-cell>
          <table:table-cell office:value-type="float" office:value="7.58539891243" calcext:value-type="float">
            <text:p>7,58539891243</text:p>
          </table:table-cell>
          <table:table-cell office:value-type="float" office:value="292.505193949" calcext:value-type="float">
            <text:p>292,505193949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QR" table:style-name="ta1">
        <table:shapes>
          <draw:frame draw:z-index="0" draw:style-name="gr1" draw:text-style-name="P1" svg:width="142.25mm" svg:height="103.5mm" svg:x="318.14mm" svg:y="4.11mm">
            <draw:object draw:notify-on-update-of-ranges="QR.C13:QR.C15 QR.D11:QR.D12 QR.D13:QR.D15 QR.H11:QR.H12 QR.H13:QR.H15 QR.E11:QR.E12 QR.E13:QR.E15 QR.F11:QR.F12 QR.F13:QR.F15 QR.G11:QR.G12 QR.G13:QR.G15 QR.I11:QR.I12 QR.I13:QR.I15 QR.J11:QR.J12 QR.J13:QR.J15 QR.K11:QR.K12 QR.K13:QR.K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3"/>
        <table:table-column table:style-name="co3" table:default-cell-style-name="Default"/>
        <table:table-column table:style-name="co3" table:number-columns-repeated="3" table:default-cell-style-name="ce3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QR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Scheduler</text:p>
          </table:table-cell>
          <table:table-cell office:value-type="string" calcext:value-type="string">
            <text:p>FIFO Data</text:p>
          </table:table-cell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1018.32364297" calcext:value-type="float">
            <text:p>1018.32</text:p>
          </table:table-cell>
          <table:table-cell table:style-name="ce16" table:formula="of:=MAX([.$N$36:.$N$52])" office:value-type="float" office:value="1269.49922109" calcext:value-type="float">
            <text:p>1269.50</text:p>
          </table:table-cell>
          <table:table-cell table:style-name="ce16" table:formula="of:=AVERAGE([.$N$36:.$N$52])" office:value-type="float" office:value="1157.04964985417" calcext:value-type="float">
            <text:p>1157.05</text:p>
          </table:table-cell>
          <table:table-cell table:style-name="ce6" table:formula="of:=[.$G$13]/[.K13]" office:value-type="float" office:value="0.9569976787257" calcext:value-type="float">
            <text:p>0.9569976787257</text:p>
          </table:table-cell>
          <table:table-cell table:style-name="ce16" table:formula="of:=MIN([.$Q$36:.$Q$52])" office:value-type="float" office:value="1079.31957984" calcext:value-type="float">
            <text:p>1079.32</text:p>
          </table:table-cell>
          <table:table-cell table:style-name="ce16" table:formula="of:=MAX([.$Q$36:.$Q$52])" office:value-type="float" office:value="1340.06476593" calcext:value-type="float">
            <text:p>1340.06</text:p>
          </table:table-cell>
          <table:table-cell table:style-name="ce16" table:formula="of:=AVERAGE([.$Q$36:.$Q$52])" office:value-type="float" office:value="1209.04122922727" calcext:value-type="float">
            <text:p>1209.0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float" office:value="1.62025392923138" calcext:value-type="float">
            <text:p>1.62025392923138</text:p>
          </table:table-cell>
          <table:table-cell table:style-name="ce16" table:formula="of:=MIN([.$O$36:.$O$52])" office:value-type="float" office:value="651.827972889" calcext:value-type="float">
            <text:p>651.83</text:p>
          </table:table-cell>
          <table:table-cell table:style-name="ce16" table:formula="of:=MAX([.$O$36:.$O$52])" office:value-type="float" office:value="759.1139009" calcext:value-type="float">
            <text:p>759.11</text:p>
          </table:table-cell>
          <table:table-cell table:style-name="ce16" table:formula="of:=AVERAGE([.$O$36:.$O$52])" office:value-type="float" office:value="714.116243744" calcext:value-type="float">
            <text:p>714.12</text:p>
          </table:table-cell>
          <table:table-cell table:style-name="ce6" table:formula="of:=[.$G$13]/[.K14]" office:value-type="float" office:value="1.37980979928129" calcext:value-type="float">
            <text:p>1.37980979928129</text:p>
          </table:table-cell>
          <table:table-cell table:style-name="ce16" table:formula="of:=MIN([.$R$36:.$R$52])" office:value-type="float" office:value="760.368568897" calcext:value-type="float">
            <text:p>760.37</text:p>
          </table:table-cell>
          <table:table-cell table:style-name="ce16" table:formula="of:=MAX([.$R$36:.$R$52])" office:value-type="float" office:value="879.423554897" calcext:value-type="float">
            <text:p>879.42</text:p>
          </table:table-cell>
          <table:table-cell table:style-name="ce16" table:formula="of:=AVERAGE([.$R$36:.$R$52])" office:value-type="float" office:value="838.557350771714" calcext:value-type="float">
            <text:p>838.5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float" office:value="2.37140654684841" calcext:value-type="float">
            <text:p>2.37140654684841</text:p>
          </table:table-cell>
          <table:table-cell table:style-name="ce16" table:formula="of:=MIN([.$P$36:.$P$52])" office:value-type="float" office:value="468.227003098" calcext:value-type="float">
            <text:p>468.23</text:p>
          </table:table-cell>
          <table:table-cell table:style-name="ce16" table:formula="of:=MAX([.$P$36:.$P$52])" office:value-type="float" office:value="506.942480087" calcext:value-type="float">
            <text:p>506.94</text:p>
          </table:table-cell>
          <table:table-cell table:style-name="ce16" table:formula="of:=AVERAGE([.$P$36:.$P$52])" office:value-type="float" office:value="487.917034467111" calcext:value-type="float">
            <text:p>487.92</text:p>
          </table:table-cell>
          <table:table-cell table:style-name="ce6" table:formula="of:=[.$G$13]/[.K15]" office:value-type="float" office:value="2.1001759650481" calcext:value-type="float">
            <text:p>2.1001759650481</text:p>
          </table:table-cell>
          <table:table-cell table:style-name="ce16" table:formula="of:=MIN([.$S$36:.$S$52])" office:value-type="float" office:value="524.710382938" calcext:value-type="float">
            <text:p>524.71</text:p>
          </table:table-cell>
          <table:table-cell table:style-name="ce16" table:formula="of:=MAX([.$S$36:.$S$52])" office:value-type="float" office:value="594.040302992" calcext:value-type="float">
            <text:p>594.04</text:p>
          </table:table-cell>
          <table:table-cell table:style-name="ce16" table:formula="of:=AVERAGE([.$S$36:.$S$52])" office:value-type="float" office:value="550.929859740428" calcext:value-type="float">
            <text:p>550.93</text:p>
          </table:table-cell>
          <table:table-cell table:number-columns-repeated="15"/>
        </table:table-row>
        <table:table-row table:style-name="ro1" table:number-rows-repeated="16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USED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3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2273" calcext:value-type="float">
            <text:p>1462273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27.149405003" calcext:value-type="float">
            <text:p>327.149405003</text:p>
          </table:table-cell>
          <table:table-cell table:style-name="Default" office:value-type="float" office:value="3.77139902115" calcext:value-type="float">
            <text:p>3.77139902115</text:p>
          </table:table-cell>
          <table:table-cell table:style-name="Default" office:value-type="float" office:value="323.378005981" calcext:value-type="float">
            <text:p>323.378005981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2278" calcext:value-type="float">
            <text:p>1462278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87.954456091" calcext:value-type="float">
            <text:p>187.954456091</text:p>
          </table:table-cell>
          <table:table-cell table:style-name="Default" office:value-type="float" office:value="3.51161408424" calcext:value-type="float">
            <text:p>3.51161408424</text:p>
          </table:table-cell>
          <table:table-cell table:style-name="Default" office:value-type="float" office:value="184.442842007" calcext:value-type="float">
            <text:p>184.442842007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28" office:value-type="float" office:value="1262.023628" calcext:value-type="float">
            <text:p>1262,023628</text:p>
          </table:table-cell>
          <table:table-cell table:style-name="ce28" office:value-type="float" office:value="694.123997927" calcext:value-type="float">
            <text:p>694,123997927</text:p>
          </table:table-cell>
          <table:table-cell table:style-name="ce28" office:value-type="float" office:value="488.885612965" calcext:value-type="float">
            <text:p>488,885612965</text:p>
          </table:table-cell>
          <table:table-cell table:style-name="ce28" office:value-type="float" office:value="1115.02920699" calcext:value-type="float">
            <text:p>1115,02920699</text:p>
          </table:table-cell>
          <table:table-cell table:style-name="ce28" office:value-type="float" office:value="822.253882885" calcext:value-type="float">
            <text:p>822,253882885</text:p>
          </table:table-cell>
          <table:table-cell table:style-name="ce28" office:value-type="float" office:value="538.69866395" calcext:value-type="float">
            <text:p>538,69866395</text:p>
          </table:table-cell>
          <table:table-cell/>
          <table:table-cell table:style-name="ce51" office:value-type="float" office:value="1262.023628" calcext:value-type="float">
            <text:p>1262.023628</text:p>
          </table:table-cell>
          <table:table-cell table:style-name="ce51" office:value-type="float" office:value="694.123997927" calcext:value-type="float">
            <text:p>694.123997927</text:p>
          </table:table-cell>
          <table:table-cell table:style-name="ce51" office:value-type="float" office:value="488.885612965" calcext:value-type="float">
            <text:p>488.885612965</text:p>
          </table:table-cell>
          <table:table-cell table:style-name="ce51" office:value-type="float" office:value="1115.02920699" calcext:value-type="float">
            <text:p>1115.02920699</text:p>
          </table:table-cell>
          <table:table-cell table:style-name="ce51" office:value-type="float" office:value="822.253882885" calcext:value-type="float">
            <text:p>822.253882885</text:p>
          </table:table-cell>
          <table:table-cell table:style-name="ce51" office:value-type="float" office:value="538.69866395" calcext:value-type="float">
            <text:p>538.69866395</text:p>
          </table:table-cell>
        </table:table-row>
        <table:table-row table:style-name="ro1">
          <table:table-cell/>
          <table:table-cell office:value-type="float" office:value="1466691" calcext:value-type="float">
            <text:p>1466691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29.944330931" calcext:value-type="float">
            <text:p>329.944330931</text:p>
          </table:table-cell>
          <table:table-cell table:style-name="Default" office:value-type="float" office:value="3.77492594719" calcext:value-type="float">
            <text:p>3.77492594719</text:p>
          </table:table-cell>
          <table:table-cell table:style-name="Default" office:value-type="float" office:value="326.169404984" calcext:value-type="float">
            <text:p>326.16940498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28" office:value-type="float" office:value="1269.49922109" calcext:value-type="float">
            <text:p>1269,49922109</text:p>
          </table:table-cell>
          <table:table-cell table:style-name="ce28" office:value-type="float" office:value="725.887019873" calcext:value-type="float">
            <text:p>725,887019873</text:p>
          </table:table-cell>
          <table:table-cell table:style-name="ce28" office:value-type="float" office:value="468.227003098" calcext:value-type="float">
            <text:p>468,227003098</text:p>
          </table:table-cell>
          <table:table-cell table:style-name="ce28" office:value-type="float" office:value="1133.90747786" calcext:value-type="float">
            <text:p>1133,90747786</text:p>
          </table:table-cell>
          <table:table-cell table:style-name="ce28" office:value-type="float" office:value="760.368568897" calcext:value-type="float">
            <text:p>760,368568897</text:p>
          </table:table-cell>
          <table:table-cell table:style-name="ce28" office:value-type="float" office:value="524.710382938" calcext:value-type="float">
            <text:p>524,710382938</text:p>
          </table:table-cell>
          <table:table-cell/>
          <table:table-cell table:style-name="ce51" office:value-type="float" office:value="1269.49922109" calcext:value-type="float">
            <text:p>1269.49922109</text:p>
          </table:table-cell>
          <table:table-cell table:style-name="ce51" office:value-type="float" office:value="725.887019873" calcext:value-type="float">
            <text:p>725.887019873</text:p>
          </table:table-cell>
          <table:table-cell table:style-name="ce51" office:value-type="float" office:value="468.227003098" calcext:value-type="float">
            <text:p>468.227003098</text:p>
          </table:table-cell>
          <table:table-cell table:style-name="ce51" office:value-type="float" office:value="1133.90747786" calcext:value-type="float">
            <text:p>1133.90747786</text:p>
          </table:table-cell>
          <table:table-cell table:style-name="ce51" office:value-type="float" office:value="760.368568897" calcext:value-type="float">
            <text:p>760.368568897</text:p>
          </table:table-cell>
          <table:table-cell table:style-name="ce51" office:value-type="float" office:value="524.710382938" calcext:value-type="float">
            <text:p>524.710382938</text:p>
          </table:table-cell>
        </table:table-row>
        <table:table-row table:style-name="ro1">
          <table:table-cell/>
          <table:table-cell office:value-type="float" office:value="1466693" calcext:value-type="float">
            <text:p>1466693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21.263856888" calcext:value-type="float">
            <text:p>421.263856888</text:p>
          </table:table-cell>
          <table:table-cell table:style-name="Default" office:value-type="float" office:value="3.58036780357" calcext:value-type="float">
            <text:p>3.58036780357</text:p>
          </table:table-cell>
          <table:table-cell table:style-name="Default" office:value-type="float" office:value="417.683489084" calcext:value-type="float">
            <text:p>417.68348908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28" office:value-type="float" office:value="1073.62211704" calcext:value-type="float">
            <text:p>1073,62211704</text:p>
          </table:table-cell>
          <table:table-cell table:style-name="ce28" office:value-type="float" office:value="759.1139009" calcext:value-type="float">
            <text:p>759,1139009</text:p>
          </table:table-cell>
          <table:table-cell table:style-name="ce28" office:value-type="float" office:value="494.621707916" calcext:value-type="float">
            <text:p>494,621707916</text:p>
          </table:table-cell>
          <table:table-cell table:style-name="ce28" office:value-type="float" office:value="1152.83157587" calcext:value-type="float">
            <text:p>1152,83157587</text:p>
          </table:table-cell>
          <table:table-cell table:style-name="ce28" office:value-type="float" office:value="856.422669888" calcext:value-type="float">
            <text:p>856,422669888</text:p>
          </table:table-cell>
          <table:table-cell table:style-name="ce28" office:value-type="float" office:value="567.831099033" calcext:value-type="float">
            <text:p>567,831099033</text:p>
          </table:table-cell>
          <table:table-cell/>
          <table:table-cell table:style-name="ce51" office:value-type="float" office:value="1073.62211704" calcext:value-type="float">
            <text:p>1073.62211704</text:p>
          </table:table-cell>
          <table:table-cell table:style-name="ce51" office:value-type="float" office:value="759.1139009" calcext:value-type="float">
            <text:p>759.1139009</text:p>
          </table:table-cell>
          <table:table-cell table:style-name="ce51" office:value-type="float" office:value="494.621707916" calcext:value-type="float">
            <text:p>494.621707916</text:p>
          </table:table-cell>
          <table:table-cell table:style-name="ce51" office:value-type="float" office:value="1152.83157587" calcext:value-type="float">
            <text:p>1152.83157587</text:p>
          </table:table-cell>
          <table:table-cell table:style-name="ce51" table:number-columns-repeated="2"/>
        </table:table-row>
        <table:table-row table:style-name="ro1">
          <table:table-cell/>
          <table:table-cell table:style-name="ce11" office:value-type="float" office:value="1824285" calcext:value-type="float">
            <text:p>1824285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3.008109093" calcext:value-type="float">
            <text:p>163.008109093</text:p>
          </table:table-cell>
          <table:table-cell table:style-name="ce11" office:value-type="float" office:value="5.25284004211" calcext:value-type="float">
            <text:p>5.25284004211</text:p>
          </table:table-cell>
          <table:table-cell table:style-name="ce11" office:value-type="float" office:value="157.755269051" calcext:value-type="float">
            <text:p>157.755269051</text:p>
          </table:table-cell>
          <table:table-cell table:style-name="ce11" office:value-type="float" office:value="3168" calcext:value-type="float">
            <text:p>3168</text:p>
          </table:table-cell>
          <table:table-cell table:number-columns-repeated="2"/>
          <table:table-cell table:style-name="ce28" office:value-type="float" office:value="1206.516083" calcext:value-type="float">
            <text:p>1206,516083</text:p>
          </table:table-cell>
          <table:table-cell table:style-name="ce28" office:value-type="float" office:value="695.40404582" calcext:value-type="float">
            <text:p>695,40404582</text:p>
          </table:table-cell>
          <table:table-cell table:style-name="ce28" office:value-type="float" office:value="489.229928017" calcext:value-type="float">
            <text:p>489,229928017</text:p>
          </table:table-cell>
          <table:table-cell table:style-name="ce28" office:value-type="float" office:value="1267.67757297" calcext:value-type="float">
            <text:p>1267,67757297</text:p>
          </table:table-cell>
          <table:table-cell table:style-name="ce28" office:value-type="float" office:value="879.423554897" calcext:value-type="float">
            <text:p>879,423554897</text:p>
          </table:table-cell>
          <table:table-cell table:style-name="ce28" office:value-type="float" office:value="542.365377188" calcext:value-type="float">
            <text:p>542,365377188</text:p>
          </table:table-cell>
          <table:table-cell/>
          <table:table-cell table:style-name="ce51" office:value-type="float" office:value="1206.516083" calcext:value-type="float">
            <text:p>1206.516083</text:p>
          </table:table-cell>
          <table:table-cell table:style-name="ce51" office:value-type="float" office:value="695.40404582" calcext:value-type="float">
            <text:p>695.40404582</text:p>
          </table:table-cell>
          <table:table-cell table:style-name="ce51" office:value-type="float" office:value="489.229928017" calcext:value-type="float">
            <text:p>489.229928017</text:p>
          </table:table-cell>
          <table:table-cell table:style-name="ce51" office:value-type="float" office:value="1267.67757297" calcext:value-type="float">
            <text:p>1267.67757297</text:p>
          </table:table-cell>
          <table:table-cell table:style-name="ce51" table:number-columns-repeated="2"/>
        </table:table-row>
        <table:table-row table:style-name="ro1">
          <table:table-cell/>
          <table:table-cell office:value-type="float" office:value="1834701" calcext:value-type="float">
            <text:p>1834701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8.17980504" calcext:value-type="float">
            <text:p>158.17980504</text:p>
          </table:table-cell>
          <table:table-cell table:style-name="Default" office:value-type="float" office:value="5.31961607933" calcext:value-type="float">
            <text:p>5.31961607933</text:p>
          </table:table-cell>
          <table:table-cell table:style-name="Default" office:value-type="float" office:value="152.860188961" calcext:value-type="float">
            <text:p>152.860188961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28" office:value-type="float" office:value="1018.32364297" calcext:value-type="float">
            <text:p>1018,32364297</text:p>
          </table:table-cell>
          <table:table-cell table:style-name="ce28" office:value-type="float" office:value="677.324908972" calcext:value-type="float">
            <text:p>677,324908972</text:p>
          </table:table-cell>
          <table:table-cell table:style-name="ce28" office:value-type="float" office:value="493.967905045" calcext:value-type="float">
            <text:p>493,967905045</text:p>
          </table:table-cell>
          <table:table-cell table:style-name="ce28" office:value-type="float" office:value="1094.80162692" calcext:value-type="float">
            <text:p>1094,80162692</text:p>
          </table:table-cell>
          <table:table-cell table:style-name="ce28" office:value-type="float" office:value="843.770467997" calcext:value-type="float">
            <text:p>843,770467997</text:p>
          </table:table-cell>
          <table:table-cell table:style-name="ce28" office:value-type="float" office:value="594.040302992" calcext:value-type="float">
            <text:p>594,040302992</text:p>
          </table:table-cell>
          <table:table-cell/>
          <table:table-cell table:style-name="ce51" office:value-type="float" office:value="1018.32364297" calcext:value-type="float">
            <text:p>1018.32364297</text:p>
          </table:table-cell>
          <table:table-cell table:style-name="ce51" office:value-type="float" office:value="677.324908972" calcext:value-type="float">
            <text:p>677.324908972</text:p>
          </table:table-cell>
          <table:table-cell table:style-name="ce51"/>
          <table:table-cell table:style-name="ce51" office:value-type="float" office:value="1094.80162692" calcext:value-type="float">
            <text:p>1094.80162692</text:p>
          </table:table-cell>
          <table:table-cell table:style-name="ce51" table:number-columns-repeated="2"/>
        </table:table-row>
        <table:table-row table:style-name="ro1">
          <table:table-cell/>
          <table:table-cell office:value-type="float" office:value="1462279" calcext:value-type="float">
            <text:p>1462279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30.781602144" calcext:value-type="float">
            <text:p>130.781602144</text:p>
          </table:table-cell>
          <table:table-cell table:style-name="Default" office:value-type="float" office:value="3.83681607246" calcext:value-type="float">
            <text:p>3.83681607246</text:p>
          </table:table-cell>
          <table:table-cell table:style-name="Default" office:value-type="float" office:value="126.944786072" calcext:value-type="float">
            <text:p>126.944786072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28" office:value-type="float" office:value="1063.52426004" calcext:value-type="float">
            <text:p>1063,52426004</text:p>
          </table:table-cell>
          <table:table-cell table:style-name="ce28" office:value-type="float" office:value="753.95378685" calcext:value-type="float">
            <text:p>753,95378685</text:p>
          </table:table-cell>
          <table:table-cell table:style-name="ce28" office:value-type="float" office:value="484.406878948" calcext:value-type="float">
            <text:p>484,406878948</text:p>
          </table:table-cell>
          <table:table-cell table:style-name="ce28" office:value-type="float" office:value="1079.31957984" calcext:value-type="float">
            <text:p>1079,31957984</text:p>
          </table:table-cell>
          <table:table-cell table:style-name="ce28" office:value-type="float" office:value="848.130833864" calcext:value-type="float">
            <text:p>848,130833864</text:p>
          </table:table-cell>
          <table:table-cell table:style-name="ce28" office:value-type="float" office:value="554.059867144" calcext:value-type="float">
            <text:p>554,059867144</text:p>
          </table:table-cell>
          <table:table-cell/>
          <table:table-cell table:style-name="ce51" office:value-type="float" office:value="1063.52426004" calcext:value-type="float">
            <text:p>1063.52426004</text:p>
          </table:table-cell>
          <table:table-cell table:style-name="ce51" table:number-columns-repeated="2"/>
          <table:table-cell table:style-name="ce51" office:value-type="float" office:value="1079.31957984" calcext:value-type="float">
            <text:p>1079.31957984</text:p>
          </table:table-cell>
          <table:table-cell table:style-name="ce51" table:number-columns-repeated="2"/>
        </table:table-row>
        <table:table-row table:style-name="ro1">
          <table:table-cell/>
          <table:table-cell office:value-type="float" office:value="1462280" calcext:value-type="float">
            <text:p>1462280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32.547084093" calcext:value-type="float">
            <text:p>232.547084093</text:p>
          </table:table-cell>
          <table:table-cell table:style-name="Default" office:value-type="float" office:value="3.63204288483" calcext:value-type="float">
            <text:p>3.63204288483</text:p>
          </table:table-cell>
          <table:table-cell table:style-name="Default" office:value-type="float" office:value="228.915041208" calcext:value-type="float">
            <text:p>228.915041208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28" office:value-type="float" office:value="1195.25640702" calcext:value-type="float">
            <text:p>1195,25640702</text:p>
          </table:table-cell>
          <table:table-cell table:style-name="ce28" office:value-type="float" office:value="651.827972889" calcext:value-type="float">
            <text:p>651,827972889</text:p>
          </table:table-cell>
          <table:table-cell table:style-name="ce28" office:value-type="float" office:value="506.942480087" calcext:value-type="float">
            <text:p>506,942480087</text:p>
          </table:table-cell>
          <table:table-cell table:style-name="ce28" office:value-type="float" office:value="1285.059407" calcext:value-type="float">
            <text:p>1285,059407</text:p>
          </table:table-cell>
          <table:table-cell table:style-name="ce28" office:value-type="float" office:value="859.531476974" calcext:value-type="float">
            <text:p>859,531476974</text:p>
          </table:table-cell>
          <table:table-cell table:style-name="ce28" office:value-type="float" office:value="534.803324938" calcext:value-type="float">
            <text:p>534,803324938</text:p>
          </table:table-cell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466695" calcext:value-type="float">
            <text:p>146669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9.274407864" calcext:value-type="float">
            <text:p>229.274407864</text:p>
          </table:table-cell>
          <table:table-cell table:style-name="Default" office:value-type="float" office:value="3.67787694931" calcext:value-type="float">
            <text:p>3.67787694931</text:p>
          </table:table-cell>
          <table:table-cell table:style-name="Default" office:value-type="float" office:value="225.596530914" calcext:value-type="float">
            <text:p>225.596530914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28" office:value-type="float" office:value="1264.36833405" calcext:value-type="float">
            <text:p>1264,36833405</text:p>
          </table:table-cell>
          <table:table-cell table:style-name="ce28" office:value-type="float" office:value="733.908912182" calcext:value-type="float">
            <text:p>733,908912182</text:p>
          </table:table-cell>
          <table:table-cell table:style-name="ce28" office:value-type="float" office:value="492.914937973" calcext:value-type="float">
            <text:p>492,914937973</text:p>
          </table:table-cell>
          <table:table-cell table:style-name="ce28" office:value-type="float" office:value="1261.16993594" calcext:value-type="float">
            <text:p>1261,16993594</text:p>
          </table:table-cell>
          <table:table-cell table:style-name="ce51" table:number-columns-repeated="2"/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466696" calcext:value-type="float">
            <text:p>1466696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9.095047951" calcext:value-type="float">
            <text:p>229.095047951</text:p>
          </table:table-cell>
          <table:table-cell table:style-name="Default" office:value-type="float" office:value="4.19030284882" calcext:value-type="float">
            <text:p>4.19030284882</text:p>
          </table:table-cell>
          <table:table-cell table:style-name="Default" office:value-type="float" office:value="224.904745102" calcext:value-type="float">
            <text:p>224.904745102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28" office:value-type="float" office:value="1134.51665211" calcext:value-type="float">
            <text:p>1134,51665211</text:p>
          </table:table-cell>
          <table:table-cell table:style-name="ce28" office:value-type="float" office:value="705.664723873" calcext:value-type="float">
            <text:p>705,664723873</text:p>
          </table:table-cell>
          <table:table-cell table:style-name="ce28" office:value-type="float" office:value="472.056856155" calcext:value-type="float">
            <text:p>472,056856155</text:p>
          </table:table-cell>
          <table:table-cell table:style-name="ce28" office:value-type="float" office:value="1325.59935403" calcext:value-type="float">
            <text:p>1325,59935403</text:p>
          </table:table-cell>
          <table:table-cell table:style-name="ce51" table:number-columns-repeated="2"/>
          <table:table-cell/>
          <table:table-cell table:style-name="ce51" table:number-columns-repeated="6"/>
        </table:table-row>
        <table:table-row table:style-name="ro1">
          <table:table-cell/>
          <table:table-cell table:style-name="ce11" office:value-type="float" office:value="1824287" calcext:value-type="float">
            <text:p>1824287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6.334558964" calcext:value-type="float">
            <text:p>196.334558964</text:p>
          </table:table-cell>
          <table:table-cell table:style-name="ce11" office:value-type="float" office:value="7.13917589188" calcext:value-type="float">
            <text:p>7.13917589188</text:p>
          </table:table-cell>
          <table:table-cell table:style-name="ce11" office:value-type="float" office:value="189.195383072" calcext:value-type="float">
            <text:p>189.195383072</text:p>
          </table:table-cell>
          <table:table-cell table:style-name="ce11" office:value-type="float" office:value="2440" calcext:value-type="float">
            <text:p>2440</text:p>
          </table:table-cell>
          <table:table-cell table:number-columns-repeated="2"/>
          <table:table-cell table:style-name="ce28" office:value-type="float" office:value="1067.48512197" calcext:value-type="float">
            <text:p>1067,48512197</text:p>
          </table:table-cell>
          <table:table-cell table:style-name="ce28" office:value-type="float" office:value="743.953168154" calcext:value-type="float">
            <text:p>743,953168154</text:p>
          </table:table-cell>
          <table:table-cell table:style-name="ce28"/>
          <table:table-cell table:style-name="ce28" office:value-type="float" office:value="1243.99301815" calcext:value-type="float">
            <text:p>1243,99301815</text:p>
          </table:table-cell>
          <table:table-cell table:style-name="ce51" table:number-columns-repeated="2"/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834703" calcext:value-type="float">
            <text:p>1834703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34.083116055" calcext:value-type="float">
            <text:p>134.083116055</text:p>
          </table:table-cell>
          <table:table-cell table:style-name="Default" office:value-type="float" office:value="5.0368449688" calcext:value-type="float">
            <text:p>5.0368449688</text:p>
          </table:table-cell>
          <table:table-cell table:style-name="Default" office:value-type="float" office:value="129.046271086" calcext:value-type="float">
            <text:p>129.046271086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28" office:value-type="float" office:value="1163.43242407" calcext:value-type="float">
            <text:p>1163,43242407</text:p>
          </table:table-cell>
          <table:table-cell table:style-name="ce51" table:number-columns-repeated="2"/>
          <table:table-cell table:style-name="ce28" office:value-type="float" office:value="1340.06476593" calcext:value-type="float">
            <text:p>1340,06476593</text:p>
          </table:table-cell>
          <table:table-cell table:style-name="ce51" table:number-columns-repeated="2"/>
          <table:table-cell/>
          <table:table-cell table:style-name="ce51" table:number-columns-repeated="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28" office:value-type="float" office:value="1166.02790689" calcext:value-type="float">
            <text:p>1166,02790689</text:p>
          </table:table-cell>
          <table:table-cell table:style-name="ce51" table:number-columns-repeated="3"/>
          <table:table-cell table:style-name="ce28"/>
          <table:table-cell table:style-name="ce51"/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478799" calcext:value-type="float">
            <text:p>1478799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81.173482895" calcext:value-type="float">
            <text:p>281.173482895</text:p>
          </table:table-cell>
          <table:table-cell table:style-name="Default" office:value-type="float" office:value="1.32044696808" calcext:value-type="float">
            <text:p>1.32044696808</text:p>
          </table:table-cell>
          <table:table-cell table:style-name="Default" office:value-type="float" office:value="279.853035927" calcext:value-type="float">
            <text:p>279.853035927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1"/>
          <table:table-cell table:style-name="ce28" table:number-columns-repeated="2"/>
          <table:table-cell table:style-name="ce51"/>
          <table:table-cell table:style-name="ce28" table:number-columns-repeated="2"/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478800" calcext:value-type="float">
            <text:p>1478800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46.526448965" calcext:value-type="float">
            <text:p>246.526448965</text:p>
          </table:table-cell>
          <table:table-cell table:style-name="Default" office:value-type="float" office:value="1.07258582115" calcext:value-type="float">
            <text:p>1.07258582115</text:p>
          </table:table-cell>
          <table:table-cell table:style-name="Default" office:value-type="float" office:value="245.453863144" calcext:value-type="float">
            <text:p>245.45386314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1"/>
          <table:table-cell table:style-name="ce28" table:number-columns-repeated="2"/>
          <table:table-cell table:style-name="ce51"/>
          <table:table-cell table:style-name="ce28" table:number-columns-repeated="2"/>
          <table:table-cell/>
          <table:table-cell table:style-name="ce51" table:number-columns-repeated="6"/>
        </table:table-row>
        <table:table-row table:style-name="ro1">
          <table:table-cell/>
          <table:table-cell table:style-name="ce11" office:value-type="float" office:value="1824289" calcext:value-type="float">
            <text:p>1824289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1.335000038" calcext:value-type="float">
            <text:p>121.335000038</text:p>
          </table:table-cell>
          <table:table-cell table:style-name="ce11" office:value-type="float" office:value="4.60976791382" calcext:value-type="float">
            <text:p>4.60976791382</text:p>
          </table:table-cell>
          <table:table-cell table:style-name="ce11" office:value-type="float" office:value="116.725232124" calcext:value-type="float">
            <text:p>116.725232124</text:p>
          </table:table-cell>
          <table:table-cell table:style-name="ce11" office:value-type="float" office:value="3168" calcext:value-type="float">
            <text:p>3168</text:p>
          </table:table-cell>
          <table:table-cell table:number-columns-repeated="2"/>
          <table:table-cell table:style-name="ce28" table:number-columns-repeated="6"/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834705" calcext:value-type="float">
            <text:p>1834705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18.658583164" calcext:value-type="float">
            <text:p>118.658583164</text:p>
          </table:table-cell>
          <table:table-cell table:style-name="Default" office:value-type="float" office:value="4.621571064" calcext:value-type="float">
            <text:p>4.621571064</text:p>
          </table:table-cell>
          <table:table-cell table:style-name="Default" office:value-type="float" office:value="114.0370121" calcext:value-type="float">
            <text:p>114.0370121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28" table:number-columns-repeated="6"/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478802" calcext:value-type="float">
            <text:p>1478802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80.506136894" calcext:value-type="float">
            <text:p>180.506136894</text:p>
          </table:table-cell>
          <table:table-cell table:style-name="Default" office:value-type="float" office:value="3.53417181969" calcext:value-type="float">
            <text:p>3.53417181969</text:p>
          </table:table-cell>
          <table:table-cell table:style-name="Default" office:value-type="float" office:value="176.971965075" calcext:value-type="float">
            <text:p>176.971965075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28" table:number-columns-repeated="6"/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478805" calcext:value-type="float">
            <text:p>147880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78.285836935" calcext:value-type="float">
            <text:p>178.285836935</text:p>
          </table:table-cell>
          <table:table-cell table:style-name="Default" office:value-type="float" office:value="3.31875491142" calcext:value-type="float">
            <text:p>3.31875491142</text:p>
          </table:table-cell>
          <table:table-cell table:style-name="Default" office:value-type="float" office:value="174.967082024" calcext:value-type="float">
            <text:p>174.967082024</text:p>
          </table:table-cell>
          <table:table-cell office:value-type="float" office:value="2440" calcext:value-type="float">
            <text:p>2440</text:p>
          </table:table-cell>
          <table:table-cell table:number-columns-repeated="15"/>
        </table:table-row>
        <table:table-row table:style-name="ro1">
          <table:table-cell/>
          <table:table-cell table:style-name="ce11" office:value-type="float" office:value="1824290" calcext:value-type="float">
            <text:p>1824290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3.461801052" calcext:value-type="float">
            <text:p>113.461801052</text:p>
          </table:table-cell>
          <table:table-cell table:style-name="ce11" office:value-type="float" office:value="4.89778804779" calcext:value-type="float">
            <text:p>4.89778804779</text:p>
          </table:table-cell>
          <table:table-cell table:style-name="ce11" office:value-type="float" office:value="108.564013004" calcext:value-type="float">
            <text:p>108.564013004</text:p>
          </table:table-cell>
          <table:table-cell table:style-name="ce11" office:value-type="float" office:value="2440" calcext:value-type="float">
            <text:p>2440</text:p>
          </table:table-cell>
          <table:table-cell table:number-columns-repeated="2"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office:value-type="float" office:value="1834708" calcext:value-type="float">
            <text:p>1834708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07.583023071" calcext:value-type="float">
            <text:p>107.583023071</text:p>
          </table:table-cell>
          <table:table-cell table:style-name="Default" office:value-type="float" office:value="4.45555114746" calcext:value-type="float">
            <text:p>4.45555114746</text:p>
          </table:table-cell>
          <table:table-cell table:style-name="Default" office:value-type="float" office:value="103.127471924" calcext:value-type="float">
            <text:p>103.127471924</text:p>
          </table:table-cell>
          <table:table-cell office:value-type="float" office:value="2440" calcext:value-type="float">
            <text:p>2440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78806" calcext:value-type="float">
            <text:p>1478806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81.091070175" calcext:value-type="float">
            <text:p>281.091070175</text:p>
          </table:table-cell>
          <table:table-cell table:style-name="Default" office:value-type="float" office:value="1.10153412819" calcext:value-type="float">
            <text:p>1.10153412819</text:p>
          </table:table-cell>
          <table:table-cell table:style-name="Default" office:value-type="float" office:value="279.989536047" calcext:value-type="float">
            <text:p>279.989536047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8807" calcext:value-type="float">
            <text:p>1478807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15.245289087" calcext:value-type="float">
            <text:p>315.245289087</text:p>
          </table:table-cell>
          <table:table-cell table:style-name="Default" office:value-type="float" office:value="0.863435983658" calcext:value-type="float">
            <text:p>0.863435983658</text:p>
          </table:table-cell>
          <table:table-cell table:style-name="Default" office:value-type="float" office:value="314.381853104" calcext:value-type="float">
            <text:p>314.38185310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office:value-type="float" office:value="228.915041208" calcext:value-type="float">
            <text:p>228.915041208</text:p>
          </table:table-cell>
          <table:table-cell table:style-name="ce29" office:value-type="float" office:value="108.564013004" calcext:value-type="float">
            <text:p>108.564013004</text:p>
          </table:table-cell>
          <table:table-cell table:style-name="ce5" office:value-type="float" office:value="100.776572943" calcext:value-type="float">
            <text:p>100.776572943</text:p>
          </table:table-cell>
          <table:table-cell table:style-name="ce5" office:value-type="float" office:value="184.442842007" calcext:value-type="float">
            <text:p>184.442842007</text:p>
          </table:table-cell>
          <table:table-cell table:style-name="ce29" office:value-type="float" office:value="116.725232124" calcext:value-type="float">
            <text:p>116.725232124</text:p>
          </table:table-cell>
          <table:table-cell table:style-name="ce5" office:value-type="float" office:value="109.690266132" calcext:value-type="float">
            <text:p>109.6902661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4712" calcext:value-type="float">
            <text:p>1834712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13.929498196" calcext:value-type="float">
            <text:p>113.929498196</text:p>
          </table:table-cell>
          <table:table-cell table:style-name="Default" office:value-type="float" office:value="4.23923206329" calcext:value-type="float">
            <text:p>4.23923206329</text:p>
          </table:table-cell>
          <table:table-cell table:style-name="Default" office:value-type="float" office:value="109.690266132" calcext:value-type="float">
            <text:p>109.690266132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office:value-type="float" office:value="225.596530914" calcext:value-type="float">
            <text:p>225.596530914</text:p>
          </table:table-cell>
          <table:table-cell table:style-name="ce5" office:value-type="float" office:value="103.127471924" calcext:value-type="float">
            <text:p>103.127471924</text:p>
          </table:table-cell>
          <table:table-cell table:style-name="ce5"/>
          <table:table-cell table:style-name="ce29" office:value-type="float" office:value="157.755269051" calcext:value-type="float">
            <text:p>157.755269051</text:p>
          </table:table-cell>
          <table:table-cell table:style-name="ce5" office:value-type="float" office:value="114.0370121" calcext:value-type="float">
            <text:p>114.0370121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office:value-type="float" office:value="1478809" calcext:value-type="float">
            <text:p>1478809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1.822211981" calcext:value-type="float">
            <text:p>201.822211981</text:p>
          </table:table-cell>
          <table:table-cell table:style-name="Default" office:value-type="float" office:value="3.4015789032" calcext:value-type="float">
            <text:p>3.4015789032</text:p>
          </table:table-cell>
          <table:table-cell table:style-name="Default" office:value-type="float" office:value="198.420633078" calcext:value-type="float">
            <text:p>198.420633078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office:value-type="float" office:value="224.904745102" calcext:value-type="float">
            <text:p>224.904745102</text:p>
          </table:table-cell>
          <table:table-cell table:style-name="ce29"/>
          <table:table-cell table:style-name="ce5"/>
          <table:table-cell table:style-name="ce5" office:value-type="float" office:value="152.860188961" calcext:value-type="float">
            <text:p>152.860188961</text:p>
          </table:table-cell>
          <table:table-cell table:style-name="ce5" table:number-columns-repeated="2"/>
          <table:table-cell table:number-columns-repeated="7"/>
        </table:table-row>
        <table:table-row table:style-name="ro1">
          <table:table-cell/>
          <table:table-cell office:value-type="float" office:value="1478810" calcext:value-type="float">
            <text:p>1478810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78.436532974" calcext:value-type="float">
            <text:p>178.436532974</text:p>
          </table:table-cell>
          <table:table-cell table:style-name="Default" office:value-type="float" office:value="3.3088619709" calcext:value-type="float">
            <text:p>3.3088619709</text:p>
          </table:table-cell>
          <table:table-cell table:style-name="Default" office:value-type="float" office:value="175.127671003" calcext:value-type="float">
            <text:p>175.127671003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29" office:value-type="float" office:value="189.195383072" calcext:value-type="float">
            <text:p>189.195383072</text:p>
          </table:table-cell>
          <table:table-cell table:style-name="ce5" table:number-columns-repeated="5"/>
          <table:table-cell table:number-columns-repeated="7"/>
        </table:table-row>
        <table:table-row table:style-name="ro1">
          <table:table-cell/>
          <table:table-cell office:value-type="float" office:value="1834715" calcext:value-type="float">
            <text:p>183471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5.469680786" calcext:value-type="float">
            <text:p>105.469680786</text:p>
          </table:table-cell>
          <table:table-cell table:style-name="Default" office:value-type="float" office:value="4.6931078434" calcext:value-type="float">
            <text:p>4.6931078434</text:p>
          </table:table-cell>
          <table:table-cell table:style-name="Default" office:value-type="float" office:value="100.776572943" calcext:value-type="float">
            <text:p>100.776572943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3" table:number-columns-repeated="6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3" table:number-columns-repeated="6"/>
          <table:table-cell table:style-name="ce38" table:number-columns-repeated="3"/>
          <table:table-cell table:style-name="ce1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1" office:value-type="string" calcext:value-type="string">
            <text:p>USED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office:value-type="float" office:value="2206912" calcext:value-type="float">
            <text:p>220691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52.9349072" calcext:value-type="float">
            <text:p>1152,9349072</text:p>
          </table:table-cell>
          <table:table-cell office:value-type="float" office:value="37.9057002068" calcext:value-type="float">
            <text:p>37,9057002068</text:p>
          </table:table-cell>
          <table:table-cell office:value-type="float" office:value="1115.02920699" calcext:value-type="float">
            <text:p>1115,02920699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6913" calcext:value-type="float">
            <text:p>220691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44.93337083" calcext:value-type="float">
            <text:p>1144,93337083</text:p>
          </table:table-cell>
          <table:table-cell office:value-type="float" office:value="11.0258929729" calcext:value-type="float">
            <text:p>11,0258929729</text:p>
          </table:table-cell>
          <table:table-cell office:value-type="float" office:value="1133.90747786" calcext:value-type="float">
            <text:p>1133,90747786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02673" calcext:value-type="float">
            <text:p>220267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285" calcext:value-type="float">
            <text:p>25285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2674" calcext:value-type="float">
            <text:p>22026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63.92050099" calcext:value-type="float">
            <text:p>1163,92050099</text:p>
          </table:table-cell>
          <table:table-cell office:value-type="float" office:value="11.0889251232" calcext:value-type="float">
            <text:p>11,0889251232</text:p>
          </table:table-cell>
          <table:table-cell office:value-type="float" office:value="1152.83157587" calcext:value-type="float">
            <text:p>1152,83157587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262.023628" calcext:value-type="float">
            <text:p>1262,023628</text:p>
          </table:table-cell>
          <table:table-cell table:style-name="ce28" office:value-type="float" office:value="694.123997927" calcext:value-type="float">
            <text:p>694,123997927</text:p>
          </table:table-cell>
          <table:table-cell table:style-name="ce28" office:value-type="float" office:value="488.885612965" calcext:value-type="float">
            <text:p>488,885612965</text:p>
          </table:table-cell>
          <table:table-cell table:style-name="ce28" office:value-type="float" office:value="1115.02920699" calcext:value-type="float">
            <text:p>1115,02920699</text:p>
          </table:table-cell>
          <table:table-cell table:style-name="ce28" office:value-type="float" office:value="822.253882885" calcext:value-type="float">
            <text:p>822,253882885</text:p>
          </table:table-cell>
          <table:table-cell table:style-name="ce28" office:value-type="float" office:value="538.69866395" calcext:value-type="float">
            <text:p>538,69866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6797" calcext:value-type="float">
            <text:p>218679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551.64510298" calcext:value-type="float">
            <text:p>1551,64510298</text:p>
          </table:table-cell>
          <table:table-cell office:value-type="float" office:value="11.1594979763" calcext:value-type="float">
            <text:p>11,1594979763</text:p>
          </table:table-cell>
          <table:table-cell office:value-type="float" office:value="1540.485605" calcext:value-type="float">
            <text:p>1540,485605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269.49922109" calcext:value-type="float">
            <text:p>1269,49922109</text:p>
          </table:table-cell>
          <table:table-cell table:style-name="ce28" office:value-type="float" office:value="725.887019873" calcext:value-type="float">
            <text:p>725,887019873</text:p>
          </table:table-cell>
          <table:table-cell table:style-name="ce28" office:value-type="float" office:value="468.227003098" calcext:value-type="float">
            <text:p>468,227003098</text:p>
          </table:table-cell>
          <table:table-cell table:style-name="ce28" office:value-type="float" office:value="1133.90747786" calcext:value-type="float">
            <text:p>1133,90747786</text:p>
          </table:table-cell>
          <table:table-cell table:style-name="ce28" office:value-type="float" office:value="760.368568897" calcext:value-type="float">
            <text:p>760,368568897</text:p>
          </table:table-cell>
          <table:table-cell table:style-name="ce28" office:value-type="float" office:value="524.710382938" calcext:value-type="float">
            <text:p>524,7103829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6798" calcext:value-type="float">
            <text:p>218679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78.60777211" calcext:value-type="float">
            <text:p>1278,60777211</text:p>
          </table:table-cell>
          <table:table-cell office:value-type="float" office:value="10.9301991463" calcext:value-type="float">
            <text:p>10,9301991463</text:p>
          </table:table-cell>
          <table:table-cell office:value-type="float" office:value="1267.67757297" calcext:value-type="float">
            <text:p>1267,67757297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073.62211704" calcext:value-type="float">
            <text:p>1073,62211704</text:p>
          </table:table-cell>
          <table:table-cell table:style-name="ce28" office:value-type="float" office:value="759.1139009" calcext:value-type="float">
            <text:p>759,1139009</text:p>
          </table:table-cell>
          <table:table-cell table:style-name="ce28" office:value-type="float" office:value="494.621707916" calcext:value-type="float">
            <text:p>494,621707916</text:p>
          </table:table-cell>
          <table:table-cell table:style-name="ce28" office:value-type="float" office:value="1152.83157587" calcext:value-type="float">
            <text:p>1152,83157587</text:p>
          </table:table-cell>
          <table:table-cell table:style-name="ce28" office:value-type="float" office:value="856.422669888" calcext:value-type="float">
            <text:p>856,422669888</text:p>
          </table:table-cell>
          <table:table-cell table:style-name="ce28" office:value-type="float" office:value="567.831099033" calcext:value-type="float">
            <text:p>567,8310990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7954" calcext:value-type="float">
            <text:p>217795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06.01178598" calcext:value-type="float">
            <text:p>1106,01178598</text:p>
          </table:table-cell>
          <table:table-cell office:value-type="float" office:value="11.2101590633" calcext:value-type="float">
            <text:p>11,2101590633</text:p>
          </table:table-cell>
          <table:table-cell office:value-type="float" office:value="1094.80162692" calcext:value-type="float">
            <text:p>1094,80162692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206.516083" calcext:value-type="float">
            <text:p>1206,516083</text:p>
          </table:table-cell>
          <table:table-cell table:style-name="ce28" office:value-type="float" office:value="695.40404582" calcext:value-type="float">
            <text:p>695,40404582</text:p>
          </table:table-cell>
          <table:table-cell table:style-name="ce28" office:value-type="float" office:value="489.229928017" calcext:value-type="float">
            <text:p>489,229928017</text:p>
          </table:table-cell>
          <table:table-cell table:style-name="ce28" office:value-type="float" office:value="1267.67757297" calcext:value-type="float">
            <text:p>1267,67757297</text:p>
          </table:table-cell>
          <table:table-cell table:style-name="ce28" office:value-type="float" office:value="879.423554897" calcext:value-type="float">
            <text:p>879,423554897</text:p>
          </table:table-cell>
          <table:table-cell table:style-name="ce28" office:value-type="float" office:value="542.365377188" calcext:value-type="float">
            <text:p>542,3653771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7955" calcext:value-type="float">
            <text:p>217795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90.30835295" calcext:value-type="float">
            <text:p>1090,30835295</text:p>
          </table:table-cell>
          <table:table-cell office:value-type="float" office:value="10.9887731075" calcext:value-type="float">
            <text:p>10,9887731075</text:p>
          </table:table-cell>
          <table:table-cell office:value-type="float" office:value="1079.31957984" calcext:value-type="float">
            <text:p>1079,31957984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018.32364297" calcext:value-type="float">
            <text:p>1018,32364297</text:p>
          </table:table-cell>
          <table:table-cell table:style-name="ce28" office:value-type="float" office:value="677.324908972" calcext:value-type="float">
            <text:p>677,324908972</text:p>
          </table:table-cell>
          <table:table-cell table:style-name="ce28" office:value-type="float" office:value="493.967905045" calcext:value-type="float">
            <text:p>493,967905045</text:p>
          </table:table-cell>
          <table:table-cell table:style-name="ce28" office:value-type="float" office:value="1094.80162692" calcext:value-type="float">
            <text:p>1094,80162692</text:p>
          </table:table-cell>
          <table:table-cell table:style-name="ce28" office:value-type="float" office:value="843.770467997" calcext:value-type="float">
            <text:p>843,770467997</text:p>
          </table:table-cell>
          <table:table-cell table:style-name="ce28" office:value-type="float" office:value="594.040302992" calcext:value-type="float">
            <text:p>594,0403029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961" calcext:value-type="float">
            <text:p>221296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526.76051497" calcext:value-type="float">
            <text:p>1526,76051497</text:p>
          </table:table-cell>
          <table:table-cell office:value-type="float" office:value="39.5951800346" calcext:value-type="float">
            <text:p>39,5951800346</text:p>
          </table:table-cell>
          <table:table-cell office:value-type="float" office:value="1487.16533494" calcext:value-type="float">
            <text:p>1487,16533494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063.52426004" calcext:value-type="float">
            <text:p>1063,52426004</text:p>
          </table:table-cell>
          <table:table-cell table:style-name="ce28" office:value-type="float" office:value="753.95378685" calcext:value-type="float">
            <text:p>753,95378685</text:p>
          </table:table-cell>
          <table:table-cell table:style-name="ce28" office:value-type="float" office:value="484.406878948" calcext:value-type="float">
            <text:p>484,406878948</text:p>
          </table:table-cell>
          <table:table-cell table:style-name="ce28" office:value-type="float" office:value="1079.31957984" calcext:value-type="float">
            <text:p>1079,31957984</text:p>
          </table:table-cell>
          <table:table-cell table:style-name="ce28" office:value-type="float" office:value="848.130833864" calcext:value-type="float">
            <text:p>848,130833864</text:p>
          </table:table-cell>
          <table:table-cell table:style-name="ce28" office:value-type="float" office:value="554.059867144" calcext:value-type="float">
            <text:p>554,0598671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962" calcext:value-type="float">
            <text:p>221296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96.52354908" calcext:value-type="float">
            <text:p>1296,52354908</text:p>
          </table:table-cell>
          <table:table-cell office:value-type="float" office:value="11.4641420841" calcext:value-type="float">
            <text:p>11,4641420841</text:p>
          </table:table-cell>
          <table:table-cell office:value-type="float" office:value="1285.059407" calcext:value-type="float">
            <text:p>1285,059407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195.25640702" calcext:value-type="float">
            <text:p>1195,25640702</text:p>
          </table:table-cell>
          <table:table-cell table:style-name="ce28" office:value-type="float" office:value="651.827972889" calcext:value-type="float">
            <text:p>651,827972889</text:p>
          </table:table-cell>
          <table:table-cell table:style-name="ce28" office:value-type="float" office:value="506.942480087" calcext:value-type="float">
            <text:p>506,942480087</text:p>
          </table:table-cell>
          <table:table-cell table:style-name="ce28" office:value-type="float" office:value="1285.059407" calcext:value-type="float">
            <text:p>1285,059407</text:p>
          </table:table-cell>
          <table:table-cell table:style-name="ce28" office:value-type="float" office:value="859.531476974" calcext:value-type="float">
            <text:p>859,531476974</text:p>
          </table:table-cell>
          <table:table-cell table:style-name="ce28" office:value-type="float" office:value="534.803324938" calcext:value-type="float">
            <text:p>534,8033249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976" calcext:value-type="float">
            <text:p>221297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72.45787811" calcext:value-type="float">
            <text:p>1272,45787811</text:p>
          </table:table-cell>
          <table:table-cell office:value-type="float" office:value="11.2879421711" calcext:value-type="float">
            <text:p>11,2879421711</text:p>
          </table:table-cell>
          <table:table-cell office:value-type="float" office:value="1261.16993594" calcext:value-type="float">
            <text:p>1261,16993594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264.36833405" calcext:value-type="float">
            <text:p>1264,36833405</text:p>
          </table:table-cell>
          <table:table-cell table:style-name="ce28" office:value-type="float" office:value="733.908912182" calcext:value-type="float">
            <text:p>733,908912182</text:p>
          </table:table-cell>
          <table:table-cell table:style-name="ce28" office:value-type="float" office:value="492.914937973" calcext:value-type="float">
            <text:p>492,914937973</text:p>
          </table:table-cell>
          <table:table-cell table:style-name="ce28" office:value-type="float" office:value="1261.16993594" calcext:value-type="float">
            <text:p>1261,16993594</text:p>
          </table:table-cell>
          <table:table-cell table:style-name="ce51" table:number-columns-repeated="2"/>
          <table:table-cell table:number-columns-repeated="7"/>
        </table:table-row>
        <table:table-row table:style-name="ro1">
          <table:table-cell/>
          <table:table-cell office:value-type="float" office:value="2212977" calcext:value-type="float">
            <text:p>221297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337.38553691" calcext:value-type="float">
            <text:p>1337,38553691</text:p>
          </table:table-cell>
          <table:table-cell office:value-type="float" office:value="11.7861828804" calcext:value-type="float">
            <text:p>11,7861828804</text:p>
          </table:table-cell>
          <table:table-cell office:value-type="float" office:value="1325.59935403" calcext:value-type="float">
            <text:p>1325,59935403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134.51665211" calcext:value-type="float">
            <text:p>1134,51665211</text:p>
          </table:table-cell>
          <table:table-cell table:style-name="ce28" office:value-type="float" office:value="705.664723873" calcext:value-type="float">
            <text:p>705,664723873</text:p>
          </table:table-cell>
          <table:table-cell table:style-name="ce28" office:value-type="float" office:value="472.056856155" calcext:value-type="float">
            <text:p>472,056856155</text:p>
          </table:table-cell>
          <table:table-cell table:style-name="ce28" office:value-type="float" office:value="1325.59935403" calcext:value-type="float">
            <text:p>1325,59935403</text:p>
          </table:table-cell>
          <table:table-cell table:style-name="ce51" table:number-columns-repeated="2"/>
          <table:table-cell table:number-columns-repeated="7"/>
        </table:table-row>
        <table:table-row table:style-name="ro1">
          <table:table-cell/>
          <table:table-cell office:value-type="float" office:value="2212993" calcext:value-type="float">
            <text:p>221299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55.83708811" calcext:value-type="float">
            <text:p>1255,83708811</text:p>
          </table:table-cell>
          <table:table-cell office:value-type="float" office:value="11.8440699577" calcext:value-type="float">
            <text:p>11,8440699577</text:p>
          </table:table-cell>
          <table:table-cell office:value-type="float" office:value="1243.99301815" calcext:value-type="float">
            <text:p>1243,99301815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067.48512197" calcext:value-type="float">
            <text:p>1067,48512197</text:p>
          </table:table-cell>
          <table:table-cell table:style-name="ce28" office:value-type="float" office:value="743.953168154" calcext:value-type="float">
            <text:p>743,953168154</text:p>
          </table:table-cell>
          <table:table-cell table:style-name="ce28"/>
          <table:table-cell table:style-name="ce28" office:value-type="float" office:value="1243.99301815" calcext:value-type="float">
            <text:p>1243,99301815</text:p>
          </table:table-cell>
          <table:table-cell table:style-name="ce51" table:number-columns-repeated="2"/>
          <table:table-cell table:number-columns-repeated="7"/>
        </table:table-row>
        <table:table-row table:style-name="ro1">
          <table:table-cell/>
          <table:table-cell office:value-type="float" office:value="2212994" calcext:value-type="float">
            <text:p>221299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351.36129189" calcext:value-type="float">
            <text:p>1351,36129189</text:p>
          </table:table-cell>
          <table:table-cell office:value-type="float" office:value="11.2965259552" calcext:value-type="float">
            <text:p>11,2965259552</text:p>
          </table:table-cell>
          <table:table-cell office:value-type="float" office:value="1340.06476593" calcext:value-type="float">
            <text:p>1340,06476593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163.43242407" calcext:value-type="float">
            <text:p>1163,43242407</text:p>
          </table:table-cell>
          <table:table-cell table:style-name="ce51" table:number-columns-repeated="2"/>
          <table:table-cell table:style-name="ce28" office:value-type="float" office:value="1340.06476593" calcext:value-type="float">
            <text:p>1340,06476593</text:p>
          </table:table-cell>
          <table:table-cell table:style-name="ce51" table:number-columns-repeated="2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8" office:value-type="float" office:value="1166.02790689" calcext:value-type="float">
            <text:p>1166,02790689</text:p>
          </table:table-cell>
          <table:table-cell table:style-name="ce51" table:number-columns-repeated="3"/>
          <table:table-cell table:style-name="ce28"/>
          <table:table-cell table:style-name="ce51"/>
          <table:table-cell table:number-columns-repeated="7"/>
        </table:table-row>
        <table:table-row table:style-name="ro1">
          <table:table-cell/>
          <table:table-cell office:value-type="float" office:value="2206914" calcext:value-type="float">
            <text:p>220691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78.393646" calcext:value-type="float">
            <text:p>1278,393646</text:p>
          </table:table-cell>
          <table:table-cell office:value-type="float" office:value="16.3700180054" calcext:value-type="float">
            <text:p>16,3700180054</text:p>
          </table:table-cell>
          <table:table-cell office:value-type="float" office:value="1262.023628" calcext:value-type="float">
            <text:p>1262,023628</text:p>
          </table:table-cell>
          <table:table-cell office:value-type="float" office:value="19984" calcext:value-type="float">
            <text:p>19984</text:p>
          </table:table-cell>
          <table:table-cell table:number-columns-repeated="2"/>
          <table:table-cell table:style-name="ce51"/>
          <table:table-cell table:style-name="ce28" table:number-columns-repeated="2"/>
          <table:table-cell table:style-name="ce51"/>
          <table:table-cell table:style-name="ce28" table:number-columns-repeated="2"/>
          <table:table-cell table:number-columns-repeated="7"/>
        </table:table-row>
        <table:table-row table:style-name="ro1">
          <table:table-cell/>
          <table:table-cell office:value-type="float" office:value="2206915" calcext:value-type="float">
            <text:p>220691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899" calcext:value-type="float">
            <text:p>19899</text:p>
          </table:table-cell>
          <table:table-cell table:number-columns-repeated="2"/>
          <table:table-cell table:style-name="ce51"/>
          <table:table-cell table:style-name="ce28" table:number-columns-repeated="2"/>
          <table:table-cell table:style-name="ce51"/>
          <table:table-cell table:style-name="ce28" table:number-columns-repeated="2"/>
          <table:table-cell table:number-columns-repeated="7"/>
        </table:table-row>
        <table:table-row table:style-name="ro1">
          <table:table-cell/>
          <table:table-cell office:value-type="float" office:value="2202675" calcext:value-type="float">
            <text:p>220267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80.66961217" calcext:value-type="float">
            <text:p>1280,66961217</text:p>
          </table:table-cell>
          <table:table-cell office:value-type="float" office:value="11.1703910828" calcext:value-type="float">
            <text:p>11,1703910828</text:p>
          </table:table-cell>
          <table:table-cell office:value-type="float" office:value="1269.49922109" calcext:value-type="float">
            <text:p>1269,49922109</text:p>
          </table:table-cell>
          <table:table-cell office:value-type="float" office:value="19984" calcext:value-type="float">
            <text:p>19984</text:p>
          </table:table-cell>
          <table:table-cell table:number-columns-repeated="2"/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2202676" calcext:value-type="float">
            <text:p>220267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84.47657013" calcext:value-type="float">
            <text:p>1084,47657013</text:p>
          </table:table-cell>
          <table:table-cell office:value-type="float" office:value="10.8544530869" calcext:value-type="float">
            <text:p>10,8544530869</text:p>
          </table:table-cell>
          <table:table-cell office:value-type="float" office:value="1073.62211704" calcext:value-type="float">
            <text:p>1073,62211704</text:p>
          </table:table-cell>
          <table:table-cell office:value-type="float" office:value="19984" calcext:value-type="float">
            <text:p>19984</text:p>
          </table:table-cell>
          <table:table-cell table:number-columns-repeated="2"/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2186805" calcext:value-type="float">
            <text:p>218680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17.51783991" calcext:value-type="float">
            <text:p>1217,51783991</text:p>
          </table:table-cell>
          <table:table-cell office:value-type="float" office:value="11.0017569065" calcext:value-type="float">
            <text:p>11,0017569065</text:p>
          </table:table-cell>
          <table:table-cell office:value-type="float" office:value="1206.516083" calcext:value-type="float">
            <text:p>1206,516083</text:p>
          </table:table-cell>
          <table:table-cell office:value-type="float" office:value="19984" calcext:value-type="float">
            <text:p>19984</text:p>
          </table:table-cell>
          <table:table-cell table:number-columns-repeated="2"/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2186807" calcext:value-type="float">
            <text:p>218680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29.14673209" calcext:value-type="float">
            <text:p>1029,14673209</text:p>
          </table:table-cell>
          <table:table-cell office:value-type="float" office:value="10.8230891228" calcext:value-type="float">
            <text:p>10,8230891228</text:p>
          </table:table-cell>
          <table:table-cell office:value-type="float" office:value="1018.32364297" calcext:value-type="float">
            <text:p>1018,32364297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56" calcext:value-type="float">
            <text:p>217795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667.0015831" calcext:value-type="float">
            <text:p>1667,0015831</text:p>
          </table:table-cell>
          <table:table-cell office:value-type="float" office:value="11.2246761322" calcext:value-type="float">
            <text:p>11,2246761322</text:p>
          </table:table-cell>
          <table:table-cell office:value-type="float" office:value="1655.77690697" calcext:value-type="float">
            <text:p>1655,77690697</text:p>
          </table:table-cell>
          <table:table-cell office:value-type="float" office:value="19984" calcext:value-type="float">
            <text:p>19984</text:p>
          </table:table-cell>
          <table:table-cell table:number-columns-repeated="2"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office:value-type="float" office:value="2177957" calcext:value-type="float">
            <text:p>217795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74.45805001" calcext:value-type="float">
            <text:p>1074,45805001</text:p>
          </table:table-cell>
          <table:table-cell office:value-type="float" office:value="10.9337899685" calcext:value-type="float">
            <text:p>10,9337899685</text:p>
          </table:table-cell>
          <table:table-cell office:value-type="float" office:value="1063.52426004" calcext:value-type="float">
            <text:p>1063,52426004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64" calcext:value-type="float">
            <text:p>221296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6.84304714" calcext:value-type="float">
            <text:p>1206,84304714</text:p>
          </table:table-cell>
          <table:table-cell office:value-type="float" office:value="11.5866401196" calcext:value-type="float">
            <text:p>11,5866401196</text:p>
          </table:table-cell>
          <table:table-cell office:value-type="float" office:value="1195.25640702" calcext:value-type="float">
            <text:p>1195,25640702</text:p>
          </table:table-cell>
          <table:table-cell office:value-type="float" office:value="19984" calcext:value-type="float">
            <text:p>19984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12965" calcext:value-type="float">
            <text:p>221296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76.04064584" calcext:value-type="float">
            <text:p>1276,04064584</text:p>
          </table:table-cell>
          <table:table-cell office:value-type="float" office:value="11.6723117828" calcext:value-type="float">
            <text:p>11,6723117828</text:p>
          </table:table-cell>
          <table:table-cell office:value-type="float" office:value="1264.36833405" calcext:value-type="float">
            <text:p>1264,36833405</text:p>
          </table:table-cell>
          <table:table-cell office:value-type="float" office:value="19984" calcext:value-type="float">
            <text:p>19984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978" calcext:value-type="float">
            <text:p>221297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46.74158502" calcext:value-type="float">
            <text:p>1146,74158502</text:p>
          </table:table-cell>
          <table:table-cell office:value-type="float" office:value="12.224932909" calcext:value-type="float">
            <text:p>12,224932909</text:p>
          </table:table-cell>
          <table:table-cell office:value-type="float" office:value="1134.51665211" calcext:value-type="float">
            <text:p>1134,51665211</text:p>
          </table:table-cell>
          <table:table-cell office:value-type="float" office:value="19984" calcext:value-type="float">
            <text:p>19984</text:p>
          </table:table-cell>
          <table:table-cell/>
          <table:table-cell table:style-name="ce10"/>
          <table:table-cell table:style-name="ce21" office:value-type="float" office:value="1262.023628" calcext:value-type="float">
            <text:p>1262,023628</text:p>
          </table:table-cell>
          <table:table-cell table:style-name="ce21" office:value-type="float" office:value="694.123997927" calcext:value-type="float">
            <text:p>694,123997927</text:p>
          </table:table-cell>
          <table:table-cell table:style-name="ce21" office:value-type="float" office:value="488.885612965" calcext:value-type="float">
            <text:p>488,885612965</text:p>
          </table:table-cell>
          <table:table-cell table:style-name="ce21" office:value-type="float" office:value="1115.02920699" calcext:value-type="float">
            <text:p>1115,02920699</text:p>
          </table:table-cell>
          <table:table-cell table:style-name="ce21" table:number-columns-repeated="2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80" calcext:value-type="float">
            <text:p>221298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79.68383384" calcext:value-type="float">
            <text:p>1079,68383384</text:p>
          </table:table-cell>
          <table:table-cell office:value-type="float" office:value="12.1987118721" calcext:value-type="float">
            <text:p>12,1987118721</text:p>
          </table:table-cell>
          <table:table-cell office:value-type="float" office:value="1067.48512197" calcext:value-type="float">
            <text:p>1067,48512197</text:p>
          </table:table-cell>
          <table:table-cell office:value-type="float" office:value="19984" calcext:value-type="float">
            <text:p>19984</text:p>
          </table:table-cell>
          <table:table-cell/>
          <table:table-cell table:style-name="ce10"/>
          <table:table-cell table:style-name="ce49"/>
          <table:table-cell table:style-name="ce21" office:value-type="float" office:value="725.887019873" calcext:value-type="float">
            <text:p>725,887019873</text:p>
          </table:table-cell>
          <table:table-cell table:style-name="ce21" office:value-type="float" office:value="468.227003098" calcext:value-type="float">
            <text:p>468,227003098</text:p>
          </table:table-cell>
          <table:table-cell table:style-name="ce21" office:value-type="float" office:value="1133.90747786" calcext:value-type="float">
            <text:p>1133,90747786</text:p>
          </table:table-cell>
          <table:table-cell table:style-name="ce21" table:number-columns-repeated="2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95" calcext:value-type="float">
            <text:p>221299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75.08382201" calcext:value-type="float">
            <text:p>1175,08382201</text:p>
          </table:table-cell>
          <table:table-cell office:value-type="float" office:value="11.6513979435" calcext:value-type="float">
            <text:p>11,6513979435</text:p>
          </table:table-cell>
          <table:table-cell office:value-type="float" office:value="1163.43242407" calcext:value-type="float">
            <text:p>1163,43242407</text:p>
          </table:table-cell>
          <table:table-cell office:value-type="float" office:value="19984" calcext:value-type="float">
            <text:p>19984</text:p>
          </table:table-cell>
          <table:table-cell/>
          <table:table-cell table:style-name="ce10"/>
          <table:table-cell table:style-name="ce21" office:value-type="float" office:value="1269.49922109" calcext:value-type="float">
            <text:p>1269,49922109</text:p>
          </table:table-cell>
          <table:table-cell table:style-name="ce21" office:value-type="float" office:value="759.1139009" calcext:value-type="float">
            <text:p>759,1139009</text:p>
          </table:table-cell>
          <table:table-cell table:style-name="ce21" office:value-type="float" office:value="494.621707916" calcext:value-type="float">
            <text:p>494,621707916</text:p>
          </table:table-cell>
          <table:table-cell table:style-name="ce21" table:number-columns-repeated="3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96" calcext:value-type="float">
            <text:p>221299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64.20577192" calcext:value-type="float">
            <text:p>1264,20577192</text:p>
          </table:table-cell>
          <table:table-cell office:value-type="float" office:value="98.1778650284" calcext:value-type="float">
            <text:p>98,1778650284</text:p>
          </table:table-cell>
          <table:table-cell office:value-type="float" office:value="1166.02790689" calcext:value-type="float">
            <text:p>1166,02790689</text:p>
          </table:table-cell>
          <table:table-cell office:value-type="float" office:value="19984" calcext:value-type="float">
            <text:p>19984</text:p>
          </table:table-cell>
          <table:table-cell/>
          <table:table-cell table:style-name="ce10"/>
          <table:table-cell table:style-name="ce21" office:value-type="float" office:value="1073.62211704" calcext:value-type="float">
            <text:p>1073,62211704</text:p>
          </table:table-cell>
          <table:table-cell table:style-name="ce21" office:value-type="float" office:value="695.40404582" calcext:value-type="float">
            <text:p>695,40404582</text:p>
          </table:table-cell>
          <table:table-cell table:style-name="ce49" office:value-type="float" office:value="729.453199148" calcext:value-type="float">
            <text:p>729,453199148</text:p>
          </table:table-cell>
          <table:table-cell table:style-name="ce21" office:value-type="float" office:value="1152.83157587" calcext:value-type="float">
            <text:p>1152,83157587</text:p>
          </table:table-cell>
          <table:table-cell table:style-name="ce21" table:number-columns-repeated="2"/>
          <table:table-cell table:style-name="ce10"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0"/>
          <table:table-cell table:style-name="ce21" office:value-type="float" office:value="1206.516083" calcext:value-type="float">
            <text:p>1206,516083</text:p>
          </table:table-cell>
          <table:table-cell table:style-name="ce49" office:value-type="float" office:value="861.960101128" calcext:value-type="float">
            <text:p>861,960101128</text:p>
          </table:table-cell>
          <table:table-cell table:style-name="ce21" office:value-type="float" office:value="489.229928017" calcext:value-type="float">
            <text:p>489,229928017</text:p>
          </table:table-cell>
          <table:table-cell table:style-name="ce49" office:value-type="float" office:value="1540.485605" calcext:value-type="float">
            <text:p>1540,485605</text:p>
          </table:table-cell>
          <table:table-cell table:style-name="ce21" office:value-type="float" office:value="822.253882885" calcext:value-type="float">
            <text:p>822,253882885</text:p>
          </table:table-cell>
          <table:table-cell table:style-name="ce21" office:value-type="float" office:value="538.69866395" calcext:value-type="float">
            <text:p>538,69866395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0"/>
          <table:table-cell table:style-name="ce21" office:value-type="float" office:value="1018.32364297" calcext:value-type="float">
            <text:p>1018,32364297</text:p>
          </table:table-cell>
          <table:table-cell table:style-name="ce21" office:value-type="float" office:value="677.324908972" calcext:value-type="float">
            <text:p>677,324908972</text:p>
          </table:table-cell>
          <table:table-cell table:style-name="ce49" office:value-type="float" office:value="735.545670033" calcext:value-type="float">
            <text:p>735,545670033</text:p>
          </table:table-cell>
          <table:table-cell table:style-name="ce21" office:value-type="float" office:value="1267.67757297" calcext:value-type="float">
            <text:p>1267,67757297</text:p>
          </table:table-cell>
          <table:table-cell table:style-name="ce21" office:value-type="float" office:value="760.368568897" calcext:value-type="float">
            <text:p>760,368568897</text:p>
          </table:table-cell>
          <table:table-cell table:style-name="ce21" office:value-type="float" office:value="524.710382938" calcext:value-type="float">
            <text:p>524,710382938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06916" calcext:value-type="float">
            <text:p>220691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458" calcext:value-type="float">
            <text:p>13458</text:p>
          </table:table-cell>
          <table:table-cell/>
          <table:table-cell table:style-name="ce10"/>
          <table:table-cell table:style-name="ce49" office:value-type="float" office:value="1655.77690697" calcext:value-type="float">
            <text:p>1655,77690697</text:p>
          </table:table-cell>
          <table:table-cell table:style-name="ce21" office:value-type="float" office:value="753.95378685" calcext:value-type="float">
            <text:p>753,95378685</text:p>
          </table:table-cell>
          <table:table-cell table:style-name="ce21" office:value-type="float" office:value="493.967905045" calcext:value-type="float">
            <text:p>493,967905045</text:p>
          </table:table-cell>
          <table:table-cell table:style-name="ce21" office:value-type="float" office:value="1094.80162692" calcext:value-type="float">
            <text:p>1094,80162692</text:p>
          </table:table-cell>
          <table:table-cell table:style-name="ce21" office:value-type="float" office:value="856.422669888" calcext:value-type="float">
            <text:p>856,422669888</text:p>
          </table:table-cell>
          <table:table-cell table:style-name="ce49" office:value-type="float" office:value="646.858433008" calcext:value-type="float">
            <text:p>646,858433008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06917" calcext:value-type="float">
            <text:p>220691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545" calcext:value-type="float">
            <text:p>4545</text:p>
          </table:table-cell>
          <table:table-cell/>
          <table:table-cell table:style-name="ce10"/>
          <table:table-cell table:style-name="ce21" office:value-type="float" office:value="1063.52426004" calcext:value-type="float">
            <text:p>1063,52426004</text:p>
          </table:table-cell>
          <table:table-cell table:style-name="ce21" office:value-type="float" office:value="651.827972889" calcext:value-type="float">
            <text:p>651,827972889</text:p>
          </table:table-cell>
          <table:table-cell table:style-name="ce21" office:value-type="float" office:value="484.406878948" calcext:value-type="float">
            <text:p>484,406878948</text:p>
          </table:table-cell>
          <table:table-cell table:style-name="ce21" office:value-type="float" office:value="1079.31957984" calcext:value-type="float">
            <text:p>1079,31957984</text:p>
          </table:table-cell>
          <table:table-cell table:style-name="ce21" office:value-type="float" office:value="879.423554897" calcext:value-type="float">
            <text:p>879,423554897</text:p>
          </table:table-cell>
          <table:table-cell table:style-name="ce21" office:value-type="float" office:value="567.831099033" calcext:value-type="float">
            <text:p>567,831099033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02677" calcext:value-type="float">
            <text:p>220267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514" calcext:value-type="float">
            <text:p>25514</text:p>
          </table:table-cell>
          <table:table-cell/>
          <table:table-cell table:style-name="ce10"/>
          <table:table-cell table:style-name="ce21" office:value-type="float" office:value="1195.25640702" calcext:value-type="float">
            <text:p>1195,25640702</text:p>
          </table:table-cell>
          <table:table-cell table:style-name="ce49" office:value-type="float" office:value="805.99495697" calcext:value-type="float">
            <text:p>805,99495697</text:p>
          </table:table-cell>
          <table:table-cell table:style-name="ce21" office:value-type="float" office:value="506.942480087" calcext:value-type="float">
            <text:p>506,942480087</text:p>
          </table:table-cell>
          <table:table-cell table:style-name="ce49" office:value-type="float" office:value="1487.16533494" calcext:value-type="float">
            <text:p>1487,16533494</text:p>
          </table:table-cell>
          <table:table-cell table:style-name="ce21" office:value-type="float" office:value="843.770467997" calcext:value-type="float">
            <text:p>843,770467997</text:p>
          </table:table-cell>
          <table:table-cell table:style-name="ce21" office:value-type="float" office:value="542.365377188" calcext:value-type="float">
            <text:p>542,365377188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02678" calcext:value-type="float">
            <text:p>220267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360" calcext:value-type="float">
            <text:p>14360</text:p>
          </table:table-cell>
          <table:table-cell/>
          <table:table-cell table:style-name="ce10"/>
          <table:table-cell table:style-name="ce21" office:value-type="float" office:value="1264.36833405" calcext:value-type="float">
            <text:p>1264,36833405</text:p>
          </table:table-cell>
          <table:table-cell table:style-name="ce21" office:value-type="float" office:value="733.908912182" calcext:value-type="float">
            <text:p>733,908912182</text:p>
          </table:table-cell>
          <table:table-cell table:style-name="ce49" office:value-type="float" office:value="522.773757935" calcext:value-type="float">
            <text:p>522,773757935</text:p>
          </table:table-cell>
          <table:table-cell table:style-name="ce21" office:value-type="float" office:value="1285.059407" calcext:value-type="float">
            <text:p>1285,059407</text:p>
          </table:table-cell>
          <table:table-cell table:style-name="ce21" office:value-type="float" office:value="848.130833864" calcext:value-type="float">
            <text:p>848,130833864</text:p>
          </table:table-cell>
          <table:table-cell table:style-name="ce21" office:value-type="float" office:value="594.040302992" calcext:value-type="float">
            <text:p>594,040302992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186810" calcext:value-type="float">
            <text:p>218681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33.009304047" calcext:value-type="float">
            <text:p>833,009304047</text:p>
          </table:table-cell>
          <table:table-cell office:value-type="float" office:value="10.7554211617" calcext:value-type="float">
            <text:p>10,7554211617</text:p>
          </table:table-cell>
          <table:table-cell office:value-type="float" office:value="822.253882885" calcext:value-type="float">
            <text:p>822,253882885</text:p>
          </table:table-cell>
          <table:table-cell office:value-type="float" office:value="26304" calcext:value-type="float">
            <text:p>26304</text:p>
          </table:table-cell>
          <table:table-cell/>
          <table:table-cell table:style-name="ce10"/>
          <table:table-cell table:style-name="ce21" office:value-type="float" office:value="1134.51665211" calcext:value-type="float">
            <text:p>1134,51665211</text:p>
          </table:table-cell>
          <table:table-cell table:style-name="ce21" office:value-type="float" office:value="705.664723873" calcext:value-type="float">
            <text:p>705,664723873</text:p>
          </table:table-cell>
          <table:table-cell table:style-name="ce21" office:value-type="float" office:value="492.914937973" calcext:value-type="float">
            <text:p>492,914937973</text:p>
          </table:table-cell>
          <table:table-cell table:style-name="ce21" office:value-type="float" office:value="1261.16993594" calcext:value-type="float">
            <text:p>1261,16993594</text:p>
          </table:table-cell>
          <table:table-cell table:style-name="ce21" office:value-type="float" office:value="859.531476974" calcext:value-type="float">
            <text:p>859,531476974</text:p>
          </table:table-cell>
          <table:table-cell table:style-name="ce21" office:value-type="float" office:value="554.059867144" calcext:value-type="float">
            <text:p>554,059867144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186813" calcext:value-type="float">
            <text:p>218681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68.132496834" calcext:value-type="float">
            <text:p>768,132496834</text:p>
          </table:table-cell>
          <table:table-cell office:value-type="float" office:value="7.76392793655" calcext:value-type="float">
            <text:p>7,76392793655</text:p>
          </table:table-cell>
          <table:table-cell office:value-type="float" office:value="760.368568897" calcext:value-type="float">
            <text:p>760,368568897</text:p>
          </table:table-cell>
          <table:table-cell office:value-type="float" office:value="26304" calcext:value-type="float">
            <text:p>26304</text:p>
          </table:table-cell>
          <table:table-cell/>
          <table:table-cell table:style-name="ce10"/>
          <table:table-cell table:style-name="ce21" office:value-type="float" office:value="1067.48512197" calcext:value-type="float">
            <text:p>1067,48512197</text:p>
          </table:table-cell>
          <table:table-cell table:style-name="ce21" office:value-type="float" office:value="743.953168154" calcext:value-type="float">
            <text:p>743,953168154</text:p>
          </table:table-cell>
          <table:table-cell table:style-name="ce21" office:value-type="float" office:value="472.056856155" calcext:value-type="float">
            <text:p>472,056856155</text:p>
          </table:table-cell>
          <table:table-cell table:style-name="ce21" office:value-type="float" office:value="1325.59935403" calcext:value-type="float">
            <text:p>1325,59935403</text:p>
          </table:table-cell>
          <table:table-cell table:style-name="ce49" office:value-type="float" office:value="946.599317789" calcext:value-type="float">
            <text:p>946,599317789</text:p>
          </table:table-cell>
          <table:table-cell table:style-name="ce21" office:value-type="float" office:value="534.803324938" calcext:value-type="float">
            <text:p>534,803324938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67" calcext:value-type="float">
            <text:p>221296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65.048549891" calcext:value-type="float">
            <text:p>865,048549891</text:p>
          </table:table-cell>
          <table:table-cell office:value-type="float" office:value="8.62588000298" calcext:value-type="float">
            <text:p>8,62588000298</text:p>
          </table:table-cell>
          <table:table-cell office:value-type="float" office:value="856.422669888" calcext:value-type="float">
            <text:p>856,422669888</text:p>
          </table:table-cell>
          <table:table-cell office:value-type="float" office:value="26304" calcext:value-type="float">
            <text:p>26304</text:p>
          </table:table-cell>
          <table:table-cell/>
          <table:table-cell table:style-name="ce10"/>
          <table:table-cell table:style-name="ce21" office:value-type="float" office:value="1163.43242407" calcext:value-type="float">
            <text:p>1163,43242407</text:p>
          </table:table-cell>
          <table:table-cell table:style-name="ce28" table:number-columns-repeated="2"/>
          <table:table-cell table:style-name="ce21" office:value-type="float" office:value="1243.99301815" calcext:value-type="float">
            <text:p>1243,99301815</text:p>
          </table:table-cell>
          <table:table-cell table:style-name="ce28" table:number-columns-repeated="2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68" calcext:value-type="float">
            <text:p>221296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87.543647051" calcext:value-type="float">
            <text:p>887,543647051</text:p>
          </table:table-cell>
          <table:table-cell office:value-type="float" office:value="8.12009215355" calcext:value-type="float">
            <text:p>8,12009215355</text:p>
          </table:table-cell>
          <table:table-cell office:value-type="float" office:value="879.423554897" calcext:value-type="float">
            <text:p>879,423554897</text:p>
          </table:table-cell>
          <table:table-cell office:value-type="float" office:value="26304" calcext:value-type="float">
            <text:p>26304</text:p>
          </table:table-cell>
          <table:table-cell/>
          <table:table-cell table:style-name="ce10"/>
          <table:table-cell table:style-name="ce21" office:value-type="float" office:value="1166.02790689" calcext:value-type="float">
            <text:p>1166,02790689</text:p>
          </table:table-cell>
          <table:table-cell table:style-name="ce28" table:number-columns-repeated="2"/>
          <table:table-cell table:style-name="ce21" office:value-type="float" office:value="1340.06476593" calcext:value-type="float">
            <text:p>1340,06476593</text:p>
          </table:table-cell>
          <table:table-cell table:style-name="ce28" table:number-columns-repeated="2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81" calcext:value-type="float">
            <text:p>221298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2.472862959" calcext:value-type="float">
            <text:p>852,472862959</text:p>
          </table:table-cell>
          <table:table-cell office:value-type="float" office:value="8.70239496231" calcext:value-type="float">
            <text:p>8,70239496231</text:p>
          </table:table-cell>
          <table:table-cell office:value-type="float" office:value="843.770467997" calcext:value-type="float">
            <text:p>843,770467997</text:p>
          </table:table-cell>
          <table:table-cell office:value-type="float" office:value="26304" calcext:value-type="float">
            <text:p>26304</text:p>
          </table:table-cell>
          <table:table-cell/>
          <table:table-cell table:style-name="ce10"/>
          <table:table-cell table:style-name="ce28" table:number-columns-repeated="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83" calcext:value-type="float">
            <text:p>221298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56.234772921" calcext:value-type="float">
            <text:p>856,234772921</text:p>
          </table:table-cell>
          <table:table-cell office:value-type="float" office:value="8.1039390564" calcext:value-type="float">
            <text:p>8,1039390564</text:p>
          </table:table-cell>
          <table:table-cell office:value-type="float" office:value="848.130833864" calcext:value-type="float">
            <text:p>848,130833864</text:p>
          </table:table-cell>
          <table:table-cell office:value-type="float" office:value="26304" calcext:value-type="float">
            <text:p>26304</text:p>
          </table:table-cell>
          <table:table-cell/>
          <table:table-cell table:style-name="ce10"/>
          <table:table-cell table:style-name="ce28" table:number-columns-repeated="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97" calcext:value-type="float">
            <text:p>221299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68.160465956" calcext:value-type="float">
            <text:p>868,160465956</text:p>
          </table:table-cell>
          <table:table-cell office:value-type="float" office:value="8.62898898125" calcext:value-type="float">
            <text:p>8,62898898125</text:p>
          </table:table-cell>
          <table:table-cell office:value-type="float" office:value="859.531476974" calcext:value-type="float">
            <text:p>859,531476974</text:p>
          </table:table-cell>
          <table:table-cell office:value-type="float" office:value="26304" calcext:value-type="float">
            <text:p>26304</text:p>
          </table:table-cell>
          <table:table-cell/>
          <table:table-cell table:style-name="ce10"/>
          <table:table-cell table:style-name="ce28" table:number-columns-repeated="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98" calcext:value-type="float">
            <text:p>221299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54.596526861" calcext:value-type="float">
            <text:p>954,596526861</text:p>
          </table:table-cell>
          <table:table-cell office:value-type="float" office:value="7.99720907211" calcext:value-type="float">
            <text:p>7,99720907211</text:p>
          </table:table-cell>
          <table:table-cell office:value-type="float" office:value="946.599317789" calcext:value-type="float">
            <text:p>946,599317789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6918" calcext:value-type="float">
            <text:p>220691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1.783931971" calcext:value-type="float">
            <text:p>701,783931971</text:p>
          </table:table-cell>
          <table:table-cell office:value-type="float" office:value="7.65993404388" calcext:value-type="float">
            <text:p>7,65993404388</text:p>
          </table:table-cell>
          <table:table-cell office:value-type="float" office:value="694.123997927" calcext:value-type="float">
            <text:p>694,123997927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6920" calcext:value-type="float">
            <text:p>220692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33.213292837" calcext:value-type="float">
            <text:p>733,213292837</text:p>
          </table:table-cell>
          <table:table-cell office:value-type="float" office:value="7.32627296448" calcext:value-type="float">
            <text:p>7,32627296448</text:p>
          </table:table-cell>
          <table:table-cell office:value-type="float" office:value="725.887019873" calcext:value-type="float">
            <text:p>725,887019873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80" calcext:value-type="float">
            <text:p>220268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66.886740923" calcext:value-type="float">
            <text:p>766,886740923</text:p>
          </table:table-cell>
          <table:table-cell office:value-type="float" office:value="7.77284002304" calcext:value-type="float">
            <text:p>7,77284002304</text:p>
          </table:table-cell>
          <table:table-cell office:value-type="float" office:value="759.1139009" calcext:value-type="float">
            <text:p>759,1139009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81" calcext:value-type="float">
            <text:p>220268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19.46398592" calcext:value-type="float">
            <text:p>719,46398592</text:p>
          </table:table-cell>
          <table:table-cell office:value-type="float" office:value="24.0599400997" calcext:value-type="float">
            <text:p>24,0599400997</text:p>
          </table:table-cell>
          <table:table-cell office:value-type="float" office:value="695.40404582" calcext:value-type="float">
            <text:p>695,40404582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818" calcext:value-type="float">
            <text:p>218681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69.675168991" calcext:value-type="float">
            <text:p>869,675168991</text:p>
          </table:table-cell>
          <table:table-cell office:value-type="float" office:value="7.71506786346" calcext:value-type="float">
            <text:p>7,71506786346</text:p>
          </table:table-cell>
          <table:table-cell office:value-type="float" office:value="861.960101128" calcext:value-type="float">
            <text:p>861,960101128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820" calcext:value-type="float">
            <text:p>218682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84.780293941" calcext:value-type="float">
            <text:p>684,780293941</text:p>
          </table:table-cell>
          <table:table-cell office:value-type="float" office:value="7.45538496971" calcext:value-type="float">
            <text:p>7,45538496971</text:p>
          </table:table-cell>
          <table:table-cell office:value-type="float" office:value="677.324908972" calcext:value-type="float">
            <text:p>677,324908972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69" calcext:value-type="float">
            <text:p>221296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62.400094032" calcext:value-type="float">
            <text:p>762,400094032</text:p>
          </table:table-cell>
          <table:table-cell office:value-type="float" office:value="8.44630718231" calcext:value-type="float">
            <text:p>8,44630718231</text:p>
          </table:table-cell>
          <table:table-cell office:value-type="float" office:value="753.95378685" calcext:value-type="float">
            <text:p>753,95378685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70" calcext:value-type="float">
            <text:p>221297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59.937414885" calcext:value-type="float">
            <text:p>659,937414885</text:p>
          </table:table-cell>
          <table:table-cell office:value-type="float" office:value="8.10944199562" calcext:value-type="float">
            <text:p>8,10944199562</text:p>
          </table:table-cell>
          <table:table-cell office:value-type="float" office:value="651.827972889" calcext:value-type="float">
            <text:p>651,827972889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85" calcext:value-type="float">
            <text:p>221298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13.964826107" calcext:value-type="float">
            <text:p>813,964826107</text:p>
          </table:table-cell>
          <table:table-cell office:value-type="float" office:value="7.96986913681" calcext:value-type="float">
            <text:p>7,96986913681</text:p>
          </table:table-cell>
          <table:table-cell office:value-type="float" office:value="805.99495697" calcext:value-type="float">
            <text:p>805,99495697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86" calcext:value-type="float">
            <text:p>221298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41.468120098" calcext:value-type="float">
            <text:p>741,468120098</text:p>
          </table:table-cell>
          <table:table-cell office:value-type="float" office:value="7.55920791626" calcext:value-type="float">
            <text:p>7,55920791626</text:p>
          </table:table-cell>
          <table:table-cell office:value-type="float" office:value="733.908912182" calcext:value-type="float">
            <text:p>733,908912182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99" calcext:value-type="float">
            <text:p>221299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13.758209944" calcext:value-type="float">
            <text:p>713,758209944</text:p>
          </table:table-cell>
          <table:table-cell office:value-type="float" office:value="8.09348607063" calcext:value-type="float">
            <text:p>8,09348607063</text:p>
          </table:table-cell>
          <table:table-cell office:value-type="float" office:value="705.664723873" calcext:value-type="float">
            <text:p>705,664723873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3000" calcext:value-type="float">
            <text:p>221300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52.956574202" calcext:value-type="float">
            <text:p>752,956574202</text:p>
          </table:table-cell>
          <table:table-cell office:value-type="float" office:value="9.00340604782" calcext:value-type="float">
            <text:p>9,00340604782</text:p>
          </table:table-cell>
          <table:table-cell office:value-type="float" office:value="743.953168154" calcext:value-type="float">
            <text:p>743,953168154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6921" calcext:value-type="float">
            <text:p>220692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3727" calcext:value-type="float">
            <text:p>237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6922" calcext:value-type="float">
            <text:p>220692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9939" calcext:value-type="float">
            <text:p>199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83" calcext:value-type="float">
            <text:p>220268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4377" calcext:value-type="float">
            <text:p>1437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84" calcext:value-type="float">
            <text:p>220268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4447" calcext:value-type="float">
            <text:p>1444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823" calcext:value-type="float">
            <text:p>218682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44.66217494" calcext:value-type="float">
            <text:p>544,66217494</text:p>
          </table:table-cell>
          <table:table-cell office:value-type="float" office:value="5.96351099014" calcext:value-type="float">
            <text:p>5,96351099014</text:p>
          </table:table-cell>
          <table:table-cell office:value-type="float" office:value="538.69866395" calcext:value-type="float">
            <text:p>538,69866395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825" calcext:value-type="float">
            <text:p>218682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30.482667923" calcext:value-type="float">
            <text:p>530,482667923</text:p>
          </table:table-cell>
          <table:table-cell office:value-type="float" office:value="5.77228498459" calcext:value-type="float">
            <text:p>5,77228498459</text:p>
          </table:table-cell>
          <table:table-cell office:value-type="float" office:value="524.710382938" calcext:value-type="float">
            <text:p>524,710382938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71" calcext:value-type="float">
            <text:p>221297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652.90001297" calcext:value-type="float">
            <text:p>652,90001297</text:p>
          </table:table-cell>
          <table:table-cell office:value-type="float" office:value="6.04157996178" calcext:value-type="float">
            <text:p>6,04157996178</text:p>
          </table:table-cell>
          <table:table-cell office:value-type="float" office:value="646.858433008" calcext:value-type="float">
            <text:p>646,858433008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72" calcext:value-type="float">
            <text:p>22129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73.476684809" calcext:value-type="float">
            <text:p>573,476684809</text:p>
          </table:table-cell>
          <table:table-cell office:value-type="float" office:value="5.64558577538" calcext:value-type="float">
            <text:p>5,64558577538</text:p>
          </table:table-cell>
          <table:table-cell office:value-type="float" office:value="567.831099033" calcext:value-type="float">
            <text:p>567,831099033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88" calcext:value-type="float">
            <text:p>221298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49.930965185" calcext:value-type="float">
            <text:p>549,930965185</text:p>
          </table:table-cell>
          <table:table-cell office:value-type="float" office:value="7.56558799744" calcext:value-type="float">
            <text:p>7,56558799744</text:p>
          </table:table-cell>
          <table:table-cell office:value-type="float" office:value="542.365377188" calcext:value-type="float">
            <text:p>542,365377188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89" calcext:value-type="float">
            <text:p>221298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99.615344048" calcext:value-type="float">
            <text:p>599,615344048</text:p>
          </table:table-cell>
          <table:table-cell office:value-type="float" office:value="5.57504105568" calcext:value-type="float">
            <text:p>5,57504105568</text:p>
          </table:table-cell>
          <table:table-cell office:value-type="float" office:value="594.040302992" calcext:value-type="float">
            <text:p>594,040302992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3001" calcext:value-type="float">
            <text:p>221300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60.561175108" calcext:value-type="float">
            <text:p>560,561175108</text:p>
          </table:table-cell>
          <table:table-cell office:value-type="float" office:value="6.50130796432" calcext:value-type="float">
            <text:p>6,50130796432</text:p>
          </table:table-cell>
          <table:table-cell office:value-type="float" office:value="554.059867144" calcext:value-type="float">
            <text:p>554,059867144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3002" calcext:value-type="float">
            <text:p>221300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40.421231985" calcext:value-type="float">
            <text:p>540,421231985</text:p>
          </table:table-cell>
          <table:table-cell office:value-type="float" office:value="5.61790704727" calcext:value-type="float">
            <text:p>5,61790704727</text:p>
          </table:table-cell>
          <table:table-cell office:value-type="float" office:value="534.803324938" calcext:value-type="float">
            <text:p>534,803324938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6923" calcext:value-type="float">
            <text:p>220692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494.642943859" calcext:value-type="float">
            <text:p>494,642943859</text:p>
          </table:table-cell>
          <table:table-cell office:value-type="float" office:value="5.75733089447" calcext:value-type="float">
            <text:p>5,75733089447</text:p>
          </table:table-cell>
          <table:table-cell office:value-type="float" office:value="488.885612965" calcext:value-type="float">
            <text:p>488,885612965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6924" calcext:value-type="float">
            <text:p>220692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73.356657028" calcext:value-type="float">
            <text:p>473,356657028</text:p>
          </table:table-cell>
          <table:table-cell office:value-type="float" office:value="5.12965393066" calcext:value-type="float">
            <text:p>5,12965393066</text:p>
          </table:table-cell>
          <table:table-cell office:value-type="float" office:value="468.227003098" calcext:value-type="float">
            <text:p>468,227003098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85" calcext:value-type="float">
            <text:p>220268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00.629446983" calcext:value-type="float">
            <text:p>500,629446983</text:p>
          </table:table-cell>
          <table:table-cell office:value-type="float" office:value="6.00773906708" calcext:value-type="float">
            <text:p>6,00773906708</text:p>
          </table:table-cell>
          <table:table-cell office:value-type="float" office:value="494.621707916" calcext:value-type="float">
            <text:p>494,621707916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86" calcext:value-type="float">
            <text:p>220268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34.966699123" calcext:value-type="float">
            <text:p>734,966699123</text:p>
          </table:table-cell>
          <table:table-cell office:value-type="float" office:value="5.5134999752" calcext:value-type="float">
            <text:p>5,5134999752</text:p>
          </table:table-cell>
          <table:table-cell office:value-type="float" office:value="729.453199148" calcext:value-type="float">
            <text:p>729,453199148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831" calcext:value-type="float">
            <text:p>218683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494.979146004" calcext:value-type="float">
            <text:p>494,979146004</text:p>
          </table:table-cell>
          <table:table-cell office:value-type="float" office:value="5.74921798706" calcext:value-type="float">
            <text:p>5,74921798706</text:p>
          </table:table-cell>
          <table:table-cell office:value-type="float" office:value="489.229928017" calcext:value-type="float">
            <text:p>489,229928017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833" calcext:value-type="float">
            <text:p>218683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41.129243135" calcext:value-type="float">
            <text:p>741,129243135</text:p>
          </table:table-cell>
          <table:table-cell office:value-type="float" office:value="5.58357310295" calcext:value-type="float">
            <text:p>5,58357310295</text:p>
          </table:table-cell>
          <table:table-cell office:value-type="float" office:value="735.545670033" calcext:value-type="float">
            <text:p>735,545670033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73" calcext:value-type="float">
            <text:p>221297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499.843612909" calcext:value-type="float">
            <text:p>499,843612909</text:p>
          </table:table-cell>
          <table:table-cell office:value-type="float" office:value="5.87570786476" calcext:value-type="float">
            <text:p>5,87570786476</text:p>
          </table:table-cell>
          <table:table-cell office:value-type="float" office:value="493.967905045" calcext:value-type="float">
            <text:p>493,967905045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74" calcext:value-type="float">
            <text:p>221297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90.155201912" calcext:value-type="float">
            <text:p>490,155201912</text:p>
          </table:table-cell>
          <table:table-cell office:value-type="float" office:value="5.74832296371" calcext:value-type="float">
            <text:p>5,74832296371</text:p>
          </table:table-cell>
          <table:table-cell office:value-type="float" office:value="484.406878948" calcext:value-type="float">
            <text:p>484,406878948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90" calcext:value-type="float">
            <text:p>221299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13.302170992" calcext:value-type="float">
            <text:p>513,302170992</text:p>
          </table:table-cell>
          <table:table-cell office:value-type="float" office:value="6.35969090462" calcext:value-type="float">
            <text:p>6,35969090462</text:p>
          </table:table-cell>
          <table:table-cell office:value-type="float" office:value="506.942480087" calcext:value-type="float">
            <text:p>506,942480087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91" calcext:value-type="float">
            <text:p>221299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28.064606905" calcext:value-type="float">
            <text:p>528,064606905</text:p>
          </table:table-cell>
          <table:table-cell office:value-type="float" office:value="5.29084897041" calcext:value-type="float">
            <text:p>5,29084897041</text:p>
          </table:table-cell>
          <table:table-cell office:value-type="float" office:value="522.773757935" calcext:value-type="float">
            <text:p>522,773757935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3003" calcext:value-type="float">
            <text:p>221300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00.192047119" calcext:value-type="float">
            <text:p>500,192047119</text:p>
          </table:table-cell>
          <table:table-cell office:value-type="float" office:value="7.27710914612" calcext:value-type="float">
            <text:p>7,27710914612</text:p>
          </table:table-cell>
          <table:table-cell office:value-type="float" office:value="492.914937973" calcext:value-type="float">
            <text:p>492,914937973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3004" calcext:value-type="float">
            <text:p>221300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77.610742092" calcext:value-type="float">
            <text:p>477,610742092</text:p>
          </table:table-cell>
          <table:table-cell office:value-type="float" office:value="5.55388593674" calcext:value-type="float">
            <text:p>5,55388593674</text:p>
          </table:table-cell>
          <table:table-cell office:value-type="float" office:value="472.056856155" calcext:value-type="float">
            <text:p>472,056856155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</table:table>
      <table:table table:name="Gemm" table:style-name="ta1">
        <table:shapes>
          <draw:frame draw:z-index="0" draw:style-name="gr1" draw:text-style-name="P1" svg:width="136.24mm" svg:height="83.94mm" svg:x="470.13mm" svg:y="46.27mm">
            <draw:object draw:notify-on-update-of-ranges="Gemm.C13:Gemm.C13 Gemm.H11:Gemm.H12 Gemm.H13:Gemm.H13 Gemm.L11:Gemm.L12 Gemm.L13:Gemm.L13 Gemm.I11:Gemm.I12 Gemm.I13:Gemm.I13 Gemm.J11:Gemm.J12 Gemm.J13:Gemm.J13 Gemm.K11:Gemm.K12 Gemm.K13:Gemm.K13 Gemm.M13:Gemm.M13 Gemm.N13:Gemm.N13 Gemm.O11:Gemm.O12 Gemm.O13:Gemm.O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59"/>
        <table:table-column table:style-name="co6" table:number-columns-repeated="16" table:default-cell-style-name="ce59"/>
        <table:table-column table:style-name="co4" table:number-columns-repeated="1007" table:default-cell-style-name="ce59"/>
        <table:table-row table:style-name="ro1">
          <table:table-cell table:number-columns-repeated="1024"/>
        </table:table-row>
        <table:table-row table:style-name="ro1">
          <table:table-cell/>
          <table:table-cell table:style-name="ce60" office:value-type="string" calcext:value-type="string">
            <text:p>APPLICATION:</text:p>
          </table:table-cell>
          <table:table-cell table:style-name="ce65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61" office:value-type="string" calcext:value-type="string">
            <text:p>Gem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0" office:value-type="string" calcext:value-type="string">
            <text:p>PARAMETERS:</text:p>
          </table:table-cell>
          <table:table-cell table:style-name="ce65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61" office:value-type="string" calcext:value-type="string">
            <text:p>MSIZ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omparar blocked vers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0" office:value-type="string" calcext:value-type="string">
            <text:p>GENERATED PLOTS</text:p>
          </table:table-cell>
          <table:table-cell table:style-name="ce65"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6"/>
          <table:table-cell table:style-name="ce66" office:value-type="string" calcext:value-type="string">
            <text:p>UserParallel B</text:p>
          </table:table-cell>
          <table:table-cell table:style-name="ce66" table:number-columns-repeated="2"/>
          <table:table-cell table:style-name="ce66" office:value-type="string" calcext:value-type="string">
            <text:p>UserParallel B</text:p>
          </table:table-cell>
          <table:table-cell table:style-name="ce66" office:value-type="string" calcext:value-type="string">
            <text:p>UserParallel FG</text:p>
          </table:table-cell>
          <table:table-cell table:style-name="ce66" table:number-columns-repeated="2"/>
          <table:table-cell table:style-name="ce66" office:value-type="string" calcext:value-type="string">
            <text:p>UserParallel FG</text:p>
          </table:table-cell>
          <table:table-cell table:style-name="ce66" office:value-type="string" calcext:value-type="string">
            <text:p>AutoParallel LT</text:p>
          </table:table-cell>
          <table:table-cell table:style-name="ce66" table:number-columns-repeated="2"/>
          <table:table-cell table:style-name="ce66" office:value-type="string" calcext:value-type="string">
            <text:p>AutoParallel L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6" office:value-type="string" calcext:value-type="string">
            <text:p>NumWorkers</text:p>
          </table:table-cell>
          <table:table-cell table:style-name="ce66" office:value-type="string" calcext:value-type="string">
            <text:p>Slow-down</text:p>
          </table:table-cell>
          <table:table-cell table:style-name="ce66" office:value-type="string" calcext:value-type="string">
            <text:p>Min</text:p>
          </table:table-cell>
          <table:table-cell table:style-name="ce66" office:value-type="string" calcext:value-type="string">
            <text:p>Max</text:p>
          </table:table-cell>
          <table:table-cell table:style-name="ce66" office:value-type="string" calcext:value-type="string">
            <text:p>Execution Time</text:p>
          </table:table-cell>
          <table:table-cell table:style-name="ce66" office:value-type="string" calcext:value-type="string">
            <text:p>Slow-down</text:p>
          </table:table-cell>
          <table:table-cell table:style-name="ce66" office:value-type="string" calcext:value-type="string">
            <text:p>Min</text:p>
          </table:table-cell>
          <table:table-cell table:style-name="ce66" office:value-type="string" calcext:value-type="string">
            <text:p>Max</text:p>
          </table:table-cell>
          <table:table-cell table:style-name="ce66" office:value-type="string" calcext:value-type="string">
            <text:p>Execution Time</text:p>
          </table:table-cell>
          <table:table-cell table:style-name="ce66" office:value-type="string" calcext:value-type="string">
            <text:p>Slow-down</text:p>
          </table:table-cell>
          <table:table-cell table:style-name="ce66" office:value-type="string" calcext:value-type="string">
            <text:p>Min</text:p>
          </table:table-cell>
          <table:table-cell table:style-name="ce66" office:value-type="string" calcext:value-type="string">
            <text:p>Max</text:p>
          </table:table-cell>
          <table:table-cell table:style-name="ce66" office:value-type="string" calcext:value-type="string">
            <text:p>Execution Tim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7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70" table:formula="of:=MIN([.$N$36:.$N$52])" office:value-type="float" office:value="3.67515492439" calcext:value-type="float">
            <text:p>3.68</text:p>
          </table:table-cell>
          <table:table-cell table:style-name="ce70" table:formula="of:=MAX([.$N$36:.$N$52])" office:value-type="float" office:value="5.31108808517" calcext:value-type="float">
            <text:p>5.31</text:p>
          </table:table-cell>
          <table:table-cell table:style-name="ce70" table:formula="of:=AVERAGE([.$N$36:.$N$52])" office:value-type="float" office:value="4.654385268685" calcext:value-type="float">
            <text:p>4.65</text:p>
          </table:table-cell>
          <table:table-cell table:style-name="ce6" table:formula="of:=[.K13]/[.$G$13]" office:value-type="float" office:value="617.657753949153" calcext:value-type="float">
            <text:p>617.657753949153</text:p>
          </table:table-cell>
          <table:table-cell table:style-name="ce70" table:formula="of:=MIN([.$O$36:.$O$52])" office:value-type="float" office:value="2874.81715107" calcext:value-type="float">
            <text:p>2874.82</text:p>
          </table:table-cell>
          <table:table-cell table:style-name="ce70" table:formula="of:=MAX([.$O$36:.$O$52])" office:value-type="float" office:value="2874.81715107" calcext:value-type="float">
            <text:p>2874.82</text:p>
          </table:table-cell>
          <table:table-cell table:style-name="ce70" table:formula="of:=AVERAGE([.$O$36:.$O$52])" office:value-type="float" office:value="2874.81715107" calcext:value-type="float">
            <text:p>2874.82</text:p>
          </table:table-cell>
          <table:table-cell table:style-name="ce6" table:formula="of:=[.O13]/[.$G$13]" office:value-type="float" office:value="128.296502901813" calcext:value-type="float">
            <text:p>128.296502901813</text:p>
          </table:table-cell>
          <table:table-cell table:style-name="ce70" table:formula="of:=MIN([.$P$36:.$P$52])" office:value-type="float" office:value="597.14135313" calcext:value-type="float">
            <text:p>597.14</text:p>
          </table:table-cell>
          <table:table-cell table:style-name="ce70" table:formula="of:=MAX([.$P$36:.$P$52])" office:value-type="float" office:value="597.14135313" calcext:value-type="float">
            <text:p>597.14</text:p>
          </table:table-cell>
          <table:table-cell table:style-name="ce70" table:formula="of:=AVERAGE([.$P$36:.$P$52])" office:value-type="float" office:value="597.14135313" calcext:value-type="float">
            <text:p>597.14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ce68"/>
          <table:table-cell table:style-name="ce69"/>
          <table:table-cell table:style-name="ce71" table:number-columns-repeated="3"/>
          <table:table-cell table:style-name="ce69"/>
          <table:table-cell table:style-name="ce71" table:number-columns-repeated="3"/>
          <table:table-cell table:style-name="ce69"/>
          <table:table-cell table:style-name="ce71" table:number-columns-repeated="3"/>
          <table:table-cell table:number-columns-repeated="1009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0" office:value-type="string" calcext:value-type="string">
            <text:p>RAW TEST DATA</text:p>
          </table:table-cell>
          <table:table-cell table:style-name="ce65" table:number-columns-repeated="10"/>
          <table:table-cell/>
          <table:table-cell table:style-name="ce60" office:value-type="string" calcext:value-type="string">
            <text:p>USED TEST DATA</text:p>
          </table:table-cell>
          <table:table-cell table:style-name="ce65" table:number-columns-repeated="5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1" office:value-type="string" calcext:value-type="string">
            <text:p>JOB_ID</text:p>
          </table:table-cell>
          <table:table-cell table:style-name="ce61" office:value-type="string" calcext:value-type="string">
            <text:p>VERSION</text:p>
          </table:table-cell>
          <table:table-cell table:style-name="ce61" office:value-type="string" calcext:value-type="string">
            <text:p>MSIZE</text:p>
          </table:table-cell>
          <table:table-cell table:style-name="ce61" office:value-type="string" calcext:value-type="string">
            <text:p>TRACING</text:p>
          </table:table-cell>
          <table:table-cell table:style-name="ce61" office:value-type="string" calcext:value-type="string">
            <text:p>NUM_WORKERS</text:p>
          </table:table-cell>
          <table:table-cell table:style-name="ce61" office:value-type="string" calcext:value-type="string">
            <text:p>TOTAL_TIME</text:p>
          </table:table-cell>
          <table:table-cell table:style-name="ce61" office:value-type="string" calcext:value-type="string">
            <text:p>INIT_TIME</text:p>
          </table:table-cell>
          <table:table-cell table:style-name="ce61" office:value-type="string" calcext:value-type="string">
            <text:p>COMP_TIME</text:p>
          </table:table-cell>
          <table:table-cell table:style-name="ce61" office:value-type="string" calcext:value-type="string">
            <text:p>NUM_TASKS</text:p>
          </table:table-cell>
          <table:table-cell table:number-columns-repeated="2"/>
          <table:table-cell table:style-name="ce61"/>
          <table:table-cell table:style-name="ce61" office:value-type="string" calcext:value-type="string">
            <text:p>UserParallel B</text:p>
          </table:table-cell>
          <table:table-cell table:style-name="ce61" office:value-type="string" calcext:value-type="string">
            <text:p>UserParallel FG</text:p>
          </table:table-cell>
          <table:table-cell table:style-name="ce61" office:value-type="string" calcext:value-type="string">
            <text:p>AutoParallel LT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2"/>
          <table:table-cell table:number-columns-repeated="7"/>
          <table:table-cell table:number-columns-repeated="3" table:style-name="ce67" office:value-type="float" office:value="1" calcext:value-type="float">
            <text:p>1</text:p>
          </table:table-cell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3">
          <table:table-cell/>
          <table:table-cell office:value-type="float" office:value="1465841" calcext:value-type="float">
            <text:p>146584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94.330343008" calcext:value-type="float">
            <text:p>294.330343008</text:p>
          </table:table-cell>
          <table:table-cell office:value-type="float" office:value="9.17774915695" calcext:value-type="float">
            <text:p>9.17774915695</text:p>
          </table:table-cell>
          <table:table-cell office:value-type="float" office:value="285.152593851" calcext:value-type="float">
            <text:p>285.152593851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77" office:value-type="float" office:value="4.42721915245" calcext:value-type="float">
            <text:p>4,42721915245</text:p>
          </table:table-cell>
          <table:table-cell table:style-name="ce47" office:value-type="float" office:value="2874.81715107" calcext:value-type="float">
            <text:p>2874,81715107</text:p>
          </table:table-cell>
          <table:table-cell table:style-name="ce75" office:value-type="float" office:value="597.14135313" calcext:value-type="float">
            <text:p>597,14135313</text:p>
          </table:table-cell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834778" calcext:value-type="float">
            <text:p>183477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33.458724976" calcext:value-type="float">
            <text:p>333.458724976</text:p>
          </table:table-cell>
          <table:table-cell office:value-type="float" office:value="13.7368319035" calcext:value-type="float">
            <text:p>13.7368319035</text:p>
          </table:table-cell>
          <table:table-cell office:value-type="float" office:value="319.721893072" calcext:value-type="float">
            <text:p>319.72189307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77" office:value-type="float" office:value="3.67515492439" calcext:value-type="float">
            <text:p>3,67515492439</text:p>
          </table:table-cell>
          <table:table-cell table:style-name="ce77"/>
          <table:table-cell table:style-name="ce78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 table:number-columns-repeated="13"/>
          <table:table-cell table:style-name="ce77" office:value-type="float" office:value="5.31108808517" calcext:value-type="float">
            <text:p>5,31108808517</text:p>
          </table:table-cell>
          <table:table-cell table:style-name="ce77"/>
          <table:table-cell table:style-name="ce78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768504" calcext:value-type="float">
            <text:p>1768504</text:p>
          </table:table-cell>
          <table:table-cell office:value-type="string" calcext:value-type="string">
            <text:p>autoparallel LT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14.765535831" calcext:value-type="float">
            <text:p>314.765535831</text:p>
          </table:table-cell>
          <table:table-cell office:value-type="float" office:value="8.05705881119" calcext:value-type="float">
            <text:p>8.05705881119</text:p>
          </table:table-cell>
          <table:table-cell office:value-type="float" office:value="306.70847702" calcext:value-type="float">
            <text:p>306.70847702</text:p>
          </table:table-cell>
          <table:table-cell office:value-type="float" office:value="4128" calcext:value-type="float">
            <text:p>4128</text:p>
          </table:table-cell>
          <table:table-cell table:number-columns-repeated="3"/>
          <table:table-cell table:style-name="ce77" office:value-type="float" office:value="5.20407891273" calcext:value-type="float">
            <text:p>5,20407891273</text:p>
          </table:table-cell>
          <table:table-cell table:style-name="ce77"/>
          <table:table-cell table:style-name="ce78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768507" calcext:value-type="float">
            <text:p>1768507</text:p>
          </table:table-cell>
          <table:table-cell office:value-type="string" calcext:value-type="string">
            <text:p>autoparallel LT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07.237142086" calcext:value-type="float">
            <text:p>307.237142086</text:p>
          </table:table-cell>
          <table:table-cell office:value-type="float" office:value="4.63420701027" calcext:value-type="float">
            <text:p>4.63420701027</text:p>
          </table:table-cell>
          <table:table-cell office:value-type="float" office:value="302.602935076" calcext:value-type="float">
            <text:p>302.602935076</text:p>
          </table:table-cell>
          <table:table-cell office:value-type="float" office:value="4128" calcext:value-type="float">
            <text:p>4128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table:style-name="ce62" office:value-type="float" office:value="1824485" calcext:value-type="float">
            <text:p>1824485</text:p>
          </table:table-cell>
          <table:table-cell table:style-name="ce62" office:value-type="string" calcext:value-type="string">
            <text:p>autoparallel LT</text:p>
          </table:table-cell>
          <table:table-cell table:style-name="ce62" office:value-type="float" office:value="32" calcext:value-type="float">
            <text:p>32</text:p>
          </table:table-cell>
          <table:table-cell table:style-name="ce73" office:value-type="string" calcext:value-type="string">
            <text:p>false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21.997876167" calcext:value-type="float">
            <text:p>321.997876167</text:p>
          </table:table-cell>
          <table:table-cell table:style-name="ce62" office:value-type="float" office:value="8.32914710045" calcext:value-type="float">
            <text:p>8.32914710045</text:p>
          </table:table-cell>
          <table:table-cell table:style-name="ce62" office:value-type="float" office:value="313.668729067" calcext:value-type="float">
            <text:p>313.668729067</text:p>
          </table:table-cell>
          <table:table-cell table:style-name="ce62" office:value-type="float" office:value="4128" calcext:value-type="float">
            <text:p>4128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 table:number-columns-repeated="1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768509" calcext:value-type="float">
            <text:p>176850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50.242198944" calcext:value-type="float">
            <text:p>350.242198944</text:p>
          </table:table-cell>
          <table:table-cell office:value-type="float" office:value="9.63560295105" calcext:value-type="float">
            <text:p>9.63560295105</text:p>
          </table:table-cell>
          <table:table-cell office:value-type="float" office:value="340.606595993" calcext:value-type="float">
            <text:p>340.606595993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768510" calcext:value-type="float">
            <text:p>176851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11.094332933" calcext:value-type="float">
            <text:p>411.094332933</text:p>
          </table:table-cell>
          <table:table-cell office:value-type="float" office:value="9.39223909378" calcext:value-type="float">
            <text:p>9.39223909378</text:p>
          </table:table-cell>
          <table:table-cell office:value-type="float" office:value="401.70209384" calcext:value-type="float">
            <text:p>401.70209384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465843" calcext:value-type="float">
            <text:p>146584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1.464730024" calcext:value-type="float">
            <text:p>321.464730024</text:p>
          </table:table-cell>
          <table:table-cell office:value-type="float" office:value="9.24038410187" calcext:value-type="float">
            <text:p>9.24038410187</text:p>
          </table:table-cell>
          <table:table-cell office:value-type="float" office:value="312.224345922" calcext:value-type="float">
            <text:p>312.22434592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465844" calcext:value-type="float">
            <text:p>146584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12.465151787" calcext:value-type="float">
            <text:p>312.465151787</text:p>
          </table:table-cell>
          <table:table-cell office:value-type="float" office:value="9.13994884491" calcext:value-type="float">
            <text:p>9.13994884491</text:p>
          </table:table-cell>
          <table:table-cell office:value-type="float" office:value="303.325202942" calcext:value-type="float">
            <text:p>303.32520294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table:style-name="ce62" office:value-type="float" office:value="1824487" calcext:value-type="float">
            <text:p>1824487</text:p>
          </table:table-cell>
          <table:table-cell table:style-name="ce62" office:value-type="string" calcext:value-type="string">
            <text:p>userparallel</text:p>
          </table:table-cell>
          <table:table-cell table:style-name="ce62" office:value-type="float" office:value="32" calcext:value-type="float">
            <text:p>32</text:p>
          </table:table-cell>
          <table:table-cell table:style-name="ce73" office:value-type="string" calcext:value-type="string">
            <text:p>false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17.321541071" calcext:value-type="float">
            <text:p>417.321541071</text:p>
          </table:table-cell>
          <table:table-cell table:style-name="ce62" office:value-type="float" office:value="10.9455389977" calcext:value-type="float">
            <text:p>10.9455389977</text:p>
          </table:table-cell>
          <table:table-cell table:style-name="ce62" office:value-type="float" office:value="406.376002073" calcext:value-type="float">
            <text:p>406.376002073</text:p>
          </table:table-cell>
          <table:table-cell table:style-name="ce62" office:value-type="float" office:value="36864" calcext:value-type="float">
            <text:p>36864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834779" calcext:value-type="float">
            <text:p>183477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55.215892792" calcext:value-type="float">
            <text:p>355.215892792</text:p>
          </table:table-cell>
          <table:table-cell office:value-type="float" office:value="11.3904559612" calcext:value-type="float">
            <text:p>11.3904559612</text:p>
          </table:table-cell>
          <table:table-cell office:value-type="float" office:value="343.825436831" calcext:value-type="float">
            <text:p>343.825436831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 table:number-columns-repeated="1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table:style-name="ce63" table:number-columns-repeated="6"/>
          <table:table-cell table:style-name="ce76" table:number-columns-repeated="3"/>
          <table:table-cell table:style-name="ce63"/>
          <table:table-cell table:number-columns-repeated="2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5"/>
          <table:table-cell table:style-name="ce75" table:number-columns-repeated="3"/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 table:number-columns-repeated="5"/>
          <table:table-cell table:style-name="ce72"/>
          <table:table-cell table:number-columns-repeated="7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table:style-name="ce61" office:value-type="string" calcext:value-type="string">
            <text:p>JOB_ID</text:p>
          </table:table-cell>
          <table:table-cell table:style-name="ce61" office:value-type="string" calcext:value-type="string">
            <text:p>VERSION</text:p>
          </table:table-cell>
          <table:table-cell table:style-name="ce61" office:value-type="string" calcext:value-type="string">
            <text:p>MSIZE</text:p>
          </table:table-cell>
          <table:table-cell table:style-name="ce61" office:value-type="string" calcext:value-type="string">
            <text:p>BSIZE</text:p>
          </table:table-cell>
          <table:table-cell table:style-name="ce61" office:value-type="string" calcext:value-type="string">
            <text:p>TRACING</text:p>
          </table:table-cell>
          <table:table-cell table:style-name="ce61" office:value-type="string" calcext:value-type="string">
            <text:p>NUM_WORKERS</text:p>
          </table:table-cell>
          <table:table-cell table:style-name="ce61" office:value-type="string" calcext:value-type="string">
            <text:p>TOTAL_TIME</text:p>
          </table:table-cell>
          <table:table-cell table:style-name="ce61" office:value-type="string" calcext:value-type="string">
            <text:p>INIT_TIME</text:p>
          </table:table-cell>
          <table:table-cell table:style-name="ce61" office:value-type="string" calcext:value-type="string">
            <text:p>COMP_TIME</text:p>
          </table:table-cell>
          <table:table-cell table:style-name="ce61" office:value-type="string" calcext:value-type="string">
            <text:p>NUM_TAS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14599" calcext:value-type="float">
            <text:p>2214599</text:p>
          </table:table-cell>
          <table:table-cell office:value-type="string" calcext:value-type="string">
            <text:p>userparallel B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7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7.67176818848" calcext:value-type="float">
            <text:p>7,67176818848</text:p>
          </table:table-cell>
          <table:table-cell table:style-name="ce75" office:value-type="float" office:value="3.24454903603" calcext:value-type="float">
            <text:p>3,24454903603</text:p>
          </table:table-cell>
          <table:table-cell table:style-name="ce75" office:value-type="float" office:value="4.42721915245" calcext:value-type="float">
            <text:p>4,42721915245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table:style-name="ce60" office:value-type="string" calcext:value-type="string">
            <text:p>SUMMARY TEST DATA</text:p>
          </table:table-cell>
          <table:table-cell table:style-name="ce65" table:number-columns-repeated="5"/>
          <table:table-cell table:number-columns-repeated="1005"/>
        </table:table-row>
        <table:table-row table:style-name="ro1">
          <table:table-cell/>
          <table:table-cell office:value-type="float" office:value="2214602" calcext:value-type="float">
            <text:p>2214602</text:p>
          </table:table-cell>
          <table:table-cell office:value-type="string" calcext:value-type="string">
            <text:p>userparallel B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7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6.68972682953" calcext:value-type="float">
            <text:p>6,68972682953</text:p>
          </table:table-cell>
          <table:table-cell table:style-name="ce75" office:value-type="float" office:value="3.01457190514" calcext:value-type="float">
            <text:p>3,01457190514</text:p>
          </table:table-cell>
          <table:table-cell table:style-name="ce75" office:value-type="float" office:value="3.67515492439" calcext:value-type="float">
            <text:p>3,67515492439</text:p>
          </table:table-cell>
          <table:table-cell office:value-type="float" office:value="768" calcext:value-type="float">
            <text:p>76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14604" calcext:value-type="float">
            <text:p>2214604</text:p>
          </table:table-cell>
          <table:table-cell office:value-type="string" calcext:value-type="string">
            <text:p>userparallel B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7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9.08863115311" calcext:value-type="float">
            <text:p>9,08863115311</text:p>
          </table:table-cell>
          <table:table-cell table:style-name="ce75" office:value-type="float" office:value="3.77754306793" calcext:value-type="float">
            <text:p>3,77754306793</text:p>
          </table:table-cell>
          <table:table-cell table:style-name="ce75" office:value-type="float" office:value="5.31108808517" calcext:value-type="float">
            <text:p>5,31108808517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table:style-name="ce61" office:value-type="string" calcext:value-type="string">
            <text:p>UserParallel B</text:p>
          </table:table-cell>
          <table:table-cell table:style-name="ce61" office:value-type="string" calcext:value-type="string">
            <text:p>UserParallel FG</text:p>
          </table:table-cell>
          <table:table-cell table:style-name="ce61" office:value-type="string" calcext:value-type="string">
            <text:p>AutoParallel LT</text:p>
          </table:table-cell>
          <table:table-cell table:style-name="ce61"/>
          <table:table-cell table:number-columns-repeated="2"/>
          <table:table-cell table:style-name="ce61"/>
          <table:table-cell table:number-columns-repeated="1004"/>
        </table:table-row>
        <table:table-row table:style-name="ro1">
          <table:table-cell/>
          <table:table-cell office:value-type="float" office:value="2214605" calcext:value-type="float">
            <text:p>2214605</text:p>
          </table:table-cell>
          <table:table-cell office:value-type="string" calcext:value-type="string">
            <text:p>userparallel B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7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8.74197006226" calcext:value-type="float">
            <text:p>8,74197006226</text:p>
          </table:table-cell>
          <table:table-cell table:style-name="ce75" office:value-type="float" office:value="3.53789114952" calcext:value-type="float">
            <text:p>3,53789114952</text:p>
          </table:table-cell>
          <table:table-cell table:style-name="ce75" office:value-type="float" office:value="5.20407891273" calcext:value-type="float">
            <text:p>5,20407891273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8" table:number-columns-repeated="6"/>
          <table:table-cell table:number-columns-repeated="1002"/>
        </table:table-row>
        <table:table-row table:style-name="ro3">
          <table:table-cell table:number-columns-repeated="13"/>
          <table:table-cell table:style-name="ce77" office:value-type="float" office:value="4.42721915245" calcext:value-type="float">
            <text:p>4,42721915245</text:p>
          </table:table-cell>
          <table:table-cell table:style-name="ce47" office:value-type="float" office:value="2874.81715107" calcext:value-type="float">
            <text:p>2874,81715107</text:p>
          </table:table-cell>
          <table:table-cell table:style-name="ce75" office:value-type="float" office:value="597.14135313" calcext:value-type="float">
            <text:p>597,14135313</text:p>
          </table:table-cell>
          <table:table-cell table:style-name="ce68" table:number-columns-repeated="6"/>
          <table:table-cell table:number-columns-repeated="1002"/>
        </table:table-row>
        <table:table-row table:style-name="ro1">
          <table:table-cell table:number-columns-repeated="13"/>
          <table:table-cell table:style-name="ce77" office:value-type="float" office:value="3.67515492439" calcext:value-type="float">
            <text:p>3,67515492439</text:p>
          </table:table-cell>
          <table:table-cell table:style-name="ce77"/>
          <table:table-cell table:style-name="ce78"/>
          <table:table-cell table:style-name="ce68" table:number-columns-repeated="6"/>
          <table:table-cell table:number-columns-repeated="1002"/>
        </table:table-row>
        <table:table-row table:style-name="ro1">
          <table:table-cell table:number-columns-repeated="13"/>
          <table:table-cell table:style-name="ce77" office:value-type="float" office:value="5.31108808517" calcext:value-type="float">
            <text:p>5,31108808517</text:p>
          </table:table-cell>
          <table:table-cell table:style-name="ce77"/>
          <table:table-cell table:style-name="ce78"/>
          <table:table-cell table:style-name="ce68" table:number-columns-repeated="3"/>
          <table:table-cell table:style-name="ce79"/>
          <table:table-cell table:style-name="ce68" table:number-columns-repeated="2"/>
          <table:table-cell table:number-columns-repeated="1002"/>
        </table:table-row>
        <table:table-row table:style-name="ro1">
          <table:table-cell table:number-columns-repeated="13"/>
          <table:table-cell table:style-name="ce77" office:value-type="float" office:value="5.20407891273" calcext:value-type="float">
            <text:p>5,20407891273</text:p>
          </table:table-cell>
          <table:table-cell table:style-name="ce77"/>
          <table:table-cell table:style-name="ce78"/>
          <table:table-cell table:style-name="ce68" table:number-columns-repeated="6"/>
          <table:table-cell table:number-columns-repeated="1002"/>
        </table:table-row>
        <table:table-row table:style-name="ro1" table:number-rows-repeated="2">
          <table:table-cell table:number-columns-repeated="13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1">
          <table:table-cell/>
          <table:table-cell table:style-name="ce61" office:value-type="string" calcext:value-type="string">
            <text:p>JOB_ID</text:p>
          </table:table-cell>
          <table:table-cell table:style-name="ce61" office:value-type="string" calcext:value-type="string">
            <text:p>VERSION</text:p>
          </table:table-cell>
          <table:table-cell table:style-name="ce61" office:value-type="string" calcext:value-type="string">
            <text:p>MSIZE</text:p>
          </table:table-cell>
          <table:table-cell table:style-name="ce61" office:value-type="string" calcext:value-type="string">
            <text:p>TRACING</text:p>
          </table:table-cell>
          <table:table-cell table:style-name="ce61" office:value-type="string" calcext:value-type="string">
            <text:p>NUM_WORKERS</text:p>
          </table:table-cell>
          <table:table-cell table:style-name="ce61" office:value-type="string" calcext:value-type="string">
            <text:p>TOTAL_TIME</text:p>
          </table:table-cell>
          <table:table-cell table:style-name="ce61" office:value-type="string" calcext:value-type="string">
            <text:p>INIT_TIME</text:p>
          </table:table-cell>
          <table:table-cell table:style-name="ce61" office:value-type="string" calcext:value-type="string">
            <text:p>COMP_TIME</text:p>
          </table:table-cell>
          <table:table-cell table:style-name="ce61" office:value-type="string" calcext:value-type="string">
            <text:p>NUM_TASKS</text:p>
          </table:table-cell>
          <table:table-cell table:number-columns-repeated="3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3">
          <table:table-cell/>
          <table:table-cell table:style-name="ce64" office:value-type="float" office:value="2214812" calcext:value-type="float">
            <text:p>2214812</text:p>
          </table:table-cell>
          <table:table-cell office:value-type="string" calcext:value-type="string">
            <text:p>autoparallel LT</text:p>
          </table:table-cell>
          <table:table-cell office:value-type="float" office:value="64" calcext:value-type="float">
            <text:p>64</text:p>
          </table:table-cell>
          <table:table-cell table:style-name="ce7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597.241006136" calcext:value-type="float">
            <text:p>597,241006136</text:p>
          </table:table-cell>
          <table:table-cell table:style-name="ce75" office:value-type="float" office:value="0.0996530056" calcext:value-type="float">
            <text:p>0,0996530056</text:p>
          </table:table-cell>
          <table:table-cell table:style-name="ce75" office:value-type="float" office:value="597.14135313" calcext:value-type="float">
            <text:p>597,1413531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1" table:number-rows-repeated="5">
          <table:table-cell table:number-columns-repeated="6"/>
          <table:table-cell table:style-name="ce75" table:number-columns-repeated="3"/>
          <table:table-cell table:number-columns-repeated="4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1">
          <table:table-cell/>
          <table:table-cell table:style-name="ce64"/>
          <table:table-cell table:number-columns-repeated="4"/>
          <table:table-cell table:style-name="ce75" table:number-columns-repeated="3"/>
          <table:table-cell table:number-columns-repeated="4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1">
          <table:table-cell table:number-columns-repeated="6"/>
          <table:table-cell table:style-name="ce75" table:number-columns-repeated="3"/>
          <table:table-cell table:number-columns-repeated="4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userparallel FG</text:p>
          </table:table-cell>
          <table:table-cell office:value-type="float" office:value="64" calcext:value-type="float">
            <text:p>64</text:p>
          </table:table-cell>
          <table:table-cell table:style-name="ce7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4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1">
          <table:table-cell table:number-columns-repeated="6"/>
          <table:table-cell table:style-name="ce75" table:number-columns-repeated="3"/>
          <table:table-cell table:number-columns-repeated="4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1" table:number-rows-repeated="4">
          <table:table-cell table:number-columns-repeated="6"/>
          <table:table-cell table:style-name="ce75" table:number-columns-repeated="3"/>
          <table:table-cell table:number-columns-repeated="1015"/>
        </table:table-row>
        <table:table-row table:style-name="ro1" table:number-rows-repeated="4">
          <table:table-cell table:number-columns-repeated="2"/>
          <table:table-cell table:style-name="ce64"/>
          <table:table-cell table:number-columns-repeated="3"/>
          <table:table-cell table:style-name="ce75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64"/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TD_1D" table:style-name="ta1">
        <table:shapes>
          <draw:frame draw:z-index="0" draw:style-name="gr1" draw:text-style-name="P1" svg:width="140.61mm" svg:height="83.94mm" svg:x="405.63mm" svg:y="45.69mm">
            <draw:object draw:notify-on-update-of-ranges="FDTD_1D.C13:FDTD_1D.C15 FDTD_1D.D11:FDTD_1D.D12 FDTD_1D.D13:FDTD_1D.D15 FDTD_1D.H11:FDTD_1D.H12 FDTD_1D.H13:FDTD_1D.H15 FDTD_1D.L11:FDTD_1D.L12 FDTD_1D.L13:FDTD_1D.L15 FDTD_1D.E11:FDTD_1D.E12 FDTD_1D.E13:FDTD_1D.E15 FDTD_1D.F11:FDTD_1D.F12 FDTD_1D.F13:FDTD_1D.F15 FDTD_1D.G11:FDTD_1D.G12 FDTD_1D.G13:FDTD_1D.G15 FDTD_1D.I11:FDTD_1D.I12 FDTD_1D.I13:FDTD_1D.I15 FDTD_1D.J11:FDTD_1D.J12 FDTD_1D.J13:FDTD_1D.J15 FDTD_1D.K11:FDTD_1D.K12 FDTD_1D.K13:FDTD_1D.K15 FDTD_1D.M13:FDTD_1D.M15 FDTD_1D.N13:FDTD_1D.N15 FDTD_1D.O11:FDTD_1D.O12 FDTD_1D.O13:FDTD_1D.O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6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FDTD 1D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102.732650042" calcext:value-type="float">
            <text:p>102.73</text:p>
          </table:table-cell>
          <table:table-cell table:style-name="ce16" table:formula="of:=MAX([.$N$36:.$N$52])" office:value-type="float" office:value="164.355841875" calcext:value-type="float">
            <text:p>164.36</text:p>
          </table:table-cell>
          <table:table-cell table:style-name="ce16" table:formula="of:=AVERAGE([.$N$36:.$N$52])" office:value-type="float" office:value="126.283444523833" calcext:value-type="float">
            <text:p>126.28</text:p>
          </table:table-cell>
          <table:table-cell table:style-name="ce6" table:formula="of:=[.$G$13]/[.K13]" office:value-type="float" office:value="1.01415778368749" calcext:value-type="float">
            <text:p>1.01415778368749</text:p>
          </table:table-cell>
          <table:table-cell table:style-name="ce16" table:formula="of:=MIN([.$Q$36:.$Q$52])" office:value-type="float" office:value="115.995300055" calcext:value-type="float">
            <text:p>116.00</text:p>
          </table:table-cell>
          <table:table-cell table:style-name="ce16" table:formula="of:=MAX([.$Q$36:.$Q$52])" office:value-type="float" office:value="133.0457201" calcext:value-type="float">
            <text:p>133.05</text:p>
          </table:table-cell>
          <table:table-cell table:style-name="ce16" table:formula="of:=AVERAGE([.$Q$36:.$Q$52])" office:value-type="float" office:value="124.5205100775" calcext:value-type="float">
            <text:p>124.52</text:p>
          </table:table-cell>
          <table:table-cell table:style-name="ce6" table:formula="of:=[.$G$13]/[.O13]" office:value-type="float" office:value="0.26701678603983" calcext:value-type="float">
            <text:p>0.26701678603983</text:p>
          </table:table-cell>
          <table:table-cell table:style-name="ce16" table:formula="of:=MIN([.$T$36:.$T$52])" office:value-type="float" office:value="472.941968918" calcext:value-type="float">
            <text:p>472.94</text:p>
          </table:table-cell>
          <table:table-cell table:style-name="ce16" table:formula="of:=MAX([.$T$36:.$T$52])" office:value-type="float" office:value="472.941968918" calcext:value-type="float">
            <text:p>472.94</text:p>
          </table:table-cell>
          <table:table-cell table:style-name="ce16" table:formula="of:=AVERAGE([.$T$36:.$T$52])" office:value-type="float" office:value="472.941968918" calcext:value-type="float">
            <text:p>472.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.00</text:p>
          </table:table-cell>
          <table:table-cell table:style-name="ce16" table:formula="of:=MAX([.$O$36:.$O$52])" office:value-type="float" office:value="0" calcext:value-type="float">
            <text:p>0.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.00</text:p>
          </table:table-cell>
          <table:table-cell table:style-name="ce16" table:formula="of:=MAX([.$R$36:.$R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.00</text:p>
          </table:table-cell>
          <table:table-cell table:style-name="ce16" table:formula="of:=MAX([.$U$36:.$U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.00</text:p>
          </table:table-cell>
          <table:table-cell table:style-name="ce16" table:formula="of:=MAX([.$P$36:.$P$52])" office:value-type="float" office:value="0" calcext:value-type="float">
            <text:p>0.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.00</text:p>
          </table:table-cell>
          <table:table-cell table:style-name="ce16" table:formula="of:=MAX([.$S$36:.$S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.00</text:p>
          </table:table-cell>
          <table:table-cell table:style-name="ce16" table:formula="of:=MAX([.$V$36:.$V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39390" calcext:value-type="float">
            <text:p>1439390</text:p>
          </table:table-cell>
          <table:table-cell office:value-type="string" calcext:value-type="string">
            <text:p>auto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2.585547924" calcext:value-type="float">
            <text:p>102.585547924</text:p>
          </table:table-cell>
          <table:table-cell office:value-type="float" office:value="3.33900904655" calcext:value-type="float">
            <text:p>3.33900904655</text:p>
          </table:table-cell>
          <table:table-cell office:value-type="float" office:value="99.2465388775" calcext:value-type="float">
            <text:p>99.2465388775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02.732650042" calcext:value-type="float">
            <text:p>102.732650042</text:p>
          </table:table-cell>
          <table:table-cell table:style-name="ce5" table:number-columns-repeated="2"/>
          <table:table-cell office:value-type="float" office:value="115.995300055" calcext:value-type="float">
            <text:p>115.995300055</text:p>
          </table:table-cell>
          <table:table-cell table:style-name="ce5" table:number-columns-repeated="2"/>
          <table:table-cell table:style-name="ce11" office:value-type="float" office:value="472.941968918" calcext:value-type="float">
            <text:p>472.941968918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57868" calcext:value-type="float">
            <text:p>1457868</text:p>
          </table:table-cell>
          <table:table-cell office:value-type="string" calcext:value-type="string">
            <text:p>auto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9.211846113" calcext:value-type="float">
            <text:p>119.211846113</text:p>
          </table:table-cell>
          <table:table-cell office:value-type="float" office:value="3.21654605865" calcext:value-type="float">
            <text:p>3.21654605865</text:p>
          </table:table-cell>
          <table:table-cell office:value-type="float" office:value="115.995300055" calcext:value-type="float">
            <text:p>115.995300055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03.20581007" calcext:value-type="float">
            <text:p>103.20581007</text:p>
          </table:table-cell>
          <table:table-cell table:style-name="ce5" table:number-columns-repeated="2"/>
          <table:table-cell table:style-name="ce11" office:value-type="float" office:value="133.0457201" calcext:value-type="float">
            <text:p>133.0457201</text:p>
          </table:table-cell>
          <table:table-cell table:style-name="ce5" table:number-columns-repeated="5"/>
        </table:table-row>
        <table:table-row table:style-name="ro1">
          <table:table-cell/>
          <table:table-cell table:style-name="ce11" office:value-type="float" office:value="1834770" calcext:value-type="float">
            <text:p>1834770</text:p>
          </table:table-cell>
          <table:table-cell table:style-name="ce11" office:value-type="string" calcext:value-type="string">
            <text:p>autoparallel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5.747722149" calcext:value-type="float">
            <text:p>135.747722149</text:p>
          </table:table-cell>
          <table:table-cell table:style-name="ce11" office:value-type="float" office:value="2.70200204849" calcext:value-type="float">
            <text:p>2.70200204849</text:p>
          </table:table-cell>
          <table:table-cell table:style-name="ce11" office:value-type="float" office:value="133.0457201" calcext:value-type="float">
            <text:p>133.0457201</text:p>
          </table:table-cell>
          <table:table-cell table:style-name="ce11" office:value-type="float" office:value="20000" calcext:value-type="float">
            <text:p>20000</text:p>
          </table:table-cell>
          <table:table-cell table:number-columns-repeated="2"/>
          <table:table-cell office:value-type="float" office:value="113.660323143" calcext:value-type="float">
            <text:p>113.660323143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office:value-type="float" office:value="117.091192007" calcext:value-type="float">
            <text:p>117.091192007</text:p>
          </table:table-cell>
          <table:table-cell table:style-name="ce5" table:number-columns-repeated="8"/>
        </table:table-row>
        <table:table-row table:style-name="ro1">
          <table:table-cell/>
          <table:table-cell table:style-name="ce11" office:value-type="float" office:value="1824494" calcext:value-type="float">
            <text:p>1824494</text:p>
          </table:table-cell>
          <table:table-cell table:style-name="ce11" office:value-type="string" calcext:value-type="string">
            <text:p>autoparallel LT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73.648748875" calcext:value-type="float">
            <text:p>473.648748875</text:p>
          </table:table-cell>
          <table:table-cell table:style-name="ce11" office:value-type="float" office:value="0.706779956818" calcext:value-type="float">
            <text:p>0.706779956818</text:p>
          </table:table-cell>
          <table:table-cell table:style-name="ce11" office:value-type="float" office:value="472.941968918" calcext:value-type="float">
            <text:p>472.941968918</text:p>
          </table:table-cell>
          <table:table-cell table:style-name="ce11" office:value-type="float" office:value="497" calcext:value-type="float">
            <text:p>497</text:p>
          </table:table-cell>
          <table:table-cell table:number-columns-repeated="2"/>
          <table:table-cell table:style-name="ce11" office:value-type="float" office:value="164.355841875" calcext:value-type="float">
            <text:p>164.355841875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office:value-type="float" office:value="156.654850006" calcext:value-type="float">
            <text:p>156.654850006</text:p>
          </table:table-cell>
          <table:table-cell table:style-name="ce5" table:number-columns-repeated="8"/>
        </table:table-row>
        <table:table-row table:style-name="ro1">
          <table:table-cell/>
          <table:table-cell office:value-type="float" office:value="1439395" calcext:value-type="float">
            <text:p>1439395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6.073707104" calcext:value-type="float">
            <text:p>106.073707104</text:p>
          </table:table-cell>
          <table:table-cell office:value-type="float" office:value="3.34105706215" calcext:value-type="float">
            <text:p>3.34105706215</text:p>
          </table:table-cell>
          <table:table-cell office:value-type="float" office:value="102.732650042" calcext:value-type="float">
            <text:p>102.732650042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39396" calcext:value-type="float">
            <text:p>1439396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6.311005116" calcext:value-type="float">
            <text:p>106.311005116</text:p>
          </table:table-cell>
          <table:table-cell office:value-type="float" office:value="3.10519504547" calcext:value-type="float">
            <text:p>3.10519504547</text:p>
          </table:table-cell>
          <table:table-cell office:value-type="float" office:value="103.20581007" calcext:value-type="float">
            <text:p>103.20581007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57869" calcext:value-type="float">
            <text:p>1457869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6.932310104" calcext:value-type="float">
            <text:p>116.932310104</text:p>
          </table:table-cell>
          <table:table-cell office:value-type="float" office:value="3.27198696136" calcext:value-type="float">
            <text:p>3.27198696136</text:p>
          </table:table-cell>
          <table:table-cell office:value-type="float" office:value="113.660323143" calcext:value-type="float">
            <text:p>113.66032314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57870" calcext:value-type="float">
            <text:p>1457870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0.241527081" calcext:value-type="float">
            <text:p>120.241527081</text:p>
          </table:table-cell>
          <table:table-cell office:value-type="float" office:value="3.15033507347" calcext:value-type="float">
            <text:p>3.15033507347</text:p>
          </table:table-cell>
          <table:table-cell office:value-type="float" office:value="117.091192007" calcext:value-type="float">
            <text:p>117.091192007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496" calcext:value-type="float">
            <text:p>1824496</text:p>
          </table:table-cell>
          <table:table-cell table:style-name="ce11" office:value-type="string" calcext:value-type="string">
            <text:p>userparallel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8.829055786" calcext:value-type="float">
            <text:p>168.829055786</text:p>
          </table:table-cell>
          <table:table-cell table:style-name="ce11" office:value-type="float" office:value="4.47321391106" calcext:value-type="float">
            <text:p>4.47321391106</text:p>
          </table:table-cell>
          <table:table-cell table:style-name="ce11" office:value-type="float" office:value="164.355841875" calcext:value-type="float">
            <text:p>164.355841875</text:p>
          </table:table-cell>
          <table:table-cell table:style-name="ce11"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834771" calcext:value-type="float">
            <text:p>1834771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59.951557875" calcext:value-type="float">
            <text:p>159.951557875</text:p>
          </table:table-cell>
          <table:table-cell office:value-type="float" office:value="3.29670786858" calcext:value-type="float">
            <text:p>3.29670786858</text:p>
          </table:table-cell>
          <table:table-cell office:value-type="float" office:value="156.654850006" calcext:value-type="float">
            <text:p>156.654850006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 table:number-rows-repeated="4">
          <table:table-cell table:number-columns-repeated="13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</table:table>
      <table:table table:name="Floyd" table:style-name="ta1">
        <table:shapes>
          <draw:frame draw:z-index="0" draw:style-name="gr1" draw:text-style-name="P1" svg:width="143.92mm" svg:height="83.93mm" svg:x="405.42mm" svg:y="45.16mm">
            <draw:object draw:notify-on-update-of-ranges="Floyd.C13:Floyd.C15 Floyd.D11:Floyd.D12 Floyd.D13:Floyd.D15 Floyd.H11:Floyd.H12 Floyd.H13:Floyd.H15 Floyd.L11:Floyd.L12 Floyd.L13:Floyd.L15 Floyd.E11:Floyd.E12 Floyd.E13:Floyd.E15 Floyd.F11:Floyd.F12 Floyd.F13:Floyd.F15 Floyd.G11:Floyd.G12 Floyd.G13:Floyd.G15 Floyd.I11:Floyd.I12 Floyd.I13:Floyd.I15 Floyd.J11:Floyd.J12 Floyd.J13:Floyd.J15 Floyd.K11:Floyd.K12 Floyd.K13:Floyd.K15 Floyd.M13:Floyd.M15 Floyd.N13:Floyd.N15 Floyd.O11:Floyd.O12 Floyd.O13:Floyd.O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Floyd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/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45.9049949646" calcext:value-type="float">
            <text:p>45.90</text:p>
          </table:table-cell>
          <table:table-cell table:style-name="ce16" table:formula="of:=MAX([.$N$36:.$N$52])" office:value-type="float" office:value="49.2629599571" calcext:value-type="float">
            <text:p>49.26</text:p>
          </table:table-cell>
          <table:table-cell table:style-name="ce16" table:formula="of:=AVERAGE([.$N$36:.$N$52])" office:value-type="float" office:value="47.235261440275" calcext:value-type="float">
            <text:p>47.24</text:p>
          </table:table-cell>
          <table:table-cell table:style-name="ce6" table:formula="of:=[.$G$13]/[.K13]" office:value-type="float" office:value="1.33226313776241" calcext:value-type="float">
            <text:p>1.33226313776241</text:p>
          </table:table-cell>
          <table:table-cell table:style-name="ce16" table:formula="of:=MIN([.$Q$36:.$Q$52])" office:value-type="float" office:value="35.454903841" calcext:value-type="float">
            <text:p>35.45</text:p>
          </table:table-cell>
          <table:table-cell table:style-name="ce16" table:formula="of:=MAX([.$Q$36:.$Q$52])" office:value-type="float" office:value="35.454903841" calcext:value-type="float">
            <text:p>35.45</text:p>
          </table:table-cell>
          <table:table-cell table:style-name="ce16" table:formula="of:=AVERAGE([.$Q$36:.$Q$52])" office:value-type="float" office:value="35.454903841" calcext:value-type="float">
            <text:p>35.45</text:p>
          </table:table-cell>
          <table:table-cell table:style-name="ce6" table:formula="of:=[.$G$13]/[.O13]" office:value-type="float" office:value="0.687030927349874" calcext:value-type="float">
            <text:p>0.687030927349874</text:p>
          </table:table-cell>
          <table:table-cell table:style-name="ce16" table:formula="of:=MIN([.$T$36:.$T$52])" office:value-type="float" office:value="67.7738149166" calcext:value-type="float">
            <text:p>67.77</text:p>
          </table:table-cell>
          <table:table-cell table:style-name="ce16" table:formula="of:=MAX([.$T$36:.$T$52])" office:value-type="float" office:value="69.7316730022" calcext:value-type="float">
            <text:p>69.73</text:p>
          </table:table-cell>
          <table:table-cell table:style-name="ce16" table:formula="of:=AVERAGE([.$T$36:.$T$52])" office:value-type="float" office:value="68.7527439594" calcext:value-type="float">
            <text:p>68.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.00</text:p>
          </table:table-cell>
          <table:table-cell table:style-name="ce16" table:formula="of:=MAX([.$O$36:.$O$52])" office:value-type="float" office:value="0" calcext:value-type="float">
            <text:p>0.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.00</text:p>
          </table:table-cell>
          <table:table-cell table:style-name="ce16" table:formula="of:=MAX([.$R$36:.$R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.00</text:p>
          </table:table-cell>
          <table:table-cell table:style-name="ce16" table:formula="of:=MAX([.$U$36:.$U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.00</text:p>
          </table:table-cell>
          <table:table-cell table:style-name="ce16" table:formula="of:=MAX([.$P$36:.$P$52])" office:value-type="float" office:value="0" calcext:value-type="float">
            <text:p>0.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.00</text:p>
          </table:table-cell>
          <table:table-cell table:style-name="ce16" table:formula="of:=MAX([.$S$36:.$S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.00</text:p>
          </table:table-cell>
          <table:table-cell table:style-name="ce16" table:formula="of:=MAX([.$V$36:.$V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3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75387" calcext:value-type="float">
            <text:p>1475387</text:p>
          </table:table-cell>
          <table:table-cell office:value-type="string" calcext:value-type="string">
            <text:p>auto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2.6578440666" calcext:value-type="float">
            <text:p>22.6578440666</text:p>
          </table:table-cell>
          <table:table-cell office:value-type="float" office:value="2.93785905838" calcext:value-type="float">
            <text:p>2.93785905838</text:p>
          </table:table-cell>
          <table:table-cell office:value-type="float" office:value="19.7199850082" calcext:value-type="float">
            <text:p>19.7199850082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office:value-type="float" office:value="49.2629599571" calcext:value-type="float">
            <text:p>49.2629599571</text:p>
          </table:table-cell>
          <table:table-cell table:style-name="ce5" table:number-columns-repeated="2"/>
          <table:table-cell table:style-name="ce11" office:value-type="float" office:value="35.454903841" calcext:value-type="float">
            <text:p>35.454903841</text:p>
          </table:table-cell>
          <table:table-cell table:style-name="ce5" table:number-columns-repeated="2"/>
          <table:table-cell office:value-type="float" office:value="67.7738149166" calcext:value-type="float">
            <text:p>67.7738149166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75388" calcext:value-type="float">
            <text:p>1475388</text:p>
          </table:table-cell>
          <table:table-cell office:value-type="string" calcext:value-type="string">
            <text:p>auto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.8335211277" calcext:value-type="float">
            <text:p>22.8335211277</text:p>
          </table:table-cell>
          <table:table-cell office:value-type="float" office:value="3.12281012535" calcext:value-type="float">
            <text:p>3.12281012535</text:p>
          </table:table-cell>
          <table:table-cell office:value-type="float" office:value="19.7107110023" calcext:value-type="float">
            <text:p>19.7107110023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office:value-type="float" office:value="47.0196008682" calcext:value-type="float">
            <text:p>47.0196008682</text:p>
          </table:table-cell>
          <table:table-cell table:style-name="ce5" table:number-columns-repeated="5"/>
          <table:table-cell table:style-name="ce11" office:value-type="float" office:value="69.7316730022" calcext:value-type="float">
            <text:p>69.731673002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1" office:value-type="float" office:value="1834755" calcext:value-type="float">
            <text:p>1834755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8.583220005" calcext:value-type="float">
            <text:p>38.583220005</text:p>
          </table:table-cell>
          <table:table-cell table:style-name="ce11" office:value-type="float" office:value="3.12831616402" calcext:value-type="float">
            <text:p>3.12831616402</text:p>
          </table:table-cell>
          <table:table-cell table:style-name="ce11" office:value-type="float" office:value="35.454903841" calcext:value-type="float">
            <text:p>35.454903841</text:p>
          </table:table-cell>
          <table:table-cell table:style-name="ce11" office:value-type="float" office:value="8400" calcext:value-type="float">
            <text:p>8400</text:p>
          </table:table-cell>
          <table:table-cell table:number-columns-repeated="3"/>
          <table:table-cell table:style-name="ce11" office:value-type="float" office:value="46.7534899712" calcext:value-type="float">
            <text:p>46.7534899712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office:value-type="float" office:value="45.9049949646" calcext:value-type="float">
            <text:p>45.9049949646</text:p>
          </table:table-cell>
          <table:table-cell table:style-name="ce5" table:number-columns-repeated="8"/>
        </table:table-row>
        <table:table-row table:style-name="ro1">
          <table:table-cell/>
          <table:table-cell office:value-type="float" office:value="1768496" calcext:value-type="float">
            <text:p>1768496</text:p>
          </table:table-cell>
          <table:table-cell office:value-type="string" calcext:value-type="string">
            <text:p>autoparallel LT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5.6730868816" calcext:value-type="float">
            <text:p>95.6730868816</text:p>
          </table:table-cell>
          <table:table-cell office:value-type="float" office:value="1.14765691757" calcext:value-type="float">
            <text:p>1.14765691757</text:p>
          </table:table-cell>
          <table:table-cell office:value-type="float" office:value="94.5254299641" calcext:value-type="float">
            <text:p>94.5254299641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768498" calcext:value-type="float">
            <text:p>1768498</text:p>
          </table:table-cell>
          <table:table-cell office:value-type="string" calcext:value-type="string">
            <text:p>autoparallel LT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1.0519878864" calcext:value-type="float">
            <text:p>71.0519878864</text:p>
          </table:table-cell>
          <table:table-cell office:value-type="float" office:value="3.27817296982" calcext:value-type="float">
            <text:p>3.27817296982</text:p>
          </table:table-cell>
          <table:table-cell office:value-type="float" office:value="67.7738149166" calcext:value-type="float">
            <text:p>67.7738149166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04" calcext:value-type="float">
            <text:p>1824504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0.7106699944" calcext:value-type="float">
            <text:p>70.7106699944</text:p>
          </table:table-cell>
          <table:table-cell table:style-name="ce11" office:value-type="float" office:value="0.978996992111" calcext:value-type="float">
            <text:p>0.978996992111</text:p>
          </table:table-cell>
          <table:table-cell table:style-name="ce11" office:value-type="float" office:value="69.7316730022" calcext:value-type="float">
            <text:p>69.7316730022</text:p>
          </table:table-cell>
          <table:table-cell table:style-name="ce11"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768502" calcext:value-type="float">
            <text:p>1768502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2.9317851067" calcext:value-type="float">
            <text:p>52.9317851067</text:p>
          </table:table-cell>
          <table:table-cell office:value-type="float" office:value="3.66882514954" calcext:value-type="float">
            <text:p>3.66882514954</text:p>
          </table:table-cell>
          <table:table-cell office:value-type="float" office:value="49.2629599571" calcext:value-type="float">
            <text:p>49.2629599571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768503" calcext:value-type="float">
            <text:p>1768503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0.4260158539" calcext:value-type="float">
            <text:p>50.4260158539</text:p>
          </table:table-cell>
          <table:table-cell office:value-type="float" office:value="3.40641498566" calcext:value-type="float">
            <text:p>3.40641498566</text:p>
          </table:table-cell>
          <table:table-cell office:value-type="float" office:value="47.0196008682" calcext:value-type="float">
            <text:p>47.0196008682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475390" calcext:value-type="float">
            <text:p>1475390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.1241669655" calcext:value-type="float">
            <text:p>32.1241669655</text:p>
          </table:table-cell>
          <table:table-cell office:value-type="float" office:value="3.5926129818" calcext:value-type="float">
            <text:p>3.5926129818</text:p>
          </table:table-cell>
          <table:table-cell office:value-type="float" office:value="28.5315539837" calcext:value-type="float">
            <text:p>28.5315539837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475391" calcext:value-type="float">
            <text:p>1475391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1.8294501305" calcext:value-type="float">
            <text:p>31.8294501305</text:p>
          </table:table-cell>
          <table:table-cell office:value-type="float" office:value="3.32996201515" calcext:value-type="float">
            <text:p>3.32996201515</text:p>
          </table:table-cell>
          <table:table-cell office:value-type="float" office:value="28.4994881153" calcext:value-type="float">
            <text:p>28.4994881153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05" calcext:value-type="float">
            <text:p>1824505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0.2194418907" calcext:value-type="float">
            <text:p>50.2194418907</text:p>
          </table:table-cell>
          <table:table-cell table:style-name="ce11" office:value-type="float" office:value="3.46595191956" calcext:value-type="float">
            <text:p>3.46595191956</text:p>
          </table:table-cell>
          <table:table-cell table:style-name="ce11" office:value-type="float" office:value="46.7534899712" calcext:value-type="float">
            <text:p>46.7534899712</text:p>
          </table:table-cell>
          <table:table-cell table:style-name="ce11"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834756" calcext:value-type="float">
            <text:p>1834756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9.4249579906" calcext:value-type="float">
            <text:p>49.4249579906</text:p>
          </table:table-cell>
          <table:table-cell office:value-type="float" office:value="3.51996302605" calcext:value-type="float">
            <text:p>3.51996302605</text:p>
          </table:table-cell>
          <table:table-cell office:value-type="float" office:value="45.9049949646" calcext:value-type="float">
            <text:p>45.9049949646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 table:number-rows-repeated="2">
          <table:table-cell table:number-columns-repeated="13"/>
          <table:table-cell table:style-name="ce5" table:number-columns-repeated="9"/>
        </table:table-row>
        <table:table-row table:style-name="ro1">
          <table:table-cell table:number-columns-repeated="2"/>
          <table:table-cell table:style-name="ce23"/>
          <table:table-cell/>
          <table:table-cell table:style-name="ce23"/>
          <table:table-cell table:number-columns-repeated="8"/>
          <table:table-cell table:style-name="ce5" table:number-columns-repeated="9"/>
        </table:table-row>
        <table:table-row table:style-name="ro1">
          <table:table-cell table:number-columns-repeated="2"/>
          <table:table-cell table:style-name="ce23"/>
          <table:table-cell/>
          <table:table-cell table:style-name="ce23"/>
          <table:table-cell table:number-columns-repeated="17"/>
        </table:table-row>
      </table:table>
      <table:table table:name="Jacobi_1D" table:style-name="ta1">
        <table:shapes>
          <draw:frame draw:z-index="0" draw:style-name="gr1" draw:text-style-name="P1" svg:width="150.79mm" svg:height="83.94mm" svg:x="406.8mm" svg:y="45.95mm">
            <draw:object draw:notify-on-update-of-ranges="Jacobi_1D.C13:Jacobi_1D.C15 Jacobi_1D.D11:Jacobi_1D.D12 Jacobi_1D.D13:Jacobi_1D.D15 Jacobi_1D.H11:Jacobi_1D.H12 Jacobi_1D.H13:Jacobi_1D.H15 Jacobi_1D.L11:Jacobi_1D.L12 Jacobi_1D.L13:Jacobi_1D.L15 Jacobi_1D.E11:Jacobi_1D.E12 Jacobi_1D.E13:Jacobi_1D.E15 Jacobi_1D.F11:Jacobi_1D.F12 Jacobi_1D.F13:Jacobi_1D.F15 Jacobi_1D.G11:Jacobi_1D.G12 Jacobi_1D.G13:Jacobi_1D.G15 Jacobi_1D.I11:Jacobi_1D.I12 Jacobi_1D.I13:Jacobi_1D.I15 Jacobi_1D.J11:Jacobi_1D.J12 Jacobi_1D.J13:Jacobi_1D.J15 Jacobi_1D.K11:Jacobi_1D.K12 Jacobi_1D.K13:Jacobi_1D.K15 Jacobi_1D.M13:Jacobi_1D.M15 Jacobi_1D.N13:Jacobi_1D.N15 Jacobi_1D.O11:Jacobi_1D.O12 Jacobi_1D.O13:Jacobi_1D.O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Jacobi 1D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173.452980042" calcext:value-type="float">
            <text:p>173.45</text:p>
          </table:table-cell>
          <table:table-cell table:style-name="ce16" table:formula="of:=MAX([.$N$36:.$N$52])" office:value-type="float" office:value="189.826517105" calcext:value-type="float">
            <text:p>189.83</text:p>
          </table:table-cell>
          <table:table-cell table:style-name="ce16" table:formula="of:=AVERAGE([.$N$36:.$N$52])" office:value-type="float" office:value="182.530524333333" calcext:value-type="float">
            <text:p>182.53</text:p>
          </table:table-cell>
          <table:table-cell table:style-name="ce6" table:formula="of:=[.$G$13]/[.K13]" office:value-type="float" office:value="1.49086457235738" calcext:value-type="float">
            <text:p>1.49086457235738</text:p>
          </table:table-cell>
          <table:table-cell table:style-name="ce16" table:formula="of:=MIN([.$Q$36:.$Q$52])" office:value-type="float" office:value="122.169183016" calcext:value-type="float">
            <text:p>122.17</text:p>
          </table:table-cell>
          <table:table-cell table:style-name="ce16" table:formula="of:=MAX([.$Q$36:.$Q$52])" office:value-type="float" office:value="122.696149111" calcext:value-type="float">
            <text:p>122.70</text:p>
          </table:table-cell>
          <table:table-cell table:style-name="ce16" table:formula="of:=AVERAGE([.$Q$36:.$Q$52])" office:value-type="float" office:value="122.4326660635" calcext:value-type="float">
            <text:p>122.43</text:p>
          </table:table-cell>
          <table:table-cell table:style-name="ce6" table:formula="of:=[.$G$13]/[.O13]" office:value-type="float" office:value="0.601991926461184" calcext:value-type="float">
            <text:p>0.601991926461184</text:p>
          </table:table-cell>
          <table:table-cell table:style-name="ce16" table:formula="of:=MIN([.$T$36:.$T$52])" office:value-type="float" office:value="290.447978973" calcext:value-type="float">
            <text:p>290.45</text:p>
          </table:table-cell>
          <table:table-cell table:style-name="ce16" table:formula="of:=MAX([.$T$36:.$T$52])" office:value-type="float" office:value="315.973855972" calcext:value-type="float">
            <text:p>315.97</text:p>
          </table:table-cell>
          <table:table-cell table:style-name="ce16" table:formula="of:=AVERAGE([.$T$36:.$T$52])" office:value-type="float" office:value="303.2109174725" calcext:value-type="float">
            <text:p>303.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.00</text:p>
          </table:table-cell>
          <table:table-cell table:style-name="ce16" table:formula="of:=MAX([.$O$36:.$O$52])" office:value-type="float" office:value="0" calcext:value-type="float">
            <text:p>0.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.00</text:p>
          </table:table-cell>
          <table:table-cell table:style-name="ce16" table:formula="of:=MAX([.$R$36:.$R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.00</text:p>
          </table:table-cell>
          <table:table-cell table:style-name="ce16" table:formula="of:=MAX([.$U$36:.$U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.00</text:p>
          </table:table-cell>
          <table:table-cell table:style-name="ce16" table:formula="of:=MAX([.$P$36:.$P$52])" office:value-type="float" office:value="0" calcext:value-type="float">
            <text:p>0.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.00</text:p>
          </table:table-cell>
          <table:table-cell table:style-name="ce16" table:formula="of:=MAX([.$S$36:.$S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.00</text:p>
          </table:table-cell>
          <table:table-cell table:style-name="ce16" table:formula="of:=MAX([.$V$36:.$V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3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8511" calcext:value-type="float">
            <text:p>1768511</text:p>
          </table:table-cell>
          <table:table-cell office:value-type="string" calcext:value-type="string">
            <text:p>autoparallel L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48.35077095" calcext:value-type="float">
            <text:p>448.35077095</text:p>
          </table:table-cell>
          <table:table-cell office:value-type="float" office:value="7.8824608326" calcext:value-type="float">
            <text:p>7.8824608326</text:p>
          </table:table-cell>
          <table:table-cell office:value-type="float" office:value="440.468310118" calcext:value-type="float">
            <text:p>440.468310118</text:p>
          </table:table-cell>
          <table:table-cell office:value-type="float" office:value="3044" calcext:value-type="float">
            <text:p>3044</text:p>
          </table:table-cell>
          <table:table-cell table:number-columns-repeated="2"/>
          <table:table-cell office:value-type="float" office:value="173.452980042" calcext:value-type="float">
            <text:p>173.452980042</text:p>
          </table:table-cell>
          <table:table-cell table:style-name="ce5" table:number-columns-repeated="2"/>
          <table:table-cell table:style-name="ce24" office:value-type="float" office:value="122.696149111" calcext:value-type="float">
            <text:p>122.696149111</text:p>
          </table:table-cell>
          <table:table-cell table:style-name="ce5" table:number-columns-repeated="2"/>
          <table:table-cell office:value-type="float" office:value="290.447978973" calcext:value-type="float">
            <text:p>290.447978973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768514" calcext:value-type="float">
            <text:p>1768514</text:p>
          </table:table-cell>
          <table:table-cell office:value-type="string" calcext:value-type="string">
            <text:p>autoparallel L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95.478852034" calcext:value-type="float">
            <text:p>295.478852034</text:p>
          </table:table-cell>
          <table:table-cell office:value-type="float" office:value="5.03087306023" calcext:value-type="float">
            <text:p>5.03087306023</text:p>
          </table:table-cell>
          <table:table-cell office:value-type="float" office:value="290.447978973" calcext:value-type="float">
            <text:p>290.447978973</text:p>
          </table:table-cell>
          <table:table-cell office:value-type="float" office:value="3044" calcext:value-type="float">
            <text:p>3044</text:p>
          </table:table-cell>
          <table:table-cell table:number-columns-repeated="2"/>
          <table:table-cell table:style-name="ce11" office:value-type="float" office:value="184.312075853" calcext:value-type="float">
            <text:p>184.312075853</text:p>
          </table:table-cell>
          <table:table-cell table:style-name="ce5" table:number-columns-repeated="2"/>
          <table:table-cell table:style-name="ce25" office:value-type="float" office:value="122.169183016" calcext:value-type="float">
            <text:p>122.169183016</text:p>
          </table:table-cell>
          <table:table-cell table:style-name="ce5" table:number-columns-repeated="2"/>
          <table:table-cell table:style-name="ce11" office:value-type="float" office:value="315.973855972" calcext:value-type="float">
            <text:p>315.97385597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1" office:value-type="float" office:value="1824514" calcext:value-type="float">
            <text:p>1824514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" calcext:value-type="float">
            <text:p>1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20.975860119" calcext:value-type="float">
            <text:p>320.975860119</text:p>
          </table:table-cell>
          <table:table-cell table:style-name="ce11" office:value-type="float" office:value="5.00200414658" calcext:value-type="float">
            <text:p>5.00200414658</text:p>
          </table:table-cell>
          <table:table-cell table:style-name="ce11" office:value-type="float" office:value="315.973855972" calcext:value-type="float">
            <text:p>315.973855972</text:p>
          </table:table-cell>
          <table:table-cell table:style-name="ce11" office:value-type="float" office:value="3044" calcext:value-type="float">
            <text:p>3044</text:p>
          </table:table-cell>
          <table:table-cell table:number-columns-repeated="2"/>
          <table:table-cell office:value-type="float" office:value="189.826517105" calcext:value-type="float">
            <text:p>189.826517105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62085" calcext:value-type="float">
            <text:p>1462085</text:p>
          </table:table-cell>
          <table:table-cell office:value-type="string" calcext:value-type="string">
            <text:p>auto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28.685865164" calcext:value-type="float">
            <text:p>128.685865164</text:p>
          </table:table-cell>
          <table:table-cell table:style-name="ce24" office:value-type="float" office:value="5.98971605301" calcext:value-type="float">
            <text:p>5.98971605301</text:p>
          </table:table-cell>
          <table:table-cell table:style-name="ce24" office:value-type="float" office:value="122.696149111" calcext:value-type="float">
            <text:p>122.696149111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62772" calcext:value-type="float">
            <text:p>1462772</text:p>
          </table:table-cell>
          <table:table-cell office:value-type="string" calcext:value-type="string">
            <text:p>auto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28.091621876" calcext:value-type="float">
            <text:p>128.091621876</text:p>
          </table:table-cell>
          <table:table-cell table:style-name="ce25" office:value-type="float" office:value="5.92243885994" calcext:value-type="float">
            <text:p>5.92243885994</text:p>
          </table:table-cell>
          <table:table-cell table:style-name="ce25" office:value-type="float" office:value="122.169183016" calcext:value-type="float">
            <text:p>122.169183016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57899" calcext:value-type="float">
            <text:p>1457899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36.800125837" calcext:value-type="float">
            <text:p>136.800125837</text:p>
          </table:table-cell>
          <table:table-cell table:style-name="ce24" office:value-type="float" office:value="6.05826091766" calcext:value-type="float">
            <text:p>6.05826091766</text:p>
          </table:table-cell>
          <table:table-cell table:style-name="ce24" office:value-type="float" office:value="130.74186492" calcext:value-type="float">
            <text:p>130.7418649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57900" calcext:value-type="float">
            <text:p>1457900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32.119667053" calcext:value-type="float">
            <text:p>132.119667053</text:p>
          </table:table-cell>
          <table:table-cell table:style-name="ce24" office:value-type="float" office:value="5.94565391541" calcext:value-type="float">
            <text:p>5.94565391541</text:p>
          </table:table-cell>
          <table:table-cell table:style-name="ce24" office:value-type="float" office:value="126.174013138" calcext:value-type="float">
            <text:p>126.174013138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768515" calcext:value-type="float">
            <text:p>1768515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80.042114019" calcext:value-type="float">
            <text:p>180.042114019</text:p>
          </table:table-cell>
          <table:table-cell office:value-type="float" office:value="6.58913397789" calcext:value-type="float">
            <text:p>6.58913397789</text:p>
          </table:table-cell>
          <table:table-cell office:value-type="float" office:value="173.452980042" calcext:value-type="float">
            <text:p>173.45298004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768516" calcext:value-type="float">
            <text:p>1768516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19.910542965" calcext:value-type="float">
            <text:p>219.910542965</text:p>
          </table:table-cell>
          <table:table-cell office:value-type="float" office:value="6.70308995247" calcext:value-type="float">
            <text:p>6.70308995247</text:p>
          </table:table-cell>
          <table:table-cell office:value-type="float" office:value="213.207453012" calcext:value-type="float">
            <text:p>213.20745301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17" calcext:value-type="float">
            <text:p>1824517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" calcext:value-type="float">
            <text:p>1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3.137663841" calcext:value-type="float">
            <text:p>193.137663841</text:p>
          </table:table-cell>
          <table:table-cell table:style-name="ce11" office:value-type="float" office:value="8.8255879879" calcext:value-type="float">
            <text:p>8.8255879879</text:p>
          </table:table-cell>
          <table:table-cell table:style-name="ce11" office:value-type="float" office:value="184.312075853" calcext:value-type="float">
            <text:p>184.312075853</text:p>
          </table:table-cell>
          <table:table-cell table:style-name="ce11"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834749" calcext:value-type="float">
            <text:p>1834749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96.735765934" calcext:value-type="float">
            <text:p>196.735765934</text:p>
          </table:table-cell>
          <table:table-cell office:value-type="float" office:value="6.90924882889" calcext:value-type="float">
            <text:p>6.90924882889</text:p>
          </table:table-cell>
          <table:table-cell office:value-type="float" office:value="189.826517105" calcext:value-type="float">
            <text:p>189.826517105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768517" calcext:value-type="float">
            <text:p>1768517</text:p>
          </table:table-cell>
          <table:table-cell office:value-type="string" calcext:value-type="string">
            <text:p>autoparallel L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70.688160896" calcext:value-type="float">
            <text:p>170.688160896</text:p>
          </table:table-cell>
          <table:table-cell office:value-type="float" office:value="0.799610853195" calcext:value-type="float">
            <text:p>0.799610853195</text:p>
          </table:table-cell>
          <table:table-cell office:value-type="float" office:value="169.888550043" calcext:value-type="float">
            <text:p>169.888550043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768519" calcext:value-type="float">
            <text:p>1768519</text:p>
          </table:table-cell>
          <table:table-cell office:value-type="string" calcext:value-type="string">
            <text:p>autoparallel L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5.714011192" calcext:value-type="float">
            <text:p>125.714011192</text:p>
          </table:table-cell>
          <table:table-cell office:value-type="float" office:value="0.724110126495" calcext:value-type="float">
            <text:p>0.724110126495</text:p>
          </table:table-cell>
          <table:table-cell office:value-type="float" office:value="124.989901066" calcext:value-type="float">
            <text:p>124.989901066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57901" calcext:value-type="float">
            <text:p>1457901</text:p>
          </table:table-cell>
          <table:table-cell office:value-type="string" calcext:value-type="string">
            <text:p>auto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8.8880710602" calcext:value-type="float">
            <text:p>28.8880710602</text:p>
          </table:table-cell>
          <table:table-cell office:value-type="float" office:value="3.13413214684" calcext:value-type="float">
            <text:p>3.13413214684</text:p>
          </table:table-cell>
          <table:table-cell office:value-type="float" office:value="25.7539389133" calcext:value-type="float">
            <text:p>25.7539389133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7903" calcext:value-type="float">
            <text:p>1457903</text:p>
          </table:table-cell>
          <table:table-cell office:value-type="string" calcext:value-type="string">
            <text:p>auto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8.4015841484" calcext:value-type="float">
            <text:p>28.4015841484</text:p>
          </table:table-cell>
          <table:table-cell office:value-type="float" office:value="2.99074196815" calcext:value-type="float">
            <text:p>2.99074196815</text:p>
          </table:table-cell>
          <table:table-cell office:value-type="float" office:value="25.4108421803" calcext:value-type="float">
            <text:p>25.4108421803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1768522" calcext:value-type="float">
            <text:p>1768522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5.0786619186" calcext:value-type="float">
            <text:p>45.0786619186</text:p>
          </table:table-cell>
          <table:table-cell office:value-type="float" office:value="3.30833601952" calcext:value-type="float">
            <text:p>3.30833601952</text:p>
          </table:table-cell>
          <table:table-cell office:value-type="float" office:value="41.7703258991" calcext:value-type="float">
            <text:p>41.7703258991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68523" calcext:value-type="float">
            <text:p>1768523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8.5772869587" calcext:value-type="float">
            <text:p>48.5772869587</text:p>
          </table:table-cell>
          <table:table-cell office:value-type="float" office:value="3.06755518913" calcext:value-type="float">
            <text:p>3.06755518913</text:p>
          </table:table-cell>
          <table:table-cell office:value-type="float" office:value="45.5097317696" calcext:value-type="float">
            <text:p>45.5097317696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7904" calcext:value-type="float">
            <text:p>1457904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9.2482259274" calcext:value-type="float">
            <text:p>29.2482259274</text:p>
          </table:table-cell>
          <table:table-cell office:value-type="float" office:value="3.28738498688" calcext:value-type="float">
            <text:p>3.28738498688</text:p>
          </table:table-cell>
          <table:table-cell office:value-type="float" office:value="25.9608409405" calcext:value-type="float">
            <text:p>25.9608409405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7905" calcext:value-type="float">
            <text:p>1457905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9.1708359718" calcext:value-type="float">
            <text:p>29.1708359718</text:p>
          </table:table-cell>
          <table:table-cell office:value-type="float" office:value="3.00718998909" calcext:value-type="float">
            <text:p>3.00718998909</text:p>
          </table:table-cell>
          <table:table-cell office:value-type="float" office:value="26.1636459827" calcext:value-type="float">
            <text:p>26.1636459827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5"/>
          <table:table-cell table:style-name="ce23"/>
          <table:table-cell table:number-columns-repeated="16"/>
        </table:table-row>
      </table:table>
      <table:table table:name="Seidel" table:style-name="ta1">
        <table:shapes>
          <draw:frame draw:z-index="0" draw:style-name="gr1" draw:text-style-name="P1" svg:width="154.1mm" svg:height="83.93mm" svg:x="408.71mm" svg:y="45.16mm">
            <draw:object draw:notify-on-update-of-ranges="Seidel.C13:Seidel.C15 Seidel.D11:Seidel.D12 Seidel.D13:Seidel.D15 Seidel.H11:Seidel.H12 Seidel.H13:Seidel.H15 Seidel.L11:Seidel.L12 Seidel.L13:Seidel.L15 Seidel.E11:Seidel.E12 Seidel.E13:Seidel.E15 Seidel.F11:Seidel.F12 Seidel.F13:Seidel.F15 Seidel.G11:Seidel.G12 Seidel.G13:Seidel.G15 Seidel.I11:Seidel.I12 Seidel.I13:Seidel.I15 Seidel.J11:Seidel.J12 Seidel.J13:Seidel.J15 Seidel.K11:Seidel.K12 Seidel.K13:Seidel.K15 Seidel.M13:Seidel.M15 Seidel.N13:Seidel.N15 Seidel.O11:Seidel.O12 Seidel.O13:Seidel.O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Seidel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998.146447182" calcext:value-type="float">
            <text:p>998.15</text:p>
          </table:table-cell>
          <table:table-cell table:style-name="ce16" table:formula="of:=MAX([.$N$36:.$N$52])" office:value-type="float" office:value="1161.44841409" calcext:value-type="float">
            <text:p>1161.45</text:p>
          </table:table-cell>
          <table:table-cell table:style-name="ce16" table:formula="of:=AVERAGE([.$N$36:.$N$52])" office:value-type="float" office:value="1078.2528440355" calcext:value-type="float">
            <text:p>1078.25</text:p>
          </table:table-cell>
          <table:table-cell table:style-name="ce6" table:formula="of:=[.$G$13]/[.K13]" office:value-type="float" office:value="1.00963338940054" calcext:value-type="float">
            <text:p>1.00963338940054</text:p>
          </table:table-cell>
          <table:table-cell table:style-name="ce16" table:formula="of:=MIN([.$Q$36:.$Q$52])" office:value-type="float" office:value="1035.73093009" calcext:value-type="float">
            <text:p>1035.73</text:p>
          </table:table-cell>
          <table:table-cell table:style-name="ce16" table:formula="of:=MAX([.$Q$36:.$Q$52])" office:value-type="float" office:value="1121.13522005" calcext:value-type="float">
            <text:p>1121.14</text:p>
          </table:table-cell>
          <table:table-cell table:style-name="ce16" table:formula="of:=AVERAGE([.$Q$36:.$Q$52])" office:value-type="float" office:value="1067.96472398333" calcext:value-type="float">
            <text:p>1067.96</text:p>
          </table:table-cell>
          <table:table-cell table:style-name="ce6" table:formula="of:=[.$G$13]/[.O13]" office:value-type="float" office:value="0.844654581710199" calcext:value-type="float">
            <text:p>0.844654581710199</text:p>
          </table:table-cell>
          <table:table-cell table:style-name="ce16" table:formula="of:=MIN([.$T$36:.$T$52])" office:value-type="float" office:value="1276.56069994" calcext:value-type="float">
            <text:p>1276.56</text:p>
          </table:table-cell>
          <table:table-cell table:style-name="ce16" table:formula="of:=MAX([.$T$36:.$T$52])" office:value-type="float" office:value="1276.56069994" calcext:value-type="float">
            <text:p>1276.56</text:p>
          </table:table-cell>
          <table:table-cell table:style-name="ce16" table:formula="of:=AVERAGE([.$T$36:.$T$52])" office:value-type="float" office:value="1276.56069994" calcext:value-type="float">
            <text:p>1276.5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.00</text:p>
          </table:table-cell>
          <table:table-cell table:style-name="ce16" table:formula="of:=MAX([.$O$36:.$O$52])" office:value-type="float" office:value="0" calcext:value-type="float">
            <text:p>0.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.00</text:p>
          </table:table-cell>
          <table:table-cell table:style-name="ce16" table:formula="of:=MAX([.$R$36:.$R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.00</text:p>
          </table:table-cell>
          <table:table-cell table:style-name="ce16" table:formula="of:=MAX([.$U$36:.$U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.00</text:p>
          </table:table-cell>
          <table:table-cell table:style-name="ce16" table:formula="of:=MAX([.$P$36:.$P$52])" office:value-type="float" office:value="0" calcext:value-type="float">
            <text:p>0.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.00</text:p>
          </table:table-cell>
          <table:table-cell table:style-name="ce16" table:formula="of:=MAX([.$S$36:.$S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.00</text:p>
          </table:table-cell>
          <table:table-cell table:style-name="ce16" table:formula="of:=MAX([.$V$36:.$V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3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2176" calcext:value-type="float">
            <text:p>1462176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69.69608617" calcext:value-type="float">
            <text:p>1069.69608617</text:p>
          </table:table-cell>
          <table:table-cell office:value-type="float" office:value="33.9651560783" calcext:value-type="float">
            <text:p>33.9651560783</text:p>
          </table:table-cell>
          <table:table-cell office:value-type="float" office:value="1035.73093009" calcext:value-type="float">
            <text:p>1035.73093009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office:value-type="float" office:value="998.146447182" calcext:value-type="float">
            <text:p>998.146447182</text:p>
          </table:table-cell>
          <table:table-cell table:style-name="ce5" table:number-columns-repeated="2"/>
          <table:table-cell office:value-type="float" office:value="1035.73093009" calcext:value-type="float">
            <text:p>1035.73093009</text:p>
          </table:table-cell>
          <table:table-cell table:style-name="ce5" table:number-columns-repeated="2"/>
          <table:table-cell table:style-name="ce11" office:value-type="float" office:value="1276.56069994" calcext:value-type="float">
            <text:p>1276.56069994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62177" calcext:value-type="float">
            <text:p>1462177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56.29164481" calcext:value-type="float">
            <text:p>1156.29164481</text:p>
          </table:table-cell>
          <table:table-cell office:value-type="float" office:value="109.263622999" calcext:value-type="float">
            <text:p>109.263622999</text:p>
          </table:table-cell>
          <table:table-cell office:value-type="float" office:value="1047.02802181" calcext:value-type="float">
            <text:p>1047.02802181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office:value-type="float" office:value="1015.06353283" calcext:value-type="float">
            <text:p>1015.06353283</text:p>
          </table:table-cell>
          <table:table-cell table:style-name="ce5" table:number-columns-repeated="2"/>
          <table:table-cell office:value-type="float" office:value="1047.02802181" calcext:value-type="float">
            <text:p>1047.02802181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float" office:value="1834721" calcext:value-type="float">
            <text:p>1834721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34.49832392" calcext:value-type="float">
            <text:p>1234.49832392</text:p>
          </table:table-cell>
          <table:table-cell office:value-type="float" office:value="113.363103867" calcext:value-type="float">
            <text:p>113.363103867</text:p>
          </table:table-cell>
          <table:table-cell office:value-type="float" office:value="1121.13522005" calcext:value-type="float">
            <text:p>1121.13522005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11" office:value-type="float" office:value="1138.35298204" calcext:value-type="float">
            <text:p>1138.35298204</text:p>
          </table:table-cell>
          <table:table-cell table:style-name="ce5" table:number-columns-repeated="2"/>
          <table:table-cell office:value-type="float" office:value="1121.13522005" calcext:value-type="float">
            <text:p>1121.13522005</text:p>
          </table:table-cell>
          <table:table-cell table:style-name="ce5" table:number-columns-repeated="5"/>
        </table:table-row>
        <table:table-row table:style-name="ro1">
          <table:table-cell table:number-columns-repeated="13"/>
          <table:table-cell office:value-type="float" office:value="1161.44841409" calcext:value-type="float">
            <text:p>1161.44841409</text:p>
          </table:table-cell>
          <table:table-cell table:style-name="ce5" table:number-columns-repeated="8"/>
        </table:table-row>
        <table:table-row table:style-name="ro1">
          <table:table-cell/>
          <table:table-cell table:style-name="ce11" office:value-type="float" office:value="1824527" calcext:value-type="float">
            <text:p>1824527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48.22283292" calcext:value-type="float">
            <text:p>1348.22283292</text:p>
          </table:table-cell>
          <table:table-cell table:style-name="ce11" office:value-type="float" office:value="71.6621329784" calcext:value-type="float">
            <text:p>71.6621329784</text:p>
          </table:table-cell>
          <table:table-cell table:style-name="ce11" office:value-type="float" office:value="1276.56069994" calcext:value-type="float">
            <text:p>1276.56069994</text:p>
          </table:table-cell>
          <table:table-cell table:style-name="ce11" office:value-type="float" office:value="10490" calcext:value-type="float">
            <text:p>1049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62178" calcext:value-type="float">
            <text:p>1462178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31.39084005" calcext:value-type="float">
            <text:p>1031.39084005</text:p>
          </table:table-cell>
          <table:table-cell office:value-type="float" office:value="33.2443928719" calcext:value-type="float">
            <text:p>33.2443928719</text:p>
          </table:table-cell>
          <table:table-cell office:value-type="float" office:value="998.146447182" calcext:value-type="float">
            <text:p>998.146447182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62179" calcext:value-type="float">
            <text:p>1462179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48.34029388" calcext:value-type="float">
            <text:p>1048.34029388</text:p>
          </table:table-cell>
          <table:table-cell office:value-type="float" office:value="33.276761055" calcext:value-type="float">
            <text:p>33.276761055</text:p>
          </table:table-cell>
          <table:table-cell office:value-type="float" office:value="1015.06353283" calcext:value-type="float">
            <text:p>1015.06353283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33" calcext:value-type="float">
            <text:p>1824533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72.53480196" calcext:value-type="float">
            <text:p>1172.53480196</text:p>
          </table:table-cell>
          <table:table-cell table:style-name="ce11" office:value-type="float" office:value="34.1818199158" calcext:value-type="float">
            <text:p>34.1818199158</text:p>
          </table:table-cell>
          <table:table-cell table:style-name="ce11" office:value-type="float" office:value="1138.35298204" calcext:value-type="float">
            <text:p>1138.35298204</text:p>
          </table:table-cell>
          <table:table-cell table:style-name="ce11"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834725" calcext:value-type="float">
            <text:p>1834725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95.52751207" calcext:value-type="float">
            <text:p>1195.52751207</text:p>
          </table:table-cell>
          <table:table-cell office:value-type="float" office:value="34.0790979862" calcext:value-type="float">
            <text:p>34.0790979862</text:p>
          </table:table-cell>
          <table:table-cell office:value-type="float" office:value="1161.44841409" calcext:value-type="float">
            <text:p>1161.44841409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  <table:table-row table:style-name="ro1" table:number-rows-repeated="2">
          <table:table-cell table:number-columns-repeated="13"/>
          <table:table-cell table:style-name="ce5" table:number-columns-repeated="9"/>
        </table:table-row>
        <table:table-row table:style-name="ro1" table:number-rows-repeated="2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P0" style:volatile="true">
      <number:number number:decimal-places="1" loext:min-decimal-places="1" number:min-integer-digits="1"/>
    </number:number-style>
    <number:number-style style:name="N112">
      <style:text-properties fo:color="#ff0000"/>
      <number:text>-</number:text>
      <number:number number:decimal-places="1" loext:min-decimal-places="1" number:min-integer-digits="1"/>
      <style:map style:condition="value()&gt;=0" style:apply-style-name="N112P0"/>
    </number:number-style>
    <number:number-style style:name="N10111" number:language="en" number:country="GB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 style:data-style-name="N2" text:time-value="14:10:15.137392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56:35.024496811</meta:creation-date>
    <dc:date>2018-08-19T14:21:24.481878765</dc:date>
    <meta:editing-duration>PT21H44M51S</meta:editing-duration>
    <meta:editing-cycles>62</meta:editing-cycles>
    <meta:generator>LibreOffice/6.0.4.2$Linux_X86_64 LibreOffice_project/00m0$Build-2</meta:generator>
    <meta:document-statistic meta:table-count="8" meta:cell-count="649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11">
      <style:chart-properties chart:display-label="true" chart:logarithmic="true" chart:maximum="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maximum="1400" chart:interval-major="2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1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226cm" svg:height="10.351cm" xlink:href=".." xlink:type="simple" chart:class="chart:stock" chart:column-mapping="0 4 1 2 3 5 6 7" chart:style-name="ch1">
        <chart:legend chart:legend-position="top" svg:x="1.613cm" svg:y="0.185cm" style:legend-expansion="wide" chart:style-name="ch2"/>
        <chart:plot-area chart:style-name="ch3" table:cell-range-address="QR.C13:QR.G15 QR.C11:QR.G12 QR.H11:QR.K15" chart:data-source-has-labels="both" svg:x="1.295cm" svg:y="1.488cm" svg:width="11.802cm" svg:height="7.675cm">
          <chartooo:coordinate-region svg:x="2.022cm" svg:y="1.688cm" svg:width="10.082cm" svg:height="6.828cm"/>
          <chart:axis chart:dimension="x" chart:name="primary-x" chart:style-name="ch4" chartooo:axis-type="auto">
            <chartooo:date-scale/>
            <chart:title svg:x="5.816cm" svg:y="9.37cm" chart:style-name="ch5">
              <text:p>#Workers (#cores)</text:p>
            </chart:title>
            <chart:categories table:cell-range-address="QR.C13:QR.C15"/>
            <chart:grid chart:style-name="ch6" chart:class="major"/>
          </chart:axis>
          <chart:axis chart:dimension="y" chart:name="primary-y" chart:style-name="ch7">
            <chart:title svg:x="0.451cm" svg:y="6.308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3.381cm" svg:y="6.718cm" chart:style-name="ch8">
              <text:p>Execution Time (s)</text:p>
            </chart:title>
          </chart:axis>
          <chart:series chart:attached-axis="primary-y" chart:style-name="ch10" chart:values-cell-range-address="QR.D13:QR.D15" chart:label-cell-address="QR.D11:QR.D12" chart:class="chart:bar">
            <chart:data-point/>
            <chart:data-point chart:style-name="ch11" chart:repeated="2"/>
          </chart:series>
          <chart:series chart:attached-axis="primary-y" chart:style-name="ch12" chart:values-cell-range-address="QR.H13:QR.H15" chart:label-cell-address="QR.H11:QR.H12" chart:class="chart:bar">
            <chart:data-point chart:repeated="3"/>
          </chart:series>
          <chart:series chart:values-cell-range-address="QR.E13:QR.E15" chart:label-cell-address="QR.E11:QR.E12" chart:attached-axis="secondary-y">
            <chart:data-point chart:repeated="3"/>
          </chart:series>
          <chart:series chart:values-cell-range-address="QR.F13:QR.F15" chart:label-cell-address="QR.F11:QR.F12" chart:attached-axis="secondary-y">
            <chart:data-point chart:repeated="3"/>
          </chart:series>
          <chart:series chart:values-cell-range-address="QR.G13:QR.G15" chart:label-cell-address="QR.G11:QR.G12" chart:attached-axis="secondary-y">
            <chart:data-point chart:repeated="3"/>
          </chart:series>
          <chart:series chart:values-cell-range-address="QR.I13:QR.I15" chart:label-cell-address="QR.I11:QR.I12" chart:attached-axis="secondary-y">
            <chart:data-point chart:repeated="3"/>
          </chart:series>
          <chart:series chart:values-cell-range-address="QR.J13:QR.J15" chart:label-cell-address="QR.J11:QR.J12" chart:attached-axis="secondary-y">
            <chart:data-point chart:repeated="3"/>
          </chart:series>
          <chart:series chart:values-cell-range-address="QR.K13:QR.K15" chart:label-cell-address="QR.K11:QR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QR.D11:QR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QR.H11:QR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QR.E11:QR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QR.F11:QR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QR.G11:QR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QR.I11:QR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QR.J11:QR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QR.K11:QR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QR.C13:QR.C15</svg:desc>
                </draw:g>
              </table:table-cell>
              <table:table-cell office:value-type="float" office:value="1">
                <text:p>1</text:p>
                <draw:g>
                  <svg:desc>QR.D13:QR.D15</svg:desc>
                </draw:g>
              </table:table-cell>
              <table:table-cell office:value-type="float" office:value="0.9569976787257">
                <text:p>0.9569976787257</text:p>
                <draw:g>
                  <svg:desc>QR.H13:QR.H15</svg:desc>
                </draw:g>
              </table:table-cell>
              <table:table-cell office:value-type="float" office:value="1018.32364297">
                <text:p>1018.32364297</text:p>
                <draw:g>
                  <svg:desc>QR.E13:QR.E15</svg:desc>
                </draw:g>
              </table:table-cell>
              <table:table-cell office:value-type="float" office:value="1269.49922109">
                <text:p>1269.49922109</text:p>
                <draw:g>
                  <svg:desc>QR.F13:QR.F15</svg:desc>
                </draw:g>
              </table:table-cell>
              <table:table-cell office:value-type="float" office:value="1157.04964985417">
                <text:p>1157.04964985417</text:p>
                <draw:g>
                  <svg:desc>QR.G13:QR.G15</svg:desc>
                </draw:g>
              </table:table-cell>
              <table:table-cell office:value-type="float" office:value="1079.31957984">
                <text:p>1079.31957984</text:p>
                <draw:g>
                  <svg:desc>QR.I13:QR.I15</svg:desc>
                </draw:g>
              </table:table-cell>
              <table:table-cell office:value-type="float" office:value="1340.06476593">
                <text:p>1340.06476593</text:p>
                <draw:g>
                  <svg:desc>QR.J13:QR.J15</svg:desc>
                </draw:g>
              </table:table-cell>
              <table:table-cell office:value-type="float" office:value="1209.04122922727">
                <text:p>1209.04122922727</text:p>
                <draw:g>
                  <svg:desc>QR.K13:QR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1.62025392923138">
                <text:p>1.62025392923138</text:p>
              </table:table-cell>
              <table:table-cell office:value-type="float" office:value="1.37980979928129">
                <text:p>1.37980979928129</text:p>
              </table:table-cell>
              <table:table-cell office:value-type="float" office:value="651.827972889">
                <text:p>651.827972889</text:p>
              </table:table-cell>
              <table:table-cell office:value-type="float" office:value="759.1139009">
                <text:p>759.1139009</text:p>
              </table:table-cell>
              <table:table-cell office:value-type="float" office:value="714.116243744">
                <text:p>714.116243744</text:p>
              </table:table-cell>
              <table:table-cell office:value-type="float" office:value="760.368568897">
                <text:p>760.368568897</text:p>
              </table:table-cell>
              <table:table-cell office:value-type="float" office:value="879.423554897">
                <text:p>879.423554897</text:p>
              </table:table-cell>
              <table:table-cell office:value-type="float" office:value="838.557350771714">
                <text:p>838.557350771714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2.37140654684841">
                <text:p>2.37140654684841</text:p>
              </table:table-cell>
              <table:table-cell office:value-type="float" office:value="2.1001759650481">
                <text:p>2.1001759650481</text:p>
              </table:table-cell>
              <table:table-cell office:value-type="float" office:value="468.227003098">
                <text:p>468.227003098</text:p>
              </table:table-cell>
              <table:table-cell office:value-type="float" office:value="506.942480087">
                <text:p>506.942480087</text:p>
              </table:table-cell>
              <table:table-cell office:value-type="float" office:value="487.917034467111">
                <text:p>487.917034467111</text:p>
              </table:table-cell>
              <table:table-cell office:value-type="float" office:value="524.710382938">
                <text:p>524.710382938</text:p>
              </table:table-cell>
              <table:table-cell office:value-type="float" office:value="594.040302992">
                <text:p>594.040302992</text:p>
              </table:table-cell>
              <table:table-cell office:value-type="float" office:value="550.929859740428">
                <text:p>550.929859740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11">
      <style:chart-properties chart:display-label="true" chart:logarithmic="true" chart:maximum="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maximum="500" chart:interval-major="1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1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366cm" svg:height="11.18cm" xlink:href=".." xlink:type="simple" chart:class="chart:stock" chart:column-mapping="0 4 1 2 3 5 6 7" chart:style-name="ch1">
        <chart:legend chart:legend-position="top" svg:x="2.183cm" svg:y="0.185cm" style:legend-expansion="wide" chart:style-name="ch2"/>
        <chart:plot-area chart:style-name="ch3" table:cell-range-address="Cholesky.C13:Cholesky.G15 Cholesky.C11:Cholesky.G12 Cholesky.H11:Cholesky.K15" chart:data-source-has-labels="both" svg:x="1.318cm" svg:y="1.504cm" svg:width="12.873cm" svg:height="8.472cm">
          <chartooo:coordinate-region svg:x="2.045cm" svg:y="1.704cm" svg:width="11.338cm" svg:height="7.625cm"/>
          <chart:axis chart:dimension="x" chart:name="primary-x" chart:style-name="ch4" chartooo:axis-type="auto">
            <chartooo:date-scale/>
            <chart:title svg:x="6.374cm" svg:y="10.199cm" chart:style-name="ch5">
              <text:p>#Workers (#cores)</text:p>
            </chart:title>
            <chart:categories table:cell-range-address="Cholesky.C13:Cholesky.C15"/>
            <chart:grid chart:style-name="ch6" chart:class="major"/>
          </chart:axis>
          <chart:axis chart:dimension="y" chart:name="primary-y" chart:style-name="ch7">
            <chart:title svg:x="0.451cm" svg:y="6.72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4.498cm" svg:y="7.133cm" chart:style-name="ch8">
              <text:p>Execution Time (s)</text:p>
            </chart:title>
          </chart:axis>
          <chart:series chart:attached-axis="primary-y" chart:style-name="ch10" chart:values-cell-range-address="Cholesky.D13:Cholesky.D15" chart:label-cell-address="Cholesky.D11:Cholesky.D12" chart:class="chart:bar">
            <chart:data-point/>
            <chart:data-point chart:style-name="ch11" chart:repeated="2"/>
          </chart:series>
          <chart:series chart:attached-axis="primary-y" chart:style-name="ch12" chart:values-cell-range-address="Cholesky.H13:Cholesky.H15" chart:label-cell-address="Cholesky.H11:Cholesky.H12" chart:class="chart:bar">
            <chart:data-point chart:repeated="3"/>
          </chart:series>
          <chart:series chart:values-cell-range-address="Cholesky.E13:Cholesky.E15" chart:label-cell-address="Cholesky.E11:Cholesky.E12" chart:attached-axis="secondary-y">
            <chart:data-point chart:repeated="3"/>
          </chart:series>
          <chart:series chart:values-cell-range-address="Cholesky.F13:Cholesky.F15" chart:label-cell-address="Cholesky.F11:Cholesky.F12" chart:attached-axis="secondary-y">
            <chart:data-point chart:repeated="3"/>
          </chart:series>
          <chart:series chart:values-cell-range-address="Cholesky.G13:Cholesky.G15" chart:label-cell-address="Cholesky.G11:Cholesky.G12" chart:attached-axis="secondary-y">
            <chart:data-point chart:repeated="3"/>
          </chart:series>
          <chart:series chart:values-cell-range-address="Cholesky.I13:Cholesky.I15" chart:label-cell-address="Cholesky.I11:Cholesky.I12" chart:attached-axis="secondary-y">
            <chart:data-point chart:repeated="3"/>
          </chart:series>
          <chart:series chart:values-cell-range-address="Cholesky.J13:Cholesky.J15" chart:label-cell-address="Cholesky.J11:Cholesky.J12" chart:attached-axis="secondary-y">
            <chart:data-point chart:repeated="3"/>
          </chart:series>
          <chart:series chart:values-cell-range-address="Cholesky.K13:Cholesky.K15" chart:label-cell-address="Cholesky.K11:Cholesky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Cholesky.D11:Cholesky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Cholesky.H11:Cholesky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Cholesky.E11:Cholesky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Cholesky.F11:Cholesky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Cholesky.G11:Cholesky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Cholesky.I11:Cholesky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Cholesky.J11:Cholesky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Cholesky.K11:Cholesky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Cholesky.C13:Cholesky.C15</svg:desc>
                </draw:g>
              </table:table-cell>
              <table:table-cell office:value-type="float" office:value="1">
                <text:p>1</text:p>
                <draw:g>
                  <svg:desc>Cholesky.D13:Cholesky.D15</svg:desc>
                </draw:g>
              </table:table-cell>
              <table:table-cell office:value-type="float" office:value="0.918379303923881">
                <text:p>0.918379303923881</text:p>
                <draw:g>
                  <svg:desc>Cholesky.H13:Cholesky.H15</svg:desc>
                </draw:g>
              </table:table-cell>
              <table:table-cell office:value-type="float" office:value="364.393563032">
                <text:p>364.393563032</text:p>
                <draw:g>
                  <svg:desc>Cholesky.E13:Cholesky.E15</svg:desc>
                </draw:g>
              </table:table-cell>
              <table:table-cell office:value-type="float" office:value="451.02363205">
                <text:p>451.02363205</text:p>
                <draw:g>
                  <svg:desc>Cholesky.F13:Cholesky.F15</svg:desc>
                </draw:g>
              </table:table-cell>
              <table:table-cell office:value-type="float" office:value="398.316671133125">
                <text:p>398.316671133125</text:p>
                <draw:g>
                  <svg:desc>Cholesky.G13:Cholesky.G15</svg:desc>
                </draw:g>
              </table:table-cell>
              <table:table-cell office:value-type="float" office:value="388.785907984">
                <text:p>388.785907984</text:p>
                <draw:g>
                  <svg:desc>Cholesky.I13:Cholesky.I15</svg:desc>
                </draw:g>
              </table:table-cell>
              <table:table-cell office:value-type="float" office:value="481.413408995">
                <text:p>481.413408995</text:p>
                <draw:g>
                  <svg:desc>Cholesky.J13:Cholesky.J15</svg:desc>
                </draw:g>
              </table:table-cell>
              <table:table-cell office:value-type="float" office:value="433.716950535875">
                <text:p>433.716950535875</text:p>
                <draw:g>
                  <svg:desc>Cholesky.K13:Cholesky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1.47001988820871">
                <text:p>1.47001988820871</text:p>
              </table:table-cell>
              <table:table-cell office:value-type="float" office:value="1.46265363218221">
                <text:p>1.46265363218221</text:p>
              </table:table-cell>
              <table:table-cell office:value-type="float" office:value="256.119238138">
                <text:p>256.119238138</text:p>
              </table:table-cell>
              <table:table-cell office:value-type="float" office:value="279.381164074">
                <text:p>279.381164074</text:p>
              </table:table-cell>
              <table:table-cell office:value-type="float" office:value="270.960055934">
                <text:p>270.960055934</text:p>
              </table:table-cell>
              <table:table-cell office:value-type="float" office:value="265.977296114">
                <text:p>265.977296114</text:p>
              </table:table-cell>
              <table:table-cell office:value-type="float" office:value="281.258171082">
                <text:p>281.258171082</text:p>
              </table:table-cell>
              <table:table-cell office:value-type="float" office:value="272.3246723415">
                <text:p>272.3246723415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1.95227044710756">
                <text:p>1.95227044710756</text:p>
              </table:table-cell>
              <table:table-cell office:value-type="float" office:value="2.03411540400158">
                <text:p>2.03411540400158</text:p>
              </table:table-cell>
              <table:table-cell office:value-type="float" office:value="189.842261076">
                <text:p>189.842261076</text:p>
              </table:table-cell>
              <table:table-cell office:value-type="float" office:value="218.91985178">
                <text:p>218.91985178</text:p>
              </table:table-cell>
              <table:table-cell office:value-type="float" office:value="204.02740395075">
                <text:p>204.02740395075</text:p>
              </table:table-cell>
              <table:table-cell office:value-type="float" office:value="188.747098207">
                <text:p>188.747098207</text:p>
              </table:table-cell>
              <table:table-cell office:value-type="float" office:value="208.339566946">
                <text:p>208.339566946</text:p>
              </table:table-cell>
              <table:table-cell office:value-type="float" office:value="195.818128287875">
                <text:p>195.818128287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11">
      <style:chart-properties chart:display-label="true" chart:logarithmic="true" chart:maximum="102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3cb371"/>
      <style:text-properties fo:font-size="10pt" style:font-size-asian="10pt" style:font-size-complex="10pt"/>
    </style:style>
    <style:style style:name="ch12" style:family="chart">
      <style:graphic-properties draw:fill-color="#ffffff"/>
    </style:style>
    <style:style style:name="ch13" style:family="chart">
      <style:graphic-properties svg:stroke-color="#b3b3b3" draw:fill-color="#000000"/>
    </style:style>
    <style:style style:name="ch14" style:family="chart">
      <style:graphic-properties svg:stroke-width="0.1cm" svg:stroke-color="#f4a46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25cm" svg:height="8.395cm" xlink:href=".." xlink:type="simple" chart:class="chart:stock" chart:style-name="ch1">
        <chart:legend chart:legend-position="top" svg:x="0.77cm" svg:y="0.185cm" style:legend-expansion="wide" chart:style-name="ch2"/>
        <chart:plot-area chart:style-name="ch3" table:cell-range-address="Gemm.C13:Gemm.C13 Gemm.H11:Gemm.L13 Gemm.M13:Gemm.O13 Gemm.O11:Gemm.O12" chart:data-source-has-labels="both" svg:x="1.283cm" svg:y="1.448cm" svg:width="11.237cm" svg:height="5.799cm">
          <chartooo:coordinate-region svg:x="2.566cm" svg:y="1.648cm" svg:width="8.961cm" svg:height="4.952cm"/>
          <chart:axis chart:dimension="x" chart:name="primary-x" chart:style-name="ch4" chartooo:axis-type="auto">
            <chartooo:date-scale/>
            <chart:title svg:x="5.521cm" svg:y="7.414cm" chart:style-name="ch5">
              <text:p>#Workers (#cores)</text:p>
            </chart:title>
            <chart:categories table:cell-range-address="Gemm.C13:Gemm.C13"/>
            <chart:grid chart:style-name="ch6" chart:class="major"/>
          </chart:axis>
          <chart:axis chart:dimension="y" chart:name="primary-y" chart:style-name="ch7">
            <chart:title svg:x="0.451cm" svg:y="5.449cm" chart:style-name="ch8">
              <text:p>Slow-down (u)</text:p>
            </chart:title>
            <chart:grid chart:style-name="ch6" chart:class="major"/>
          </chart:axis>
          <chart:axis chart:dimension="y" chart:name="secondary-y" chart:style-name="ch9">
            <chart:title svg:x="12.792cm" svg:y="5.74cm" chart:style-name="ch8">
              <text:p>Execution Time (s)</text:p>
            </chart:title>
          </chart:axis>
          <chart:series chart:attached-axis="primary-y" chart:style-name="ch10" chart:values-cell-range-address="Gemm.H13:Gemm.H13" chart:label-cell-address="Gemm.H11:Gemm.H12" chart:class="chart:bar">
            <chart:data-point/>
          </chart:series>
          <chart:series chart:attached-axis="primary-y" chart:style-name="ch11" chart:values-cell-range-address="Gemm.L13:Gemm.L13" chart:label-cell-address="Gemm.L11:Gemm.L12" chart:class="chart:bar">
            <chart:data-point/>
          </chart:series>
          <chart:series chart:values-cell-range-address="Gemm.I13:Gemm.I13" chart:label-cell-address="Gemm.I11:Gemm.I12" chart:attached-axis="secondary-y">
            <chart:data-point/>
          </chart:series>
          <chart:series chart:values-cell-range-address="Gemm.J13:Gemm.J13" chart:label-cell-address="Gemm.J11:Gemm.J12" chart:attached-axis="secondary-y">
            <chart:data-point/>
          </chart:series>
          <chart:series chart:values-cell-range-address="Gemm.K13:Gemm.K13" chart:label-cell-address="Gemm.K11:Gemm.K12" chart:attached-axis="secondary-y">
            <chart:data-point/>
          </chart:series>
          <chart:series chart:values-cell-range-address="Gemm.M13:Gemm.M13" chart:attached-axis="secondary-y">
            <chart:data-point/>
          </chart:series>
          <chart:series chart:values-cell-range-address="Gemm.N13:Gemm.N13" chart:attached-axis="secondary-y">
            <chart:data-point/>
          </chart:series>
          <chart:series chart:values-cell-range-address="Gemm.O13:Gemm.O13" chart:label-cell-address="Gemm.O11:Gemm.O12" chart:attached-axis="secondary-y">
            <chart:data-point/>
          </chart:series>
          <chart:stock-gain-marker chart:style-name="ch12"/>
          <chart:stock-loss-marker chart:style-name="ch13"/>
          <chart:stock-range-line chart:style-name="ch14"/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FG Slow-down</text:p>
                <text:list>
                  <text:list-item>
                    <text:p>UserParallel FG</text:p>
                  </text:list-item>
                  <text:list-item>
                    <text:p>Slow-down</text:p>
                  </text:list-item>
                </text:list>
                <draw:g>
                  <svg:desc>Gemm.H11:Gemm.H12</svg:desc>
                </draw:g>
              </table:table-cell>
              <table:table-cell office:value-type="string">
                <text:p>AutoParallel LT Slow-down</text:p>
                <text:list>
                  <text:list-item>
                    <text:p>AutoParallel LT</text:p>
                  </text:list-item>
                  <text:list-item>
                    <text:p>Slow-down</text:p>
                  </text:list-item>
                </text:list>
                <draw:g>
                  <svg:desc>Gemm.L11:Gemm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Gemm.I11:Gemm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Gemm.J11:Gemm.J12</svg:desc>
                </draw:g>
              </table:table-cell>
              <table:table-cell office:value-type="string">
                <text:p>UserParallel FG Execution Time</text:p>
                <text:list>
                  <text:list-item>
                    <text:p>UserParallel FG</text:p>
                  </text:list-item>
                  <text:list-item>
                    <text:p>Execution Time</text:p>
                  </text:list-item>
                </text:list>
                <draw:g>
                  <svg:desc>Gemm.K11:Gemm.K1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Gemm.O11:Gemm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Gemm.C13:Gemm.C13</svg:desc>
                </draw:g>
              </table:table-cell>
              <table:table-cell office:value-type="float" office:value="617.657753949153">
                <text:p>617.657753949153</text:p>
                <draw:g>
                  <svg:desc>Gemm.H13:Gemm.H13</svg:desc>
                </draw:g>
              </table:table-cell>
              <table:table-cell office:value-type="float" office:value="128.296502901813">
                <text:p>128.296502901813</text:p>
                <draw:g>
                  <svg:desc>Gemm.L13:Gemm.L13</svg:desc>
                </draw:g>
              </table:table-cell>
              <table:table-cell office:value-type="float" office:value="2874.81715107">
                <text:p>2874.81715107</text:p>
                <draw:g>
                  <svg:desc>Gemm.I13:Gemm.I13</svg:desc>
                </draw:g>
              </table:table-cell>
              <table:table-cell office:value-type="float" office:value="2874.81715107">
                <text:p>2874.81715107</text:p>
                <draw:g>
                  <svg:desc>Gemm.J13:Gemm.J13</svg:desc>
                </draw:g>
              </table:table-cell>
              <table:table-cell office:value-type="float" office:value="2874.81715107">
                <text:p>2874.81715107</text:p>
                <draw:g>
                  <svg:desc>Gemm.K13:Gemm.K13</svg:desc>
                </draw:g>
              </table:table-cell>
              <table:table-cell office:value-type="float" office:value="597.14135313">
                <text:p>597.14135313</text:p>
                <draw:g>
                  <svg:desc>Gemm.M13:Gemm.M13</svg:desc>
                </draw:g>
              </table:table-cell>
              <table:table-cell office:value-type="float" office:value="597.14135313">
                <text:p>597.14135313</text:p>
                <draw:g>
                  <svg:desc>Gemm.N13:Gemm.N13</svg:desc>
                </draw:g>
              </table:table-cell>
              <table:table-cell office:value-type="float" office:value="597.14135313">
                <text:p>597.14135313</text:p>
                <draw:g>
                  <svg:desc>Gemm.O13:Gemm.O1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11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1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062cm" svg:height="8.395cm" xlink:href=".." xlink:type="simple" chart:class="chart:stock" chart:style-name="ch1">
        <chart:legend chart:legend-position="top" svg:x="1.28cm" svg:y="0.185cm" style:legend-expansion="wide" chart:style-name="ch2"/>
        <chart:plot-area chart:style-name="ch3" table:cell-range-address="FDTD_1D.C13:FDTD_1D.G15 FDTD_1D.C11:FDTD_1D.G12 FDTD_1D.H11:FDTD_1D.L15 FDTD_1D.M13:FDTD_1D.O15 FDTD_1D.O11:FDTD_1D.O12" chart:data-source-has-labels="both" svg:x="1.292cm" svg:y="1.946cm" svg:width="11.647cm" svg:height="5.301cm">
          <chartooo:coordinate-region svg:x="2.019cm" svg:y="2.145cm" svg:width="10.112cm" svg:height="4.455cm"/>
          <chart:axis chart:dimension="x" chart:name="primary-x" chart:style-name="ch4" chartooo:axis-type="auto">
            <chartooo:date-scale/>
            <chart:title svg:x="5.735cm" svg:y="7.414cm" chart:style-name="ch5">
              <text:p>#Workers (#cores)</text:p>
            </chart:title>
            <chart:categories table:cell-range-address="FDTD_1D.C13:FDTD_1D.C15"/>
            <chart:grid chart:style-name="ch6" chart:class="major"/>
          </chart:axis>
          <chart:axis chart:dimension="y" chart:name="primary-y" chart:style-name="ch7">
            <chart:title svg:x="0.451cm" svg:y="5.579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3.22cm" svg:y="5.989cm" chart:style-name="ch8">
              <text:p>Execution Time (s)</text:p>
            </chart:title>
          </chart:axis>
          <chart:series chart:attached-axis="primary-y" chart:style-name="ch10" chart:values-cell-range-address="FDTD_1D.D13:FDTD_1D.D15" chart:label-cell-address="FDTD_1D.D11:FDTD_1D.D12" chart:class="chart:bar">
            <chart:data-point/>
            <chart:data-point chart:style-name="ch11" chart:repeated="2"/>
          </chart:series>
          <chart:series chart:attached-axis="primary-y" chart:style-name="ch12" chart:values-cell-range-address="FDTD_1D.H13:FDTD_1D.H15" chart:label-cell-address="FDTD_1D.H11:FDTD_1D.H12" chart:class="chart:bar">
            <chart:data-point chart:repeated="3"/>
          </chart:series>
          <chart:series chart:attached-axis="primary-y" chart:style-name="ch13" chart:values-cell-range-address="FDTD_1D.L13:FDTD_1D.L15" chart:label-cell-address="FDTD_1D.L11:FDTD_1D.L12" chart:class="chart:bar">
            <chart:data-point chart:repeated="3"/>
          </chart:series>
          <chart:series chart:values-cell-range-address="FDTD_1D.E13:FDTD_1D.E15" chart:label-cell-address="FDTD_1D.E11:FDTD_1D.E12" chart:attached-axis="secondary-y">
            <chart:data-point chart:repeated="3"/>
          </chart:series>
          <chart:series chart:values-cell-range-address="FDTD_1D.F13:FDTD_1D.F15" chart:label-cell-address="FDTD_1D.F11:FDTD_1D.F12" chart:attached-axis="secondary-y">
            <chart:data-point chart:repeated="3"/>
          </chart:series>
          <chart:series chart:values-cell-range-address="FDTD_1D.G13:FDTD_1D.G15" chart:label-cell-address="FDTD_1D.G11:FDTD_1D.G12" chart:attached-axis="secondary-y">
            <chart:data-point chart:repeated="3"/>
          </chart:series>
          <chart:series chart:values-cell-range-address="FDTD_1D.I13:FDTD_1D.I15" chart:label-cell-address="FDTD_1D.I11:FDTD_1D.I12" chart:attached-axis="secondary-y">
            <chart:data-point chart:repeated="3"/>
          </chart:series>
          <chart:series chart:values-cell-range-address="FDTD_1D.J13:FDTD_1D.J15" chart:label-cell-address="FDTD_1D.J11:FDTD_1D.J12" chart:attached-axis="secondary-y">
            <chart:data-point chart:repeated="3"/>
          </chart:series>
          <chart:series chart:values-cell-range-address="FDTD_1D.K13:FDTD_1D.K15" chart:label-cell-address="FDTD_1D.K11:FDTD_1D.K12" chart:attached-axis="secondary-y">
            <chart:data-point chart:repeated="3"/>
          </chart:series>
          <chart:series chart:values-cell-range-address="FDTD_1D.M13:FDTD_1D.M15" chart:attached-axis="secondary-y">
            <chart:data-point chart:repeated="3"/>
          </chart:series>
          <chart:series chart:values-cell-range-address="FDTD_1D.N13:FDTD_1D.N15" chart:attached-axis="secondary-y">
            <chart:data-point chart:repeated="3"/>
          </chart:series>
          <chart:series chart:values-cell-range-address="FDTD_1D.O13:FDTD_1D.O15" chart:label-cell-address="FDTD_1D.O11:FDTD_1D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FDTD_1D.D11:FDTD_1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FDTD_1D.H11:FDTD_1D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FDTD_1D.L11:FDTD_1D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DTD_1D.E11:FDTD_1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DTD_1D.F11:FDTD_1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FDTD_1D.G11:FDTD_1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DTD_1D.I11:FDTD_1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DTD_1D.J11:FDTD_1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FDTD_1D.K11:FDTD_1D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FDTD_1D.O11:FDTD_1D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FDTD_1D.C13:FDTD_1D.C15</svg:desc>
                </draw:g>
              </table:table-cell>
              <table:table-cell office:value-type="float" office:value="1">
                <text:p>1</text:p>
                <draw:g>
                  <svg:desc>FDTD_1D.D13:FDTD_1D.D15</svg:desc>
                </draw:g>
              </table:table-cell>
              <table:table-cell office:value-type="float" office:value="1.01415778368749">
                <text:p>1.01415778368749</text:p>
                <draw:g>
                  <svg:desc>FDTD_1D.H13:FDTD_1D.H15</svg:desc>
                </draw:g>
              </table:table-cell>
              <table:table-cell office:value-type="float" office:value="0.26701678603983">
                <text:p>0.26701678603983</text:p>
                <draw:g>
                  <svg:desc>FDTD_1D.L13:FDTD_1D.L15</svg:desc>
                </draw:g>
              </table:table-cell>
              <table:table-cell office:value-type="float" office:value="102.732650042">
                <text:p>102.732650042</text:p>
                <draw:g>
                  <svg:desc>FDTD_1D.E13:FDTD_1D.E15</svg:desc>
                </draw:g>
              </table:table-cell>
              <table:table-cell office:value-type="float" office:value="164.355841875">
                <text:p>164.355841875</text:p>
                <draw:g>
                  <svg:desc>FDTD_1D.F13:FDTD_1D.F15</svg:desc>
                </draw:g>
              </table:table-cell>
              <table:table-cell office:value-type="float" office:value="126.283444523833">
                <text:p>126.283444523833</text:p>
                <draw:g>
                  <svg:desc>FDTD_1D.G13:FDTD_1D.G15</svg:desc>
                </draw:g>
              </table:table-cell>
              <table:table-cell office:value-type="float" office:value="115.995300055">
                <text:p>115.995300055</text:p>
                <draw:g>
                  <svg:desc>FDTD_1D.I13:FDTD_1D.I15</svg:desc>
                </draw:g>
              </table:table-cell>
              <table:table-cell office:value-type="float" office:value="133.0457201">
                <text:p>133.0457201</text:p>
                <draw:g>
                  <svg:desc>FDTD_1D.J13:FDTD_1D.J15</svg:desc>
                </draw:g>
              </table:table-cell>
              <table:table-cell office:value-type="float" office:value="124.5205100775">
                <text:p>124.5205100775</text:p>
                <draw:g>
                  <svg:desc>FDTD_1D.K13:FDTD_1D.K15</svg:desc>
                </draw:g>
              </table:table-cell>
              <table:table-cell office:value-type="float" office:value="472.941968918">
                <text:p>472.941968918</text:p>
                <draw:g>
                  <svg:desc>FDTD_1D.M13:FDTD_1D.M15</svg:desc>
                </draw:g>
              </table:table-cell>
              <table:table-cell office:value-type="float" office:value="472.941968918">
                <text:p>472.941968918</text:p>
                <draw:g>
                  <svg:desc>FDTD_1D.N13:FDTD_1D.N15</svg:desc>
                </draw:g>
              </table:table-cell>
              <table:table-cell office:value-type="float" office:value="472.941968918">
                <text:p>472.941968918</text:p>
                <draw:g>
                  <svg:desc>FDTD_1D.O13:FDTD_1D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11">
      <style:chart-properties chart:display-label="true" chart:logarithmic="true" chart:maximum="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maximum="800" chart:interval-major="1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1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71cm" svg:height="10.748cm" xlink:href=".." xlink:type="simple" chart:class="chart:stock" chart:column-mapping="0 4 1 2 3 5 6 7" chart:style-name="ch1">
        <chart:legend chart:legend-position="top" svg:x="1.885cm" svg:y="0.185cm" style:legend-expansion="wide" chart:style-name="ch2"/>
        <chart:plot-area chart:style-name="ch3" table:cell-range-address="LU.C13:LU.G15 LU.C11:LU.G12 LU.H11:LU.K15" chart:data-source-has-labels="both" svg:x="1.306cm" svg:y="1.495cm" svg:width="12.314cm" svg:height="8.058cm">
          <chartooo:coordinate-region svg:x="2.033cm" svg:y="1.695cm" svg:width="10.779cm" svg:height="7.211cm"/>
          <chart:axis chart:dimension="x" chart:name="primary-x" chart:style-name="ch4" chartooo:axis-type="auto">
            <chartooo:date-scale/>
            <chart:title svg:x="6.083cm" svg:y="9.767cm" chart:style-name="ch5">
              <text:p>#Workers (#cores)</text:p>
            </chart:title>
            <chart:categories table:cell-range-address="LU.C13:LU.C15"/>
            <chart:grid chart:style-name="ch6" chart:class="major"/>
          </chart:axis>
          <chart:axis chart:dimension="y" chart:name="primary-y" chart:style-name="ch7">
            <chart:title svg:x="0.451cm" svg:y="6.507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3.915cm" svg:y="6.917cm" chart:style-name="ch8">
              <text:p>Execution Time (s)</text:p>
            </chart:title>
          </chart:axis>
          <chart:series chart:attached-axis="primary-y" chart:style-name="ch10" chart:values-cell-range-address="LU.D13:LU.D15" chart:label-cell-address="LU.D11:LU.D12" chart:class="chart:bar">
            <chart:data-point/>
            <chart:data-point chart:style-name="ch11" chart:repeated="2"/>
          </chart:series>
          <chart:series chart:attached-axis="primary-y" chart:style-name="ch12" chart:values-cell-range-address="LU.H13:LU.H15" chart:label-cell-address="LU.H11:LU.H12" chart:class="chart:bar">
            <chart:data-point chart:repeated="3"/>
          </chart:series>
          <chart:series chart:values-cell-range-address="LU.E13:LU.E15" chart:label-cell-address="LU.E11:LU.E12" chart:attached-axis="secondary-y">
            <chart:data-point chart:repeated="3"/>
          </chart:series>
          <chart:series chart:values-cell-range-address="LU.F13:LU.F15" chart:label-cell-address="LU.F11:LU.F12" chart:attached-axis="secondary-y">
            <chart:data-point chart:repeated="3"/>
          </chart:series>
          <chart:series chart:values-cell-range-address="LU.G13:LU.G15" chart:label-cell-address="LU.G11:LU.G12" chart:attached-axis="secondary-y">
            <chart:data-point chart:repeated="3"/>
          </chart:series>
          <chart:series chart:values-cell-range-address="LU.I13:LU.I15" chart:label-cell-address="LU.I11:LU.I12" chart:attached-axis="secondary-y">
            <chart:data-point chart:repeated="3"/>
          </chart:series>
          <chart:series chart:values-cell-range-address="LU.J13:LU.J15" chart:label-cell-address="LU.J11:LU.J12" chart:attached-axis="secondary-y">
            <chart:data-point chart:repeated="3"/>
          </chart:series>
          <chart:series chart:values-cell-range-address="LU.K13:LU.K15" chart:label-cell-address="LU.K11:LU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LU.D11:LU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LU.H11:LU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LU.E11:LU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LU.F11:LU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LU.G11:LU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LU.I11:LU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LU.J11:LU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LU.K11:LU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LU.C13:LU.C15</svg:desc>
                </draw:g>
              </table:table-cell>
              <table:table-cell office:value-type="float" office:value="1">
                <text:p>1</text:p>
                <draw:g>
                  <svg:desc>LU.D13:LU.D15</svg:desc>
                </draw:g>
              </table:table-cell>
              <table:table-cell office:value-type="float" office:value="0.991159893990397">
                <text:p>0.991159893990397</text:p>
                <draw:g>
                  <svg:desc>LU.H13:LU.H15</svg:desc>
                </draw:g>
              </table:table-cell>
              <table:table-cell office:value-type="float" office:value="694.10609293">
                <text:p>694.10609293</text:p>
                <draw:g>
                  <svg:desc>LU.E13:LU.E15</svg:desc>
                </draw:g>
              </table:table-cell>
              <table:table-cell office:value-type="float" office:value="759.518368959">
                <text:p>759.518368959</text:p>
                <draw:g>
                  <svg:desc>LU.F13:LU.F15</svg:desc>
                </draw:g>
              </table:table-cell>
              <table:table-cell office:value-type="float" office:value="714.2784425734">
                <text:p>714.2784425734</text:p>
                <draw:g>
                  <svg:desc>LU.G13:LU.G15</svg:desc>
                </draw:g>
              </table:table-cell>
              <table:table-cell office:value-type="float" office:value="677.159909964">
                <text:p>677.159909964</text:p>
                <draw:g>
                  <svg:desc>LU.I13:LU.I15</svg:desc>
                </draw:g>
              </table:table-cell>
              <table:table-cell office:value-type="float" office:value="779.982833147">
                <text:p>779.982833147</text:p>
                <draw:g>
                  <svg:desc>LU.J13:LU.J15</svg:desc>
                </draw:g>
              </table:table-cell>
              <table:table-cell office:value-type="float" office:value="720.649056629727">
                <text:p>720.649056629727</text:p>
                <draw:g>
                  <svg:desc>LU.K13:LU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1.63476707278318">
                <text:p>1.63476707278318</text:p>
              </table:table-cell>
              <table:table-cell office:value-type="float" office:value="1.54072242576584">
                <text:p>1.54072242576584</text:p>
              </table:table-cell>
              <table:table-cell office:value-type="float" office:value="423.707048178">
                <text:p>423.707048178</text:p>
              </table:table-cell>
              <table:table-cell office:value-type="float" office:value="461.686540842">
                <text:p>461.686540842</text:p>
              </table:table-cell>
              <table:table-cell office:value-type="float" office:value="436.9297953606">
                <text:p>436.9297953606</text:p>
              </table:table-cell>
              <table:table-cell office:value-type="float" office:value="424.91376996">
                <text:p>424.91376996</text:p>
              </table:table-cell>
              <table:table-cell office:value-type="float" office:value="535.967797995">
                <text:p>535.967797995</text:p>
              </table:table-cell>
              <table:table-cell office:value-type="float" office:value="463.599692344556">
                <text:p>463.599692344556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2.44386521160885">
                <text:p>2.44386521160885</text:p>
              </table:table-cell>
              <table:table-cell office:value-type="float" office:value="2.12482027653016">
                <text:p>2.12482027653016</text:p>
              </table:table-cell>
              <table:table-cell office:value-type="float" office:value="278.917085171">
                <text:p>278.917085171</text:p>
              </table:table-cell>
              <table:table-cell office:value-type="float" office:value="307.420048952">
                <text:p>307.420048952</text:p>
              </table:table-cell>
              <table:table-cell office:value-type="float" office:value="292.274074355833">
                <text:p>292.274074355833</text:p>
              </table:table-cell>
              <table:table-cell office:value-type="float" office:value="292.84472084">
                <text:p>292.84472084</text:p>
              </table:table-cell>
              <table:table-cell office:value-type="float" office:value="392.307278872">
                <text:p>392.307278872</text:p>
              </table:table-cell>
              <table:table-cell office:value-type="float" office:value="336.1594627381">
                <text:p>336.1594627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11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1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393cm" svg:height="8.394cm" xlink:href=".." xlink:type="simple" chart:class="chart:stock" chart:style-name="ch1">
        <chart:legend chart:legend-position="top" svg:x="1.445cm" svg:y="0.185cm" style:legend-expansion="wide" chart:style-name="ch2"/>
        <chart:plot-area chart:style-name="ch3" table:cell-range-address="Floyd.C13:Floyd.G15 Floyd.C11:Floyd.G12 Floyd.H11:Floyd.L15 Floyd.M13:Floyd.O15 Floyd.O11:Floyd.O12" chart:data-source-has-labels="both" svg:x="1.298cm" svg:y="1.946cm" svg:width="11.96cm" svg:height="5.3cm">
          <chartooo:coordinate-region svg:x="2.025cm" svg:y="2.146cm" svg:width="10.611cm" svg:height="4.453cm"/>
          <chart:axis chart:dimension="x" chart:name="primary-x" chart:style-name="ch4" chartooo:axis-type="auto">
            <chartooo:date-scale/>
            <chart:title svg:x="5.898cm" svg:y="7.413cm" chart:style-name="ch5">
              <text:p>#Workers (#cores)</text:p>
            </chart:title>
            <chart:categories table:cell-range-address="Floyd.C13:Floyd.C15"/>
            <chart:grid chart:style-name="ch6" chart:class="major"/>
          </chart:axis>
          <chart:axis chart:dimension="y" chart:name="primary-y" chart:style-name="ch7">
            <chart:title svg:x="0.451cm" svg:y="5.579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3.545cm" svg:y="5.989cm" chart:style-name="ch8">
              <text:p>Execution Time (s)</text:p>
            </chart:title>
          </chart:axis>
          <chart:series chart:attached-axis="primary-y" chart:style-name="ch10" chart:values-cell-range-address="Floyd.D13:Floyd.D15" chart:label-cell-address="Floyd.D11:Floyd.D12" chart:class="chart:bar">
            <chart:data-point/>
            <chart:data-point chart:style-name="ch11" chart:repeated="2"/>
          </chart:series>
          <chart:series chart:attached-axis="primary-y" chart:style-name="ch12" chart:values-cell-range-address="Floyd.H13:Floyd.H15" chart:label-cell-address="Floyd.H11:Floyd.H12" chart:class="chart:bar">
            <chart:data-point chart:repeated="3"/>
          </chart:series>
          <chart:series chart:attached-axis="primary-y" chart:style-name="ch13" chart:values-cell-range-address="Floyd.L13:Floyd.L15" chart:label-cell-address="Floyd.L11:Floyd.L12" chart:class="chart:bar">
            <chart:data-point chart:repeated="3"/>
          </chart:series>
          <chart:series chart:values-cell-range-address="Floyd.E13:Floyd.E15" chart:label-cell-address="Floyd.E11:Floyd.E12" chart:attached-axis="secondary-y">
            <chart:data-point chart:repeated="3"/>
          </chart:series>
          <chart:series chart:values-cell-range-address="Floyd.F13:Floyd.F15" chart:label-cell-address="Floyd.F11:Floyd.F12" chart:attached-axis="secondary-y">
            <chart:data-point chart:repeated="3"/>
          </chart:series>
          <chart:series chart:values-cell-range-address="Floyd.G13:Floyd.G15" chart:label-cell-address="Floyd.G11:Floyd.G12" chart:attached-axis="secondary-y">
            <chart:data-point chart:repeated="3"/>
          </chart:series>
          <chart:series chart:values-cell-range-address="Floyd.I13:Floyd.I15" chart:label-cell-address="Floyd.I11:Floyd.I12" chart:attached-axis="secondary-y">
            <chart:data-point chart:repeated="3"/>
          </chart:series>
          <chart:series chart:values-cell-range-address="Floyd.J13:Floyd.J15" chart:label-cell-address="Floyd.J11:Floyd.J12" chart:attached-axis="secondary-y">
            <chart:data-point chart:repeated="3"/>
          </chart:series>
          <chart:series chart:values-cell-range-address="Floyd.K13:Floyd.K15" chart:label-cell-address="Floyd.K11:Floyd.K12" chart:attached-axis="secondary-y">
            <chart:data-point chart:repeated="3"/>
          </chart:series>
          <chart:series chart:values-cell-range-address="Floyd.M13:Floyd.M15" chart:attached-axis="secondary-y">
            <chart:data-point chart:repeated="3"/>
          </chart:series>
          <chart:series chart:values-cell-range-address="Floyd.N13:Floyd.N15" chart:attached-axis="secondary-y">
            <chart:data-point chart:repeated="3"/>
          </chart:series>
          <chart:series chart:values-cell-range-address="Floyd.O13:Floyd.O15" chart:label-cell-address="Floyd.O11:Floyd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Floyd.D11:Floy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Floyd.H11:Floyd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Floyd.L11:Floyd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loyd.E11:Floy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loyd.F11:Floy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Floyd.G11:Floy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loyd.I11:Floy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loyd.J11:Floy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Floyd.K11:Floyd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Floyd.O11:Floyd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Floyd.C13:Floyd.C15</svg:desc>
                </draw:g>
              </table:table-cell>
              <table:table-cell office:value-type="float" office:value="1">
                <text:p>1</text:p>
                <draw:g>
                  <svg:desc>Floyd.D13:Floyd.D15</svg:desc>
                </draw:g>
              </table:table-cell>
              <table:table-cell office:value-type="float" office:value="1.33226313776241">
                <text:p>1.33226313776241</text:p>
                <draw:g>
                  <svg:desc>Floyd.H13:Floyd.H15</svg:desc>
                </draw:g>
              </table:table-cell>
              <table:table-cell office:value-type="float" office:value="0.687030927349874">
                <text:p>0.687030927349874</text:p>
                <draw:g>
                  <svg:desc>Floyd.L13:Floyd.L15</svg:desc>
                </draw:g>
              </table:table-cell>
              <table:table-cell office:value-type="float" office:value="45.9049949646">
                <text:p>45.9049949646</text:p>
                <draw:g>
                  <svg:desc>Floyd.E13:Floyd.E15</svg:desc>
                </draw:g>
              </table:table-cell>
              <table:table-cell office:value-type="float" office:value="49.2629599571">
                <text:p>49.2629599571</text:p>
                <draw:g>
                  <svg:desc>Floyd.F13:Floyd.F15</svg:desc>
                </draw:g>
              </table:table-cell>
              <table:table-cell office:value-type="float" office:value="47.235261440275">
                <text:p>47.235261440275</text:p>
                <draw:g>
                  <svg:desc>Floyd.G13:Floyd.G15</svg:desc>
                </draw:g>
              </table:table-cell>
              <table:table-cell office:value-type="float" office:value="35.454903841">
                <text:p>35.454903841</text:p>
                <draw:g>
                  <svg:desc>Floyd.I13:Floyd.I15</svg:desc>
                </draw:g>
              </table:table-cell>
              <table:table-cell office:value-type="float" office:value="35.454903841">
                <text:p>35.454903841</text:p>
                <draw:g>
                  <svg:desc>Floyd.J13:Floyd.J15</svg:desc>
                </draw:g>
              </table:table-cell>
              <table:table-cell office:value-type="float" office:value="35.454903841">
                <text:p>35.454903841</text:p>
                <draw:g>
                  <svg:desc>Floyd.K13:Floyd.K15</svg:desc>
                </draw:g>
              </table:table-cell>
              <table:table-cell office:value-type="float" office:value="67.7738149166">
                <text:p>67.7738149166</text:p>
                <draw:g>
                  <svg:desc>Floyd.M13:Floyd.M15</svg:desc>
                </draw:g>
              </table:table-cell>
              <table:table-cell office:value-type="float" office:value="69.7316730022">
                <text:p>69.7316730022</text:p>
                <draw:g>
                  <svg:desc>Floyd.N13:Floyd.N15</svg:desc>
                </draw:g>
              </table:table-cell>
              <table:table-cell office:value-type="float" office:value="68.7527439594">
                <text:p>68.7527439594</text:p>
                <draw:g>
                  <svg:desc>Floyd.O13:Floyd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11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1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08cm" svg:height="8.395cm" xlink:href=".." xlink:type="simple" chart:class="chart:stock" chart:style-name="ch1">
        <chart:legend chart:legend-position="top" svg:x="1.789cm" svg:y="0.185cm" style:legend-expansion="wide" chart:style-name="ch2"/>
        <chart:plot-area chart:style-name="ch3" table:cell-range-address="Jacobi_1D.C13:Jacobi_1D.G15 Jacobi_1D.C11:Jacobi_1D.G12 Jacobi_1D.H11:Jacobi_1D.L15 Jacobi_1D.M13:Jacobi_1D.O15 Jacobi_1D.O11:Jacobi_1D.O12" chart:data-source-has-labels="both" svg:x="1.312cm" svg:y="1.946cm" svg:width="12.605cm" svg:height="5.301cm">
          <chartooo:coordinate-region svg:x="2.039cm" svg:y="2.146cm" svg:width="11.07cm" svg:height="4.454cm"/>
          <chart:axis chart:dimension="x" chart:name="primary-x" chart:style-name="ch4" chartooo:axis-type="auto">
            <chartooo:date-scale/>
            <chart:title svg:x="6.234cm" svg:y="7.414cm" chart:style-name="ch5">
              <text:p>#Workers (#cores)</text:p>
            </chart:title>
            <chart:categories table:cell-range-address="Jacobi_1D.C13:Jacobi_1D.C15"/>
            <chart:grid chart:style-name="ch6" chart:class="major"/>
          </chart:axis>
          <chart:axis chart:dimension="y" chart:name="primary-y" chart:style-name="ch7">
            <chart:title svg:x="0.451cm" svg:y="5.579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4.218cm" svg:y="5.989cm" chart:style-name="ch8">
              <text:p>Execution Time (s)</text:p>
            </chart:title>
          </chart:axis>
          <chart:series chart:attached-axis="primary-y" chart:style-name="ch10" chart:values-cell-range-address="Jacobi_1D.D13:Jacobi_1D.D15" chart:label-cell-address="Jacobi_1D.D11:Jacobi_1D.D12" chart:class="chart:bar">
            <chart:data-point/>
            <chart:data-point chart:style-name="ch11" chart:repeated="2"/>
          </chart:series>
          <chart:series chart:attached-axis="primary-y" chart:style-name="ch12" chart:values-cell-range-address="Jacobi_1D.H13:Jacobi_1D.H15" chart:label-cell-address="Jacobi_1D.H11:Jacobi_1D.H12" chart:class="chart:bar">
            <chart:data-point chart:repeated="3"/>
          </chart:series>
          <chart:series chart:attached-axis="primary-y" chart:style-name="ch13" chart:values-cell-range-address="Jacobi_1D.L13:Jacobi_1D.L15" chart:label-cell-address="Jacobi_1D.L11:Jacobi_1D.L12" chart:class="chart:bar">
            <chart:data-point chart:repeated="3"/>
          </chart:series>
          <chart:series chart:values-cell-range-address="Jacobi_1D.E13:Jacobi_1D.E15" chart:label-cell-address="Jacobi_1D.E11:Jacobi_1D.E12" chart:attached-axis="secondary-y">
            <chart:data-point chart:repeated="3"/>
          </chart:series>
          <chart:series chart:values-cell-range-address="Jacobi_1D.F13:Jacobi_1D.F15" chart:label-cell-address="Jacobi_1D.F11:Jacobi_1D.F12" chart:attached-axis="secondary-y">
            <chart:data-point chart:repeated="3"/>
          </chart:series>
          <chart:series chart:values-cell-range-address="Jacobi_1D.G13:Jacobi_1D.G15" chart:label-cell-address="Jacobi_1D.G11:Jacobi_1D.G12" chart:attached-axis="secondary-y">
            <chart:data-point chart:repeated="3"/>
          </chart:series>
          <chart:series chart:values-cell-range-address="Jacobi_1D.I13:Jacobi_1D.I15" chart:label-cell-address="Jacobi_1D.I11:Jacobi_1D.I12" chart:attached-axis="secondary-y">
            <chart:data-point chart:repeated="3"/>
          </chart:series>
          <chart:series chart:values-cell-range-address="Jacobi_1D.J13:Jacobi_1D.J15" chart:label-cell-address="Jacobi_1D.J11:Jacobi_1D.J12" chart:attached-axis="secondary-y">
            <chart:data-point chart:repeated="3"/>
          </chart:series>
          <chart:series chart:values-cell-range-address="Jacobi_1D.K13:Jacobi_1D.K15" chart:label-cell-address="Jacobi_1D.K11:Jacobi_1D.K12" chart:attached-axis="secondary-y">
            <chart:data-point chart:repeated="3"/>
          </chart:series>
          <chart:series chart:values-cell-range-address="Jacobi_1D.M13:Jacobi_1D.M15" chart:attached-axis="secondary-y">
            <chart:data-point chart:repeated="3"/>
          </chart:series>
          <chart:series chart:values-cell-range-address="Jacobi_1D.N13:Jacobi_1D.N15" chart:attached-axis="secondary-y">
            <chart:data-point chart:repeated="3"/>
          </chart:series>
          <chart:series chart:values-cell-range-address="Jacobi_1D.O13:Jacobi_1D.O15" chart:label-cell-address="Jacobi_1D.O11:Jacobi_1D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Jacobi_1D.D11:Jacobi_1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Jacobi_1D.H11:Jacobi_1D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Jacobi_1D.L11:Jacobi_1D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Jacobi_1D.E11:Jacobi_1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Jacobi_1D.F11:Jacobi_1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Jacobi_1D.G11:Jacobi_1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Jacobi_1D.I11:Jacobi_1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Jacobi_1D.J11:Jacobi_1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Jacobi_1D.K11:Jacobi_1D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Jacobi_1D.O11:Jacobi_1D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Jacobi_1D.C13:Jacobi_1D.C15</svg:desc>
                </draw:g>
              </table:table-cell>
              <table:table-cell office:value-type="float" office:value="1">
                <text:p>1</text:p>
                <draw:g>
                  <svg:desc>Jacobi_1D.D13:Jacobi_1D.D15</svg:desc>
                </draw:g>
              </table:table-cell>
              <table:table-cell office:value-type="float" office:value="1.49086457235738">
                <text:p>1.49086457235738</text:p>
                <draw:g>
                  <svg:desc>Jacobi_1D.H13:Jacobi_1D.H15</svg:desc>
                </draw:g>
              </table:table-cell>
              <table:table-cell office:value-type="float" office:value="0.601991926461184">
                <text:p>0.601991926461184</text:p>
                <draw:g>
                  <svg:desc>Jacobi_1D.L13:Jacobi_1D.L15</svg:desc>
                </draw:g>
              </table:table-cell>
              <table:table-cell office:value-type="float" office:value="173.452980042">
                <text:p>173.452980042</text:p>
                <draw:g>
                  <svg:desc>Jacobi_1D.E13:Jacobi_1D.E15</svg:desc>
                </draw:g>
              </table:table-cell>
              <table:table-cell office:value-type="float" office:value="189.826517105">
                <text:p>189.826517105</text:p>
                <draw:g>
                  <svg:desc>Jacobi_1D.F13:Jacobi_1D.F15</svg:desc>
                </draw:g>
              </table:table-cell>
              <table:table-cell office:value-type="float" office:value="182.530524333333">
                <text:p>182.530524333333</text:p>
                <draw:g>
                  <svg:desc>Jacobi_1D.G13:Jacobi_1D.G15</svg:desc>
                </draw:g>
              </table:table-cell>
              <table:table-cell office:value-type="float" office:value="122.169183016">
                <text:p>122.169183016</text:p>
                <draw:g>
                  <svg:desc>Jacobi_1D.I13:Jacobi_1D.I15</svg:desc>
                </draw:g>
              </table:table-cell>
              <table:table-cell office:value-type="float" office:value="122.696149111">
                <text:p>122.696149111</text:p>
                <draw:g>
                  <svg:desc>Jacobi_1D.J13:Jacobi_1D.J15</svg:desc>
                </draw:g>
              </table:table-cell>
              <table:table-cell office:value-type="float" office:value="122.4326660635">
                <text:p>122.4326660635</text:p>
                <draw:g>
                  <svg:desc>Jacobi_1D.K13:Jacobi_1D.K15</svg:desc>
                </draw:g>
              </table:table-cell>
              <table:table-cell office:value-type="float" office:value="290.447978973">
                <text:p>290.447978973</text:p>
                <draw:g>
                  <svg:desc>Jacobi_1D.M13:Jacobi_1D.M15</svg:desc>
                </draw:g>
              </table:table-cell>
              <table:table-cell office:value-type="float" office:value="315.973855972">
                <text:p>315.973855972</text:p>
                <draw:g>
                  <svg:desc>Jacobi_1D.N13:Jacobi_1D.N15</svg:desc>
                </draw:g>
              </table:table-cell>
              <table:table-cell office:value-type="float" office:value="303.2109174725">
                <text:p>303.2109174725</text:p>
                <draw:g>
                  <svg:desc>Jacobi_1D.O13:Jacobi_1D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11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1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11cm" svg:height="8.394cm" xlink:href=".." xlink:type="simple" chart:class="chart:stock" chart:style-name="ch1">
        <chart:legend chart:legend-position="top" svg:x="1.954cm" svg:y="0.185cm" style:legend-expansion="wide" chart:style-name="ch2"/>
        <chart:plot-area chart:style-name="ch3" table:cell-range-address="Seidel.C13:Seidel.G15 Seidel.C11:Seidel.G12 Seidel.H11:Seidel.L15 Seidel.M13:Seidel.O15 Seidel.O11:Seidel.O12" chart:data-source-has-labels="both" svg:x="1.319cm" svg:y="1.946cm" svg:width="12.915cm" svg:height="5.3cm">
          <chartooo:coordinate-region svg:x="2.046cm" svg:y="2.146cm" svg:width="11.195cm" svg:height="4.453cm"/>
          <chart:axis chart:dimension="x" chart:name="primary-x" chart:style-name="ch4" chartooo:axis-type="auto">
            <chartooo:date-scale/>
            <chart:title svg:x="6.396cm" svg:y="7.413cm" chart:style-name="ch5">
              <text:p>#Workers (#cores)</text:p>
            </chart:title>
            <chart:categories table:cell-range-address="Seidel.C13:Seidel.C15"/>
            <chart:grid chart:style-name="ch6" chart:class="major"/>
          </chart:axis>
          <chart:axis chart:dimension="y" chart:name="primary-y" chart:style-name="ch7">
            <chart:title svg:x="0.451cm" svg:y="5.579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4.542cm" svg:y="5.989cm" chart:style-name="ch8">
              <text:p>Execution Time (s)</text:p>
            </chart:title>
          </chart:axis>
          <chart:series chart:attached-axis="primary-y" chart:style-name="ch10" chart:values-cell-range-address="Seidel.D13:Seidel.D15" chart:label-cell-address="Seidel.D11:Seidel.D12" chart:class="chart:bar">
            <chart:data-point/>
            <chart:data-point chart:style-name="ch11" chart:repeated="2"/>
          </chart:series>
          <chart:series chart:attached-axis="primary-y" chart:style-name="ch12" chart:values-cell-range-address="Seidel.H13:Seidel.H15" chart:label-cell-address="Seidel.H11:Seidel.H12" chart:class="chart:bar">
            <chart:data-point chart:repeated="3"/>
          </chart:series>
          <chart:series chart:attached-axis="primary-y" chart:style-name="ch13" chart:values-cell-range-address="Seidel.L13:Seidel.L15" chart:label-cell-address="Seidel.L11:Seidel.L12" chart:class="chart:bar">
            <chart:data-point chart:repeated="3"/>
          </chart:series>
          <chart:series chart:values-cell-range-address="Seidel.E13:Seidel.E15" chart:label-cell-address="Seidel.E11:Seidel.E12" chart:attached-axis="secondary-y">
            <chart:data-point chart:repeated="3"/>
          </chart:series>
          <chart:series chart:values-cell-range-address="Seidel.F13:Seidel.F15" chart:label-cell-address="Seidel.F11:Seidel.F12" chart:attached-axis="secondary-y">
            <chart:data-point chart:repeated="3"/>
          </chart:series>
          <chart:series chart:values-cell-range-address="Seidel.G13:Seidel.G15" chart:label-cell-address="Seidel.G11:Seidel.G12" chart:attached-axis="secondary-y">
            <chart:data-point chart:repeated="3"/>
          </chart:series>
          <chart:series chart:values-cell-range-address="Seidel.I13:Seidel.I15" chart:label-cell-address="Seidel.I11:Seidel.I12" chart:attached-axis="secondary-y">
            <chart:data-point chart:repeated="3"/>
          </chart:series>
          <chart:series chart:values-cell-range-address="Seidel.J13:Seidel.J15" chart:label-cell-address="Seidel.J11:Seidel.J12" chart:attached-axis="secondary-y">
            <chart:data-point chart:repeated="3"/>
          </chart:series>
          <chart:series chart:values-cell-range-address="Seidel.K13:Seidel.K15" chart:label-cell-address="Seidel.K11:Seidel.K12" chart:attached-axis="secondary-y">
            <chart:data-point chart:repeated="3"/>
          </chart:series>
          <chart:series chart:values-cell-range-address="Seidel.M13:Seidel.M15" chart:attached-axis="secondary-y">
            <chart:data-point chart:repeated="3"/>
          </chart:series>
          <chart:series chart:values-cell-range-address="Seidel.N13:Seidel.N15" chart:attached-axis="secondary-y">
            <chart:data-point chart:repeated="3"/>
          </chart:series>
          <chart:series chart:values-cell-range-address="Seidel.O13:Seidel.O15" chart:label-cell-address="Seidel.O11:Seidel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Seidel.D11:Seidel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Seidel.H11:Seidel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Seidel.L11:Seidel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eidel.E11:Seidel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Seidel.F11:Seidel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Seidel.G11:Seidel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eidel.I11:Seidel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Seidel.J11:Seidel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Seidel.K11:Seidel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Seidel.O11:Seidel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Seidel.C13:Seidel.C15</svg:desc>
                </draw:g>
              </table:table-cell>
              <table:table-cell office:value-type="float" office:value="1">
                <text:p>1</text:p>
                <draw:g>
                  <svg:desc>Seidel.D13:Seidel.D15</svg:desc>
                </draw:g>
              </table:table-cell>
              <table:table-cell office:value-type="float" office:value="1.00963338940054">
                <text:p>1.00963338940054</text:p>
                <draw:g>
                  <svg:desc>Seidel.H13:Seidel.H15</svg:desc>
                </draw:g>
              </table:table-cell>
              <table:table-cell office:value-type="float" office:value="0.844654581710199">
                <text:p>0.844654581710199</text:p>
                <draw:g>
                  <svg:desc>Seidel.L13:Seidel.L15</svg:desc>
                </draw:g>
              </table:table-cell>
              <table:table-cell office:value-type="float" office:value="998.146447182">
                <text:p>998.146447182</text:p>
                <draw:g>
                  <svg:desc>Seidel.E13:Seidel.E15</svg:desc>
                </draw:g>
              </table:table-cell>
              <table:table-cell office:value-type="float" office:value="1161.44841409">
                <text:p>1161.44841409</text:p>
                <draw:g>
                  <svg:desc>Seidel.F13:Seidel.F15</svg:desc>
                </draw:g>
              </table:table-cell>
              <table:table-cell office:value-type="float" office:value="1078.2528440355">
                <text:p>1078.2528440355</text:p>
                <draw:g>
                  <svg:desc>Seidel.G13:Seidel.G15</svg:desc>
                </draw:g>
              </table:table-cell>
              <table:table-cell office:value-type="float" office:value="1035.73093009">
                <text:p>1035.73093009</text:p>
                <draw:g>
                  <svg:desc>Seidel.I13:Seidel.I15</svg:desc>
                </draw:g>
              </table:table-cell>
              <table:table-cell office:value-type="float" office:value="1121.13522005">
                <text:p>1121.13522005</text:p>
                <draw:g>
                  <svg:desc>Seidel.J13:Seidel.J15</svg:desc>
                </draw:g>
              </table:table-cell>
              <table:table-cell office:value-type="float" office:value="1067.96472398333">
                <text:p>1067.96472398333</text:p>
                <draw:g>
                  <svg:desc>Seidel.K13:Seidel.K15</svg:desc>
                </draw:g>
              </table:table-cell>
              <table:table-cell office:value-type="float" office:value="1276.56069994">
                <text:p>1276.56069994</text:p>
                <draw:g>
                  <svg:desc>Seidel.M13:Seidel.M15</svg:desc>
                </draw:g>
              </table:table-cell>
              <table:table-cell office:value-type="float" office:value="1276.56069994">
                <text:p>1276.56069994</text:p>
                <draw:g>
                  <svg:desc>Seidel.N13:Seidel.N15</svg:desc>
                </draw:g>
              </table:table-cell>
              <table:table-cell office:value-type="float" office:value="1276.56069994">
                <text:p>1276.56069994</text:p>
                <draw:g>
                  <svg:desc>Seidel.O13:Seidel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